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54.71pt"/>
    </style:style>
    <style:style style:name="co15" style:family="table-column">
      <style:table-column-properties fo:break-before="auto" style:column-width="28.8pt"/>
    </style:style>
    <style:style style:name="co16" style:family="table-column">
      <style:table-column-properties fo:break-before="auto" style:column-width="56.75pt"/>
    </style:style>
    <style:style style:name="co17" style:family="table-column">
      <style:table-column-properties fo:break-before="auto" style:column-width="32.4pt"/>
    </style:style>
    <style:style style:name="co18" style:family="table-column">
      <style:table-column-properties fo:break-before="auto" style:column-width="14.4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9pt" fo:break-before="auto" style:use-optimal-row-height="false"/>
    </style:style>
    <style:style style:name="ro5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99"/>
      <style:text-properties fo:color="#ff6600"/>
    </style:style>
    <style:style style:name="ce29" style:family="table-cell" style:parent-style-name="Default">
      <style:table-cell-properties fo:background-color="#ccffcc"/>
      <style:text-properties fo:color="#ff6600"/>
    </style:style>
    <style:style style:name="ce30" style:family="table-cell" style:parent-style-name="Default">
      <style:table-cell-properties fo:background-color="#ccffff"/>
      <style:text-properties fo:color="#ff6600"/>
    </style:style>
    <style:style style:name="ce31" style:family="table-cell" style:parent-style-name="Default">
      <style:table-cell-properties fo:background-color="#ffccff"/>
      <style:text-properties fo:color="#ff6600"/>
    </style:style>
    <style:style style:name="ce32" style:family="table-cell" style:parent-style-name="Default">
      <style:table-cell-properties fo:background-color="#66ff66"/>
      <style:text-properties fo:color="#ff6600"/>
    </style:style>
    <style:style style:name="ce33" style:family="table-cell" style:parent-style-name="Default">
      <style:table-cell-properties fo:background-color="#eeeeee"/>
      <style:text-properties fo:color="#ff6600"/>
    </style:style>
    <style:style style:name="ce34" style:family="table-cell" style:parent-style-name="Default">
      <style:table-cell-properties fo:background-color="#ffcc00"/>
      <style:text-properties fo:color="#ff6600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eeeee"/>
      <style:text-properties fo:color="#6666ff"/>
    </style:style>
    <style:style style:name="ce38" style:family="table-cell" style:parent-style-name="Default">
      <style:table-cell-properties fo:background-color="#ccffff"/>
      <style:text-properties fo:color="#6666ff"/>
    </style:style>
    <style:style style:name="ce39" style:family="table-cell" style:parent-style-name="Default">
      <style:table-cell-properties fo:background-color="#ffff99"/>
      <style:text-properties fo:color="#6666ff"/>
    </style:style>
    <style:style style:name="ce40" style:family="table-cell" style:parent-style-name="Default">
      <style:table-cell-properties fo:background-color="#ffccff"/>
      <style:text-properties fo:color="#6666ff"/>
    </style:style>
    <style:style style:name="ce41" style:family="table-cell" style:parent-style-name="Default">
      <style:table-cell-properties fo:background-color="#ffcc00"/>
      <style:text-properties fo:color="#6666ff"/>
    </style:style>
    <style:style style:name="ce42" style:family="table-cell" style:parent-style-name="Default">
      <style:table-cell-properties fo:background-color="#ccffcc"/>
      <style:text-properties fo:color="#6666ff"/>
    </style:style>
    <style:style style:name="ce43" style:family="table-cell" style:parent-style-name="Default">
      <style:table-cell-properties fo:background-color="#66ff66"/>
      <style:text-properties fo:color="#6666ff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66ff6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ff9999"/>
    </style:style>
    <style:style style:name="ce4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33ff99"/>
    </style:style>
    <style:style style:name="ce5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00ccff"/>
    </style:style>
    <style:style style:name="ce5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99ff"/>
    </style:style>
    <style:style style:name="ce5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9999"/>
      <style:text-properties fo:color="#ff6600"/>
    </style:style>
    <style:style style:name="ce69" style:family="table-cell" style:parent-style-name="Default">
      <style:table-cell-properties fo:background-color="#ccff99"/>
      <style:text-properties fo:color="#ff6600"/>
    </style:style>
    <style:style style:name="ce70" style:family="table-cell" style:parent-style-name="Default">
      <style:table-cell-properties fo:background-color="#33ff99"/>
      <style:text-properties fo:color="#ff6600"/>
    </style:style>
    <style:style style:name="ce71" style:family="table-cell" style:parent-style-name="Default">
      <style:table-cell-properties fo:background-color="#66ffff"/>
      <style:text-properties fo:color="#ff6600"/>
    </style:style>
    <style:style style:name="ce72" style:family="table-cell" style:parent-style-name="Default">
      <style:table-cell-properties fo:background-color="#00ccff"/>
      <style:text-properties fo:color="#ff6600"/>
    </style:style>
    <style:style style:name="ce73" style:family="table-cell" style:parent-style-name="Default">
      <style:table-cell-properties fo:background-color="#ff99ff"/>
      <style:text-properties fo:color="#ff6600"/>
    </style:style>
    <style:style style:name="ce74" style:family="table-cell" style:parent-style-name="Default">
      <style:table-cell-properties fo:background-color="#ff9999"/>
      <style:text-properties fo:color="#000000"/>
    </style:style>
    <style:style style:name="ce75" style:family="table-cell" style:parent-style-name="Default">
      <style:table-cell-properties fo:background-color="#ffcc00"/>
      <style:text-properties fo:color="#000000"/>
    </style:style>
    <style:style style:name="ce76" style:family="table-cell" style:parent-style-name="Default">
      <style:table-cell-properties fo:background-color="#ffff99"/>
      <style:text-properties fo:color="#000000"/>
    </style:style>
    <style:style style:name="ce77" style:family="table-cell" style:parent-style-name="Default">
      <style:table-cell-properties fo:background-color="#ccff99"/>
      <style:text-properties fo:color="#000000"/>
    </style:style>
    <style:style style:name="ce78" style:family="table-cell" style:parent-style-name="Default">
      <style:table-cell-properties fo:background-color="#33ff99"/>
      <style:text-properties fo:color="#000000"/>
    </style:style>
    <style:style style:name="ce79" style:family="table-cell" style:parent-style-name="Default">
      <style:table-cell-properties fo:background-color="#66ffff"/>
      <style:text-properties fo:color="#000000"/>
    </style:style>
    <style:style style:name="ce80" style:family="table-cell" style:parent-style-name="Default">
      <style:table-cell-properties fo:background-color="#00ccff"/>
      <style:text-properties fo:color="#000000"/>
    </style:style>
    <style:style style:name="ce81" style:family="table-cell" style:parent-style-name="Default">
      <style:table-cell-properties fo:background-color="#ff99ff"/>
      <style:text-properties fo:color="#000000"/>
    </style:style>
    <style:style style:name="ce82" style:family="table-cell" style:parent-style-name="Default">
      <style:table-cell-properties fo:background-color="#66ffff"/>
      <style:text-properties fo:color="#6666ff"/>
    </style:style>
    <style:style style:name="ce83" style:family="table-cell" style:parent-style-name="Default">
      <style:table-cell-properties fo:background-color="#ff9999"/>
      <style:text-properties fo:color="#6666ff"/>
    </style:style>
    <style:style style:name="ce84" style:family="table-cell" style:parent-style-name="Default">
      <style:table-cell-properties fo:background-color="#ccff99"/>
      <style:text-properties fo:color="#6666ff"/>
    </style:style>
    <style:style style:name="ce85" style:family="table-cell" style:parent-style-name="Default">
      <style:table-cell-properties fo:background-color="#00ccff"/>
      <style:text-properties fo:color="#6666ff"/>
    </style:style>
    <style:style style:name="ce86" style:family="table-cell" style:parent-style-name="Default">
      <style:table-cell-properties fo:background-color="#33ff99"/>
      <style:text-properties fo:color="#6666ff"/>
    </style:style>
    <style:style style:name="ce87" style:family="table-cell" style:parent-style-name="Default">
      <style:table-cell-properties fo:background-color="#ff99ff"/>
      <style:text-properties fo:color="#6666ff"/>
    </style:style>
    <style:style style:name="ce88" style:family="table-cell" style:parent-style-name="Default">
      <style:text-properties fo:color="#000000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0" style:family="table-cell" style:parent-style-name="Default">
      <style:table-cell-properties fo:background-color="#ffff66"/>
    </style:style>
    <style:style style:name="ce191" style:family="table-cell" style:parent-style-name="Default">
      <style:table-cell-properties fo:background-color="#99ff33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1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6" style:family="table-cell" style:parent-style-name="Default">
      <style:table-cell-properties fo:background-color="#99ffff"/>
    </style:style>
    <style:style style:name="ce198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03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9" style:family="table-cell" style:parent-style-name="Default" style:data-style-name="N100">
      <style:table-cell-properties fo:background-color="#ff33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1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6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1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21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font-size="6pt" style:font-size-asian="6pt" style:font-size-complex="6pt"/>
    </style:style>
    <style:style style:name="ce224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22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26" style:family="table-cell" style:parent-style-name="Default" style:data-style-name="N0">
      <style:table-cell-properties fo:background-color="#ccff00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27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8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29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1" style:family="table-cell" style:parent-style-name="Default" style:data-style-name="N0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4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5" style:family="table-cell" style:parent-style-name="Default">
      <style:table-cell-properties fo:background-color="#ccffff" style:text-align-source="fix" style:repeat-content="false"/>
      <style:paragraph-properties fo:text-align="end" fo:margin-left="0pt"/>
    </style:style>
    <style:style style:name="ce236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7" style:family="table-cell" style:parent-style-name="Default" style:data-style-name="N0">
      <style:table-cell-properties fo:background-color="#ffff99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38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color="#000000" fo:font-size="6pt" style:font-size-asian="6pt" style:font-size-complex="6pt"/>
    </style:style>
    <style:style style:name="ce23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6pt" style:font-size-asian="6pt" style:font-size-complex="6pt"/>
    </style:style>
    <style:style style:name="ce241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2" style:family="table-cell" style:parent-style-name="Default" style:data-style-name="N0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4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4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246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47" style:family="table-cell" style:parent-style-name="Default" style:data-style-name="N0">
      <style:table-cell-properties fo:background-color="#ccffff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9" style:family="table-cell" style:parent-style-name="Default" style:data-style-name="N0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6pt" style:font-size-asian="6pt" style:font-size-complex="6pt"/>
    </style:style>
    <style:style style:name="ce2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4" style:family="table-cell" style:parent-style-name="Default">
      <style:table-cell-properties fo:border-bottom="none" fo:background-color="#808080" fo:border-left="0.99pt solid #000000" fo:border-right="none" fo:border-top="0.99pt solid #000000"/>
    </style:style>
    <style:style style:name="ce255" style:family="table-cell" style:parent-style-name="Default">
      <style:table-cell-properties fo:border-bottom="0.99pt solid #000000" fo:border-left="0.99pt solid #000000" fo:border-right="none" fo:border-top="none"/>
    </style:style>
    <style:style style:name="ce256" style:family="table-cell" style:parent-style-name="Default">
      <style:table-cell-properties fo:border-bottom="none" fo:border-left="0.99pt solid #000000" fo:border-right="none" fo:border-top="0.99pt solid #000000"/>
    </style:style>
    <style:style style:name="ce257" style:family="table-cell" style:parent-style-name="Default">
      <style:table-cell-properties fo:border-bottom="0.99pt solid #000000" fo:background-color="#808080" fo:border-left="0.99pt solid #000000" fo:border-right="none" fo:border-top="none"/>
    </style:style>
    <style:style style:name="ce258" style:family="table-cell" style:parent-style-name="Default">
      <style:table-cell-properties fo:border-bottom="none" fo:border-left="none" fo:border-right="0.99pt solid #000000" fo:border-top="0.99pt solid #000000"/>
    </style:style>
    <style:style style:name="ce259" style:family="table-cell" style:parent-style-name="Default">
      <style:table-cell-properties fo:border-bottom="0.99pt solid #000000" fo:border-left="none" fo:border-right="0.99pt solid #000000" fo:border-top="none"/>
    </style:style>
    <style:style style:name="ce260" style:family="table-cell" style:parent-style-name="Default">
      <style:table-cell-properties fo:border-bottom="none" fo:background-color="#808080" fo:border-left="none" fo:border-right="0.99pt solid #000000" fo:border-top="0.99pt solid #000000"/>
    </style:style>
    <style:style style:name="ce261" style:family="table-cell" style:parent-style-name="Default">
      <style:table-cell-properties fo:border-bottom="0.99pt solid #000000" fo:background-color="#808080" fo:border-left="none" fo:border-right="0.99pt solid #000000" fo:border-top="none"/>
    </style:style>
    <style:style style:name="ce262" style:family="table-cell" style:parent-style-name="Default">
      <style:table-cell-properties fo:border-bottom="none" fo:border-left="0.99pt solid #000000" fo:border-right="none" fo:border-top="none"/>
    </style:style>
    <style:style style:name="ce263" style:family="table-cell" style:parent-style-name="Default">
      <style:table-cell-properties fo:border-bottom="none" fo:background-color="#808080" fo:border-left="0.99pt solid #000000" fo:border-right="none" fo:border-top="none"/>
    </style:style>
    <style:style style:name="ce264" style:family="table-cell" style:parent-style-name="Default">
      <style:table-cell-properties fo:border-bottom="none" fo:border-left="none" fo:border-right="none" fo:border-top="0.99pt solid #000000"/>
    </style:style>
    <style:style style:name="ce265" style:family="table-cell" style:parent-style-name="Default">
      <style:table-cell-properties fo:background-color="#808080"/>
    </style:style>
    <style:style style:name="ce266" style:family="table-cell" style:parent-style-name="Default">
      <style:table-cell-properties fo:border-bottom="0.99pt solid #000000" fo:border-left="none" fo:border-right="none" fo:border-top="none"/>
    </style:style>
    <style:style style:name="ce267" style:family="table-cell" style:parent-style-name="Default">
      <style:table-cell-properties fo:border-bottom="0.99pt solid #000000" fo:background-color="#808080" fo:border-left="none" fo:border-right="none" fo:border-top="none"/>
    </style:style>
    <style:style style:name="ce268" style:family="table-cell" style:parent-style-name="Default">
      <style:table-cell-properties fo:border-bottom="none" fo:background-color="#808080" fo:border-left="none" fo:border-right="none" fo:border-top="0.99pt solid #000000"/>
    </style:style>
    <style:style style:name="ce269" style:family="table-cell" style:parent-style-name="Default">
      <style:table-cell-properties fo:border-bottom="none" fo:border-left="none" fo:border-right="0.99pt solid #000000" fo:border-top="none"/>
    </style:style>
    <style:style style:name="ce270" style:family="table-cell" style:parent-style-name="Default">
      <style:table-cell-properties fo:border-bottom="none" fo:background-color="#808080" fo:border-left="none" fo:border-right="0.99pt solid #000000" fo:border-top="none"/>
    </style:style>
    <style:style style:name="ce271" style:family="table-cell" style:parent-style-name="Default">
      <style:table-cell-properties fo:border-bottom="none" fo:background-color="transparent" fo:border-left="0.99pt solid #000000" fo:border-right="none" fo:border-top="0.99pt solid #000000"/>
    </style:style>
    <style:style style:name="ce272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273" style:family="table-cell" style:parent-style-name="Default">
      <style:table-cell-properties fo:border-bottom="0.99pt solid #000000" fo:background-color="transparent" fo:border-left="0.99pt solid #000000" fo:border-right="none" fo:border-top="none"/>
    </style:style>
    <style:style style:name="ce274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275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76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277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78" style:family="table-cell" style:parent-style-name="Default">
      <style:table-cell-properties fo:border-bottom="0.99pt solid #000000" fo:background-color="transparent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table:formula="of:=COS(PI()/8*([.B$2]+0.5)*([.$A3]+0.5))" office:value-type="float" office:value="0.995184726672197" calcext:value-type="float">
            <text:p>0.995184726672197</text:p>
          </table:table-cell>
          <table:table-cell table:style-name="ce29" table:formula="of:=COS(PI()/8*([.C$2]+0.5)*([.$A3]+0.5))" office:value-type="float" office:value="0.956940335732209" calcext:value-type="float">
            <text:p>0.956940335732209</text:p>
          </table:table-cell>
          <table:table-cell table:style-name="ce30" table:formula="of:=COS(PI()/8*([.D$2]+0.5)*([.$A3]+0.5))" office:value-type="float" office:value="0.881921264348355" calcext:value-type="float">
            <text:p>0.881921264348355</text:p>
          </table:table-cell>
          <table:table-cell table:style-name="ce31" table:formula="of:=COS(PI()/8*([.E$2]+0.5)*([.$A3]+0.5))" office:value-type="float" office:value="0.773010453362737" calcext:value-type="float">
            <text:p>0.773010453362737</text:p>
          </table:table-cell>
          <table:table-cell table:style-name="ce32" table:formula="of:=COS(PI()/8*([.F$2]+0.5)*([.$A3]+0.5))" office:value-type="float" office:value="0.634393284163645" calcext:value-type="float">
            <text:p>0.634393284163645</text:p>
          </table:table-cell>
          <table:table-cell table:style-name="ce33" table:formula="of:=COS(PI()/8*([.G$2]+0.5)*([.$A3]+0.5))" office:value-type="float" office:value="0.471396736825998" calcext:value-type="float">
            <text:p>0.471396736825998</text:p>
          </table:table-cell>
          <table:table-cell table:style-name="ce34" table:formula="of:=COS(PI()/8*([.H$2]+0.5)*([.$A3]+0.5))" office:value-type="float" office:value="0.290284677254462" calcext:value-type="float">
            <text:p>0.290284677254462</text:p>
          </table:table-cell>
          <table:table-cell table:style-name="ce35" table:formula="of:=COS(PI()/8*([.I$2]+0.5)*([.$A3]+0.5))" office:value-type="float" office:value="0.0980171403295608" calcext:value-type="float">
            <text:p>0.098017140329561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29" table:formula="of:=COS(PI()/8*([.B$2]+0.5)*([.$A4]+0.5))" office:value-type="float" office:value="0.956940335732209" calcext:value-type="float">
            <text:p>0.956940335732209</text:p>
          </table:table-cell>
          <table:table-cell table:style-name="ce32" table:formula="of:=COS(PI()/8*([.C$2]+0.5)*([.$A4]+0.5))" office:value-type="float" office:value="0.634393284163645" calcext:value-type="float">
            <text:p>0.634393284163645</text:p>
          </table:table-cell>
          <table:table-cell table:style-name="ce35" table:formula="of:=COS(PI()/8*([.D$2]+0.5)*([.$A4]+0.5))" office:value-type="float" office:value="0.0980171403295608" calcext:value-type="float">
            <text:p>0.098017140329561</text:p>
          </table:table-cell>
          <table:table-cell table:style-name="ce37" table:formula="of:=COS(PI()/8*([.E$2]+0.5)*([.$A4]+0.5))" office:value-type="float" office:value="-0.471396736825998" calcext:value-type="float">
            <text:p>-0.471396736825998</text:p>
          </table:table-cell>
          <table:table-cell table:style-name="ce38" table:formula="of:=COS(PI()/8*([.F$2]+0.5)*([.$A4]+0.5))" office:value-type="float" office:value="-0.881921264348355" calcext:value-type="float">
            <text:p>-0.881921264348355</text:p>
          </table:table-cell>
          <table:table-cell table:style-name="ce39" table:formula="of:=COS(PI()/8*([.G$2]+0.5)*([.$A4]+0.5))" office:value-type="float" office:value="-0.995184726672197" calcext:value-type="float">
            <text:p>-0.995184726672197</text:p>
          </table:table-cell>
          <table:table-cell table:style-name="ce40" table:formula="of:=COS(PI()/8*([.H$2]+0.5)*([.$A4]+0.5))" office:value-type="float" office:value="-0.773010453362737" calcext:value-type="float">
            <text:p>-0.773010453362737</text:p>
          </table:table-cell>
          <table:table-cell table:style-name="ce41" table:formula="of:=COS(PI()/8*([.I$2]+0.5)*([.$A4]+0.5))" office:value-type="float" office:value="-0.290284677254463" calcext:value-type="float">
            <text:p>-0.29028467725446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0" table:formula="of:=COS(PI()/8*([.B$2]+0.5)*([.$A5]+0.5))" office:value-type="float" office:value="0.881921264348355" calcext:value-type="float">
            <text:p>0.881921264348355</text:p>
          </table:table-cell>
          <table:table-cell table:style-name="ce35" table:formula="of:=COS(PI()/8*([.C$2]+0.5)*([.$A5]+0.5))" office:value-type="float" office:value="0.0980171403295608" calcext:value-type="float">
            <text:p>0.098017140329561</text:p>
          </table:table-cell>
          <table:table-cell table:style-name="ce40" table:formula="of:=COS(PI()/8*([.D$2]+0.5)*([.$A5]+0.5))" office:value-type="float" office:value="-0.773010453362737" calcext:value-type="float">
            <text:p>-0.773010453362737</text:p>
          </table:table-cell>
          <table:table-cell table:style-name="ce42" table:formula="of:=COS(PI()/8*([.E$2]+0.5)*([.$A5]+0.5))" office:value-type="float" office:value="-0.956940335732209" calcext:value-type="float">
            <text:p>-0.956940335732209</text:p>
          </table:table-cell>
          <table:table-cell table:style-name="ce41" table:formula="of:=COS(PI()/8*([.F$2]+0.5)*([.$A5]+0.5))" office:value-type="float" office:value="-0.290284677254462" calcext:value-type="float">
            <text:p>-0.290284677254462</text:p>
          </table:table-cell>
          <table:table-cell table:style-name="ce32" table:formula="of:=COS(PI()/8*([.G$2]+0.5)*([.$A5]+0.5))" office:value-type="float" office:value="0.634393284163645" calcext:value-type="float">
            <text:p>0.634393284163645</text:p>
          </table:table-cell>
          <table:table-cell table:style-name="ce28" table:formula="of:=COS(PI()/8*([.H$2]+0.5)*([.$A5]+0.5))" office:value-type="float" office:value="0.995184726672197" calcext:value-type="float">
            <text:p>0.995184726672197</text:p>
          </table:table-cell>
          <table:table-cell table:style-name="ce33" table:formula="of:=COS(PI()/8*([.I$2]+0.5)*([.$A5]+0.5))" office:value-type="float" office:value="0.471396736825998" calcext:value-type="float">
            <text:p>0.47139673682599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1" table:formula="of:=COS(PI()/8*([.B$2]+0.5)*([.$A6]+0.5))" office:value-type="float" office:value="0.773010453362737" calcext:value-type="float">
            <text:p>0.773010453362737</text:p>
          </table:table-cell>
          <table:table-cell table:style-name="ce37" table:formula="of:=COS(PI()/8*([.C$2]+0.5)*([.$A6]+0.5))" office:value-type="float" office:value="-0.471396736825998" calcext:value-type="float">
            <text:p>-0.471396736825998</text:p>
          </table:table-cell>
          <table:table-cell table:style-name="ce42" table:formula="of:=COS(PI()/8*([.D$2]+0.5)*([.$A6]+0.5))" office:value-type="float" office:value="-0.956940335732209" calcext:value-type="float">
            <text:p>-0.956940335732209</text:p>
          </table:table-cell>
          <table:table-cell table:style-name="ce35" table:formula="of:=COS(PI()/8*([.E$2]+0.5)*([.$A6]+0.5))" office:value-type="float" office:value="0.0980171403295601" calcext:value-type="float">
            <text:p>0.09801714032956</text:p>
          </table:table-cell>
          <table:table-cell table:style-name="ce28" table:formula="of:=COS(PI()/8*([.F$2]+0.5)*([.$A6]+0.5))" office:value-type="float" office:value="0.995184726672197" calcext:value-type="float">
            <text:p>0.995184726672197</text:p>
          </table:table-cell>
          <table:table-cell table:style-name="ce34" table:formula="of:=COS(PI()/8*([.G$2]+0.5)*([.$A6]+0.5))" office:value-type="float" office:value="0.290284677254463" calcext:value-type="float">
            <text:p>0.290284677254463</text:p>
          </table:table-cell>
          <table:table-cell table:style-name="ce38" table:formula="of:=COS(PI()/8*([.H$2]+0.5)*([.$A6]+0.5))" office:value-type="float" office:value="-0.881921264348356" calcext:value-type="float">
            <text:p>-0.881921264348356</text:p>
          </table:table-cell>
          <table:table-cell table:style-name="ce45" table:formula="of:=COS(PI()/8*([.I$2]+0.5)*([.$A6]+0.5))" office:value-type="float" office:value="-0.634393284163647" calcext:value-type="float">
            <text:p>-0.634393284163647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2" table:formula="of:=COS(PI()/8*([.B$2]+0.5)*([.$A7]+0.5))" office:value-type="float" office:value="0.634393284163645" calcext:value-type="float">
            <text:p>0.634393284163645</text:p>
          </table:table-cell>
          <table:table-cell table:style-name="ce38" table:formula="of:=COS(PI()/8*([.C$2]+0.5)*([.$A7]+0.5))" office:value-type="float" office:value="-0.881921264348355" calcext:value-type="float">
            <text:p>-0.881921264348355</text:p>
          </table:table-cell>
          <table:table-cell table:style-name="ce41" table:formula="of:=COS(PI()/8*([.D$2]+0.5)*([.$A7]+0.5))" office:value-type="float" office:value="-0.290284677254462" calcext:value-type="float">
            <text:p>-0.290284677254462</text:p>
          </table:table-cell>
          <table:table-cell table:style-name="ce28" table:formula="of:=COS(PI()/8*([.E$2]+0.5)*([.$A7]+0.5))" office:value-type="float" office:value="0.995184726672197" calcext:value-type="float">
            <text:p>0.995184726672197</text:p>
          </table:table-cell>
          <table:table-cell table:style-name="ce44" table:formula="of:=COS(PI()/8*([.F$2]+0.5)*([.$A7]+0.5))" office:value-type="float" office:value="-0.09801714032956" calcext:value-type="float">
            <text:p>-0.09801714032956</text:p>
          </table:table-cell>
          <table:table-cell table:style-name="ce42" table:formula="of:=COS(PI()/8*([.G$2]+0.5)*([.$A7]+0.5))" office:value-type="float" office:value="-0.956940335732209" calcext:value-type="float">
            <text:p>-0.956940335732209</text:p>
          </table:table-cell>
          <table:table-cell table:style-name="ce33" table:formula="of:=COS(PI()/8*([.H$2]+0.5)*([.$A7]+0.5))" office:value-type="float" office:value="0.471396736825997" calcext:value-type="float">
            <text:p>0.471396736825997</text:p>
          </table:table-cell>
          <table:table-cell table:style-name="ce31" table:formula="of:=COS(PI()/8*([.I$2]+0.5)*([.$A7]+0.5))" office:value-type="float" office:value="0.773010453362738" calcext:value-type="float">
            <text:p>0.773010453362738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3" table:formula="of:=COS(PI()/8*([.B$2]+0.5)*([.$A8]+0.5))" office:value-type="float" office:value="0.471396736825998" calcext:value-type="float">
            <text:p>0.471396736825998</text:p>
          </table:table-cell>
          <table:table-cell table:style-name="ce39" table:formula="of:=COS(PI()/8*([.C$2]+0.5)*([.$A8]+0.5))" office:value-type="float" office:value="-0.995184726672197" calcext:value-type="float">
            <text:p>-0.995184726672197</text:p>
          </table:table-cell>
          <table:table-cell table:style-name="ce32" table:formula="of:=COS(PI()/8*([.D$2]+0.5)*([.$A8]+0.5))" office:value-type="float" office:value="0.634393284163646" calcext:value-type="float">
            <text:p>0.634393284163646</text:p>
          </table:table-cell>
          <table:table-cell table:style-name="ce34" table:formula="of:=COS(PI()/8*([.E$2]+0.5)*([.$A8]+0.5))" office:value-type="float" office:value="0.290284677254463" calcext:value-type="float">
            <text:p>0.290284677254463</text:p>
          </table:table-cell>
          <table:table-cell table:style-name="ce42" table:formula="of:=COS(PI()/8*([.F$2]+0.5)*([.$A8]+0.5))" office:value-type="float" office:value="-0.956940335732209" calcext:value-type="float">
            <text:p>-0.956940335732209</text:p>
          </table:table-cell>
          <table:table-cell table:style-name="ce31" table:formula="of:=COS(PI()/8*([.G$2]+0.5)*([.$A8]+0.5))" office:value-type="float" office:value="0.773010453362736" calcext:value-type="float">
            <text:p>0.773010453362736</text:p>
          </table:table-cell>
          <table:table-cell table:style-name="ce35" table:formula="of:=COS(PI()/8*([.H$2]+0.5)*([.$A8]+0.5))" office:value-type="float" office:value="0.0980171403295591" calcext:value-type="float">
            <text:p>0.098017140329559</text:p>
          </table:table-cell>
          <table:table-cell table:style-name="ce38" table:formula="of:=COS(PI()/8*([.I$2]+0.5)*([.$A8]+0.5))" office:value-type="float" office:value="-0.881921264348356" calcext:value-type="float">
            <text:p>-0.881921264348356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4" table:formula="of:=COS(PI()/8*([.B$2]+0.5)*([.$A9]+0.5))" office:value-type="float" office:value="0.290284677254462" calcext:value-type="float">
            <text:p>0.290284677254462</text:p>
          </table:table-cell>
          <table:table-cell table:style-name="ce40" table:formula="of:=COS(PI()/8*([.C$2]+0.5)*([.$A9]+0.5))" office:value-type="float" office:value="-0.773010453362737" calcext:value-type="float">
            <text:p>-0.773010453362737</text:p>
          </table:table-cell>
          <table:table-cell table:style-name="ce28" table:formula="of:=COS(PI()/8*([.D$2]+0.5)*([.$A9]+0.5))" office:value-type="float" office:value="0.995184726672197" calcext:value-type="float">
            <text:p>0.995184726672197</text:p>
          </table:table-cell>
          <table:table-cell table:style-name="ce38" table:formula="of:=COS(PI()/8*([.E$2]+0.5)*([.$A9]+0.5))" office:value-type="float" office:value="-0.881921264348355" calcext:value-type="float">
            <text:p>-0.881921264348355</text:p>
          </table:table-cell>
          <table:table-cell table:style-name="ce33" table:formula="of:=COS(PI()/8*([.F$2]+0.5)*([.$A9]+0.5))" office:value-type="float" office:value="0.471396736825997" calcext:value-type="float">
            <text:p>0.471396736825997</text:p>
          </table:table-cell>
          <table:table-cell table:style-name="ce35" table:formula="of:=COS(PI()/8*([.G$2]+0.5)*([.$A9]+0.5))" office:value-type="float" office:value="0.0980171403295626" calcext:value-type="float">
            <text:p>0.098017140329563</text:p>
          </table:table-cell>
          <table:table-cell table:style-name="ce43" table:formula="of:=COS(PI()/8*([.H$2]+0.5)*([.$A9]+0.5))" office:value-type="float" office:value="-0.634393284163646" calcext:value-type="float">
            <text:p>-0.634393284163646</text:p>
          </table:table-cell>
          <table:table-cell table:style-name="ce29" table:formula="of:=COS(PI()/8*([.I$2]+0.5)*([.$A9]+0.5))" office:value-type="float" office:value="0.956940335732209" calcext:value-type="float">
            <text:p>0.956940335732209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5" table:formula="of:=COS(PI()/8*([.B$2]+0.5)*([.$A10]+0.5))" office:value-type="float" office:value="0.0980171403295608" calcext:value-type="float">
            <text:p>0.098017140329561</text:p>
          </table:table-cell>
          <table:table-cell table:style-name="ce41" table:formula="of:=COS(PI()/8*([.C$2]+0.5)*([.$A10]+0.5))" office:value-type="float" office:value="-0.290284677254462" calcext:value-type="float">
            <text:p>-0.290284677254462</text:p>
          </table:table-cell>
          <table:table-cell table:style-name="ce33" table:formula="of:=COS(PI()/8*([.D$2]+0.5)*([.$A10]+0.5))" office:value-type="float" office:value="0.471396736825998" calcext:value-type="float">
            <text:p>0.471396736825998</text:p>
          </table:table-cell>
          <table:table-cell table:style-name="ce43" table:formula="of:=COS(PI()/8*([.E$2]+0.5)*([.$A10]+0.5))" office:value-type="float" office:value="-0.634393284163645" calcext:value-type="float">
            <text:p>-0.634393284163645</text:p>
          </table:table-cell>
          <table:table-cell table:style-name="ce31" table:formula="of:=COS(PI()/8*([.F$2]+0.5)*([.$A10]+0.5))" office:value-type="float" office:value="0.773010453362738" calcext:value-type="float">
            <text:p>0.773010453362738</text:p>
          </table:table-cell>
          <table:table-cell table:style-name="ce38" table:formula="of:=COS(PI()/8*([.G$2]+0.5)*([.$A10]+0.5))" office:value-type="float" office:value="-0.881921264348356" calcext:value-type="float">
            <text:p>-0.881921264348356</text:p>
          </table:table-cell>
          <table:table-cell table:style-name="ce29" table:formula="of:=COS(PI()/8*([.H$2]+0.5)*([.$A10]+0.5))" office:value-type="float" office:value="0.956940335732208" calcext:value-type="float">
            <text:p>0.956940335732208</text:p>
          </table:table-cell>
          <table:table-cell table:style-name="ce39" table:formula="of:=COS(PI()/8*([.I$2]+0.5)*([.$A10]+0.5))" office:value-type="float" office:value="-0.995184726672197" calcext:value-type="float">
            <text:p>-0.99518472667219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521764" calcext:value-type="float">
            <text:p>521764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462382" calcext:value-type="float">
            <text:p>462382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332606" calcext:value-type="float">
            <text:p>332606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6" office:value-type="float" office:value="501712" calcext:value-type="float">
            <text:p>501712</text:p>
          </table:table-cell>
          <table:table-cell table:style-name="ce36" office:value-type="float" office:value="332603" calcext:value-type="float">
            <text:p>33260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6" office:value-type="float" office:value="462380" calcext:value-type="float">
            <text:p>4623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05281" calcext:value-type="float">
            <text:p>-405281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-152193" calcext:value-type="float">
            <text:p>-152193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6" office:value-type="float" office:value="332604" calcext:value-type="float">
            <text:p>332604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51390" calcext:value-type="float">
            <text:p>-51390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332604" calcext:value-type="float">
            <text:p>-332604</text:p>
          </table:table-cell>
          <table:table-cell table:style-name="ce36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6" office:value-type="float" office:value="51388" calcext:value-type="float">
            <text:p>51388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-332607" calcext:value-type="float">
            <text:p>-332607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462383" calcext:value-type="float">
            <text:p>-462383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16]-ROUND([.B27]/8)" office:value-type="float" office:value="1" calcext:value-type="float">
            <text:p>1</text:p>
          </table:table-cell>
          <table:table-cell table:style-name="ce46" table:formula="of:=[.M16]-ROUND([.C27]/8)" office:value-type="float" office:value="1" calcext:value-type="float">
            <text:p>1</text:p>
          </table:table-cell>
          <table:table-cell table:style-name="ce46" table:formula="of:=[.N16]-ROUND([.D27]/8)" office:value-type="float" office:value="1" calcext:value-type="float">
            <text:p>1</text:p>
          </table:table-cell>
          <table:table-cell table:style-name="ce46" table:formula="of:=[.O16]-ROUND([.E27]/8)" office:value-type="float" office:value="0" calcext:value-type="float">
            <text:p>0</text:p>
          </table:table-cell>
          <table:table-cell table:style-name="ce46" table:formula="of:=[.P16]-ROUND([.F27]/8)" office:value-type="float" office:value="1" calcext:value-type="float">
            <text:p>1</text:p>
          </table:table-cell>
          <table:table-cell table:style-name="ce46" table:formula="of:=[.Q16]-ROUND([.G27]/8)" office:value-type="float" office:value="-2" calcext:value-type="float">
            <text:p>-2</text:p>
          </table:table-cell>
          <table:table-cell table:style-name="ce46" table:formula="of:=[.R16]-ROUND([.H27]/8)" office:value-type="float" office:value="0" calcext:value-type="float">
            <text:p>0</text:p>
          </table:table-cell>
          <table:table-cell table:style-name="ce46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6" table:formula="of:=[.L17]-ROUND([.B28]/8)" office:value-type="float" office:value="0" calcext:value-type="float">
            <text:p>0</text:p>
          </table:table-cell>
          <table:table-cell table:style-name="ce46" table:formula="of:=[.M17]-ROUND([.C28]/8)" office:value-type="float" office:value="-2" calcext:value-type="float">
            <text:p>-2</text:p>
          </table:table-cell>
          <table:table-cell table:style-name="ce46" table:formula="of:=[.N17]-ROUND([.D28]/8)" office:value-type="float" office:value="0" calcext:value-type="float">
            <text:p>0</text:p>
          </table:table-cell>
          <table:table-cell table:style-name="ce46" table:formula="of:=[.O17]-ROUND([.E28]/8)" office:value-type="float" office:value="-1" calcext:value-type="float">
            <text:p>-1</text:p>
          </table:table-cell>
          <table:table-cell table:style-name="ce46" table:formula="of:=[.P17]-ROUND([.F28]/8)" office:value-type="float" office:value="0" calcext:value-type="float">
            <text:p>0</text:p>
          </table:table-cell>
          <table:table-cell table:style-name="ce46" table:formula="of:=[.Q17]-ROUND([.G28]/8)" office:value-type="float" office:value="-1" calcext:value-type="float">
            <text:p>-1</text:p>
          </table:table-cell>
          <table:table-cell table:style-name="ce46" table:formula="of:=[.R17]-ROUND([.H28]/8)" office:value-type="float" office:value="-2" calcext:value-type="float">
            <text:p>-2</text:p>
          </table:table-cell>
          <table:table-cell table:style-name="ce46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6" table:formula="of:=[.L18]-ROUND([.B29]/8)" office:value-type="float" office:value="-1" calcext:value-type="float">
            <text:p>-1</text:p>
          </table:table-cell>
          <table:table-cell table:style-name="ce46" table:formula="of:=[.M18]-ROUND([.C29]/8)" office:value-type="float" office:value="1" calcext:value-type="float">
            <text:p>1</text:p>
          </table:table-cell>
          <table:table-cell table:style-name="ce46" table:formula="of:=[.N18]-ROUND([.D29]/8)" office:value-type="float" office:value="-1" calcext:value-type="float">
            <text:p>-1</text:p>
          </table:table-cell>
          <table:table-cell table:style-name="ce46" table:formula="of:=[.O18]-ROUND([.E29]/8)" office:value-type="float" office:value="-1" calcext:value-type="float">
            <text:p>-1</text:p>
          </table:table-cell>
          <table:table-cell table:style-name="ce46" table:formula="of:=[.P18]-ROUND([.F29]/8)" office:value-type="float" office:value="0" calcext:value-type="float">
            <text:p>0</text:p>
          </table:table-cell>
          <table:table-cell table:style-name="ce46" table:formula="of:=[.Q18]-ROUND([.G29]/8)" office:value-type="float" office:value="0" calcext:value-type="float">
            <text:p>0</text:p>
          </table:table-cell>
          <table:table-cell table:style-name="ce46" table:formula="of:=[.R18]-ROUND([.H29]/8)" office:value-type="float" office:value="0" calcext:value-type="float">
            <text:p>0</text:p>
          </table:table-cell>
          <table:table-cell table:style-name="ce46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6" table:formula="of:=[.L19]-ROUND([.B30]/8)" office:value-type="float" office:value="0" calcext:value-type="float">
            <text:p>0</text:p>
          </table:table-cell>
          <table:table-cell table:style-name="ce46" table:formula="of:=[.M19]-ROUND([.C30]/8)" office:value-type="float" office:value="-1" calcext:value-type="float">
            <text:p>-1</text:p>
          </table:table-cell>
          <table:table-cell table:style-name="ce46" table:formula="of:=[.N19]-ROUND([.D30]/8)" office:value-type="float" office:value="-1" calcext:value-type="float">
            <text:p>-1</text:p>
          </table:table-cell>
          <table:table-cell table:style-name="ce46" table:formula="of:=[.O19]-ROUND([.E30]/8)" office:value-type="float" office:value="0" calcext:value-type="float">
            <text:p>0</text:p>
          </table:table-cell>
          <table:table-cell table:style-name="ce46" table:formula="of:=[.P19]-ROUND([.F30]/8)" office:value-type="float" office:value="0" calcext:value-type="float">
            <text:p>0</text:p>
          </table:table-cell>
          <table:table-cell table:style-name="ce46" table:formula="of:=[.Q19]-ROUND([.G30]/8)" office:value-type="float" office:value="0" calcext:value-type="float">
            <text:p>0</text:p>
          </table:table-cell>
          <table:table-cell table:style-name="ce46" table:formula="of:=[.R19]-ROUND([.H30]/8)" office:value-type="float" office:value="0" calcext:value-type="float">
            <text:p>0</text:p>
          </table:table-cell>
          <table:table-cell table:style-name="ce46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6" table:formula="of:=[.L20]-ROUND([.B31]/8)" office:value-type="float" office:value="-1" calcext:value-type="float">
            <text:p>-1</text:p>
          </table:table-cell>
          <table:table-cell table:style-name="ce46" table:formula="of:=[.M20]-ROUND([.C31]/8)" office:value-type="float" office:value="0" calcext:value-type="float">
            <text:p>0</text:p>
          </table:table-cell>
          <table:table-cell table:style-name="ce46" table:formula="of:=[.N20]-ROUND([.D31]/8)" office:value-type="float" office:value="-1" calcext:value-type="float">
            <text:p>-1</text:p>
          </table:table-cell>
          <table:table-cell table:style-name="ce46" table:formula="of:=[.O20]-ROUND([.E31]/8)" office:value-type="float" office:value="0" calcext:value-type="float">
            <text:p>0</text:p>
          </table:table-cell>
          <table:table-cell table:style-name="ce46" table:formula="of:=[.P20]-ROUND([.F31]/8)" office:value-type="float" office:value="-1" calcext:value-type="float">
            <text:p>-1</text:p>
          </table:table-cell>
          <table:table-cell table:style-name="ce46" table:formula="of:=[.Q20]-ROUND([.G31]/8)" office:value-type="float" office:value="-1" calcext:value-type="float">
            <text:p>-1</text:p>
          </table:table-cell>
          <table:table-cell table:style-name="ce46" table:formula="of:=[.R20]-ROUND([.H31]/8)" office:value-type="float" office:value="0" calcext:value-type="float">
            <text:p>0</text:p>
          </table:table-cell>
          <table:table-cell table:style-name="ce46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6" table:formula="of:=[.L21]-ROUND([.B32]/8)" office:value-type="float" office:value="0" calcext:value-type="float">
            <text:p>0</text:p>
          </table:table-cell>
          <table:table-cell table:style-name="ce46" table:formula="of:=[.M21]-ROUND([.C32]/8)" office:value-type="float" office:value="-1" calcext:value-type="float">
            <text:p>-1</text:p>
          </table:table-cell>
          <table:table-cell table:style-name="ce46" table:formula="of:=[.N21]-ROUND([.D32]/8)" office:value-type="float" office:value="0" calcext:value-type="float">
            <text:p>0</text:p>
          </table:table-cell>
          <table:table-cell table:style-name="ce46" table:formula="of:=[.O21]-ROUND([.E32]/8)" office:value-type="float" office:value="-1" calcext:value-type="float">
            <text:p>-1</text:p>
          </table:table-cell>
          <table:table-cell table:style-name="ce46" table:formula="of:=[.P21]-ROUND([.F32]/8)" office:value-type="float" office:value="-1" calcext:value-type="float">
            <text:p>-1</text:p>
          </table:table-cell>
          <table:table-cell table:style-name="ce46" table:formula="of:=[.Q21]-ROUND([.G32]/8)" office:value-type="float" office:value="0" calcext:value-type="float">
            <text:p>0</text:p>
          </table:table-cell>
          <table:table-cell table:style-name="ce46" table:formula="of:=[.R21]-ROUND([.H32]/8)" office:value-type="float" office:value="1" calcext:value-type="float">
            <text:p>1</text:p>
          </table:table-cell>
          <table:table-cell table:style-name="ce46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6" table:formula="of:=[.L22]-ROUND([.B33]/8)" office:value-type="float" office:value="-1" calcext:value-type="float">
            <text:p>-1</text:p>
          </table:table-cell>
          <table:table-cell table:style-name="ce46" table:formula="of:=[.M22]-ROUND([.C33]/8)" office:value-type="float" office:value="-2" calcext:value-type="float">
            <text:p>-2</text:p>
          </table:table-cell>
          <table:table-cell table:style-name="ce46" table:formula="of:=[.N22]-ROUND([.D33]/8)" office:value-type="float" office:value="0" calcext:value-type="float">
            <text:p>0</text:p>
          </table:table-cell>
          <table:table-cell table:style-name="ce46" table:formula="of:=[.O22]-ROUND([.E33]/8)" office:value-type="float" office:value="0" calcext:value-type="float">
            <text:p>0</text:p>
          </table:table-cell>
          <table:table-cell table:style-name="ce46" table:formula="of:=[.P22]-ROUND([.F33]/8)" office:value-type="float" office:value="0" calcext:value-type="float">
            <text:p>0</text:p>
          </table:table-cell>
          <table:table-cell table:style-name="ce46" table:formula="of:=[.Q22]-ROUND([.G33]/8)" office:value-type="float" office:value="0" calcext:value-type="float">
            <text:p>0</text:p>
          </table:table-cell>
          <table:table-cell table:style-name="ce46" table:formula="of:=[.R22]-ROUND([.H33]/8)" office:value-type="float" office:value="1" calcext:value-type="float">
            <text:p>1</text:p>
          </table:table-cell>
          <table:table-cell table:style-name="ce46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6" table:formula="of:=[.L23]-ROUND([.B34]/8)" office:value-type="float" office:value="-1" calcext:value-type="float">
            <text:p>-1</text:p>
          </table:table-cell>
          <table:table-cell table:style-name="ce46" table:formula="of:=[.M23]-ROUND([.C34]/8)" office:value-type="float" office:value="-1" calcext:value-type="float">
            <text:p>-1</text:p>
          </table:table-cell>
          <table:table-cell table:style-name="ce46" table:formula="of:=[.N23]-ROUND([.D34]/8)" office:value-type="float" office:value="-2" calcext:value-type="float">
            <text:p>-2</text:p>
          </table:table-cell>
          <table:table-cell table:style-name="ce46" table:formula="of:=[.O23]-ROUND([.E34]/8)" office:value-type="float" office:value="-2" calcext:value-type="float">
            <text:p>-2</text:p>
          </table:table-cell>
          <table:table-cell table:style-name="ce46" table:formula="of:=[.P23]-ROUND([.F34]/8)" office:value-type="float" office:value="0" calcext:value-type="float">
            <text:p>0</text:p>
          </table:table-cell>
          <table:table-cell table:style-name="ce46" table:formula="of:=[.Q23]-ROUND([.G34]/8)" office:value-type="float" office:value="-2" calcext:value-type="float">
            <text:p>-2</text:p>
          </table:table-cell>
          <table:table-cell table:style-name="ce46" table:formula="of:=[.R23]-ROUND([.H34]/8)" office:value-type="float" office:value="1" calcext:value-type="float">
            <text:p>1</text:p>
          </table:table-cell>
          <table:table-cell table:style-name="ce46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1389860" calcext:value-type="float">
            <text:p>1389860</text:p>
          </table:table-cell>
          <table:table-cell table:style-name="ce36" office:value-type="float" office:value="-793855" calcext:value-type="float">
            <text:p>-793855</text:p>
          </table:table-cell>
          <table:table-cell table:style-name="ce36" office:value-type="float" office:value="-555835" calcext:value-type="float">
            <text:p>-555835</text:p>
          </table:table-cell>
          <table:table-cell table:style-name="ce36" office:value-type="float" office:value="31464" calcext:value-type="float">
            <text:p>31464</text:p>
          </table:table-cell>
          <table:table-cell table:style-name="ce36" office:value-type="float" office:value="3875456" calcext:value-type="float">
            <text:p>3875456</text:p>
          </table:table-cell>
          <table:table-cell table:style-name="ce36" office:value-type="float" office:value="-6300309" calcext:value-type="float">
            <text:p>-6300309</text:p>
          </table:table-cell>
          <table:table-cell table:style-name="ce36" office:value-type="float" office:value="7539402" calcext:value-type="float">
            <text:p>7539402</text:p>
          </table:table-cell>
          <table:table-cell table:style-name="ce36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-2339488" calcext:value-type="float">
            <text:p>-2339488</text:p>
          </table:table-cell>
          <table:table-cell table:style-name="ce36" office:value-type="float" office:value="-887423" calcext:value-type="float">
            <text:p>-887423</text:p>
          </table:table-cell>
          <table:table-cell table:style-name="ce36" office:value-type="float" office:value="-379797" calcext:value-type="float">
            <text:p>-379797</text:p>
          </table:table-cell>
          <table:table-cell table:style-name="ce36" office:value-type="float" office:value="-1229859" calcext:value-type="float">
            <text:p>-1229859</text:p>
          </table:table-cell>
          <table:table-cell table:style-name="ce36" office:value-type="float" office:value="1267414" calcext:value-type="float">
            <text:p>1267414</text:p>
          </table:table-cell>
          <table:table-cell table:style-name="ce36" office:value-type="float" office:value="-1286791" calcext:value-type="float">
            <text:p>-1286791</text:p>
          </table:table-cell>
          <table:table-cell table:style-name="ce36" office:value-type="float" office:value="2340699" calcext:value-type="float">
            <text:p>2340699</text:p>
          </table:table-cell>
          <table:table-cell table:style-name="ce36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6" office:value-type="float" office:value="-7774591" calcext:value-type="float">
            <text:p>-7774591</text:p>
          </table:table-cell>
          <table:table-cell table:style-name="ce36" office:value-type="float" office:value="-2634483" calcext:value-type="float">
            <text:p>-2634483</text:p>
          </table:table-cell>
          <table:table-cell table:style-name="ce36" office:value-type="float" office:value="1299114" calcext:value-type="float">
            <text:p>1299114</text:p>
          </table:table-cell>
          <table:table-cell table:style-name="ce36" office:value-type="float" office:value="-3518779" calcext:value-type="float">
            <text:p>-3518779</text:p>
          </table:table-cell>
          <table:table-cell table:style-name="ce36" office:value-type="float" office:value="6562080" calcext:value-type="float">
            <text:p>6562080</text:p>
          </table:table-cell>
          <table:table-cell table:style-name="ce36" office:value-type="float" office:value="-5887275" calcext:value-type="float">
            <text:p>-5887275</text:p>
          </table:table-cell>
          <table:table-cell table:style-name="ce36" office:value-type="float" office:value="3230780" calcext:value-type="float">
            <text:p>3230780</text:p>
          </table:table-cell>
          <table:table-cell table:style-name="ce36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6" office:value-type="float" office:value="542737" calcext:value-type="float">
            <text:p>542737</text:p>
          </table:table-cell>
          <table:table-cell table:style-name="ce36" office:value-type="float" office:value="-11277" calcext:value-type="float">
            <text:p>-11277</text:p>
          </table:table-cell>
          <table:table-cell table:style-name="ce36" office:value-type="float" office:value="-651624" calcext:value-type="float">
            <text:p>-651624</text:p>
          </table:table-cell>
          <table:table-cell table:style-name="ce36" office:value-type="float" office:value="1401696" calcext:value-type="float">
            <text:p>1401696</text:p>
          </table:table-cell>
          <table:table-cell table:style-name="ce36" office:value-type="float" office:value="2697360" calcext:value-type="float">
            <text:p>2697360</text:p>
          </table:table-cell>
          <table:table-cell table:style-name="ce36" office:value-type="float" office:value="-295760" calcext:value-type="float">
            <text:p>-295760</text:p>
          </table:table-cell>
          <table:table-cell table:style-name="ce36" office:value-type="float" office:value="950102" calcext:value-type="float">
            <text:p>950102</text:p>
          </table:table-cell>
          <table:table-cell table:style-name="ce36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6" office:value-type="float" office:value="-8071671" calcext:value-type="float">
            <text:p>-8071671</text:p>
          </table:table-cell>
          <table:table-cell table:style-name="ce36" office:value-type="float" office:value="2355574" calcext:value-type="float">
            <text:p>2355574</text:p>
          </table:table-cell>
          <table:table-cell table:style-name="ce36" office:value-type="float" office:value="-5244955" calcext:value-type="float">
            <text:p>-5244955</text:p>
          </table:table-cell>
          <table:table-cell table:style-name="ce36" office:value-type="float" office:value="5785948" calcext:value-type="float">
            <text:p>5785948</text:p>
          </table:table-cell>
          <table:table-cell table:style-name="ce36" office:value-type="float" office:value="7882154" calcext:value-type="float">
            <text:p>7882154</text:p>
          </table:table-cell>
          <table:table-cell table:style-name="ce36" office:value-type="float" office:value="1526274" calcext:value-type="float">
            <text:p>1526274</text:p>
          </table:table-cell>
          <table:table-cell table:style-name="ce36" office:value-type="float" office:value="6864370" calcext:value-type="float">
            <text:p>6864370</text:p>
          </table:table-cell>
          <table:table-cell table:style-name="ce36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6" office:value-type="float" office:value="672380" calcext:value-type="float">
            <text:p>672380</text:p>
          </table:table-cell>
          <table:table-cell table:style-name="ce36" office:value-type="float" office:value="1086470" calcext:value-type="float">
            <text:p>1086470</text:p>
          </table:table-cell>
          <table:table-cell table:style-name="ce36" office:value-type="float" office:value="1450823" calcext:value-type="float">
            <text:p>1450823</text:p>
          </table:table-cell>
          <table:table-cell table:style-name="ce36" office:value-type="float" office:value="343939" calcext:value-type="float">
            <text:p>343939</text:p>
          </table:table-cell>
          <table:table-cell table:style-name="ce36" office:value-type="float" office:value="-1468223" calcext:value-type="float">
            <text:p>-1468223</text:p>
          </table:table-cell>
          <table:table-cell table:style-name="ce36" office:value-type="float" office:value="-2866640" calcext:value-type="float">
            <text:p>-2866640</text:p>
          </table:table-cell>
          <table:table-cell table:style-name="ce36" office:value-type="float" office:value="188951" calcext:value-type="float">
            <text:p>188951</text:p>
          </table:table-cell>
          <table:table-cell table:style-name="ce36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6" office:value-type="float" office:value="-1026461" calcext:value-type="float">
            <text:p>-1026461</text:p>
          </table:table-cell>
          <table:table-cell table:style-name="ce36" office:value-type="float" office:value="-7484099" calcext:value-type="float">
            <text:p>-7484099</text:p>
          </table:table-cell>
          <table:table-cell table:style-name="ce36" office:value-type="float" office:value="-2985353" calcext:value-type="float">
            <text:p>-2985353</text:p>
          </table:table-cell>
          <table:table-cell table:style-name="ce36" office:value-type="float" office:value="-7460675" calcext:value-type="float">
            <text:p>-7460675</text:p>
          </table:table-cell>
          <table:table-cell table:style-name="ce36" office:value-type="float" office:value="-3355491" calcext:value-type="float">
            <text:p>-3355491</text:p>
          </table:table-cell>
          <table:table-cell table:style-name="ce36" office:value-type="float" office:value="5652142" calcext:value-type="float">
            <text:p>5652142</text:p>
          </table:table-cell>
          <table:table-cell table:style-name="ce36" office:value-type="float" office:value="3039626" calcext:value-type="float">
            <text:p>3039626</text:p>
          </table:table-cell>
          <table:table-cell table:style-name="ce36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6" office:value-type="float" office:value="1050087" calcext:value-type="float">
            <text:p>1050087</text:p>
          </table:table-cell>
          <table:table-cell table:style-name="ce36" office:value-type="float" office:value="-813046" calcext:value-type="float">
            <text:p>-813046</text:p>
          </table:table-cell>
          <table:table-cell table:style-name="ce36" office:value-type="float" office:value="-136599" calcext:value-type="float">
            <text:p>-136599</text:p>
          </table:table-cell>
          <table:table-cell table:style-name="ce36" office:value-type="float" office:value="-1954920" calcext:value-type="float">
            <text:p>-1954920</text:p>
          </table:table-cell>
          <table:table-cell table:style-name="ce36" office:value-type="float" office:value="-80949" calcext:value-type="float">
            <text:p>-80949</text:p>
          </table:table-cell>
          <table:table-cell table:style-name="ce36" office:value-type="float" office:value="329823" calcext:value-type="float">
            <text:p>329823</text:p>
          </table:table-cell>
          <table:table-cell table:style-name="ce36" office:value-type="float" office:value="-175528" calcext:value-type="float">
            <text:p>-175528</text:p>
          </table:table-cell>
          <table:table-cell table:style-name="ce36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6" office:value-type="float" office:value="-4621555" calcext:value-type="float">
            <text:p>-4621555</text:p>
          </table:table-cell>
          <table:table-cell table:style-name="ce36" office:value-type="float" office:value="-2861075" calcext:value-type="float">
            <text:p>-2861075</text:p>
          </table:table-cell>
          <table:table-cell table:style-name="ce36" office:value-type="float" office:value="3331602" calcext:value-type="float">
            <text:p>3331602</text:p>
          </table:table-cell>
          <table:table-cell table:style-name="ce36" office:value-type="float" office:value="-5547987" calcext:value-type="float">
            <text:p>-5547987</text:p>
          </table:table-cell>
          <table:table-cell table:style-name="ce36" office:value-type="float" office:value="2113174" calcext:value-type="float">
            <text:p>2113174</text:p>
          </table:table-cell>
          <table:table-cell table:style-name="ce36" office:value-type="float" office:value="-5859" calcext:value-type="float">
            <text:p>-5859</text:p>
          </table:table-cell>
          <table:table-cell table:style-name="ce36" office:value-type="float" office:value="-3886271" calcext:value-type="float">
            <text:p>-3886271</text:p>
          </table:table-cell>
          <table:table-cell table:style-name="ce36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6" office:value-type="float" office:value="1555989" calcext:value-type="float">
            <text:p>1555989</text:p>
          </table:table-cell>
          <table:table-cell table:style-name="ce36" office:value-type="float" office:value="-773159" calcext:value-type="float">
            <text:p>-773159</text:p>
          </table:table-cell>
          <table:table-cell table:style-name="ce36" office:value-type="float" office:value="678820" calcext:value-type="float">
            <text:p>678820</text:p>
          </table:table-cell>
          <table:table-cell table:style-name="ce36" office:value-type="float" office:value="684271" calcext:value-type="float">
            <text:p>684271</text:p>
          </table:table-cell>
          <table:table-cell table:style-name="ce36" office:value-type="float" office:value="-991172" calcext:value-type="float">
            <text:p>-991172</text:p>
          </table:table-cell>
          <table:table-cell table:style-name="ce36" office:value-type="float" office:value="837955" calcext:value-type="float">
            <text:p>837955</text:p>
          </table:table-cell>
          <table:table-cell table:style-name="ce36" office:value-type="float" office:value="-790726" calcext:value-type="float">
            <text:p>-790726</text:p>
          </table:table-cell>
          <table:table-cell table:style-name="ce36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6" office:value-type="float" office:value="-2123379" calcext:value-type="float">
            <text:p>-2123379</text:p>
          </table:table-cell>
          <table:table-cell table:style-name="ce36" office:value-type="float" office:value="3012492" calcext:value-type="float">
            <text:p>3012492</text:p>
          </table:table-cell>
          <table:table-cell table:style-name="ce36" office:value-type="float" office:value="-1254513" calcext:value-type="float">
            <text:p>-1254513</text:p>
          </table:table-cell>
          <table:table-cell table:style-name="ce36" office:value-type="float" office:value="-5822875" calcext:value-type="float">
            <text:p>-5822875</text:p>
          </table:table-cell>
          <table:table-cell table:style-name="ce36" office:value-type="float" office:value="-8144877" calcext:value-type="float">
            <text:p>-8144877</text:p>
          </table:table-cell>
          <table:table-cell table:style-name="ce36" office:value-type="float" office:value="-3837233" calcext:value-type="float">
            <text:p>-3837233</text:p>
          </table:table-cell>
          <table:table-cell table:style-name="ce36" office:value-type="float" office:value="4928728" calcext:value-type="float">
            <text:p>4928728</text:p>
          </table:table-cell>
          <table:table-cell table:style-name="ce36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6" office:value-type="float" office:value="270320" calcext:value-type="float">
            <text:p>270320</text:p>
          </table:table-cell>
          <table:table-cell table:style-name="ce36" office:value-type="float" office:value="429429" calcext:value-type="float">
            <text:p>429429</text:p>
          </table:table-cell>
          <table:table-cell table:style-name="ce36" office:value-type="float" office:value="-2056237" calcext:value-type="float">
            <text:p>-2056237</text:p>
          </table:table-cell>
          <table:table-cell table:style-name="ce36" office:value-type="float" office:value="-119308" calcext:value-type="float">
            <text:p>-119308</text:p>
          </table:table-cell>
          <table:table-cell table:style-name="ce36" office:value-type="float" office:value="-541918" calcext:value-type="float">
            <text:p>-541918</text:p>
          </table:table-cell>
          <table:table-cell table:style-name="ce36" office:value-type="float" office:value="149954" calcext:value-type="float">
            <text:p>149954</text:p>
          </table:table-cell>
          <table:table-cell table:style-name="ce36" office:value-type="float" office:value="2516547" calcext:value-type="float">
            <text:p>2516547</text:p>
          </table:table-cell>
          <table:table-cell table:style-name="ce36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6" office:value-type="float" office:value="-4029339" calcext:value-type="float">
            <text:p>-4029339</text:p>
          </table:table-cell>
          <table:table-cell table:style-name="ce36" office:value-type="float" office:value="-136711" calcext:value-type="float">
            <text:p>-136711</text:p>
          </table:table-cell>
          <table:table-cell table:style-name="ce36" office:value-type="float" office:value="3172850" calcext:value-type="float">
            <text:p>3172850</text:p>
          </table:table-cell>
          <table:table-cell table:style-name="ce36" office:value-type="float" office:value="-1088925" calcext:value-type="float">
            <text:p>-1088925</text:p>
          </table:table-cell>
          <table:table-cell table:style-name="ce36" office:value-type="float" office:value="-4442099" calcext:value-type="float">
            <text:p>-4442099</text:p>
          </table:table-cell>
          <table:table-cell table:style-name="ce36" office:value-type="float" office:value="-8107741" calcext:value-type="float">
            <text:p>-8107741</text:p>
          </table:table-cell>
          <table:table-cell table:style-name="ce36" office:value-type="float" office:value="2159480" calcext:value-type="float">
            <text:p>2159480</text:p>
          </table:table-cell>
          <table:table-cell table:style-name="ce36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6" office:value-type="float" office:value="365574" calcext:value-type="float">
            <text:p>365574</text:p>
          </table:table-cell>
          <table:table-cell table:style-name="ce36" office:value-type="float" office:value="1655279" calcext:value-type="float">
            <text:p>1655279</text:p>
          </table:table-cell>
          <table:table-cell table:style-name="ce36" office:value-type="float" office:value="389934" calcext:value-type="float">
            <text:p>389934</text:p>
          </table:table-cell>
          <table:table-cell table:style-name="ce36" office:value-type="float" office:value="2477119" calcext:value-type="float">
            <text:p>2477119</text:p>
          </table:table-cell>
          <table:table-cell table:style-name="ce36" office:value-type="float" office:value="542836" calcext:value-type="float">
            <text:p>542836</text:p>
          </table:table-cell>
          <table:table-cell table:style-name="ce36" office:value-type="float" office:value="576254" calcext:value-type="float">
            <text:p>576254</text:p>
          </table:table-cell>
          <table:table-cell table:style-name="ce36" office:value-type="float" office:value="-784101" calcext:value-type="float">
            <text:p>-784101</text:p>
          </table:table-cell>
          <table:table-cell table:style-name="ce36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6" office:value-type="float" office:value="3625490" calcext:value-type="float">
            <text:p>3625490</text:p>
          </table:table-cell>
          <table:table-cell table:style-name="ce36" office:value-type="float" office:value="3613894" calcext:value-type="float">
            <text:p>3613894</text:p>
          </table:table-cell>
          <table:table-cell table:style-name="ce36" office:value-type="float" office:value="7771854" calcext:value-type="float">
            <text:p>7771854</text:p>
          </table:table-cell>
          <table:table-cell table:style-name="ce36" office:value-type="float" office:value="7571210" calcext:value-type="float">
            <text:p>7571210</text:p>
          </table:table-cell>
          <table:table-cell table:style-name="ce36" office:value-type="float" office:value="-5777837" calcext:value-type="float">
            <text:p>-5777837</text:p>
          </table:table-cell>
          <table:table-cell table:style-name="ce36" office:value-type="float" office:value="615690" calcext:value-type="float">
            <text:p>615690</text:p>
          </table:table-cell>
          <table:table-cell table:style-name="ce36" office:value-type="float" office:value="-7728503" calcext:value-type="float">
            <text:p>-7728503</text:p>
          </table:table-cell>
          <table:table-cell table:style-name="ce36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6" office:value-type="float" office:value="-1240551" calcext:value-type="float">
            <text:p>-1240551</text:p>
          </table:table-cell>
          <table:table-cell table:style-name="ce36" office:value-type="float" office:value="-256315" calcext:value-type="float">
            <text:p>-256315</text:p>
          </table:table-cell>
          <table:table-cell table:style-name="ce36" office:value-type="float" office:value="-253325" calcext:value-type="float">
            <text:p>-253325</text:p>
          </table:table-cell>
          <table:table-cell table:style-name="ce36" office:value-type="float" office:value="94364" calcext:value-type="float">
            <text:p>94364</text:p>
          </table:table-cell>
          <table:table-cell table:style-name="ce36" office:value-type="float" office:value="1829394" calcext:value-type="float">
            <text:p>1829394</text:p>
          </table:table-cell>
          <table:table-cell table:style-name="ce36" office:value-type="float" office:value="-845812" calcext:value-type="float">
            <text:p>-845812</text:p>
          </table:table-cell>
          <table:table-cell table:style-name="ce36" office:value-type="float" office:value="439439" calcext:value-type="float">
            <text:p>439439</text:p>
          </table:table-cell>
          <table:table-cell table:style-name="ce36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38]-ROUND([.B49]/8)" office:value-type="float" office:value="-9" calcext:value-type="float">
            <text:p>-9</text:p>
          </table:table-cell>
          <table:table-cell table:style-name="ce46" table:formula="of:=[.M38]-ROUND([.C49]/8)" office:value-type="float" office:value="-3" calcext:value-type="float">
            <text:p>-3</text:p>
          </table:table-cell>
          <table:table-cell table:style-name="ce46" table:formula="of:=[.N38]-ROUND([.D49]/8)" office:value-type="float" office:value="-3" calcext:value-type="float">
            <text:p>-3</text:p>
          </table:table-cell>
          <table:table-cell table:style-name="ce46" table:formula="of:=[.O38]-ROUND([.E49]/8)" office:value-type="float" office:value="-2" calcext:value-type="float">
            <text:p>-2</text:p>
          </table:table-cell>
          <table:table-cell table:style-name="ce46" table:formula="of:=[.P38]-ROUND([.F49]/8)" office:value-type="float" office:value="9" calcext:value-type="float">
            <text:p>9</text:p>
          </table:table-cell>
          <table:table-cell table:style-name="ce46" table:formula="of:=[.Q38]-ROUND([.G49]/8)" office:value-type="float" office:value="-3" calcext:value-type="float">
            <text:p>-3</text:p>
          </table:table-cell>
          <table:table-cell table:style-name="ce46" table:formula="of:=[.R38]-ROUND([.H49]/8)" office:value-type="float" office:value="4" calcext:value-type="float">
            <text:p>4</text:p>
          </table:table-cell>
          <table:table-cell table:style-name="ce46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6" table:formula="of:=[.L39]-ROUND([.B50]/8)" office:value-type="float" office:value="3" calcext:value-type="float">
            <text:p>3</text:p>
          </table:table-cell>
          <table:table-cell table:style-name="ce46" table:formula="of:=[.M39]-ROUND([.C50]/8)" office:value-type="float" office:value="1" calcext:value-type="float">
            <text:p>1</text:p>
          </table:table-cell>
          <table:table-cell table:style-name="ce46" table:formula="of:=[.N39]-ROUND([.D50]/8)" office:value-type="float" office:value="1" calcext:value-type="float">
            <text:p>1</text:p>
          </table:table-cell>
          <table:table-cell table:style-name="ce46" table:formula="of:=[.O39]-ROUND([.E50]/8)" office:value-type="float" office:value="3" calcext:value-type="float">
            <text:p>3</text:p>
          </table:table-cell>
          <table:table-cell table:style-name="ce46" table:formula="of:=[.P39]-ROUND([.F50]/8)" office:value-type="float" office:value="0" calcext:value-type="float">
            <text:p>0</text:p>
          </table:table-cell>
          <table:table-cell table:style-name="ce46" table:formula="of:=[.Q39]-ROUND([.G50]/8)" office:value-type="float" office:value="3" calcext:value-type="float">
            <text:p>3</text:p>
          </table:table-cell>
          <table:table-cell table:style-name="ce46" table:formula="of:=[.R39]-ROUND([.H50]/8)" office:value-type="float" office:value="-5" calcext:value-type="float">
            <text:p>-5</text:p>
          </table:table-cell>
          <table:table-cell table:style-name="ce46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6" table:formula="of:=[.L40]-ROUND([.B51]/8)" office:value-type="float" office:value="-4" calcext:value-type="float">
            <text:p>-4</text:p>
          </table:table-cell>
          <table:table-cell table:style-name="ce46" table:formula="of:=[.M40]-ROUND([.C51]/8)" office:value-type="float" office:value="-1" calcext:value-type="float">
            <text:p>-1</text:p>
          </table:table-cell>
          <table:table-cell table:style-name="ce46" table:formula="of:=[.N40]-ROUND([.D51]/8)" office:value-type="float" office:value="1" calcext:value-type="float">
            <text:p>1</text:p>
          </table:table-cell>
          <table:table-cell table:style-name="ce46" table:formula="of:=[.O40]-ROUND([.E51]/8)" office:value-type="float" office:value="-3" calcext:value-type="float">
            <text:p>-3</text:p>
          </table:table-cell>
          <table:table-cell table:style-name="ce46" table:formula="of:=[.P40]-ROUND([.F51]/8)" office:value-type="float" office:value="-1" calcext:value-type="float">
            <text:p>-1</text:p>
          </table:table-cell>
          <table:table-cell table:style-name="ce46" table:formula="of:=[.Q40]-ROUND([.G51]/8)" office:value-type="float" office:value="-3" calcext:value-type="float">
            <text:p>-3</text:p>
          </table:table-cell>
          <table:table-cell table:style-name="ce46" table:formula="of:=[.R40]-ROUND([.H51]/8)" office:value-type="float" office:value="-2" calcext:value-type="float">
            <text:p>-2</text:p>
          </table:table-cell>
          <table:table-cell table:style-name="ce46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6" table:formula="of:=[.L41]-ROUND([.B52]/8)" office:value-type="float" office:value="2" calcext:value-type="float">
            <text:p>2</text:p>
          </table:table-cell>
          <table:table-cell table:style-name="ce46" table:formula="of:=[.M41]-ROUND([.C52]/8)" office:value-type="float" office:value="0" calcext:value-type="float">
            <text:p>0</text:p>
          </table:table-cell>
          <table:table-cell table:style-name="ce46" table:formula="of:=[.N41]-ROUND([.D52]/8)" office:value-type="float" office:value="0" calcext:value-type="float">
            <text:p>0</text:p>
          </table:table-cell>
          <table:table-cell table:style-name="ce46" table:formula="of:=[.O41]-ROUND([.E52]/8)" office:value-type="float" office:value="0" calcext:value-type="float">
            <text:p>0</text:p>
          </table:table-cell>
          <table:table-cell table:style-name="ce46" table:formula="of:=[.P41]-ROUND([.F52]/8)" office:value-type="float" office:value="-5" calcext:value-type="float">
            <text:p>-5</text:p>
          </table:table-cell>
          <table:table-cell table:style-name="ce46" table:formula="of:=[.Q41]-ROUND([.G52]/8)" office:value-type="float" office:value="2" calcext:value-type="float">
            <text:p>2</text:p>
          </table:table-cell>
          <table:table-cell table:style-name="ce46" table:formula="of:=[.R41]-ROUND([.H52]/8)" office:value-type="float" office:value="-3" calcext:value-type="float">
            <text:p>-3</text:p>
          </table:table-cell>
          <table:table-cell table:style-name="ce46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6" table:formula="of:=[.L42]-ROUND([.B53]/8)" office:value-type="float" office:value="-1" calcext:value-type="float">
            <text:p>-1</text:p>
          </table:table-cell>
          <table:table-cell table:style-name="ce46" table:formula="of:=[.M42]-ROUND([.C53]/8)" office:value-type="float" office:value="-1" calcext:value-type="float">
            <text:p>-1</text:p>
          </table:table-cell>
          <table:table-cell table:style-name="ce46" table:formula="of:=[.N42]-ROUND([.D53]/8)" office:value-type="float" office:value="1" calcext:value-type="float">
            <text:p>1</text:p>
          </table:table-cell>
          <table:table-cell table:style-name="ce46" table:formula="of:=[.O42]-ROUND([.E53]/8)" office:value-type="float" office:value="-1" calcext:value-type="float">
            <text:p>-1</text:p>
          </table:table-cell>
          <table:table-cell table:style-name="ce46" table:formula="of:=[.P42]-ROUND([.F53]/8)" office:value-type="float" office:value="-2" calcext:value-type="float">
            <text:p>-2</text:p>
          </table:table-cell>
          <table:table-cell table:style-name="ce46" table:formula="of:=[.Q42]-ROUND([.G53]/8)" office:value-type="float" office:value="-3" calcext:value-type="float">
            <text:p>-3</text:p>
          </table:table-cell>
          <table:table-cell table:style-name="ce46" table:formula="of:=[.R42]-ROUND([.H53]/8)" office:value-type="float" office:value="-1" calcext:value-type="float">
            <text:p>-1</text:p>
          </table:table-cell>
          <table:table-cell table:style-name="ce46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6" table:formula="of:=[.L43]-ROUND([.B54]/8)" office:value-type="float" office:value="-1" calcext:value-type="float">
            <text:p>-1</text:p>
          </table:table-cell>
          <table:table-cell table:style-name="ce46" table:formula="of:=[.M43]-ROUND([.C54]/8)" office:value-type="float" office:value="2" calcext:value-type="float">
            <text:p>2</text:p>
          </table:table-cell>
          <table:table-cell table:style-name="ce46" table:formula="of:=[.N43]-ROUND([.D54]/8)" office:value-type="float" office:value="2" calcext:value-type="float">
            <text:p>2</text:p>
          </table:table-cell>
          <table:table-cell table:style-name="ce46" table:formula="of:=[.O43]-ROUND([.E54]/8)" office:value-type="float" office:value="2" calcext:value-type="float">
            <text:p>2</text:p>
          </table:table-cell>
          <table:table-cell table:style-name="ce46" table:formula="of:=[.P43]-ROUND([.F54]/8)" office:value-type="float" office:value="-2" calcext:value-type="float">
            <text:p>-2</text:p>
          </table:table-cell>
          <table:table-cell table:style-name="ce46" table:formula="of:=[.Q43]-ROUND([.G54]/8)" office:value-type="float" office:value="-4" calcext:value-type="float">
            <text:p>-4</text:p>
          </table:table-cell>
          <table:table-cell table:style-name="ce46" table:formula="of:=[.R43]-ROUND([.H54]/8)" office:value-type="float" office:value="0" calcext:value-type="float">
            <text:p>0</text:p>
          </table:table-cell>
          <table:table-cell table:style-name="ce46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6" table:formula="of:=[.L44]-ROUND([.B55]/8)" office:value-type="float" office:value="-1" calcext:value-type="float">
            <text:p>-1</text:p>
          </table:table-cell>
          <table:table-cell table:style-name="ce46" table:formula="of:=[.M44]-ROUND([.C55]/8)" office:value-type="float" office:value="-1" calcext:value-type="float">
            <text:p>-1</text:p>
          </table:table-cell>
          <table:table-cell table:style-name="ce46" table:formula="of:=[.N44]-ROUND([.D55]/8)" office:value-type="float" office:value="-1" calcext:value-type="float">
            <text:p>-1</text:p>
          </table:table-cell>
          <table:table-cell table:style-name="ce46" table:formula="of:=[.O44]-ROUND([.E55]/8)" office:value-type="float" office:value="-1" calcext:value-type="float">
            <text:p>-1</text:p>
          </table:table-cell>
          <table:table-cell table:style-name="ce46" table:formula="of:=[.P44]-ROUND([.F55]/8)" office:value-type="float" office:value="-2" calcext:value-type="float">
            <text:p>-2</text:p>
          </table:table-cell>
          <table:table-cell table:style-name="ce46" table:formula="of:=[.Q44]-ROUND([.G55]/8)" office:value-type="float" office:value="1" calcext:value-type="float">
            <text:p>1</text:p>
          </table:table-cell>
          <table:table-cell table:style-name="ce46" table:formula="of:=[.R44]-ROUND([.H55]/8)" office:value-type="float" office:value="-1" calcext:value-type="float">
            <text:p>-1</text:p>
          </table:table-cell>
          <table:table-cell table:style-name="ce46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6" table:formula="of:=[.L45]-ROUND([.B56]/8)" office:value-type="float" office:value="3" calcext:value-type="float">
            <text:p>3</text:p>
          </table:table-cell>
          <table:table-cell table:style-name="ce46" table:formula="of:=[.M45]-ROUND([.C56]/8)" office:value-type="float" office:value="1" calcext:value-type="float">
            <text:p>1</text:p>
          </table:table-cell>
          <table:table-cell table:style-name="ce46" table:formula="of:=[.N45]-ROUND([.D56]/8)" office:value-type="float" office:value="2" calcext:value-type="float">
            <text:p>2</text:p>
          </table:table-cell>
          <table:table-cell table:style-name="ce46" table:formula="of:=[.O45]-ROUND([.E56]/8)" office:value-type="float" office:value="3" calcext:value-type="float">
            <text:p>3</text:p>
          </table:table-cell>
          <table:table-cell table:style-name="ce46" table:formula="of:=[.P45]-ROUND([.F56]/8)" office:value-type="float" office:value="0" calcext:value-type="float">
            <text:p>0</text:p>
          </table:table-cell>
          <table:table-cell table:style-name="ce46" table:formula="of:=[.Q45]-ROUND([.G56]/8)" office:value-type="float" office:value="0" calcext:value-type="float">
            <text:p>0</text:p>
          </table:table-cell>
          <table:table-cell table:style-name="ce46" table:formula="of:=[.R45]-ROUND([.H56]/8)" office:value-type="float" office:value="-7" calcext:value-type="float">
            <text:p>-7</text:p>
          </table:table-cell>
          <table:table-cell table:style-name="ce46" table:formula="of:=[.S45]-ROUND([.I56]/8)" office:value-type="float" office:value="-1" calcext:value-type="float">
            <text:p>-1</text:p>
          </table:table-cell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/>
            <draw:object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/>
            <draw:object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/>
            <draw:object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22" table:default-cell-style-name="Default"/>
        <table:table-column table:style-name="co14" table:default-cell-style-name="Default"/>
        <table:table-column table:style-name="co13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6" calcext:value-type="float">
            <text:p>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48" office:value-type="float" office:value="0.0980171403295606" calcext:value-type="float">
            <text:p>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65" table:formula="of:=DCTROTX([.B8];-[.B9];1;4)" office:value-type="float" office:value="0" calcext:value-type="float">
            <text:p>0</text:p>
          </table:table-cell>
          <table:table-cell table:style-name="ce65" table:formula="of:=DCTROTX([.C8];-[.C9];1;4)" office:value-type="float" office:value="0" calcext:value-type="float">
            <text:p>0</text:p>
          </table:table-cell>
          <table:table-cell table:style-name="ce65" table:formula="of:=DCTROTX([.D8];-[.D9];1;4)" office:value-type="float" office:value="0.707106781186548" calcext:value-type="float">
            <text:p>0.707106781186548</text:p>
          </table:table-cell>
          <table:table-cell table:style-name="ce65" table:formula="of:=DCTROTX([.E8];-[.E9];1;4)" office:value-type="float" office:value="0.707106781186547" calcext:value-type="float">
            <text:p>0.707106781186547</text:p>
          </table:table-cell>
          <table:table-cell table:style-name="ce65" table:formula="of:=DCTROTX([.F8];-[.F9];1;4)" office:value-type="float" office:value="0" calcext:value-type="float">
            <text:p>0</text:p>
          </table:table-cell>
          <table:table-cell table:style-name="ce65" table:formula="of:=DCTROTX([.G8];-[.G9];1;4)" office:value-type="float" office:value="0" calcext:value-type="float">
            <text:p>0</text:p>
          </table:table-cell>
          <table:table-cell table:style-name="ce65" table:formula="of:=DCTROTX([.H8];-[.H9];1;4)" office:value-type="float" office:value="0" calcext:value-type="float">
            <text:p>0</text:p>
          </table:table-cell>
          <table:table-cell table:style-name="ce65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-0.0980171403295605" calcext:value-type="float">
            <text:p>-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65" table:formula="of:=DCTROTY([.B8];-[.B9];1;4)" office:value-type="float" office:value="0" calcext:value-type="float">
            <text:p>0</text:p>
          </table:table-cell>
          <table:table-cell table:style-name="ce65" table:formula="of:=DCTROTY([.C8];-[.C9];1;4)" office:value-type="float" office:value="0" calcext:value-type="float">
            <text:p>0</text:p>
          </table:table-cell>
          <table:table-cell table:style-name="ce65" table:formula="of:=DCTROTY([.D8];-[.D9];1;4)" office:value-type="float" office:value="0.707106781186547" calcext:value-type="float">
            <text:p>0.707106781186547</text:p>
          </table:table-cell>
          <table:table-cell table:style-name="ce65" table:formula="of:=DCTROTY([.E8];-[.E9];1;4)" office:value-type="float" office:value="-0.707106781186548" calcext:value-type="float">
            <text:p>-0.707106781186548</text:p>
          </table:table-cell>
          <table:table-cell table:style-name="ce65" table:formula="of:=DCTROTY([.F8];-[.F9];1;4)" office:value-type="float" office:value="0" calcext:value-type="float">
            <text:p>0</text:p>
          </table:table-cell>
          <table:table-cell table:style-name="ce65" table:formula="of:=DCTROTY([.G8];-[.G9];1;4)" office:value-type="float" office:value="0" calcext:value-type="float">
            <text:p>0</text:p>
          </table:table-cell>
          <table:table-cell table:style-name="ce65" table:formula="of:=DCTROTY([.H8];-[.H9];1;4)" office:value-type="float" office:value="0" calcext:value-type="float">
            <text:p>0</text:p>
          </table:table-cell>
          <table:table-cell table:style-name="ce65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-0.0980171403295605" calcext:value-type="float">
            <text:p>-0.098017140329561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65" table:formula="of:=[.B10]+[.B12]" office:value-type="float" office:value="0" calcext:value-type="float">
            <text:p>0</text:p>
          </table:table-cell>
          <table:table-cell table:style-name="ce65" table:formula="of:=[.C10]+[.C12]" office:value-type="float" office:value="0" calcext:value-type="float">
            <text:p>0</text:p>
          </table:table-cell>
          <table:table-cell table:style-name="ce65" table:formula="of:=[.D10]+[.D12]" office:value-type="float" office:value="0" calcext:value-type="float">
            <text:p>0</text:p>
          </table:table-cell>
          <table:table-cell table:style-name="ce65" table:formula="of:=[.E10]+[.E12]" office:value-type="float" office:value="0" calcext:value-type="float">
            <text:p>0</text:p>
          </table:table-cell>
          <table:table-cell table:style-name="ce65" table:formula="of:=[.F10]+[.F12]" office:value-type="float" office:value="1" calcext:value-type="float">
            <text:p>1</text:p>
          </table:table-cell>
          <table:table-cell table:style-name="ce65" table:formula="of:=[.G10]+[.G12]" office:value-type="float" office:value="0" calcext:value-type="float">
            <text:p>0</text:p>
          </table:table-cell>
          <table:table-cell table:style-name="ce65" table:formula="of:=[.H10]+[.H12]" office:value-type="float" office:value="1" calcext:value-type="float">
            <text:p>1</text:p>
          </table:table-cell>
          <table:table-cell table:style-name="ce65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65" table:formula="of:=[.B11]+[.B13]" office:value-type="float" office:value="0" calcext:value-type="float">
            <text:p>0</text:p>
          </table:table-cell>
          <table:table-cell table:style-name="ce65" table:formula="of:=[.C11]+[.C13]" office:value-type="float" office:value="0" calcext:value-type="float">
            <text:p>0</text:p>
          </table:table-cell>
          <table:table-cell table:style-name="ce65" table:formula="of:=[.D11]+[.D13]" office:value-type="float" office:value="0" calcext:value-type="float">
            <text:p>0</text:p>
          </table:table-cell>
          <table:table-cell table:style-name="ce65" table:formula="of:=[.E11]+[.E13]" office:value-type="float" office:value="0" calcext:value-type="float">
            <text:p>0</text:p>
          </table:table-cell>
          <table:table-cell table:style-name="ce65" table:formula="of:=[.F11]+[.F13]" office:value-type="float" office:value="0" calcext:value-type="float">
            <text:p>0</text:p>
          </table:table-cell>
          <table:table-cell table:style-name="ce65" table:formula="of:=[.G11]+[.G13]" office:value-type="float" office:value="1" calcext:value-type="float">
            <text:p>1</text:p>
          </table:table-cell>
          <table:table-cell table:style-name="ce65" table:formula="of:=[.H11]+[.H13]" office:value-type="float" office:value="0" calcext:value-type="float">
            <text:p>0</text:p>
          </table:table-cell>
          <table:table-cell table:style-name="ce65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51" office:value-type="float" office:value="0.773010453362737" calcext:value-type="float">
            <text:p>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0.0980171403295607" calcext:value-type="float">
            <text:p>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186548</text:p>
          </table:table-cell>
          <table:table-cell table:formula="of:=[.O6]+[.O8]" office:value-type="float" office:value="0.707106781186547" calcext:value-type="float">
            <text:p>0.707106781186547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186547</text:p>
          </table:table-cell>
          <table:table-cell table:formula="of:=[.O7]+[.O9]" office:value-type="float" office:value="-0.707106781186548" calcext:value-type="float">
            <text:p>-0.707106781186548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186548</text:p>
          </table:table-cell>
          <table:table-cell table:formula="of:=[.O6]-[.O8]" office:value-type="float" office:value="-0.707106781186547" calcext:value-type="float">
            <text:p>-0.707106781186547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186547</text:p>
          </table:table-cell>
          <table:table-cell table:formula="of:=[.O7]-[.O9]" office:value-type="float" office:value="0.707106781186548" calcext:value-type="float">
            <text:p>0.707106781186548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11287</text:p>
          </table:table-cell>
          <table:table-cell table:formula="of:=DCTROTX([.Q10];-[.Q11];1;8)" office:value-type="float" office:value="0.38268343236509" calcext:value-type="float">
            <text:p>0.38268343236509</text:p>
          </table:table-cell>
          <table:table-cell table:formula="of:=DCTROTX([.R10];-[.R11];1;8)" office:value-type="float" office:value="0.923879532511287" calcext:value-type="float">
            <text:p>0.923879532511287</text:p>
          </table:table-cell>
          <table:table-cell table:formula="of:=DCTROTX([.S10];-[.S11];1;8)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033177</text:p>
          </table:table-cell>
          <table:table-cell table:formula="of:=[.Q35]-[.AD8]" office:value-type="float" office:value="1.62957801083584" calcext:value-type="float">
            <text:p>1.62957801083584</text:p>
          </table:table-cell>
          <table:table-cell table:formula="of:=[.R35]-[.AE8]" office:value-type="float" office:value="-0.674993313033176" calcext:value-type="float">
            <text:p>-0.674993313033176</text:p>
          </table:table-cell>
          <table:table-cell table:formula="of:=[.S35]-[.AF8]" office:value-type="float" office:value="1.62957801083584" calcext:value-type="float">
            <text:p>1.6295780108358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65" table:formula="of:=-DCTROTY([.L10];-[.L11];1;8)" office:value-type="float" office:value="-0" calcext:value-type="float">
            <text:p>0</text:p>
          </table:table-cell>
          <table:table-cell table:style-name="ce65" table:formula="of:=-DCTROTY([.M10];-[.M11];1;8)" office:value-type="float" office:value="-0" calcext:value-type="float">
            <text:p>0</text:p>
          </table:table-cell>
          <table:table-cell table:style-name="ce65" table:formula="of:=-DCTROTY([.N10];-[.N11];1;8)" office:value-type="float" office:value="-0" calcext:value-type="float">
            <text:p>0</text:p>
          </table:table-cell>
          <table:table-cell table:style-name="ce65" table:formula="of:=-DCTROTY([.O10];-[.O11];1;8)" office:value-type="float" office:value="-0" calcext:value-type="float">
            <text:p>0</text:p>
          </table:table-cell>
          <table:table-cell table:style-name="ce65" table:formula="of:=-DCTROTY([.P10];-[.P11];1;8)" office:value-type="float" office:value="-0.38268343236509" calcext:value-type="float">
            <text:p>-0.38268343236509</text:p>
          </table:table-cell>
          <table:table-cell table:style-name="ce65" table:formula="of:=-DCTROTY([.Q10];-[.Q11];1;8)" office:value-type="float" office:value="0.923879532511287" calcext:value-type="float">
            <text:p>0.923879532511287</text:p>
          </table:table-cell>
          <table:table-cell table:style-name="ce65" table:formula="of:=-DCTROTY([.R10];-[.R11];1;8)" office:value-type="float" office:value="-0.38268343236509" calcext:value-type="float">
            <text:p>-0.38268343236509</text:p>
          </table:table-cell>
          <table:table-cell table:style-name="ce65" table:formula="of:=-DCTROTY([.S10];-[.S11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08552</text:p>
          </table:table-cell>
          <table:table-cell table:formula="of:=[.Q36]-[.AD9]" office:value-type="float" office:value="0.871027593692298" calcext:value-type="float">
            <text:p>0.871027593692298</text:p>
          </table:table-cell>
          <table:table-cell table:formula="of:=[.R36]-[.AE9]" office:value-type="float" office:value="-0.360791442508552" calcext:value-type="float">
            <text:p>-0.360791442508552</text:p>
          </table:table-cell>
          <table:table-cell table:formula="of:=[.S36]-[.AF9]" office:value-type="float" office:value="0.871027593692297" calcext:value-type="float">
            <text:p>0.87102759369229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11287</text:p>
          </table:table-cell>
          <table:table-cell table:formula="of:=DCTROTX([.Q12];-[.Q13];1;8)" office:value-type="float" office:value="0.38268343236509" calcext:value-type="float">
            <text:p>0.38268343236509</text:p>
          </table:table-cell>
          <table:table-cell table:formula="of:=DCTROTX([.R12];-[.R13];1;8)" office:value-type="float" office:value="-0.923879532511287" calcext:value-type="float">
            <text:p>-0.923879532511287</text:p>
          </table:table-cell>
          <table:table-cell table:formula="of:=DCTROTX([.S12];-[.S13];1;8)" office:value-type="float" office:value="-0.38268343236509" calcext:value-type="float">
            <text:p>-0.38268343236509</text:p>
          </table:table-cell>
          <table:table-cell table:number-columns-repeated="2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65" table:formula="of:=DCTROTY([.L12];-[.L13];1;8)" office:value-type="float" office:value="0" calcext:value-type="float">
            <text:p>0</text:p>
          </table:table-cell>
          <table:table-cell table:style-name="ce65" table:formula="of:=DCTROTY([.M12];-[.M13];1;8)" office:value-type="float" office:value="0" calcext:value-type="float">
            <text:p>0</text:p>
          </table:table-cell>
          <table:table-cell table:style-name="ce65" table:formula="of:=DCTROTY([.N12];-[.N13];1;8)" office:value-type="float" office:value="0" calcext:value-type="float">
            <text:p>0</text:p>
          </table:table-cell>
          <table:table-cell table:style-name="ce65" table:formula="of:=DCTROTY([.O12];-[.O13];1;8)" office:value-type="float" office:value="0" calcext:value-type="float">
            <text:p>0</text:p>
          </table:table-cell>
          <table:table-cell table:style-name="ce65" table:formula="of:=DCTROTY([.P12];-[.P13];1;8)" office:value-type="float" office:value="0.38268343236509" calcext:value-type="float">
            <text:p>0.38268343236509</text:p>
          </table:table-cell>
          <table:table-cell table:style-name="ce65" table:formula="of:=DCTROTY([.Q12];-[.Q13];1;8)" office:value-type="float" office:value="-0.923879532511287" calcext:value-type="float">
            <text:p>-0.923879532511287</text:p>
          </table:table-cell>
          <table:table-cell table:style-name="ce65" table:formula="of:=DCTROTY([.R12];-[.R13];1;8)" office:value-type="float" office:value="-0.38268343236509" calcext:value-type="float">
            <text:p>-0.38268343236509</text:p>
          </table:table-cell>
          <table:table-cell table:style-name="ce65" table:formula="of:=DCTROTY([.S12];-[.S13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0946</text:p>
          </table:table-cell>
          <table:table-cell table:formula="of:=[.Q39]-[.AD12]" office:value-type="float" office:value="-0.536376143834085" calcext:value-type="float">
            <text:p>-0.536376143834085</text:p>
          </table:table-cell>
          <table:table-cell table:formula="of:=[.R39]-[.AE12]" office:value-type="float" office:value="0.22217427330946" calcext:value-type="float">
            <text:p>0.22217427330946</text:p>
          </table:table-cell>
          <table:table-cell table:formula="of:=[.S39]-[.AF12]" office:value-type="float" office:value="-0.536376143834084" calcext:value-type="float">
            <text:p>-0.53637614383408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186548</text:p>
          </table:table-cell>
          <table:table-cell table:formula="of:=[.O15]+[.O19]" office:value-type="float" office:value="0.707106781186547" calcext:value-type="float">
            <text:p>0.707106781186547</text:p>
          </table:table-cell>
          <table:table-cell table:formula="of:=[.P15]+[.P19]" office:value-type="float" office:value="0.923879532511287" calcext:value-type="float">
            <text:p>0.923879532511287</text:p>
          </table:table-cell>
          <table:table-cell table:formula="of:=[.Q15]+[.Q19]" office:value-type="float" office:value="0.38268343236509" calcext:value-type="float">
            <text:p>0.38268343236509</text:p>
          </table:table-cell>
          <table:table-cell table:formula="of:=[.R15]+[.R19]" office:value-type="float" office:value="0.923879532511287" calcext:value-type="float">
            <text:p>0.923879532511287</text:p>
          </table:table-cell>
          <table:table-cell table:formula="of:=[.S15]+[.S19]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493206</text:p>
          </table:table-cell>
          <table:table-cell table:formula="of:=[.Q40]-[.AD13]" office:value-type="float" office:value="-1.76819518003493" calcext:value-type="float">
            <text:p>-1.76819518003493</text:p>
          </table:table-cell>
          <table:table-cell table:formula="of:=[.R40]-[.AE13]" office:value-type="float" office:value="0.732410424493206" calcext:value-type="float">
            <text:p>0.732410424493206</text:p>
          </table:table-cell>
          <table:table-cell table:formula="of:=[.S40]-[.AF13]" office:value-type="float" office:value="-1.76819518003493" calcext:value-type="float">
            <text:p>-1.76819518003493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186547</text:p>
          </table:table-cell>
          <table:table-cell table:formula="of:=[.O16]+[.O22]" office:value-type="float" office:value="-0.707106781186548" calcext:value-type="float">
            <text:p>-0.707106781186548</text:p>
          </table:table-cell>
          <table:table-cell table:formula="of:=[.P16]+[.P22]" office:value-type="float" office:value="0.38268343236509" calcext:value-type="float">
            <text:p>0.38268343236509</text:p>
          </table:table-cell>
          <table:table-cell table:formula="of:=[.Q16]+[.Q22]" office:value-type="float" office:value="-0.923879532511287" calcext:value-type="float">
            <text:p>-0.923879532511287</text:p>
          </table:table-cell>
          <table:table-cell table:formula="of:=[.R16]+[.R22]" office:value-type="float" office:value="-0.38268343236509" calcext:value-type="float">
            <text:p>-0.38268343236509</text:p>
          </table:table-cell>
          <table:table-cell table:formula="of:=[.S16]+[.S22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186548</text:p>
          </table:table-cell>
          <table:table-cell table:formula="of:=[.O17]+[.O20]" office:value-type="float" office:value="-0.707106781186547" calcext:value-type="float">
            <text:p>-0.707106781186547</text:p>
          </table:table-cell>
          <table:table-cell table:formula="of:=[.P17]+[.P20]" office:value-type="float" office:value="-0.38268343236509" calcext:value-type="float">
            <text:p>-0.38268343236509</text:p>
          </table:table-cell>
          <table:table-cell table:formula="of:=[.Q17]+[.Q20]" office:value-type="float" office:value="0.923879532511287" calcext:value-type="float">
            <text:p>0.923879532511287</text:p>
          </table:table-cell>
          <table:table-cell table:formula="of:=[.R17]+[.R20]" office:value-type="float" office:value="-0.38268343236509" calcext:value-type="float">
            <text:p>-0.38268343236509</text:p>
          </table:table-cell>
          <table:table-cell table:formula="of:=[.S17]+[.S20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186547</text:p>
          </table:table-cell>
          <table:table-cell table:formula="of:=[.O18]+[.O21]" office:value-type="float" office:value="0.707106781186548" calcext:value-type="float">
            <text:p>0.707106781186548</text:p>
          </table:table-cell>
          <table:table-cell table:formula="of:=[.P18]+[.P21]" office:value-type="float" office:value="0.923879532511287" calcext:value-type="float">
            <text:p>0.923879532511287</text:p>
          </table:table-cell>
          <table:table-cell table:formula="of:=[.Q18]+[.Q21]" office:value-type="float" office:value="0.38268343236509" calcext:value-type="float">
            <text:p>0.38268343236509</text:p>
          </table:table-cell>
          <table:table-cell table:formula="of:=[.R18]+[.R21]" office:value-type="float" office:value="-0.923879532511287" calcext:value-type="float">
            <text:p>-0.923879532511287</text:p>
          </table:table-cell>
          <table:table-cell table:formula="of:=[.S18]+[.S21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64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186548</text:p>
          </table:table-cell>
          <table:table-cell table:formula="of:=[.O15]-[.O19]" office:value-type="float" office:value="0.707106781186547" calcext:value-type="float">
            <text:p>0.707106781186547</text:p>
          </table:table-cell>
          <table:table-cell table:formula="of:=[.P15]-[.P19]" office:value-type="float" office:value="-0.923879532511287" calcext:value-type="float">
            <text:p>-0.923879532511287</text:p>
          </table:table-cell>
          <table:table-cell table:formula="of:=[.Q15]-[.Q19]" office:value-type="float" office:value="-0.38268343236509" calcext:value-type="float">
            <text:p>-0.38268343236509</text:p>
          </table:table-cell>
          <table:table-cell table:formula="of:=[.R15]-[.R19]" office:value-type="float" office:value="-0.923879532511287" calcext:value-type="float">
            <text:p>-0.923879532511287</text:p>
          </table:table-cell>
          <table:table-cell table:formula="of:=[.S15]-[.S19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186547</text:p>
          </table:table-cell>
          <table:table-cell table:formula="of:=[.O16]-[.O22]" office:value-type="float" office:value="-0.707106781186548" calcext:value-type="float">
            <text:p>-0.707106781186548</text:p>
          </table:table-cell>
          <table:table-cell table:formula="of:=[.P16]-[.P22]" office:value-type="float" office:value="-0.38268343236509" calcext:value-type="float">
            <text:p>-0.38268343236509</text:p>
          </table:table-cell>
          <table:table-cell table:formula="of:=[.Q16]-[.Q22]" office:value-type="float" office:value="0.923879532511287" calcext:value-type="float">
            <text:p>0.923879532511287</text:p>
          </table:table-cell>
          <table:table-cell table:formula="of:=[.R16]-[.R22]" office:value-type="float" office:value="0.38268343236509" calcext:value-type="float">
            <text:p>0.38268343236509</text:p>
          </table:table-cell>
          <table:table-cell table:formula="of:=[.S16]-[.S22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186548</text:p>
          </table:table-cell>
          <table:table-cell table:formula="of:=[.O17]-[.O20]" office:value-type="float" office:value="-0.707106781186547" calcext:value-type="float">
            <text:p>-0.707106781186547</text:p>
          </table:table-cell>
          <table:table-cell table:formula="of:=[.P17]-[.P20]" office:value-type="float" office:value="0.38268343236509" calcext:value-type="float">
            <text:p>0.38268343236509</text:p>
          </table:table-cell>
          <table:table-cell table:formula="of:=[.Q17]-[.Q20]" office:value-type="float" office:value="-0.923879532511287" calcext:value-type="float">
            <text:p>-0.923879532511287</text:p>
          </table:table-cell>
          <table:table-cell table:formula="of:=[.R17]-[.R20]" office:value-type="float" office:value="0.38268343236509" calcext:value-type="float">
            <text:p>0.38268343236509</text:p>
          </table:table-cell>
          <table:table-cell table:formula="of:=[.S17]-[.S20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186547</text:p>
          </table:table-cell>
          <table:table-cell table:formula="of:=[.O18]-[.O21]" office:value-type="float" office:value="0.707106781186548" calcext:value-type="float">
            <text:p>0.707106781186548</text:p>
          </table:table-cell>
          <table:table-cell table:formula="of:=[.P18]-[.P21]" office:value-type="float" office:value="-0.923879532511287" calcext:value-type="float">
            <text:p>-0.923879532511287</text:p>
          </table:table-cell>
          <table:table-cell table:formula="of:=[.Q18]-[.Q21]" office:value-type="float" office:value="-0.38268343236509" calcext:value-type="float">
            <text:p>-0.38268343236509</text:p>
          </table:table-cell>
          <table:table-cell table:formula="of:=[.R18]-[.R21]" office:value-type="float" office:value="0.923879532511287" calcext:value-type="float">
            <text:p>0.923879532511287</text:p>
          </table:table-cell>
          <table:table-cell table:formula="of:=[.S18]-[.S21]" office:value-type="float" office:value="0.38268343236509" calcext:value-type="float">
            <text:p>0.3826834323650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6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DCTROTX([.L24];-[.L25];1;32)" office:value-type="float" office:value="0.995184726672197" calcext:value-type="float">
            <text:p>0.995184726672197</text:p>
          </table:table-cell>
          <table:table-cell table:style-name="ce55" table:formula="of:=DCTROTX([.M24];-[.M25];1;32)" office:value-type="float" office:value="0.0980171403295606" calcext:value-type="float">
            <text:p>0.098017140329561</text:p>
          </table:table-cell>
          <table:table-cell table:style-name="ce59" table:formula="of:=DCTROTX([.N24];-[.N25];1;32)" office:value-type="float" office:value="0.773010453362737" calcext:value-type="float">
            <text:p>0.773010453362737</text:p>
          </table:table-cell>
          <table:table-cell table:style-name="ce50" table:formula="of:=DCTROTX([.O24];-[.O25];1;32)" office:value-type="float" office:value="0.634393284163645" calcext:value-type="float">
            <text:p>0.634393284163645</text:p>
          </table:table-cell>
          <table:table-cell table:style-name="ce61" table:formula="of:=DCTROTX([.P24];-[.P25];1;32)" office:value-type="float" office:value="0.956940335732209" calcext:value-type="float">
            <text:p>0.956940335732209</text:p>
          </table:table-cell>
          <table:table-cell table:style-name="ce52" table:formula="of:=DCTROTX([.Q24];-[.Q25];1;32)" office:value-type="float" office:value="0.290284677254462" calcext:value-type="float">
            <text:p>0.290284677254462</text:p>
          </table:table-cell>
          <table:table-cell table:style-name="ce46" table:formula="of:=DCTROTX([.R24];-[.R25];1;32)" office:value-type="float" office:value="0.881921264348355" calcext:value-type="float">
            <text:p>0.881921264348355</text:p>
          </table:table-cell>
          <table:table-cell table:style-name="ce57" table:formula="of:=DCTROTX([.S24];-[.S25];1;32)" office:value-type="float" office:value="0.471396736825998" calcext:value-type="float">
            <text:p>0.47139673682599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 table:formula="of:=COS(PI()/8*([.Y$32]+0.5)*([.$X33]+0.5))" office:value-type="float" office:value="0.995184726672197" calcext:value-type="float">
            <text:p>0.995184726672197</text:p>
          </table:table-cell>
          <table:table-cell table:style-name="ce34" table:formula="of:=COS(PI()/8*([.Z$32]+0.5)*([.$X33]+0.5))" office:value-type="float" office:value="0.956940335732209" calcext:value-type="float">
            <text:p>0.956940335732209</text:p>
          </table:table-cell>
          <table:table-cell table:style-name="ce28" table:formula="of:=COS(PI()/8*([.AA$32]+0.5)*([.$X33]+0.5))" office:value-type="float" office:value="0.881921264348355" calcext:value-type="float">
            <text:p>0.881921264348355</text:p>
          </table:table-cell>
          <table:table-cell table:style-name="ce69" table:formula="of:=COS(PI()/8*([.AB$32]+0.5)*([.$X33]+0.5))" office:value-type="float" office:value="0.773010453362737" calcext:value-type="float">
            <text:p>0.773010453362737</text:p>
          </table:table-cell>
          <table:table-cell table:style-name="ce70" table:formula="of:=COS(PI()/8*([.AC$32]+0.5)*([.$X33]+0.5))" office:value-type="float" office:value="0.634393284163645" calcext:value-type="float">
            <text:p>0.634393284163645</text:p>
          </table:table-cell>
          <table:table-cell table:style-name="ce71" table:formula="of:=COS(PI()/8*([.AD$32]+0.5)*([.$X33]+0.5))" office:value-type="float" office:value="0.471396736825998" calcext:value-type="float">
            <text:p>0.471396736825998</text:p>
          </table:table-cell>
          <table:table-cell table:style-name="ce72" table:formula="of:=COS(PI()/8*([.AE$32]+0.5)*([.$X33]+0.5))" office:value-type="float" office:value="0.290284677254462" calcext:value-type="float">
            <text:p>0.290284677254462</text:p>
          </table:table-cell>
          <table:table-cell table:style-name="ce73" table:formula="of:=COS(PI()/8*([.AF$32]+0.5)*([.$X33]+0.5))" office:value-type="float" office:value="0.0980171403295608" calcext:value-type="float">
            <text:p>0.098017140329561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8" office:value-type="float" office:value="-0.0980171403295606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0.634393284163645" calcext:value-type="float">
            <text:p>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48" table:formula="of:=DCTROTY([.L24];-[.L25];1;32)" office:value-type="float" office:value="0.0980171403295606" calcext:value-type="float">
            <text:p>0.098017140329561</text:p>
          </table:table-cell>
          <table:table-cell table:style-name="ce56" table:formula="of:=DCTROTY([.M24];-[.M25];1;32)" office:value-type="float" office:value="-0.995184726672197" calcext:value-type="float">
            <text:p>-0.995184726672197</text:p>
          </table:table-cell>
          <table:table-cell table:style-name="ce60" table:formula="of:=DCTROTY([.N24];-[.N25];1;32)" office:value-type="float" office:value="-0.634393284163645" calcext:value-type="float">
            <text:p>-0.634393284163645</text:p>
          </table:table-cell>
          <table:table-cell table:style-name="ce51" table:formula="of:=DCTROTY([.O24];-[.O25];1;32)" office:value-type="float" office:value="0.773010453362737" calcext:value-type="float">
            <text:p>0.773010453362737</text:p>
          </table:table-cell>
          <table:table-cell table:style-name="ce62" table:formula="of:=DCTROTY([.P24];-[.P25];1;32)" office:value-type="float" office:value="-0.290284677254462" calcext:value-type="float">
            <text:p>-0.290284677254462</text:p>
          </table:table-cell>
          <table:table-cell table:style-name="ce53" table:formula="of:=DCTROTY([.Q24];-[.Q25];1;32)" office:value-type="float" office:value="0.956940335732209" calcext:value-type="float">
            <text:p>0.956940335732209</text:p>
          </table:table-cell>
          <table:table-cell table:style-name="ce49" table:formula="of:=DCTROTY([.R24];-[.R25];1;32)" office:value-type="float" office:value="0.471396736825998" calcext:value-type="float">
            <text:p>0.471396736825998</text:p>
          </table:table-cell>
          <table:table-cell table:style-name="ce58" table:formula="of:=DCTROTY([.S24];-[.S25];1;32)" office:value-type="float" office:value="-0.881921264348355" calcext:value-type="float">
            <text:p>-0.881921264348355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4" table:formula="of:=COS(PI()/8*([.Y$32]+0.5)*([.$X34]+0.5))" office:value-type="float" office:value="0.956940335732209" calcext:value-type="float">
            <text:p>0.956940335732209</text:p>
          </table:table-cell>
          <table:table-cell table:style-name="ce70" table:formula="of:=COS(PI()/8*([.Z$32]+0.5)*([.$X34]+0.5))" office:value-type="float" office:value="0.634393284163645" calcext:value-type="float">
            <text:p>0.634393284163645</text:p>
          </table:table-cell>
          <table:table-cell table:style-name="ce73" table:formula="of:=COS(PI()/8*([.AA$32]+0.5)*([.$X34]+0.5))" office:value-type="float" office:value="0.0980171403295608" calcext:value-type="float">
            <text:p>0.098017140329561</text:p>
          </table:table-cell>
          <table:table-cell table:style-name="ce82" table:formula="of:=COS(PI()/8*([.AB$32]+0.5)*([.$X34]+0.5))" office:value-type="float" office:value="-0.471396736825998" calcext:value-type="float">
            <text:p>-0.471396736825998</text:p>
          </table:table-cell>
          <table:table-cell table:style-name="ce39" table:formula="of:=COS(PI()/8*([.AC$32]+0.5)*([.$X34]+0.5))" office:value-type="float" office:value="-0.881921264348355" calcext:value-type="float">
            <text:p>-0.881921264348355</text:p>
          </table:table-cell>
          <table:table-cell table:style-name="ce83" table:formula="of:=COS(PI()/8*([.AD$32]+0.5)*([.$X34]+0.5))" office:value-type="float" office:value="-0.995184726672197" calcext:value-type="float">
            <text:p>-0.995184726672197</text:p>
          </table:table-cell>
          <table:table-cell table:style-name="ce84" table:formula="of:=COS(PI()/8*([.AE$32]+0.5)*([.$X34]+0.5))" office:value-type="float" office:value="-0.773010453362737" calcext:value-type="float">
            <text:p>-0.773010453362737</text:p>
          </table:table-cell>
          <table:table-cell table:style-name="ce85" table:formula="of:=COS(PI()/8*([.AF$32]+0.5)*([.$X34]+0.5))" office:value-type="float" office:value="-0.290284677254463" calcext:value-type="float">
            <text:p>-0.29028467725446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0.0980171403295605" calcext:value-type="float">
            <text:p>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6" table:formula="of:=DCTROTX([.L26];-[.L27];5;32)" office:value-type="float" office:value="0.881921264348355" calcext:value-type="float">
            <text:p>0.881921264348355</text:p>
          </table:table-cell>
          <table:table-cell table:style-name="ce57" table:formula="of:=DCTROTX([.M26];-[.M27];5;32)" office:value-type="float" office:value="0.471396736825998" calcext:value-type="float">
            <text:p>0.471396736825998</text:p>
          </table:table-cell>
          <table:table-cell table:style-name="ce61" table:formula="of:=DCTROTX([.N26];-[.N27];5;32)" office:value-type="float" office:value="-0.956940335732209" calcext:value-type="float">
            <text:p>-0.956940335732209</text:p>
          </table:table-cell>
          <table:table-cell table:style-name="ce52" table:formula="of:=DCTROTX([.O26];-[.O27];5;32)" office:value-type="float" office:value="-0.290284677254462" calcext:value-type="float">
            <text:p>-0.290284677254462</text:p>
          </table:table-cell>
          <table:table-cell table:style-name="ce55" table:formula="of:=DCTROTX([.P26];-[.P27];5;32)" office:value-type="float" office:value="0.0980171403295605" calcext:value-type="float">
            <text:p>0.098017140329561</text:p>
          </table:table-cell>
          <table:table-cell table:style-name="ce47" table:formula="of:=DCTROTX([.Q26];-[.Q27];5;32)" office:value-type="float" office:value="0.995184726672197" calcext:value-type="float">
            <text:p>0.995184726672197</text:p>
          </table:table-cell>
          <table:table-cell table:style-name="ce59" table:formula="of:=DCTROTX([.R26];-[.R27];5;32)" office:value-type="float" office:value="-0.773010453362737" calcext:value-type="float">
            <text:p>-0.773010453362737</text:p>
          </table:table-cell>
          <table:table-cell table:style-name="ce50" table:formula="of:=DCTROTX([.S26];-[.S27];5;32)" office:value-type="float" office:value="0.634393284163645" calcext:value-type="float">
            <text:p>0.634393284163645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28" table:formula="of:=COS(PI()/8*([.Y$32]+0.5)*([.$X35]+0.5))" office:value-type="float" office:value="0.881921264348355" calcext:value-type="float">
            <text:p>0.881921264348355</text:p>
          </table:table-cell>
          <table:table-cell table:style-name="ce73" table:formula="of:=COS(PI()/8*([.Z$32]+0.5)*([.$X35]+0.5))" office:value-type="float" office:value="0.0980171403295608" calcext:value-type="float">
            <text:p>0.098017140329561</text:p>
          </table:table-cell>
          <table:table-cell table:style-name="ce84" table:formula="of:=COS(PI()/8*([.AA$32]+0.5)*([.$X35]+0.5))" office:value-type="float" office:value="-0.773010453362737" calcext:value-type="float">
            <text:p>-0.773010453362737</text:p>
          </table:table-cell>
          <table:table-cell table:style-name="ce41" table:formula="of:=COS(PI()/8*([.AB$32]+0.5)*([.$X35]+0.5))" office:value-type="float" office:value="-0.956940335732209" calcext:value-type="float">
            <text:p>-0.956940335732209</text:p>
          </table:table-cell>
          <table:table-cell table:style-name="ce85" table:formula="of:=COS(PI()/8*([.AC$32]+0.5)*([.$X35]+0.5))" office:value-type="float" office:value="-0.290284677254462" calcext:value-type="float">
            <text:p>-0.290284677254462</text:p>
          </table:table-cell>
          <table:table-cell table:style-name="ce70" table:formula="of:=COS(PI()/8*([.AD$32]+0.5)*([.$X35]+0.5))" office:value-type="float" office:value="0.634393284163645" calcext:value-type="float">
            <text:p>0.634393284163645</text:p>
          </table:table-cell>
          <table:table-cell table:style-name="ce68" table:formula="of:=COS(PI()/8*([.AE$32]+0.5)*([.$X35]+0.5))" office:value-type="float" office:value="0.995184726672197" calcext:value-type="float">
            <text:p>0.995184726672197</text:p>
          </table:table-cell>
          <table:table-cell table:style-name="ce71" table:formula="of:=COS(PI()/8*([.AF$32]+0.5)*([.$X35]+0.5))" office:value-type="float" office:value="0.471396736825998" calcext:value-type="float">
            <text:p>0.471396736825998</text:p>
          </table:table-cell>
          <table:table-cell/>
          <table:table-cell table:style-name="ce88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0.0980171403295605" calcext:value-type="float">
            <text:p>0.098017140329561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49" table:formula="of:=DCTROTY([.L26];-[.L27];5;32)" office:value-type="float" office:value="0.471396736825998" calcext:value-type="float">
            <text:p>0.471396736825998</text:p>
          </table:table-cell>
          <table:table-cell table:style-name="ce58" table:formula="of:=DCTROTY([.M26];-[.M27];5;32)" office:value-type="float" office:value="-0.881921264348355" calcext:value-type="float">
            <text:p>-0.881921264348355</text:p>
          </table:table-cell>
          <table:table-cell table:style-name="ce62" table:formula="of:=DCTROTY([.N26];-[.N27];5;32)" office:value-type="float" office:value="0.290284677254462" calcext:value-type="float">
            <text:p>0.290284677254462</text:p>
          </table:table-cell>
          <table:table-cell table:style-name="ce53" table:formula="of:=DCTROTY([.O26];-[.O27];5;32)" office:value-type="float" office:value="-0.956940335732209" calcext:value-type="float">
            <text:p>-0.956940335732209</text:p>
          </table:table-cell>
          <table:table-cell table:style-name="ce56" table:formula="of:=DCTROTY([.P26];-[.P27];5;32)" office:value-type="float" office:value="-0.995184726672197" calcext:value-type="float">
            <text:p>-0.995184726672197</text:p>
          </table:table-cell>
          <table:table-cell table:style-name="ce48" table:formula="of:=DCTROTY([.Q26];-[.Q27];5;32)" office:value-type="float" office:value="0.0980171403295605" calcext:value-type="float">
            <text:p>0.098017140329561</text:p>
          </table:table-cell>
          <table:table-cell table:style-name="ce60" table:formula="of:=DCTROTY([.R26];-[.R27];5;32)" office:value-type="float" office:value="0.634393284163645" calcext:value-type="float">
            <text:p>0.634393284163645</text:p>
          </table:table-cell>
          <table:table-cell table:style-name="ce51" table:formula="of:=DCTROTY([.S26];-[.S27];5;32)" office:value-type="float" office:value="0.773010453362737" calcext:value-type="float">
            <text:p>0.773010453362737</text:p>
          </table:table-cell>
          <table:table-cell/>
          <table:table-cell table:style-name="ce59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69" table:formula="of:=COS(PI()/8*([.Y$32]+0.5)*([.$X36]+0.5))" office:value-type="float" office:value="0.773010453362737" calcext:value-type="float">
            <text:p>0.773010453362737</text:p>
          </table:table-cell>
          <table:table-cell table:style-name="ce82" table:formula="of:=COS(PI()/8*([.Z$32]+0.5)*([.$X36]+0.5))" office:value-type="float" office:value="-0.471396736825998" calcext:value-type="float">
            <text:p>-0.471396736825998</text:p>
          </table:table-cell>
          <table:table-cell table:style-name="ce41" table:formula="of:=COS(PI()/8*([.AA$32]+0.5)*([.$X36]+0.5))" office:value-type="float" office:value="-0.956940335732209" calcext:value-type="float">
            <text:p>-0.956940335732209</text:p>
          </table:table-cell>
          <table:table-cell table:style-name="ce73" table:formula="of:=COS(PI()/8*([.AB$32]+0.5)*([.$X36]+0.5))" office:value-type="float" office:value="0.0980171403295601" calcext:value-type="float">
            <text:p>0.09801714032956</text:p>
          </table:table-cell>
          <table:table-cell table:style-name="ce68" table:formula="of:=COS(PI()/8*([.AC$32]+0.5)*([.$X36]+0.5))" office:value-type="float" office:value="0.995184726672197" calcext:value-type="float">
            <text:p>0.995184726672197</text:p>
          </table:table-cell>
          <table:table-cell table:style-name="ce72" table:formula="of:=COS(PI()/8*([.AD$32]+0.5)*([.$X36]+0.5))" office:value-type="float" office:value="0.290284677254463" calcext:value-type="float">
            <text:p>0.290284677254463</text:p>
          </table:table-cell>
          <table:table-cell table:style-name="ce39" table:formula="of:=COS(PI()/8*([.AE$32]+0.5)*([.$X36]+0.5))" office:value-type="float" office:value="-0.881921264348356" calcext:value-type="float">
            <text:p>-0.881921264348356</text:p>
          </table:table-cell>
          <table:table-cell table:style-name="ce50" table:formula="of:=COS(PI()/8*([.AF$32]+0.5)*([.$X36]+0.5))" office:value-type="float" office:value="-0.634393284163647" calcext:value-type="float">
            <text:p>-0.634393284163647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7" calcext:value-type="float">
            <text:p>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50" table:formula="of:=DCTROTX([.L28];-[.L29];9;32)" office:value-type="float" office:value="0.634393284163645" calcext:value-type="float">
            <text:p>0.634393284163645</text:p>
          </table:table-cell>
          <table:table-cell table:style-name="ce59" table:formula="of:=DCTROTX([.M28];-[.M29];9;32)" office:value-type="float" office:value="0.773010453362737" calcext:value-type="float">
            <text:p>0.773010453362737</text:p>
          </table:table-cell>
          <table:table-cell table:style-name="ce47" table:formula="of:=DCTROTX([.N28];-[.N29];9;32)" office:value-type="float" office:value="0.995184726672197" calcext:value-type="float">
            <text:p>0.995184726672197</text:p>
          </table:table-cell>
          <table:table-cell table:style-name="ce55" table:formula="of:=DCTROTX([.O28];-[.O29];9;32)" office:value-type="float" office:value="-0.0980171403295607" calcext:value-type="float">
            <text:p>-0.098017140329561</text:p>
          </table:table-cell>
          <table:table-cell table:style-name="ce46" table:formula="of:=DCTROTX([.P28];-[.P29];9;32)" office:value-type="float" office:value="-0.881921264348355" calcext:value-type="float">
            <text:p>-0.881921264348355</text:p>
          </table:table-cell>
          <table:table-cell table:style-name="ce57" table:formula="of:=DCTROTX([.Q28];-[.Q29];9;32)" office:value-type="float" office:value="0.471396736825998" calcext:value-type="float">
            <text:p>0.471396736825998</text:p>
          </table:table-cell>
          <table:table-cell table:style-name="ce52" table:formula="of:=DCTROTX([.R28];-[.R29];9;32)" office:value-type="float" office:value="-0.290284677254462" calcext:value-type="float">
            <text:p>-0.290284677254462</text:p>
          </table:table-cell>
          <table:table-cell table:style-name="ce61" table:formula="of:=DCTROTX([.S28];-[.S29];9;32)" office:value-type="float" office:value="-0.956940335732209" calcext:value-type="float">
            <text:p>-0.956940335732209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70" table:formula="of:=COS(PI()/8*([.Y$32]+0.5)*([.$X37]+0.5))" office:value-type="float" office:value="0.634393284163645" calcext:value-type="float">
            <text:p>0.634393284163645</text:p>
          </table:table-cell>
          <table:table-cell table:style-name="ce39" table:formula="of:=COS(PI()/8*([.Z$32]+0.5)*([.$X37]+0.5))" office:value-type="float" office:value="-0.881921264348355" calcext:value-type="float">
            <text:p>-0.881921264348355</text:p>
          </table:table-cell>
          <table:table-cell table:style-name="ce85" table:formula="of:=COS(PI()/8*([.AA$32]+0.5)*([.$X37]+0.5))" office:value-type="float" office:value="-0.290284677254462" calcext:value-type="float">
            <text:p>-0.290284677254462</text:p>
          </table:table-cell>
          <table:table-cell table:style-name="ce68" table:formula="of:=COS(PI()/8*([.AB$32]+0.5)*([.$X37]+0.5))" office:value-type="float" office:value="0.995184726672197" calcext:value-type="float">
            <text:p>0.995184726672197</text:p>
          </table:table-cell>
          <table:table-cell table:style-name="ce87" table:formula="of:=COS(PI()/8*([.AC$32]+0.5)*([.$X37]+0.5))" office:value-type="float" office:value="-0.09801714032956" calcext:value-type="float">
            <text:p>-0.09801714032956</text:p>
          </table:table-cell>
          <table:table-cell table:style-name="ce41" table:formula="of:=COS(PI()/8*([.AD$32]+0.5)*([.$X37]+0.5))" office:value-type="float" office:value="-0.956940335732209" calcext:value-type="float">
            <text:p>-0.956940335732209</text:p>
          </table:table-cell>
          <table:table-cell table:style-name="ce71" table:formula="of:=COS(PI()/8*([.AE$32]+0.5)*([.$X37]+0.5))" office:value-type="float" office:value="0.471396736825997" calcext:value-type="float">
            <text:p>0.471396736825997</text:p>
          </table:table-cell>
          <table:table-cell table:style-name="ce69" table:formula="of:=COS(PI()/8*([.AF$32]+0.5)*([.$X37]+0.5))" office:value-type="float" office:value="0.773010453362738" calcext:value-type="float">
            <text:p>0.773010453362738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51" table:formula="of:=DCTROTY([.L28];-[.L29];9;32)" office:value-type="float" office:value="0.773010453362737" calcext:value-type="float">
            <text:p>0.773010453362737</text:p>
          </table:table-cell>
          <table:table-cell table:style-name="ce60" table:formula="of:=DCTROTY([.M28];-[.M29];9;32)" office:value-type="float" office:value="-0.634393284163645" calcext:value-type="float">
            <text:p>-0.634393284163645</text:p>
          </table:table-cell>
          <table:table-cell table:style-name="ce48" table:formula="of:=DCTROTY([.N28];-[.N29];9;32)" office:value-type="float" office:value="0.0980171403295607" calcext:value-type="float">
            <text:p>0.098017140329561</text:p>
          </table:table-cell>
          <table:table-cell table:style-name="ce56" table:formula="of:=DCTROTY([.O28];-[.O29];9;32)" office:value-type="float" office:value="0.995184726672197" calcext:value-type="float">
            <text:p>0.995184726672197</text:p>
          </table:table-cell>
          <table:table-cell table:style-name="ce49" table:formula="of:=DCTROTY([.P28];-[.P29];9;32)" office:value-type="float" office:value="-0.471396736825998" calcext:value-type="float">
            <text:p>-0.471396736825998</text:p>
          </table:table-cell>
          <table:table-cell table:style-name="ce58" table:formula="of:=DCTROTY([.Q28];-[.Q29];9;32)" office:value-type="float" office:value="-0.881921264348355" calcext:value-type="float">
            <text:p>-0.881921264348355</text:p>
          </table:table-cell>
          <table:table-cell table:style-name="ce53" table:formula="of:=DCTROTY([.R28];-[.R29];9;32)" office:value-type="float" office:value="-0.956940335732209" calcext:value-type="float">
            <text:p>-0.956940335732209</text:p>
          </table:table-cell>
          <table:table-cell table:style-name="ce62" table:formula="of:=DCTROTY([.S28];-[.S29];9;32)" office:value-type="float" office:value="0.290284677254462" calcext:value-type="float">
            <text:p>0.290284677254462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71" table:formula="of:=COS(PI()/8*([.Y$32]+0.5)*([.$X38]+0.5))" office:value-type="float" office:value="0.471396736825998" calcext:value-type="float">
            <text:p>0.471396736825998</text:p>
          </table:table-cell>
          <table:table-cell table:style-name="ce83" table:formula="of:=COS(PI()/8*([.Z$32]+0.5)*([.$X38]+0.5))" office:value-type="float" office:value="-0.995184726672197" calcext:value-type="float">
            <text:p>-0.995184726672197</text:p>
          </table:table-cell>
          <table:table-cell table:style-name="ce70" table:formula="of:=COS(PI()/8*([.AA$32]+0.5)*([.$X38]+0.5))" office:value-type="float" office:value="0.634393284163646" calcext:value-type="float">
            <text:p>0.634393284163646</text:p>
          </table:table-cell>
          <table:table-cell table:style-name="ce72" table:formula="of:=COS(PI()/8*([.AB$32]+0.5)*([.$X38]+0.5))" office:value-type="float" office:value="0.290284677254463" calcext:value-type="float">
            <text:p>0.290284677254463</text:p>
          </table:table-cell>
          <table:table-cell table:style-name="ce41" table:formula="of:=COS(PI()/8*([.AC$32]+0.5)*([.$X38]+0.5))" office:value-type="float" office:value="-0.956940335732209" calcext:value-type="float">
            <text:p>-0.956940335732209</text:p>
          </table:table-cell>
          <table:table-cell table:style-name="ce69" table:formula="of:=COS(PI()/8*([.AD$32]+0.5)*([.$X38]+0.5))" office:value-type="float" office:value="0.773010453362736" calcext:value-type="float">
            <text:p>0.773010453362736</text:p>
          </table:table-cell>
          <table:table-cell table:style-name="ce73" table:formula="of:=COS(PI()/8*([.AE$32]+0.5)*([.$X38]+0.5))" office:value-type="float" office:value="0.0980171403295591" calcext:value-type="float">
            <text:p>0.098017140329559</text:p>
          </table:table-cell>
          <table:table-cell table:style-name="ce39" table:formula="of:=COS(PI()/8*([.AF$32]+0.5)*([.$X38]+0.5))" office:value-type="float" office:value="-0.881921264348356" calcext:value-type="float">
            <text:p>-0.881921264348356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52" table:formula="of:=DCTROTX([.L30];-[.L31];13;32)" office:value-type="float" office:value="0.290284677254462" calcext:value-type="float">
            <text:p>0.290284677254462</text:p>
          </table:table-cell>
          <table:table-cell table:style-name="ce61" table:formula="of:=DCTROTX([.M30];-[.M31];13;32)" office:value-type="float" office:value="0.956940335732209" calcext:value-type="float">
            <text:p>0.956940335732209</text:p>
          </table:table-cell>
          <table:table-cell table:style-name="ce46" table:formula="of:=DCTROTX([.N30];-[.N31];13;32)" office:value-type="float" office:value="-0.881921264348355" calcext:value-type="float">
            <text:p>-0.881921264348355</text:p>
          </table:table-cell>
          <table:table-cell table:style-name="ce57" table:formula="of:=DCTROTX([.O30];-[.O31];13;32)" office:value-type="float" office:value="0.471396736825998" calcext:value-type="float">
            <text:p>0.471396736825998</text:p>
          </table:table-cell>
          <table:table-cell table:style-name="ce59" table:formula="of:=DCTROTX([.P30];-[.P31];13;32)" office:value-type="float" office:value="-0.773010453362737" calcext:value-type="float">
            <text:p>-0.773010453362737</text:p>
          </table:table-cell>
          <table:table-cell table:style-name="ce63" table:formula="of:=DCTROTX([.Q30];-[.Q31];13;32)" office:value-type="float" office:value="-0.634393284163645" calcext:value-type="float">
            <text:p>-0.634393284163645</text:p>
          </table:table-cell>
          <table:table-cell table:style-name="ce47" table:formula="of:=DCTROTX([.R30];-[.R31];13;32)" office:value-type="float" office:value="0.995184726672197" calcext:value-type="float">
            <text:p>0.995184726672197</text:p>
          </table:table-cell>
          <table:table-cell table:style-name="ce55" table:formula="of:=DCTROTX([.S30];-[.S31];13;32)" office:value-type="float" office:value="0.0980171403295607" calcext:value-type="float">
            <text:p>0.098017140329561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72" table:formula="of:=COS(PI()/8*([.Y$32]+0.5)*([.$X39]+0.5))" office:value-type="float" office:value="0.290284677254462" calcext:value-type="float">
            <text:p>0.290284677254462</text:p>
          </table:table-cell>
          <table:table-cell table:style-name="ce84" table:formula="of:=COS(PI()/8*([.Z$32]+0.5)*([.$X39]+0.5))" office:value-type="float" office:value="-0.773010453362737" calcext:value-type="float">
            <text:p>-0.773010453362737</text:p>
          </table:table-cell>
          <table:table-cell table:style-name="ce68" table:formula="of:=COS(PI()/8*([.AA$32]+0.5)*([.$X39]+0.5))" office:value-type="float" office:value="0.995184726672197" calcext:value-type="float">
            <text:p>0.995184726672197</text:p>
          </table:table-cell>
          <table:table-cell table:style-name="ce39" table:formula="of:=COS(PI()/8*([.AB$32]+0.5)*([.$X39]+0.5))" office:value-type="float" office:value="-0.881921264348355" calcext:value-type="float">
            <text:p>-0.881921264348355</text:p>
          </table:table-cell>
          <table:table-cell table:style-name="ce71" table:formula="of:=COS(PI()/8*([.AC$32]+0.5)*([.$X39]+0.5))" office:value-type="float" office:value="0.471396736825997" calcext:value-type="float">
            <text:p>0.471396736825997</text:p>
          </table:table-cell>
          <table:table-cell table:style-name="ce73" table:formula="of:=COS(PI()/8*([.AD$32]+0.5)*([.$X39]+0.5))" office:value-type="float" office:value="0.0980171403295626" calcext:value-type="float">
            <text:p>0.098017140329563</text:p>
          </table:table-cell>
          <table:table-cell table:style-name="ce86" table:formula="of:=COS(PI()/8*([.AE$32]+0.5)*([.$X39]+0.5))" office:value-type="float" office:value="-0.634393284163646" calcext:value-type="float">
            <text:p>-0.634393284163646</text:p>
          </table:table-cell>
          <table:table-cell table:style-name="ce34" table:formula="of:=COS(PI()/8*([.AF$32]+0.5)*([.$X39]+0.5))" office:value-type="float" office:value="0.956940335732209" calcext:value-type="float">
            <text:p>0.956940335732209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53" table:formula="of:=DCTROTY([.L30];-[.L31];13;32)" office:value-type="float" office:value="0.956940335732209" calcext:value-type="float">
            <text:p>0.956940335732209</text:p>
          </table:table-cell>
          <table:table-cell table:style-name="ce62" table:formula="of:=DCTROTY([.M30];-[.M31];13;32)" office:value-type="float" office:value="-0.290284677254462" calcext:value-type="float">
            <text:p>-0.290284677254462</text:p>
          </table:table-cell>
          <table:table-cell table:style-name="ce49" table:formula="of:=DCTROTY([.N30];-[.N31];13;32)" office:value-type="float" office:value="-0.471396736825998" calcext:value-type="float">
            <text:p>-0.471396736825998</text:p>
          </table:table-cell>
          <table:table-cell table:style-name="ce58" table:formula="of:=DCTROTY([.O30];-[.O31];13;32)" office:value-type="float" office:value="-0.881921264348355" calcext:value-type="float">
            <text:p>-0.881921264348355</text:p>
          </table:table-cell>
          <table:table-cell table:style-name="ce60" table:formula="of:=DCTROTY([.P30];-[.P31];13;32)" office:value-type="float" office:value="0.634393284163645" calcext:value-type="float">
            <text:p>0.634393284163645</text:p>
          </table:table-cell>
          <table:table-cell table:style-name="ce51" table:formula="of:=DCTROTY([.Q30];-[.Q31];13;32)" office:value-type="float" office:value="-0.773010453362737" calcext:value-type="float">
            <text:p>-0.773010453362737</text:p>
          </table:table-cell>
          <table:table-cell table:style-name="ce48" table:formula="of:=DCTROTY([.R30];-[.R31];13;32)" office:value-type="float" office:value="0.0980171403295607" calcext:value-type="float">
            <text:p>0.098017140329561</text:p>
          </table:table-cell>
          <table:table-cell table:style-name="ce56" table:formula="of:=DCTROTY([.S30];-[.S31];13;32)" office:value-type="float" office:value="-0.995184726672197" calcext:value-type="float">
            <text:p>-0.99518472667219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73" table:formula="of:=COS(PI()/8*([.Y$32]+0.5)*([.$X40]+0.5))" office:value-type="float" office:value="0.0980171403295608" calcext:value-type="float">
            <text:p>0.098017140329561</text:p>
          </table:table-cell>
          <table:table-cell table:style-name="ce85" table:formula="of:=COS(PI()/8*([.Z$32]+0.5)*([.$X40]+0.5))" office:value-type="float" office:value="-0.290284677254462" calcext:value-type="float">
            <text:p>-0.290284677254462</text:p>
          </table:table-cell>
          <table:table-cell table:style-name="ce71" table:formula="of:=COS(PI()/8*([.AA$32]+0.5)*([.$X40]+0.5))" office:value-type="float" office:value="0.471396736825998" calcext:value-type="float">
            <text:p>0.471396736825998</text:p>
          </table:table-cell>
          <table:table-cell table:style-name="ce86" table:formula="of:=COS(PI()/8*([.AB$32]+0.5)*([.$X40]+0.5))" office:value-type="float" office:value="-0.634393284163645" calcext:value-type="float">
            <text:p>-0.634393284163645</text:p>
          </table:table-cell>
          <table:table-cell table:style-name="ce69" table:formula="of:=COS(PI()/8*([.AC$32]+0.5)*([.$X40]+0.5))" office:value-type="float" office:value="0.773010453362738" calcext:value-type="float">
            <text:p>0.773010453362738</text:p>
          </table:table-cell>
          <table:table-cell table:style-name="ce39" table:formula="of:=COS(PI()/8*([.AD$32]+0.5)*([.$X40]+0.5))" office:value-type="float" office:value="-0.881921264348356" calcext:value-type="float">
            <text:p>-0.881921264348356</text:p>
          </table:table-cell>
          <table:table-cell table:style-name="ce34" table:formula="of:=COS(PI()/8*([.AE$32]+0.5)*([.$X40]+0.5))" office:value-type="float" office:value="0.956940335732208" calcext:value-type="float">
            <text:p>0.956940335732208</text:p>
          </table:table-cell>
          <table:table-cell table:style-name="ce83" table:formula="of:=COS(PI()/8*([.AF$32]+0.5)*([.$X40]+0.5))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672197</text:p>
          </table:table-cell>
          <table:table-cell table:formula="of:=ABS([.C33])" office:value-type="float" office:value="0.0980171403295606" calcext:value-type="float">
            <text:p>0.098017140329561</text:p>
          </table:table-cell>
          <table:table-cell table:formula="of:=ABS([.D33])" office:value-type="float" office:value="0.773010453362737" calcext:value-type="float">
            <text:p>0.773010453362737</text:p>
          </table:table-cell>
          <table:table-cell table:formula="of:=ABS([.E33])" office:value-type="float" office:value="0.634393284163645" calcext:value-type="float">
            <text:p>0.634393284163645</text:p>
          </table:table-cell>
          <table:table-cell table:style-name="ce63" table:formula="of:=ABS([.F33])" office:value-type="float" office:value="0.956940335732209" calcext:value-type="float">
            <text:p>0.956940335732209</text:p>
          </table:table-cell>
          <table:table-cell table:style-name="ce63" table:formula="of:=ABS([.G33])" office:value-type="float" office:value="0.290284677254462" calcext:value-type="float">
            <text:p>0.290284677254462</text:p>
          </table:table-cell>
          <table:table-cell table:style-name="ce46" table:formula="of:=ABS([.H33])" office:value-type="float" office:value="0.881921264348355" calcext:value-type="float">
            <text:p>0.881921264348355</text:p>
          </table:table-cell>
          <table:table-cell table:formula="of:=ABS([.I33])" office:value-type="float" office:value="0.471396736825998" calcext:value-type="float">
            <text:p>0.471396736825998</text:p>
          </table:table-cell>
          <table:table-cell table:style-name="ce54" table:formula="of:=SUM([.B42:.I42])" office:value-type="float" office:value="5.10114861868916" calcext:value-type="float">
            <text:p>5.10114861868916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672197</text:p>
          </table:table-cell>
          <table:table-cell table:formula="of:=ABS([.M33])" office:value-type="float" office:value="0.0980171403295606" calcext:value-type="float">
            <text:p>0.098017140329561</text:p>
          </table:table-cell>
          <table:table-cell table:formula="of:=ABS([.N33])" office:value-type="float" office:value="0.773010453362737" calcext:value-type="float">
            <text:p>0.773010453362737</text:p>
          </table:table-cell>
          <table:table-cell table:formula="of:=ABS([.O33])" office:value-type="float" office:value="0.634393284163645" calcext:value-type="float">
            <text:p>0.634393284163645</text:p>
          </table:table-cell>
          <table:table-cell table:style-name="ce63" table:formula="of:=ABS([.P33])" office:value-type="float" office:value="0.956940335732209" calcext:value-type="float">
            <text:p>0.956940335732209</text:p>
          </table:table-cell>
          <table:table-cell table:style-name="ce63" table:formula="of:=ABS([.Q33])" office:value-type="float" office:value="0.290284677254462" calcext:value-type="float">
            <text:p>0.290284677254462</text:p>
          </table:table-cell>
          <table:table-cell table:style-name="ce46" table:formula="of:=ABS([.R33])" office:value-type="float" office:value="0.881921264348355" calcext:value-type="float">
            <text:p>0.881921264348355</text:p>
          </table:table-cell>
          <table:table-cell table:formula="of:=ABS([.S33])" office:value-type="float" office:value="0.471396736825998" calcext:value-type="float">
            <text:p>0.471396736825998</text:p>
          </table:table-cell>
          <table:table-cell table:style-name="ce54" table:formula="of:=SUM([.L42:.S42])" office:value-type="float" office:value="5.10114861868916" calcext:value-type="float">
            <text:p>5.101148618689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formula="of:=ABS([.Y33])" office:value-type="float" office:value="0.995184726672197" calcext:value-type="float">
            <text:p>0.995184726672197</text:p>
          </table:table-cell>
          <table:table-cell table:style-name="ce75" table:formula="of:=ABS([.Z33])" office:value-type="float" office:value="0.956940335732209" calcext:value-type="float">
            <text:p>0.956940335732209</text:p>
          </table:table-cell>
          <table:table-cell table:style-name="ce76" table:formula="of:=ABS([.AA33])" office:value-type="float" office:value="0.881921264348355" calcext:value-type="float">
            <text:p>0.881921264348355</text:p>
          </table:table-cell>
          <table:table-cell table:style-name="ce77" table:formula="of:=ABS([.AB33])" office:value-type="float" office:value="0.773010453362737" calcext:value-type="float">
            <text:p>0.773010453362737</text:p>
          </table:table-cell>
          <table:table-cell table:style-name="ce78" table:formula="of:=ABS([.AC33])" office:value-type="float" office:value="0.634393284163645" calcext:value-type="float">
            <text:p>0.634393284163645</text:p>
          </table:table-cell>
          <table:table-cell table:style-name="ce79" table:formula="of:=ABS([.AD33])" office:value-type="float" office:value="0.471396736825998" calcext:value-type="float">
            <text:p>0.471396736825998</text:p>
          </table:table-cell>
          <table:table-cell table:style-name="ce80" table:formula="of:=ABS([.AE33])" office:value-type="float" office:value="0.290284677254462" calcext:value-type="float">
            <text:p>0.290284677254462</text:p>
          </table:table-cell>
          <table:table-cell table:style-name="ce81" table:formula="of:=ABS([.AF33])" office:value-type="float" office:value="0.0980171403295608" calcext:value-type="float">
            <text:p>0.098017140329561</text:p>
          </table:table-cell>
          <table:table-cell table:style-name="ce54" table:formula="of:=SUM([.Y42:.AF42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29561</text:p>
          </table:table-cell>
          <table:table-cell table:formula="of:=ABS([.C34])" office:value-type="float" office:value="0.995184726672197" calcext:value-type="float">
            <text:p>0.995184726672197</text:p>
          </table:table-cell>
          <table:table-cell table:formula="of:=ABS([.D34])" office:value-type="float" office:value="0.634393284163645" calcext:value-type="float">
            <text:p>0.634393284163645</text:p>
          </table:table-cell>
          <table:table-cell table:formula="of:=ABS([.E34])" office:value-type="float" office:value="0.773010453362737" calcext:value-type="float">
            <text:p>0.773010453362737</text:p>
          </table:table-cell>
          <table:table-cell table:style-name="ce63" table:formula="of:=ABS([.F34])" office:value-type="float" office:value="0.290284677254462" calcext:value-type="float">
            <text:p>0.290284677254462</text:p>
          </table:table-cell>
          <table:table-cell table:style-name="ce63" table:formula="of:=ABS([.G34])" office:value-type="float" office:value="0.956940335732209" calcext:value-type="float">
            <text:p>0.956940335732209</text:p>
          </table:table-cell>
          <table:table-cell table:formula="of:=ABS([.H34])" office:value-type="float" office:value="0.471396736825998" calcext:value-type="float">
            <text:p>0.471396736825998</text:p>
          </table:table-cell>
          <table:table-cell table:style-name="ce46" table:formula="of:=ABS([.I34])" office:value-type="float" office:value="0.881921264348355" calcext:value-type="float">
            <text:p>0.881921264348355</text:p>
          </table:table-cell>
          <table:table-cell table:style-name="ce54" table:formula="of:=SUM([.B43:.I43])" office:value-type="float" office:value="5.10114861868916" calcext:value-type="float">
            <text:p>5.10114861868916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29561</text:p>
          </table:table-cell>
          <table:table-cell table:formula="of:=ABS([.M34])" office:value-type="float" office:value="0.995184726672197" calcext:value-type="float">
            <text:p>0.995184726672197</text:p>
          </table:table-cell>
          <table:table-cell table:formula="of:=ABS([.N34])" office:value-type="float" office:value="0.634393284163645" calcext:value-type="float">
            <text:p>0.634393284163645</text:p>
          </table:table-cell>
          <table:table-cell table:formula="of:=ABS([.O34])" office:value-type="float" office:value="0.773010453362737" calcext:value-type="float">
            <text:p>0.773010453362737</text:p>
          </table:table-cell>
          <table:table-cell table:style-name="ce63" table:formula="of:=ABS([.P34])" office:value-type="float" office:value="0.290284677254462" calcext:value-type="float">
            <text:p>0.290284677254462</text:p>
          </table:table-cell>
          <table:table-cell table:style-name="ce63" table:formula="of:=ABS([.Q34])" office:value-type="float" office:value="0.956940335732209" calcext:value-type="float">
            <text:p>0.956940335732209</text:p>
          </table:table-cell>
          <table:table-cell table:formula="of:=ABS([.R34])" office:value-type="float" office:value="0.471396736825998" calcext:value-type="float">
            <text:p>0.471396736825998</text:p>
          </table:table-cell>
          <table:table-cell table:style-name="ce46" table:formula="of:=ABS([.S34])" office:value-type="float" office:value="0.881921264348355" calcext:value-type="float">
            <text:p>0.881921264348355</text:p>
          </table:table-cell>
          <table:table-cell table:style-name="ce54" table:formula="of:=SUM([.L43:.S43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75" table:formula="of:=ABS([.Y34])" office:value-type="float" office:value="0.956940335732209" calcext:value-type="float">
            <text:p>0.956940335732209</text:p>
          </table:table-cell>
          <table:table-cell table:style-name="ce78" table:formula="of:=ABS([.Z34])" office:value-type="float" office:value="0.634393284163645" calcext:value-type="float">
            <text:p>0.634393284163645</text:p>
          </table:table-cell>
          <table:table-cell table:style-name="ce81" table:formula="of:=ABS([.AA34])" office:value-type="float" office:value="0.0980171403295608" calcext:value-type="float">
            <text:p>0.098017140329561</text:p>
          </table:table-cell>
          <table:table-cell table:style-name="ce79" table:formula="of:=ABS([.AB34])" office:value-type="float" office:value="0.471396736825998" calcext:value-type="float">
            <text:p>0.471396736825998</text:p>
          </table:table-cell>
          <table:table-cell table:style-name="ce76" table:formula="of:=ABS([.AC34])" office:value-type="float" office:value="0.881921264348355" calcext:value-type="float">
            <text:p>0.881921264348355</text:p>
          </table:table-cell>
          <table:table-cell table:style-name="ce74" table:formula="of:=ABS([.AD34])" office:value-type="float" office:value="0.995184726672197" calcext:value-type="float">
            <text:p>0.995184726672197</text:p>
          </table:table-cell>
          <table:table-cell table:style-name="ce77" table:formula="of:=ABS([.AE34])" office:value-type="float" office:value="0.773010453362737" calcext:value-type="float">
            <text:p>0.773010453362737</text:p>
          </table:table-cell>
          <table:table-cell table:style-name="ce80" table:formula="of:=ABS([.AF34])" office:value-type="float" office:value="0.290284677254463" calcext:value-type="float">
            <text:p>0.290284677254463</text:p>
          </table:table-cell>
          <table:table-cell table:style-name="ce54" table:formula="of:=SUM([.Y43:.AF43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48355</text:p>
          </table:table-cell>
          <table:table-cell table:formula="of:=ABS([.C35])" office:value-type="float" office:value="0.471396736825998" calcext:value-type="float">
            <text:p>0.471396736825998</text:p>
          </table:table-cell>
          <table:table-cell table:formula="of:=ABS([.D35])" office:value-type="float" office:value="0.956940335732209" calcext:value-type="float">
            <text:p>0.956940335732209</text:p>
          </table:table-cell>
          <table:table-cell table:formula="of:=ABS([.E35])" office:value-type="float" office:value="0.290284677254462" calcext:value-type="float">
            <text:p>0.290284677254462</text:p>
          </table:table-cell>
          <table:table-cell table:style-name="ce63" table:formula="of:=ABS([.F35])" office:value-type="float" office:value="0.773010453362737" calcext:value-type="float">
            <text:p>0.773010453362737</text:p>
          </table:table-cell>
          <table:table-cell table:style-name="ce63" table:formula="of:=ABS([.G35])" office:value-type="float" office:value="0.634393284163645" calcext:value-type="float">
            <text:p>0.634393284163645</text:p>
          </table:table-cell>
          <table:table-cell table:formula="of:=ABS([.H35])" office:value-type="float" office:value="0.0980171403295605" calcext:value-type="float">
            <text:p>0.098017140329561</text:p>
          </table:table-cell>
          <table:table-cell table:formula="of:=ABS([.I35])" office:value-type="float" office:value="0.995184726672197" calcext:value-type="float">
            <text:p>0.995184726672197</text:p>
          </table:table-cell>
          <table:table-cell table:style-name="ce54" table:formula="of:=SUM([.B44:.I44])" office:value-type="float" office:value="5.10114861868916" calcext:value-type="float">
            <text:p>5.10114861868916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48355</text:p>
          </table:table-cell>
          <table:table-cell table:formula="of:=ABS([.M35])" office:value-type="float" office:value="0.471396736825998" calcext:value-type="float">
            <text:p>0.471396736825998</text:p>
          </table:table-cell>
          <table:table-cell table:formula="of:=ABS([.N35])" office:value-type="float" office:value="0.956940335732209" calcext:value-type="float">
            <text:p>0.956940335732209</text:p>
          </table:table-cell>
          <table:table-cell table:formula="of:=ABS([.O35])" office:value-type="float" office:value="0.290284677254462" calcext:value-type="float">
            <text:p>0.290284677254462</text:p>
          </table:table-cell>
          <table:table-cell table:style-name="ce63" table:formula="of:=ABS([.P35])" office:value-type="float" office:value="0.0980171403295605" calcext:value-type="float">
            <text:p>0.098017140329561</text:p>
          </table:table-cell>
          <table:table-cell table:style-name="ce63" table:formula="of:=ABS([.Q35])" office:value-type="float" office:value="0.995184726672197" calcext:value-type="float">
            <text:p>0.995184726672197</text:p>
          </table:table-cell>
          <table:table-cell table:formula="of:=ABS([.R35])" office:value-type="float" office:value="0.773010453362737" calcext:value-type="float">
            <text:p>0.773010453362737</text:p>
          </table:table-cell>
          <table:table-cell table:formula="of:=ABS([.S35])" office:value-type="float" office:value="0.634393284163645" calcext:value-type="float">
            <text:p>0.634393284163645</text:p>
          </table:table-cell>
          <table:table-cell table:style-name="ce54" table:formula="of:=SUM([.L44:.S44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76" table:formula="of:=ABS([.Y35])" office:value-type="float" office:value="0.881921264348355" calcext:value-type="float">
            <text:p>0.881921264348355</text:p>
          </table:table-cell>
          <table:table-cell table:style-name="ce81" table:formula="of:=ABS([.Z35])" office:value-type="float" office:value="0.0980171403295608" calcext:value-type="float">
            <text:p>0.098017140329561</text:p>
          </table:table-cell>
          <table:table-cell table:style-name="ce77" table:formula="of:=ABS([.AA35])" office:value-type="float" office:value="0.773010453362737" calcext:value-type="float">
            <text:p>0.773010453362737</text:p>
          </table:table-cell>
          <table:table-cell table:style-name="ce75" table:formula="of:=ABS([.AB35])" office:value-type="float" office:value="0.956940335732209" calcext:value-type="float">
            <text:p>0.956940335732209</text:p>
          </table:table-cell>
          <table:table-cell table:style-name="ce80" table:formula="of:=ABS([.AC35])" office:value-type="float" office:value="0.290284677254462" calcext:value-type="float">
            <text:p>0.290284677254462</text:p>
          </table:table-cell>
          <table:table-cell table:style-name="ce78" table:formula="of:=ABS([.AD35])" office:value-type="float" office:value="0.634393284163645" calcext:value-type="float">
            <text:p>0.634393284163645</text:p>
          </table:table-cell>
          <table:table-cell table:style-name="ce74" table:formula="of:=ABS([.AE35])" office:value-type="float" office:value="0.995184726672197" calcext:value-type="float">
            <text:p>0.995184726672197</text:p>
          </table:table-cell>
          <table:table-cell table:style-name="ce79" table:formula="of:=ABS([.AF35])" office:value-type="float" office:value="0.471396736825998" calcext:value-type="float">
            <text:p>0.471396736825998</text:p>
          </table:table-cell>
          <table:table-cell table:style-name="ce54" table:formula="of:=SUM([.Y44:.AF44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25998</text:p>
          </table:table-cell>
          <table:table-cell table:formula="of:=ABS([.C36])" office:value-type="float" office:value="0.881921264348355" calcext:value-type="float">
            <text:p>0.881921264348355</text:p>
          </table:table-cell>
          <table:table-cell table:formula="of:=ABS([.D36])" office:value-type="float" office:value="0.290284677254462" calcext:value-type="float">
            <text:p>0.290284677254462</text:p>
          </table:table-cell>
          <table:table-cell table:formula="of:=ABS([.E36])" office:value-type="float" office:value="0.956940335732209" calcext:value-type="float">
            <text:p>0.956940335732209</text:p>
          </table:table-cell>
          <table:table-cell table:style-name="ce63" table:formula="of:=ABS([.F36])" office:value-type="float" office:value="0.634393284163645" calcext:value-type="float">
            <text:p>0.634393284163645</text:p>
          </table:table-cell>
          <table:table-cell table:style-name="ce63" table:formula="of:=ABS([.G36])" office:value-type="float" office:value="0.773010453362737" calcext:value-type="float">
            <text:p>0.773010453362737</text:p>
          </table:table-cell>
          <table:table-cell table:formula="of:=ABS([.H36])" office:value-type="float" office:value="0.995184726672197" calcext:value-type="float">
            <text:p>0.995184726672197</text:p>
          </table:table-cell>
          <table:table-cell table:formula="of:=ABS([.I36])" office:value-type="float" office:value="0.0980171403295605" calcext:value-type="float">
            <text:p>0.098017140329561</text:p>
          </table:table-cell>
          <table:table-cell table:style-name="ce54" table:formula="of:=SUM([.B45:.I45])" office:value-type="float" office:value="5.10114861868916" calcext:value-type="float">
            <text:p>5.10114861868916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25998</text:p>
          </table:table-cell>
          <table:table-cell table:formula="of:=ABS([.M36])" office:value-type="float" office:value="0.881921264348355" calcext:value-type="float">
            <text:p>0.881921264348355</text:p>
          </table:table-cell>
          <table:table-cell table:formula="of:=ABS([.N36])" office:value-type="float" office:value="0.290284677254462" calcext:value-type="float">
            <text:p>0.290284677254462</text:p>
          </table:table-cell>
          <table:table-cell table:formula="of:=ABS([.O36])" office:value-type="float" office:value="0.956940335732209" calcext:value-type="float">
            <text:p>0.956940335732209</text:p>
          </table:table-cell>
          <table:table-cell table:style-name="ce63" table:formula="of:=ABS([.P36])" office:value-type="float" office:value="0.995184726672197" calcext:value-type="float">
            <text:p>0.995184726672197</text:p>
          </table:table-cell>
          <table:table-cell table:style-name="ce63" table:formula="of:=ABS([.Q36])" office:value-type="float" office:value="0.0980171403295605" calcext:value-type="float">
            <text:p>0.098017140329561</text:p>
          </table:table-cell>
          <table:table-cell table:formula="of:=ABS([.R36])" office:value-type="float" office:value="0.634393284163645" calcext:value-type="float">
            <text:p>0.634393284163645</text:p>
          </table:table-cell>
          <table:table-cell table:formula="of:=ABS([.S36])" office:value-type="float" office:value="0.773010453362737" calcext:value-type="float">
            <text:p>0.773010453362737</text:p>
          </table:table-cell>
          <table:table-cell table:style-name="ce54" table:formula="of:=SUM([.L45:.S45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77" table:formula="of:=ABS([.Y36])" office:value-type="float" office:value="0.773010453362737" calcext:value-type="float">
            <text:p>0.773010453362737</text:p>
          </table:table-cell>
          <table:table-cell table:style-name="ce79" table:formula="of:=ABS([.Z36])" office:value-type="float" office:value="0.471396736825998" calcext:value-type="float">
            <text:p>0.471396736825998</text:p>
          </table:table-cell>
          <table:table-cell table:style-name="ce75" table:formula="of:=ABS([.AA36])" office:value-type="float" office:value="0.956940335732209" calcext:value-type="float">
            <text:p>0.956940335732209</text:p>
          </table:table-cell>
          <table:table-cell table:style-name="ce81" table:formula="of:=ABS([.AB36])" office:value-type="float" office:value="0.0980171403295601" calcext:value-type="float">
            <text:p>0.09801714032956</text:p>
          </table:table-cell>
          <table:table-cell table:style-name="ce74" table:formula="of:=ABS([.AC36])" office:value-type="float" office:value="0.995184726672197" calcext:value-type="float">
            <text:p>0.995184726672197</text:p>
          </table:table-cell>
          <table:table-cell table:style-name="ce80" table:formula="of:=ABS([.AD36])" office:value-type="float" office:value="0.290284677254463" calcext:value-type="float">
            <text:p>0.290284677254463</text:p>
          </table:table-cell>
          <table:table-cell table:style-name="ce76" table:formula="of:=ABS([.AE36])" office:value-type="float" office:value="0.881921264348356" calcext:value-type="float">
            <text:p>0.881921264348356</text:p>
          </table:table-cell>
          <table:table-cell table:style-name="ce78" table:formula="of:=ABS([.AF36])" office:value-type="float" office:value="0.634393284163647" calcext:value-type="float">
            <text:p>0.634393284163647</text:p>
          </table:table-cell>
          <table:table-cell table:style-name="ce54" table:formula="of:=SUM([.Y45:.AF45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163645</text:p>
          </table:table-cell>
          <table:table-cell table:formula="of:=ABS([.C37])" office:value-type="float" office:value="0.773010453362737" calcext:value-type="float">
            <text:p>0.773010453362737</text:p>
          </table:table-cell>
          <table:table-cell table:formula="of:=ABS([.D37])" office:value-type="float" office:value="0.995184726672197" calcext:value-type="float">
            <text:p>0.995184726672197</text:p>
          </table:table-cell>
          <table:table-cell table:formula="of:=ABS([.E37])" office:value-type="float" office:value="0.0980171403295607" calcext:value-type="float">
            <text:p>0.098017140329561</text:p>
          </table:table-cell>
          <table:table-cell table:style-name="ce63" table:formula="of:=ABS([.F37])" office:value-type="float" office:value="0.881921264348355" calcext:value-type="float">
            <text:p>0.881921264348355</text:p>
          </table:table-cell>
          <table:table-cell table:style-name="ce63" table:formula="of:=ABS([.G37])" office:value-type="float" office:value="0.471396736825998" calcext:value-type="float">
            <text:p>0.471396736825998</text:p>
          </table:table-cell>
          <table:table-cell table:style-name="ce46" table:formula="of:=ABS([.H37])" office:value-type="float" office:value="0.290284677254462" calcext:value-type="float">
            <text:p>0.290284677254462</text:p>
          </table:table-cell>
          <table:table-cell table:formula="of:=ABS([.I37])" office:value-type="float" office:value="0.956940335732209" calcext:value-type="float">
            <text:p>0.956940335732209</text:p>
          </table:table-cell>
          <table:table-cell table:style-name="ce54" table:formula="of:=SUM([.B46:.I46])" office:value-type="float" office:value="5.10114861868916" calcext:value-type="float">
            <text:p>5.10114861868916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163645</text:p>
          </table:table-cell>
          <table:table-cell table:formula="of:=ABS([.M37])" office:value-type="float" office:value="0.773010453362737" calcext:value-type="float">
            <text:p>0.773010453362737</text:p>
          </table:table-cell>
          <table:table-cell table:formula="of:=ABS([.N37])" office:value-type="float" office:value="0.995184726672197" calcext:value-type="float">
            <text:p>0.995184726672197</text:p>
          </table:table-cell>
          <table:table-cell table:formula="of:=ABS([.O37])" office:value-type="float" office:value="0.0980171403295607" calcext:value-type="float">
            <text:p>0.098017140329561</text:p>
          </table:table-cell>
          <table:table-cell table:style-name="ce63" table:formula="of:=ABS([.P37])" office:value-type="float" office:value="0.881921264348355" calcext:value-type="float">
            <text:p>0.881921264348355</text:p>
          </table:table-cell>
          <table:table-cell table:style-name="ce63" table:formula="of:=ABS([.Q37])" office:value-type="float" office:value="0.471396736825998" calcext:value-type="float">
            <text:p>0.471396736825998</text:p>
          </table:table-cell>
          <table:table-cell table:style-name="ce46" table:formula="of:=ABS([.R37])" office:value-type="float" office:value="0.290284677254462" calcext:value-type="float">
            <text:p>0.290284677254462</text:p>
          </table:table-cell>
          <table:table-cell table:formula="of:=ABS([.S37])" office:value-type="float" office:value="0.956940335732209" calcext:value-type="float">
            <text:p>0.956940335732209</text:p>
          </table:table-cell>
          <table:table-cell table:style-name="ce54" table:formula="of:=SUM([.L46:.S46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78" table:formula="of:=ABS([.Y37])" office:value-type="float" office:value="0.634393284163645" calcext:value-type="float">
            <text:p>0.634393284163645</text:p>
          </table:table-cell>
          <table:table-cell table:style-name="ce76" table:formula="of:=ABS([.Z37])" office:value-type="float" office:value="0.881921264348355" calcext:value-type="float">
            <text:p>0.881921264348355</text:p>
          </table:table-cell>
          <table:table-cell table:style-name="ce80" table:formula="of:=ABS([.AA37])" office:value-type="float" office:value="0.290284677254462" calcext:value-type="float">
            <text:p>0.290284677254462</text:p>
          </table:table-cell>
          <table:table-cell table:style-name="ce74" table:formula="of:=ABS([.AB37])" office:value-type="float" office:value="0.995184726672197" calcext:value-type="float">
            <text:p>0.995184726672197</text:p>
          </table:table-cell>
          <table:table-cell table:style-name="ce81" table:formula="of:=ABS([.AC37])" office:value-type="float" office:value="0.09801714032956" calcext:value-type="float">
            <text:p>0.09801714032956</text:p>
          </table:table-cell>
          <table:table-cell table:style-name="ce75" table:formula="of:=ABS([.AD37])" office:value-type="float" office:value="0.956940335732209" calcext:value-type="float">
            <text:p>0.956940335732209</text:p>
          </table:table-cell>
          <table:table-cell table:style-name="ce79" table:formula="of:=ABS([.AE37])" office:value-type="float" office:value="0.471396736825997" calcext:value-type="float">
            <text:p>0.471396736825997</text:p>
          </table:table-cell>
          <table:table-cell table:style-name="ce77" table:formula="of:=ABS([.AF37])" office:value-type="float" office:value="0.773010453362738" calcext:value-type="float">
            <text:p>0.773010453362738</text:p>
          </table:table-cell>
          <table:table-cell table:style-name="ce54" table:formula="of:=SUM([.Y46:.AF46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362737</text:p>
          </table:table-cell>
          <table:table-cell table:formula="of:=ABS([.C38])" office:value-type="float" office:value="0.634393284163645" calcext:value-type="float">
            <text:p>0.634393284163645</text:p>
          </table:table-cell>
          <table:table-cell table:formula="of:=ABS([.D38])" office:value-type="float" office:value="0.0980171403295607" calcext:value-type="float">
            <text:p>0.098017140329561</text:p>
          </table:table-cell>
          <table:table-cell table:formula="of:=ABS([.E38])" office:value-type="float" office:value="0.995184726672197" calcext:value-type="float">
            <text:p>0.995184726672197</text:p>
          </table:table-cell>
          <table:table-cell table:style-name="ce63" table:formula="of:=ABS([.F38])" office:value-type="float" office:value="0.471396736825998" calcext:value-type="float">
            <text:p>0.471396736825998</text:p>
          </table:table-cell>
          <table:table-cell table:style-name="ce63" table:formula="of:=ABS([.G38])" office:value-type="float" office:value="0.881921264348355" calcext:value-type="float">
            <text:p>0.881921264348355</text:p>
          </table:table-cell>
          <table:table-cell table:formula="of:=ABS([.H38])" office:value-type="float" office:value="0.956940335732209" calcext:value-type="float">
            <text:p>0.956940335732209</text:p>
          </table:table-cell>
          <table:table-cell table:style-name="ce46" table:formula="of:=ABS([.I38])" office:value-type="float" office:value="0.290284677254462" calcext:value-type="float">
            <text:p>0.290284677254462</text:p>
          </table:table-cell>
          <table:table-cell table:style-name="ce54" table:formula="of:=SUM([.B47:.I47])" office:value-type="float" office:value="5.10114861868916" calcext:value-type="float">
            <text:p>5.10114861868916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362737</text:p>
          </table:table-cell>
          <table:table-cell table:formula="of:=ABS([.M38])" office:value-type="float" office:value="0.634393284163645" calcext:value-type="float">
            <text:p>0.634393284163645</text:p>
          </table:table-cell>
          <table:table-cell table:formula="of:=ABS([.N38])" office:value-type="float" office:value="0.0980171403295607" calcext:value-type="float">
            <text:p>0.098017140329561</text:p>
          </table:table-cell>
          <table:table-cell table:formula="of:=ABS([.O38])" office:value-type="float" office:value="0.995184726672197" calcext:value-type="float">
            <text:p>0.995184726672197</text:p>
          </table:table-cell>
          <table:table-cell table:style-name="ce63" table:formula="of:=ABS([.P38])" office:value-type="float" office:value="0.471396736825998" calcext:value-type="float">
            <text:p>0.471396736825998</text:p>
          </table:table-cell>
          <table:table-cell table:style-name="ce63" table:formula="of:=ABS([.Q38])" office:value-type="float" office:value="0.881921264348355" calcext:value-type="float">
            <text:p>0.881921264348355</text:p>
          </table:table-cell>
          <table:table-cell table:formula="of:=ABS([.R38])" office:value-type="float" office:value="0.956940335732209" calcext:value-type="float">
            <text:p>0.956940335732209</text:p>
          </table:table-cell>
          <table:table-cell table:style-name="ce46" table:formula="of:=ABS([.S38])" office:value-type="float" office:value="0.290284677254462" calcext:value-type="float">
            <text:p>0.290284677254462</text:p>
          </table:table-cell>
          <table:table-cell table:style-name="ce54" table:formula="of:=SUM([.L47:.S47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79" table:formula="of:=ABS([.Y38])" office:value-type="float" office:value="0.471396736825998" calcext:value-type="float">
            <text:p>0.471396736825998</text:p>
          </table:table-cell>
          <table:table-cell table:style-name="ce74" table:formula="of:=ABS([.Z38])" office:value-type="float" office:value="0.995184726672197" calcext:value-type="float">
            <text:p>0.995184726672197</text:p>
          </table:table-cell>
          <table:table-cell table:style-name="ce78" table:formula="of:=ABS([.AA38])" office:value-type="float" office:value="0.634393284163646" calcext:value-type="float">
            <text:p>0.634393284163646</text:p>
          </table:table-cell>
          <table:table-cell table:style-name="ce80" table:formula="of:=ABS([.AB38])" office:value-type="float" office:value="0.290284677254463" calcext:value-type="float">
            <text:p>0.290284677254463</text:p>
          </table:table-cell>
          <table:table-cell table:style-name="ce75" table:formula="of:=ABS([.AC38])" office:value-type="float" office:value="0.956940335732209" calcext:value-type="float">
            <text:p>0.956940335732209</text:p>
          </table:table-cell>
          <table:table-cell table:style-name="ce77" table:formula="of:=ABS([.AD38])" office:value-type="float" office:value="0.773010453362736" calcext:value-type="float">
            <text:p>0.773010453362736</text:p>
          </table:table-cell>
          <table:table-cell table:style-name="ce81" table:formula="of:=ABS([.AE38])" office:value-type="float" office:value="0.0980171403295591" calcext:value-type="float">
            <text:p>0.098017140329559</text:p>
          </table:table-cell>
          <table:table-cell table:style-name="ce76" table:formula="of:=ABS([.AF38])" office:value-type="float" office:value="0.881921264348356" calcext:value-type="float">
            <text:p>0.881921264348356</text:p>
          </table:table-cell>
          <table:table-cell table:style-name="ce54" table:formula="of:=SUM([.Y47:.AF47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254462</text:p>
          </table:table-cell>
          <table:table-cell table:formula="of:=ABS([.C39])" office:value-type="float" office:value="0.956940335732209" calcext:value-type="float">
            <text:p>0.956940335732209</text:p>
          </table:table-cell>
          <table:table-cell table:formula="of:=ABS([.D39])" office:value-type="float" office:value="0.881921264348355" calcext:value-type="float">
            <text:p>0.881921264348355</text:p>
          </table:table-cell>
          <table:table-cell table:formula="of:=ABS([.E39])" office:value-type="float" office:value="0.471396736825998" calcext:value-type="float">
            <text:p>0.471396736825998</text:p>
          </table:table-cell>
          <table:table-cell table:formula="of:=ABS([.F39])" office:value-type="float" office:value="0.995184726672197" calcext:value-type="float">
            <text:p>0.995184726672197</text:p>
          </table:table-cell>
          <table:table-cell table:formula="of:=ABS([.G39])" office:value-type="float" office:value="0.0980171403295607" calcext:value-type="float">
            <text:p>0.098017140329561</text:p>
          </table:table-cell>
          <table:table-cell table:formula="of:=ABS([.H39])" office:value-type="float" office:value="0.773010453362737" calcext:value-type="float">
            <text:p>0.773010453362737</text:p>
          </table:table-cell>
          <table:table-cell table:formula="of:=ABS([.I39])" office:value-type="float" office:value="0.634393284163645" calcext:value-type="float">
            <text:p>0.634393284163645</text:p>
          </table:table-cell>
          <table:table-cell table:style-name="ce54" table:formula="of:=SUM([.B48:.I48])" office:value-type="float" office:value="5.10114861868916" calcext:value-type="float">
            <text:p>5.10114861868916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254462</text:p>
          </table:table-cell>
          <table:table-cell table:formula="of:=ABS([.M39])" office:value-type="float" office:value="0.956940335732209" calcext:value-type="float">
            <text:p>0.956940335732209</text:p>
          </table:table-cell>
          <table:table-cell table:formula="of:=ABS([.N39])" office:value-type="float" office:value="0.881921264348355" calcext:value-type="float">
            <text:p>0.881921264348355</text:p>
          </table:table-cell>
          <table:table-cell table:formula="of:=ABS([.O39])" office:value-type="float" office:value="0.471396736825998" calcext:value-type="float">
            <text:p>0.471396736825998</text:p>
          </table:table-cell>
          <table:table-cell table:formula="of:=ABS([.P39])" office:value-type="float" office:value="0.773010453362737" calcext:value-type="float">
            <text:p>0.773010453362737</text:p>
          </table:table-cell>
          <table:table-cell table:formula="of:=ABS([.Q39])" office:value-type="float" office:value="0.634393284163645" calcext:value-type="float">
            <text:p>0.634393284163645</text:p>
          </table:table-cell>
          <table:table-cell table:formula="of:=ABS([.R39])" office:value-type="float" office:value="0.995184726672197" calcext:value-type="float">
            <text:p>0.995184726672197</text:p>
          </table:table-cell>
          <table:table-cell table:formula="of:=ABS([.S39])" office:value-type="float" office:value="0.0980171403295607" calcext:value-type="float">
            <text:p>0.098017140329561</text:p>
          </table:table-cell>
          <table:table-cell table:style-name="ce54" table:formula="of:=SUM([.L48:.S48])" office:value-type="float" office:value="5.10114861868917" calcext:value-type="float">
            <text:p>5.1011486186891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80" table:formula="of:=ABS([.Y39])" office:value-type="float" office:value="0.290284677254462" calcext:value-type="float">
            <text:p>0.290284677254462</text:p>
          </table:table-cell>
          <table:table-cell table:style-name="ce77" table:formula="of:=ABS([.Z39])" office:value-type="float" office:value="0.773010453362737" calcext:value-type="float">
            <text:p>0.773010453362737</text:p>
          </table:table-cell>
          <table:table-cell table:style-name="ce74" table:formula="of:=ABS([.AA39])" office:value-type="float" office:value="0.995184726672197" calcext:value-type="float">
            <text:p>0.995184726672197</text:p>
          </table:table-cell>
          <table:table-cell table:style-name="ce76" table:formula="of:=ABS([.AB39])" office:value-type="float" office:value="0.881921264348355" calcext:value-type="float">
            <text:p>0.881921264348355</text:p>
          </table:table-cell>
          <table:table-cell table:style-name="ce79" table:formula="of:=ABS([.AC39])" office:value-type="float" office:value="0.471396736825997" calcext:value-type="float">
            <text:p>0.471396736825997</text:p>
          </table:table-cell>
          <table:table-cell table:style-name="ce81" table:formula="of:=ABS([.AD39])" office:value-type="float" office:value="0.0980171403295626" calcext:value-type="float">
            <text:p>0.098017140329563</text:p>
          </table:table-cell>
          <table:table-cell table:style-name="ce78" table:formula="of:=ABS([.AE39])" office:value-type="float" office:value="0.634393284163646" calcext:value-type="float">
            <text:p>0.634393284163646</text:p>
          </table:table-cell>
          <table:table-cell table:style-name="ce75" table:formula="of:=ABS([.AF39])" office:value-type="float" office:value="0.956940335732209" calcext:value-type="float">
            <text:p>0.956940335732209</text:p>
          </table:table-cell>
          <table:table-cell table:style-name="ce54" table:formula="of:=SUM([.Y48:.AF48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32209</text:p>
          </table:table-cell>
          <table:table-cell table:formula="of:=ABS([.C40])" office:value-type="float" office:value="0.290284677254462" calcext:value-type="float">
            <text:p>0.290284677254462</text:p>
          </table:table-cell>
          <table:table-cell table:formula="of:=ABS([.D40])" office:value-type="float" office:value="0.471396736825998" calcext:value-type="float">
            <text:p>0.471396736825998</text:p>
          </table:table-cell>
          <table:table-cell table:formula="of:=ABS([.E40])" office:value-type="float" office:value="0.881921264348355" calcext:value-type="float">
            <text:p>0.881921264348355</text:p>
          </table:table-cell>
          <table:table-cell table:formula="of:=ABS([.F40])" office:value-type="float" office:value="0.0980171403295607" calcext:value-type="float">
            <text:p>0.098017140329561</text:p>
          </table:table-cell>
          <table:table-cell table:formula="of:=ABS([.G40])" office:value-type="float" office:value="0.995184726672197" calcext:value-type="float">
            <text:p>0.995184726672197</text:p>
          </table:table-cell>
          <table:table-cell table:formula="of:=ABS([.H40])" office:value-type="float" office:value="0.634393284163645" calcext:value-type="float">
            <text:p>0.634393284163645</text:p>
          </table:table-cell>
          <table:table-cell table:formula="of:=ABS([.I40])" office:value-type="float" office:value="0.773010453362737" calcext:value-type="float">
            <text:p>0.773010453362737</text:p>
          </table:table-cell>
          <table:table-cell table:style-name="ce54" table:formula="of:=SUM([.B49:.I49])" office:value-type="float" office:value="5.10114861868916" calcext:value-type="float">
            <text:p>5.10114861868916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32209</text:p>
          </table:table-cell>
          <table:table-cell table:formula="of:=ABS([.M40])" office:value-type="float" office:value="0.290284677254462" calcext:value-type="float">
            <text:p>0.290284677254462</text:p>
          </table:table-cell>
          <table:table-cell table:formula="of:=ABS([.N40])" office:value-type="float" office:value="0.471396736825998" calcext:value-type="float">
            <text:p>0.471396736825998</text:p>
          </table:table-cell>
          <table:table-cell table:formula="of:=ABS([.O40])" office:value-type="float" office:value="0.881921264348355" calcext:value-type="float">
            <text:p>0.881921264348355</text:p>
          </table:table-cell>
          <table:table-cell table:formula="of:=ABS([.P40])" office:value-type="float" office:value="0.634393284163645" calcext:value-type="float">
            <text:p>0.634393284163645</text:p>
          </table:table-cell>
          <table:table-cell table:formula="of:=ABS([.Q40])" office:value-type="float" office:value="0.773010453362737" calcext:value-type="float">
            <text:p>0.773010453362737</text:p>
          </table:table-cell>
          <table:table-cell table:formula="of:=ABS([.R40])" office:value-type="float" office:value="0.0980171403295607" calcext:value-type="float">
            <text:p>0.098017140329561</text:p>
          </table:table-cell>
          <table:table-cell table:formula="of:=ABS([.S40])" office:value-type="float" office:value="0.995184726672197" calcext:value-type="float">
            <text:p>0.995184726672197</text:p>
          </table:table-cell>
          <table:table-cell table:style-name="ce54" table:formula="of:=SUM([.L49:.S49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81" table:formula="of:=ABS([.Y40])" office:value-type="float" office:value="0.0980171403295608" calcext:value-type="float">
            <text:p>0.098017140329561</text:p>
          </table:table-cell>
          <table:table-cell table:style-name="ce80" table:formula="of:=ABS([.Z40])" office:value-type="float" office:value="0.290284677254462" calcext:value-type="float">
            <text:p>0.290284677254462</text:p>
          </table:table-cell>
          <table:table-cell table:style-name="ce79" table:formula="of:=ABS([.AA40])" office:value-type="float" office:value="0.471396736825998" calcext:value-type="float">
            <text:p>0.471396736825998</text:p>
          </table:table-cell>
          <table:table-cell table:style-name="ce78" table:formula="of:=ABS([.AB40])" office:value-type="float" office:value="0.634393284163645" calcext:value-type="float">
            <text:p>0.634393284163645</text:p>
          </table:table-cell>
          <table:table-cell table:style-name="ce77" table:formula="of:=ABS([.AC40])" office:value-type="float" office:value="0.773010453362738" calcext:value-type="float">
            <text:p>0.773010453362738</text:p>
          </table:table-cell>
          <table:table-cell table:style-name="ce76" table:formula="of:=ABS([.AD40])" office:value-type="float" office:value="0.881921264348356" calcext:value-type="float">
            <text:p>0.881921264348356</text:p>
          </table:table-cell>
          <table:table-cell table:style-name="ce75" table:formula="of:=ABS([.AE40])" office:value-type="float" office:value="0.956940335732208" calcext:value-type="float">
            <text:p>0.956940335732208</text:p>
          </table:table-cell>
          <table:table-cell table:style-name="ce74" table:formula="of:=ABS([.AF40])" office:value-type="float" office:value="0.995184726672197" calcext:value-type="float">
            <text:p>0.995184726672197</text:p>
          </table:table-cell>
          <table:table-cell table:style-name="ce54" table:formula="of:=SUM([.Y49:.AF49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/>
          <table:table-cell table:style-name="ce54" table:formula="of:=SUM([.B42:.B49])" office:value-type="float" office:value="5.10114861868916" calcext:value-type="float">
            <text:p>5.10114861868916</text:p>
          </table:table-cell>
          <table:table-cell table:style-name="ce54" table:formula="of:=SUM([.C42:.C49])" office:value-type="float" office:value="5.10114861868916" calcext:value-type="float">
            <text:p>5.10114861868916</text:p>
          </table:table-cell>
          <table:table-cell table:style-name="ce54" table:formula="of:=SUM([.D42:.D49])" office:value-type="float" office:value="5.10114861868916" calcext:value-type="float">
            <text:p>5.10114861868916</text:p>
          </table:table-cell>
          <table:table-cell table:style-name="ce54" table:formula="of:=SUM([.E42:.E49])" office:value-type="float" office:value="5.10114861868916" calcext:value-type="float">
            <text:p>5.10114861868916</text:p>
          </table:table-cell>
          <table:table-cell table:style-name="ce54" table:formula="of:=SUM([.F42:.F49])" office:value-type="float" office:value="5.10114861868916" calcext:value-type="float">
            <text:p>5.10114861868916</text:p>
          </table:table-cell>
          <table:table-cell table:style-name="ce54" table:formula="of:=SUM([.G42:.G49])" office:value-type="float" office:value="5.10114861868916" calcext:value-type="float">
            <text:p>5.10114861868916</text:p>
          </table:table-cell>
          <table:table-cell table:style-name="ce54" table:formula="of:=SUM([.H42:.H49])" office:value-type="float" office:value="5.10114861868916" calcext:value-type="float">
            <text:p>5.10114861868916</text:p>
          </table:table-cell>
          <table:table-cell table:style-name="ce54" table:formula="of:=SUM([.I42:.I49])" office:value-type="float" office:value="5.10114861868916" calcext:value-type="float">
            <text:p>5.10114861868916</text:p>
          </table:table-cell>
          <table:table-cell table:number-columns-repeated="2"/>
          <table:table-cell table:style-name="ce54" table:formula="of:=SUM([.L42:.L49])" office:value-type="float" office:value="5.10114861868916" calcext:value-type="float">
            <text:p>5.10114861868916</text:p>
          </table:table-cell>
          <table:table-cell table:style-name="ce54" table:formula="of:=SUM([.M42:.M49])" office:value-type="float" office:value="5.10114861868916" calcext:value-type="float">
            <text:p>5.10114861868916</text:p>
          </table:table-cell>
          <table:table-cell table:style-name="ce54" table:formula="of:=SUM([.N42:.N49])" office:value-type="float" office:value="5.10114861868916" calcext:value-type="float">
            <text:p>5.10114861868916</text:p>
          </table:table-cell>
          <table:table-cell table:style-name="ce54" table:formula="of:=SUM([.O42:.O49])" office:value-type="float" office:value="5.10114861868917" calcext:value-type="float">
            <text:p>5.10114861868917</text:p>
          </table:table-cell>
          <table:table-cell table:style-name="ce54" table:formula="of:=SUM([.P42:.P49])" office:value-type="float" office:value="5.10114861868916" calcext:value-type="float">
            <text:p>5.10114861868916</text:p>
          </table:table-cell>
          <table:table-cell table:style-name="ce54" table:formula="of:=SUM([.Q42:.Q49])" office:value-type="float" office:value="5.10114861868916" calcext:value-type="float">
            <text:p>5.10114861868916</text:p>
          </table:table-cell>
          <table:table-cell table:style-name="ce54" table:formula="of:=SUM([.R42:.R49])" office:value-type="float" office:value="5.10114861868916" calcext:value-type="float">
            <text:p>5.10114861868916</text:p>
          </table:table-cell>
          <table:table-cell table:style-name="ce54" table:formula="of:=SUM([.S42:.S49])" office:value-type="float" office:value="5.10114861868916" calcext:value-type="float">
            <text:p>5.10114861868916</text:p>
          </table:table-cell>
          <table:table-cell table:number-columns-repeated="5"/>
          <table:table-cell table:style-name="ce54" table:formula="of:=SUM([.Y42:.Y49])" office:value-type="float" office:value="5.10114861868916" calcext:value-type="float">
            <text:p>5.10114861868916</text:p>
          </table:table-cell>
          <table:table-cell table:style-name="ce54" table:formula="of:=SUM([.Z42:.Z49])" office:value-type="float" office:value="5.10114861868916" calcext:value-type="float">
            <text:p>5.10114861868916</text:p>
          </table:table-cell>
          <table:table-cell table:style-name="ce54" table:formula="of:=SUM([.AA42:.AA49])" office:value-type="float" office:value="5.10114861868917" calcext:value-type="float">
            <text:p>5.10114861868917</text:p>
          </table:table-cell>
          <table:table-cell table:style-name="ce54" table:formula="of:=SUM([.AB42:.AB49])" office:value-type="float" office:value="5.10114861868916" calcext:value-type="float">
            <text:p>5.10114861868916</text:p>
          </table:table-cell>
          <table:table-cell table:style-name="ce54" table:formula="of:=SUM([.AC42:.AC49])" office:value-type="float" office:value="5.10114861868916" calcext:value-type="float">
            <text:p>5.10114861868916</text:p>
          </table:table-cell>
          <table:table-cell table:style-name="ce54" table:formula="of:=SUM([.AD42:.AD49])" office:value-type="float" office:value="5.10114861868917" calcext:value-type="float">
            <text:p>5.10114861868917</text:p>
          </table:table-cell>
          <table:table-cell table:style-name="ce54" table:formula="of:=SUM([.AE42:.AE49])" office:value-type="float" office:value="5.10114861868916" calcext:value-type="float">
            <text:p>5.10114861868916</text:p>
          </table:table-cell>
          <table:table-cell table:style-name="ce54" table:formula="of:=SUM([.AF42:.AF49])" office:value-type="float" office:value="5.10114861868917" calcext:value-type="float">
            <text:p>5.1011486186891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672197</text:p>
          </table:table-cell>
          <table:table-cell table:formula="of:=[.P33]*[.M$52]" office:value-type="float" office:value="0.956940335732209" calcext:value-type="float">
            <text:p>0.956940335732209</text:p>
          </table:table-cell>
          <table:table-cell table:formula="of:=[.R33]*[.N$52]" office:value-type="float" office:value="0.881921264348355" calcext:value-type="float">
            <text:p>0.881921264348355</text:p>
          </table:table-cell>
          <table:table-cell table:formula="of:=[.N33]*[.O$52]" office:value-type="float" office:value="0.773010453362737" calcext:value-type="float">
            <text:p>0.773010453362737</text:p>
          </table:table-cell>
          <table:table-cell table:formula="of:=[.O33]*[.P$52]" office:value-type="float" office:value="0.634393284163645" calcext:value-type="float">
            <text:p>0.634393284163645</text:p>
          </table:table-cell>
          <table:table-cell table:formula="of:=[.S33]*[.Q$52]" office:value-type="float" office:value="0.471396736825998" calcext:value-type="float">
            <text:p>0.471396736825998</text:p>
          </table:table-cell>
          <table:table-cell table:formula="of:=[.Q33]*[.R$52]" office:value-type="float" office:value="0.290284677254462" calcext:value-type="float">
            <text:p>0.290284677254462</text:p>
          </table:table-cell>
          <table:table-cell table:formula="of:=[.M33]*[.S$52]" office:value-type="float" office:value="0.0980171403295606" calcext:value-type="float">
            <text:p>0.098017140329561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033177</text:p>
          </table:table-cell>
          <table:table-cell table:formula="of:=[.Q44]-[.G44]" office:value-type="float" office:value="0.360791442508552" calcext:value-type="float">
            <text:p>0.360791442508552</text:p>
          </table:table-cell>
          <table:table-cell table:formula="of:=[.R44]-[.H44]" office:value-type="float" office:value="0.674993313033176" calcext:value-type="float">
            <text:p>0.674993313033176</text:p>
          </table:table-cell>
          <table:table-cell table:formula="of:=[.S44]-[.I44]" office:value-type="float" office:value="-0.360791442508552" calcext:value-type="float">
            <text:p>-0.360791442508552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29561</text:p>
          </table:table-cell>
          <table:table-cell table:formula="of:=[.P34]*[.M$52]" office:value-type="float" office:value="-0.290284677254462" calcext:value-type="float">
            <text:p>-0.290284677254462</text:p>
          </table:table-cell>
          <table:table-cell table:formula="of:=[.R34]*[.N$52]" office:value-type="float" office:value="0.471396736825998" calcext:value-type="float">
            <text:p>0.471396736825998</text:p>
          </table:table-cell>
          <table:table-cell table:formula="of:=[.N34]*[.O$52]" office:value-type="float" office:value="-0.634393284163645" calcext:value-type="float">
            <text:p>-0.634393284163645</text:p>
          </table:table-cell>
          <table:table-cell table:formula="of:=[.O34]*[.P$52]" office:value-type="float" office:value="0.773010453362737" calcext:value-type="float">
            <text:p>0.773010453362737</text:p>
          </table:table-cell>
          <table:table-cell table:formula="of:=[.S34]*[.Q$52]" office:value-type="float" office:value="-0.881921264348355" calcext:value-type="float">
            <text:p>-0.881921264348355</text:p>
          </table:table-cell>
          <table:table-cell table:formula="of:=[.Q34]*[.R$52]" office:value-type="float" office:value="0.956940335732209" calcext:value-type="float">
            <text:p>0.956940335732209</text:p>
          </table:table-cell>
          <table:table-cell table:formula="of:=[.M34]*[.S$52]" office:value-type="float" office:value="-0.995184726672197" calcext:value-type="float">
            <text:p>-0.99518472667219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08552</text:p>
          </table:table-cell>
          <table:table-cell table:formula="of:=[.Q45]-[.G45]" office:value-type="float" office:value="-0.674993313033177" calcext:value-type="float">
            <text:p>-0.674993313033177</text:p>
          </table:table-cell>
          <table:table-cell table:formula="of:=[.R45]-[.H45]" office:value-type="float" office:value="-0.360791442508552" calcext:value-type="float">
            <text:p>-0.360791442508552</text:p>
          </table:table-cell>
          <table:table-cell table:formula="of:=[.S45]-[.I45]" office:value-type="float" office:value="0.674993313033176" calcext:value-type="float">
            <text:p>0.674993313033176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48355</text:p>
          </table:table-cell>
          <table:table-cell table:formula="of:=[.P35]*[.M$52]" office:value-type="float" office:value="0.0980171403295605" calcext:value-type="float">
            <text:p>0.098017140329561</text:p>
          </table:table-cell>
          <table:table-cell table:formula="of:=[.R35]*[.N$52]" office:value-type="float" office:value="-0.773010453362737" calcext:value-type="float">
            <text:p>-0.773010453362737</text:p>
          </table:table-cell>
          <table:table-cell table:formula="of:=[.N35]*[.O$52]" office:value-type="float" office:value="-0.956940335732209" calcext:value-type="float">
            <text:p>-0.956940335732209</text:p>
          </table:table-cell>
          <table:table-cell table:formula="of:=[.O35]*[.P$52]" office:value-type="float" office:value="-0.290284677254462" calcext:value-type="float">
            <text:p>-0.290284677254462</text:p>
          </table:table-cell>
          <table:table-cell table:formula="of:=[.S35]*[.Q$52]" office:value-type="float" office:value="0.634393284163645" calcext:value-type="float">
            <text:p>0.634393284163645</text:p>
          </table:table-cell>
          <table:table-cell table:formula="of:=[.Q35]*[.R$52]" office:value-type="float" office:value="0.995184726672197" calcext:value-type="float">
            <text:p>0.995184726672197</text:p>
          </table:table-cell>
          <table:table-cell table:formula="of:=[.M35]*[.S$52]" office:value-type="float" office:value="0.471396736825998" calcext:value-type="float">
            <text:p>0.47139673682599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25998</text:p>
          </table:table-cell>
          <table:table-cell table:formula="of:=[.P36]*[.M$52]" office:value-type="float" office:value="-0.995184726672197" calcext:value-type="float">
            <text:p>-0.995184726672197</text:p>
          </table:table-cell>
          <table:table-cell table:formula="of:=[.R36]*[.N$52]" office:value-type="float" office:value="0.634393284163645" calcext:value-type="float">
            <text:p>0.634393284163645</text:p>
          </table:table-cell>
          <table:table-cell table:formula="of:=[.N36]*[.O$52]" office:value-type="float" office:value="0.290284677254462" calcext:value-type="float">
            <text:p>0.290284677254462</text:p>
          </table:table-cell>
          <table:table-cell table:formula="of:=[.O36]*[.P$52]" office:value-type="float" office:value="-0.956940335732209" calcext:value-type="float">
            <text:p>-0.956940335732209</text:p>
          </table:table-cell>
          <table:table-cell table:formula="of:=[.S36]*[.Q$52]" office:value-type="float" office:value="0.773010453362737" calcext:value-type="float">
            <text:p>0.773010453362737</text:p>
          </table:table-cell>
          <table:table-cell table:formula="of:=[.Q36]*[.R$52]" office:value-type="float" office:value="0.0980171403295605" calcext:value-type="float">
            <text:p>0.098017140329561</text:p>
          </table:table-cell>
          <table:table-cell table:formula="of:=[.M36]*[.S$52]" office:value-type="float" office:value="-0.881921264348355" calcext:value-type="float">
            <text:p>-0.881921264348355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163645</text:p>
          </table:table-cell>
          <table:table-cell table:formula="of:=[.P37]*[.M$52]" office:value-type="float" office:value="-0.881921264348355" calcext:value-type="float">
            <text:p>-0.881921264348355</text:p>
          </table:table-cell>
          <table:table-cell table:formula="of:=[.R37]*[.N$52]" office:value-type="float" office:value="-0.290284677254462" calcext:value-type="float">
            <text:p>-0.290284677254462</text:p>
          </table:table-cell>
          <table:table-cell table:formula="of:=[.N37]*[.O$52]" office:value-type="float" office:value="0.995184726672197" calcext:value-type="float">
            <text:p>0.995184726672197</text:p>
          </table:table-cell>
          <table:table-cell table:formula="of:=[.O37]*[.P$52]" office:value-type="float" office:value="-0.0980171403295607" calcext:value-type="float">
            <text:p>-0.098017140329561</text:p>
          </table:table-cell>
          <table:table-cell table:formula="of:=[.S37]*[.Q$52]" office:value-type="float" office:value="-0.956940335732209" calcext:value-type="float">
            <text:p>-0.956940335732209</text:p>
          </table:table-cell>
          <table:table-cell table:formula="of:=[.Q37]*[.R$52]" office:value-type="float" office:value="0.471396736825998" calcext:value-type="float">
            <text:p>0.471396736825998</text:p>
          </table:table-cell>
          <table:table-cell table:formula="of:=[.M37]*[.S$52]" office:value-type="float" office:value="0.773010453362737" calcext:value-type="float">
            <text:p>0.773010453362737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0946</text:p>
          </table:table-cell>
          <table:table-cell table:formula="of:=[.Q48]-[.G48]" office:value-type="float" office:value="0.536376143834085" calcext:value-type="float">
            <text:p>0.536376143834085</text:p>
          </table:table-cell>
          <table:table-cell table:formula="of:=[.R48]-[.H48]" office:value-type="float" office:value="0.22217427330946" calcext:value-type="float">
            <text:p>0.22217427330946</text:p>
          </table:table-cell>
          <table:table-cell table:formula="of:=[.S48]-[.I48]" office:value-type="float" office:value="-0.536376143834084" calcext:value-type="float">
            <text:p>-0.536376143834084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362737</text:p>
          </table:table-cell>
          <table:table-cell table:formula="of:=[.P38]*[.M$52]" office:value-type="float" office:value="-0.471396736825998" calcext:value-type="float">
            <text:p>-0.471396736825998</text:p>
          </table:table-cell>
          <table:table-cell table:formula="of:=[.R38]*[.N$52]" office:value-type="float" office:value="-0.956940335732209" calcext:value-type="float">
            <text:p>-0.956940335732209</text:p>
          </table:table-cell>
          <table:table-cell table:formula="of:=[.N38]*[.O$52]" office:value-type="float" office:value="0.0980171403295607" calcext:value-type="float">
            <text:p>0.098017140329561</text:p>
          </table:table-cell>
          <table:table-cell table:formula="of:=[.O38]*[.P$52]" office:value-type="float" office:value="0.995184726672197" calcext:value-type="float">
            <text:p>0.995184726672197</text:p>
          </table:table-cell>
          <table:table-cell table:formula="of:=[.S38]*[.Q$52]" office:value-type="float" office:value="0.290284677254462" calcext:value-type="float">
            <text:p>0.290284677254462</text:p>
          </table:table-cell>
          <table:table-cell table:formula="of:=[.Q38]*[.R$52]" office:value-type="float" office:value="-0.881921264348355" calcext:value-type="float">
            <text:p>-0.881921264348355</text:p>
          </table:table-cell>
          <table:table-cell table:formula="of:=[.M38]*[.S$52]" office:value-type="float" office:value="-0.634393284163645" calcext:value-type="float">
            <text:p>-0.634393284163645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34085</text:p>
          </table:table-cell>
          <table:table-cell table:formula="of:=[.Q49]-[.G49]" office:value-type="float" office:value="-0.22217427330946" calcext:value-type="float">
            <text:p>-0.22217427330946</text:p>
          </table:table-cell>
          <table:table-cell table:formula="of:=[.R49]-[.H49]" office:value-type="float" office:value="-0.536376143834084" calcext:value-type="float">
            <text:p>-0.536376143834084</text:p>
          </table:table-cell>
          <table:table-cell table:formula="of:=[.S49]-[.I49]" office:value-type="float" office:value="0.22217427330946" calcext:value-type="float">
            <text:p>0.22217427330946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254462</text:p>
          </table:table-cell>
          <table:table-cell table:formula="of:=[.P39]*[.M$52]" office:value-type="float" office:value="-0.773010453362737" calcext:value-type="float">
            <text:p>-0.773010453362737</text:p>
          </table:table-cell>
          <table:table-cell table:formula="of:=[.R39]*[.N$52]" office:value-type="float" office:value="0.995184726672197" calcext:value-type="float">
            <text:p>0.995184726672197</text:p>
          </table:table-cell>
          <table:table-cell table:formula="of:=[.N39]*[.O$52]" office:value-type="float" office:value="-0.881921264348355" calcext:value-type="float">
            <text:p>-0.881921264348355</text:p>
          </table:table-cell>
          <table:table-cell table:formula="of:=[.O39]*[.P$52]" office:value-type="float" office:value="0.471396736825998" calcext:value-type="float">
            <text:p>0.471396736825998</text:p>
          </table:table-cell>
          <table:table-cell table:formula="of:=[.S39]*[.Q$52]" office:value-type="float" office:value="0.0980171403295607" calcext:value-type="float">
            <text:p>0.098017140329561</text:p>
          </table:table-cell>
          <table:table-cell table:formula="of:=[.Q39]*[.R$52]" office:value-type="float" office:value="-0.634393284163645" calcext:value-type="float">
            <text:p>-0.634393284163645</text:p>
          </table:table-cell>
          <table:table-cell table:formula="of:=[.M39]*[.S$52]" office:value-type="float" office:value="0.956940335732209" calcext:value-type="float">
            <text:p>0.956940335732209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32209</text:p>
          </table:table-cell>
          <table:table-cell table:formula="of:=[.P40]*[.M$52]" office:value-type="float" office:value="0.634393284163645" calcext:value-type="float">
            <text:p>0.634393284163645</text:p>
          </table:table-cell>
          <table:table-cell table:formula="of:=[.R40]*[.N$52]" office:value-type="float" office:value="0.0980171403295607" calcext:value-type="float">
            <text:p>0.098017140329561</text:p>
          </table:table-cell>
          <table:table-cell table:formula="of:=[.N40]*[.O$52]" office:value-type="float" office:value="-0.471396736825998" calcext:value-type="float">
            <text:p>-0.471396736825998</text:p>
          </table:table-cell>
          <table:table-cell table:formula="of:=[.O40]*[.P$52]" office:value-type="float" office:value="-0.881921264348355" calcext:value-type="float">
            <text:p>-0.881921264348355</text:p>
          </table:table-cell>
          <table:table-cell table:formula="of:=[.S40]*[.Q$52]" office:value-type="float" office:value="-0.995184726672197" calcext:value-type="float">
            <text:p>-0.995184726672197</text:p>
          </table:table-cell>
          <table:table-cell table:formula="of:=[.Q40]*[.R$52]" office:value-type="float" office:value="-0.773010453362737" calcext:value-type="float">
            <text:p>-0.773010453362737</text:p>
          </table:table-cell>
          <table:table-cell table:formula="of:=[.M40]*[.S$52]" office:value-type="float" office:value="-0.290284677254462" calcext:value-type="float">
            <text:p>-0.2902846772544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672197</text:p>
          </table:table-cell>
          <table:table-cell table:formula="of:=[.M53]*[.$T63]" office:value-type="float" office:value="0.956940335732209" calcext:value-type="float">
            <text:p>0.956940335732209</text:p>
          </table:table-cell>
          <table:table-cell table:formula="of:=[.N53]*[.$T63]" office:value-type="float" office:value="0.881921264348355" calcext:value-type="float">
            <text:p>0.881921264348355</text:p>
          </table:table-cell>
          <table:table-cell table:formula="of:=[.O53]*[.$T63]" office:value-type="float" office:value="0.773010453362737" calcext:value-type="float">
            <text:p>0.773010453362737</text:p>
          </table:table-cell>
          <table:table-cell table:formula="of:=[.P53]*[.$T63]" office:value-type="float" office:value="0.634393284163645" calcext:value-type="float">
            <text:p>0.634393284163645</text:p>
          </table:table-cell>
          <table:table-cell table:formula="of:=[.Q53]*[.$T63]" office:value-type="float" office:value="0.471396736825998" calcext:value-type="float">
            <text:p>0.471396736825998</text:p>
          </table:table-cell>
          <table:table-cell table:formula="of:=[.R53]*[.$T63]" office:value-type="float" office:value="0.290284677254462" calcext:value-type="float">
            <text:p>0.290284677254462</text:p>
          </table:table-cell>
          <table:table-cell table:formula="of:=[.S53]*[.$T63]" office:value-type="float" office:value="0.0980171403295606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32209</text:p>
          </table:table-cell>
          <table:table-cell table:formula="of:=[.M60]*[.$T64]" office:value-type="float" office:value="0.634393284163645" calcext:value-type="float">
            <text:p>0.634393284163645</text:p>
          </table:table-cell>
          <table:table-cell table:formula="of:=[.N60]*[.$T64]" office:value-type="float" office:value="0.0980171403295607" calcext:value-type="float">
            <text:p>0.098017140329561</text:p>
          </table:table-cell>
          <table:table-cell table:formula="of:=[.O60]*[.$T64]" office:value-type="float" office:value="-0.471396736825998" calcext:value-type="float">
            <text:p>-0.471396736825998</text:p>
          </table:table-cell>
          <table:table-cell table:formula="of:=[.P60]*[.$T64]" office:value-type="float" office:value="-0.881921264348355" calcext:value-type="float">
            <text:p>-0.881921264348355</text:p>
          </table:table-cell>
          <table:table-cell table:formula="of:=[.Q60]*[.$T64]" office:value-type="float" office:value="-0.995184726672197" calcext:value-type="float">
            <text:p>-0.995184726672197</text:p>
          </table:table-cell>
          <table:table-cell table:formula="of:=[.R60]*[.$T64]" office:value-type="float" office:value="-0.773010453362737" calcext:value-type="float">
            <text:p>-0.773010453362737</text:p>
          </table:table-cell>
          <table:table-cell table:formula="of:=[.S60]*[.$T64]"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48355</text:p>
          </table:table-cell>
          <table:table-cell table:formula="of:=[.M55]*[.$T65]" office:value-type="float" office:value="0.0980171403295605" calcext:value-type="float">
            <text:p>0.098017140329561</text:p>
          </table:table-cell>
          <table:table-cell table:formula="of:=[.N55]*[.$T65]" office:value-type="float" office:value="-0.773010453362737" calcext:value-type="float">
            <text:p>-0.773010453362737</text:p>
          </table:table-cell>
          <table:table-cell table:formula="of:=[.O55]*[.$T65]" office:value-type="float" office:value="-0.956940335732209" calcext:value-type="float">
            <text:p>-0.956940335732209</text:p>
          </table:table-cell>
          <table:table-cell table:formula="of:=[.P55]*[.$T65]" office:value-type="float" office:value="-0.290284677254462" calcext:value-type="float">
            <text:p>-0.290284677254462</text:p>
          </table:table-cell>
          <table:table-cell table:formula="of:=[.Q55]*[.$T65]" office:value-type="float" office:value="0.634393284163645" calcext:value-type="float">
            <text:p>0.634393284163645</text:p>
          </table:table-cell>
          <table:table-cell table:formula="of:=[.R55]*[.$T65]" office:value-type="float" office:value="0.995184726672197" calcext:value-type="float">
            <text:p>0.995184726672197</text:p>
          </table:table-cell>
          <table:table-cell table:formula="of:=[.S55]*[.$T65]" office:value-type="float" office:value="0.471396736825998" calcext:value-type="float">
            <text:p>0.4713967368259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362737</text:p>
          </table:table-cell>
          <table:table-cell table:formula="of:=[.M58]*[.$T66]" office:value-type="float" office:value="-0.471396736825998" calcext:value-type="float">
            <text:p>-0.471396736825998</text:p>
          </table:table-cell>
          <table:table-cell table:formula="of:=[.N58]*[.$T66]" office:value-type="float" office:value="-0.956940335732209" calcext:value-type="float">
            <text:p>-0.956940335732209</text:p>
          </table:table-cell>
          <table:table-cell table:formula="of:=[.O58]*[.$T66]" office:value-type="float" office:value="0.0980171403295607" calcext:value-type="float">
            <text:p>0.098017140329561</text:p>
          </table:table-cell>
          <table:table-cell table:formula="of:=[.P58]*[.$T66]" office:value-type="float" office:value="0.995184726672197" calcext:value-type="float">
            <text:p>0.995184726672197</text:p>
          </table:table-cell>
          <table:table-cell table:formula="of:=[.Q58]*[.$T66]" office:value-type="float" office:value="0.290284677254462" calcext:value-type="float">
            <text:p>0.290284677254462</text:p>
          </table:table-cell>
          <table:table-cell table:formula="of:=[.R58]*[.$T66]" office:value-type="float" office:value="-0.881921264348355" calcext:value-type="float">
            <text:p>-0.881921264348355</text:p>
          </table:table-cell>
          <table:table-cell table:formula="of:=[.S58]*[.$T66]"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163645</text:p>
          </table:table-cell>
          <table:table-cell table:formula="of:=[.M57]*[.$T67]" office:value-type="float" office:value="-0.881921264348355" calcext:value-type="float">
            <text:p>-0.881921264348355</text:p>
          </table:table-cell>
          <table:table-cell table:formula="of:=[.N57]*[.$T67]" office:value-type="float" office:value="-0.290284677254462" calcext:value-type="float">
            <text:p>-0.290284677254462</text:p>
          </table:table-cell>
          <table:table-cell table:formula="of:=[.O57]*[.$T67]" office:value-type="float" office:value="0.995184726672197" calcext:value-type="float">
            <text:p>0.995184726672197</text:p>
          </table:table-cell>
          <table:table-cell table:formula="of:=[.P57]*[.$T67]" office:value-type="float" office:value="-0.0980171403295607" calcext:value-type="float">
            <text:p>-0.098017140329561</text:p>
          </table:table-cell>
          <table:table-cell table:formula="of:=[.Q57]*[.$T67]" office:value-type="float" office:value="-0.956940335732209" calcext:value-type="float">
            <text:p>-0.956940335732209</text:p>
          </table:table-cell>
          <table:table-cell table:formula="of:=[.R57]*[.$T67]" office:value-type="float" office:value="0.471396736825998" calcext:value-type="float">
            <text:p>0.471396736825998</text:p>
          </table:table-cell>
          <table:table-cell table:formula="of:=[.S57]*[.$T67]" office:value-type="float" office:value="0.773010453362737" calcext:value-type="float">
            <text:p>0.77301045336273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25998</text:p>
          </table:table-cell>
          <table:table-cell table:formula="of:=[.M56]*[.$T68]" office:value-type="float" office:value="-0.995184726672197" calcext:value-type="float">
            <text:p>-0.995184726672197</text:p>
          </table:table-cell>
          <table:table-cell table:formula="of:=[.N56]*[.$T68]" office:value-type="float" office:value="0.634393284163645" calcext:value-type="float">
            <text:p>0.634393284163645</text:p>
          </table:table-cell>
          <table:table-cell table:formula="of:=[.O56]*[.$T68]" office:value-type="float" office:value="0.290284677254462" calcext:value-type="float">
            <text:p>0.290284677254462</text:p>
          </table:table-cell>
          <table:table-cell table:formula="of:=[.P56]*[.$T68]" office:value-type="float" office:value="-0.956940335732209" calcext:value-type="float">
            <text:p>-0.956940335732209</text:p>
          </table:table-cell>
          <table:table-cell table:formula="of:=[.Q56]*[.$T68]" office:value-type="float" office:value="0.773010453362737" calcext:value-type="float">
            <text:p>0.773010453362737</text:p>
          </table:table-cell>
          <table:table-cell table:formula="of:=[.R56]*[.$T68]" office:value-type="float" office:value="0.0980171403295605" calcext:value-type="float">
            <text:p>0.098017140329561</text:p>
          </table:table-cell>
          <table:table-cell table:formula="of:=[.S56]*[.$T68]" office:value-type="float" office:value="-0.881921264348355" calcext:value-type="float">
            <text:p>-0.88192126434835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254462</text:p>
          </table:table-cell>
          <table:table-cell table:formula="of:=[.M59]*[.$T69]" office:value-type="float" office:value="-0.773010453362737" calcext:value-type="float">
            <text:p>-0.773010453362737</text:p>
          </table:table-cell>
          <table:table-cell table:formula="of:=[.N59]*[.$T69]" office:value-type="float" office:value="0.995184726672197" calcext:value-type="float">
            <text:p>0.995184726672197</text:p>
          </table:table-cell>
          <table:table-cell table:formula="of:=[.O59]*[.$T69]" office:value-type="float" office:value="-0.881921264348355" calcext:value-type="float">
            <text:p>-0.881921264348355</text:p>
          </table:table-cell>
          <table:table-cell table:formula="of:=[.P59]*[.$T69]" office:value-type="float" office:value="0.471396736825998" calcext:value-type="float">
            <text:p>0.471396736825998</text:p>
          </table:table-cell>
          <table:table-cell table:formula="of:=[.Q59]*[.$T69]" office:value-type="float" office:value="0.0980171403295607" calcext:value-type="float">
            <text:p>0.098017140329561</text:p>
          </table:table-cell>
          <table:table-cell table:formula="of:=[.R59]*[.$T69]" office:value-type="float" office:value="-0.634393284163645" calcext:value-type="float">
            <text:p>-0.634393284163645</text:p>
          </table:table-cell>
          <table:table-cell table:formula="of:=[.S59]*[.$T69]" office:value-type="float" office:value="0.956940335732209" calcext:value-type="float">
            <text:p>0.95694033573220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29561</text:p>
          </table:table-cell>
          <table:table-cell table:formula="of:=[.M54]*[.$T70]" office:value-type="float" office:value="-0.290284677254462" calcext:value-type="float">
            <text:p>-0.290284677254462</text:p>
          </table:table-cell>
          <table:table-cell table:formula="of:=[.N54]*[.$T70]" office:value-type="float" office:value="0.471396736825998" calcext:value-type="float">
            <text:p>0.471396736825998</text:p>
          </table:table-cell>
          <table:table-cell table:formula="of:=[.O54]*[.$T70]" office:value-type="float" office:value="-0.634393284163645" calcext:value-type="float">
            <text:p>-0.634393284163645</text:p>
          </table:table-cell>
          <table:table-cell table:formula="of:=[.P54]*[.$T70]" office:value-type="float" office:value="0.773010453362737" calcext:value-type="float">
            <text:p>0.773010453362737</text:p>
          </table:table-cell>
          <table:table-cell table:formula="of:=[.Q54]*[.$T70]" office:value-type="float" office:value="-0.881921264348355" calcext:value-type="float">
            <text:p>-0.881921264348355</text:p>
          </table:table-cell>
          <table:table-cell table:formula="of:=[.R54]*[.$T70]" office:value-type="float" office:value="0.956940335732209" calcext:value-type="float">
            <text:p>0.956940335732209</text:p>
          </table:table-cell>
          <table:table-cell table:formula="of:=[.S54]*[.$T70]"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0.999999999999999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0.999999999999994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0.999999999999992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0.999999999999999</text:p>
          </table:table-cell>
          <table:table-cell table:formula="of:=[.AE38]/[.R68]" office:value-type="float" office:value="0.999999999999985" calcext:value-type="float">
            <text:p>0.999999999999985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0.999999999999999</text:p>
          </table:table-cell>
          <table:table-cell table:formula="of:=[.AD39]/[.Q69]" office:value-type="float" office:value="1.00000000000002" calcext:value-type="float">
            <text:p>1.00000000000002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33260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462382</text:p>
          </table:table-cell>
          <table:table-cell table:style-name="ce66" office:value-type="string" calcext:value-type="string">
            <text:p>5138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67" office:value-type="float" office:value="-501713" calcext:value-type="float">
            <text:p>-501713</text:p>
          </table:table-cell>
          <table:table-cell table:style-name="ce66" office:value-type="string" calcext:value-type="string">
            <text:p>-51390</text:p>
          </table:table-cell>
          <table:table-cell table:style-name="ce66" office:value-type="string" calcext:value-type="string">
            <text:p>247148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405280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66" office:value-type="string" calcext:value-type="string">
            <text:p>15219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39532</text:p>
          </table:table-cell>
          <table:table-cell table:style-name="ce66" office:value-type="string" calcext:value-type="string">
            <text:p>-332604</text:p>
          </table:table-cell>
          <table:table-cell table:style-name="ce66" office:value-type="string" calcext:value-type="string">
            <text:p>-545889</text:p>
          </table:table-cell>
          <table:table-cell table:style-name="ce66" office:value-type="string" calcext:value-type="string">
            <text:p>-443983</text:p>
          </table:table-cell>
          <table:table-cell table:style-name="ce66" office:value-type="string" calcext:value-type="string">
            <text:p>521763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174760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478574</text:p>
          </table:table-cell>
          <table:table-cell table:style-name="ce66" office:value-type="string" calcext:value-type="string">
            <text:p>-68876</text:p>
          </table:table-cell>
          <table:table-cell table:style-name="ce66" office:value-type="string" calcext:value-type="string">
            <text:p>-405281</text:p>
          </table:table-cell>
          <table:table-cell table:style-name="ce66" office:value-type="string" calcext:value-type="string">
            <text:p>70952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-326953</text:p>
          </table:table-cell>
          <table:table-cell table:style-name="ce66" office:value-type="string" calcext:value-type="string">
            <text:p>51390</text:p>
          </table:table-cell>
          <table:table-cell table:style-name="ce66" office:value-type="string" calcext:value-type="string">
            <text:p>-293429</text:p>
          </table:table-cell>
          <table:table-cell table:style-name="ce66" office:value-type="string" calcext:value-type="string">
            <text:p>611047</text:p>
          </table:table-cell>
          <table:table-cell table:style-name="ce66" office:value-type="string" calcext:value-type="string">
            <text:p>332605</text:p>
          </table:table-cell>
          <table:table-cell table:style-name="ce66" office:value-type="string" calcext:value-type="string">
            <text:p>-215232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66" office:value-type="string" calcext:value-type="string">
            <text:p>50171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-817145</text:p>
          </table:table-cell>
          <table:table-cell table:style-name="ce66" office:value-type="string" calcext:value-type="string">
            <text:p>-405282</text:p>
          </table:table-cell>
          <table:table-cell table:style-name="ce66" office:value-type="string" calcext:value-type="string">
            <text:p>-130919</text:p>
          </table:table-cell>
          <table:table-cell table:style-name="ce66" office:value-type="string" calcext:value-type="string">
            <text:p>-877671</text:p>
          </table:table-cell>
          <table:table-cell table:style-name="ce66" office:value-type="string" calcext:value-type="string">
            <text:p>51389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-247149</text:p>
          </table:table-cell>
          <table:table-cell table:style-name="ce66" office:value-type="string" calcext:value-type="string">
            <text:p>51389</text:p>
          </table:table-cell>
          <table:table-cell table:style-name="ce66" office:value-type="string" calcext:value-type="string">
            <text:p>-501713</text:p>
          </table:table-cell>
          <table:table-cell table:style-name="ce66" office:value-type="string" calcext:value-type="string">
            <text:p>-332604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66" office:value-type="string" calcext:value-type="string">
            <text:p>-462383 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-332607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-521764</text:p>
          </table:table-cell>
          <table:table-cell table:style-name="ce66"/>
          <table:table-cell table:number-columns-repeated="994"/>
        </table:table-row>
      </table:table>
      <table:table table:name="shedule_drafts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94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92" table:formula="of:=[.P33]" office:value-type="string" office:string-value="C8" calcext:value-type="string">
            <text:p>C8</text:p>
          </table:table-cell>
          <table:table-cell table:style-name="ce93" table:formula="of:=[.Q33]" office:value-type="string" office:string-value="C12" calcext:value-type="string">
            <text:p>C12</text:p>
          </table:table-cell>
          <table:table-cell table:style-name="ce93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94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 -[.T98]+256" office:value-type="float" office:value="138" calcext:value-type="float">
            <text:p>138</text:p>
          </table:table-cell>
          <table:table-cell table:style-name="ce99" table:formula="of:=[.U87] -[.U98]+256" office:value-type="float" office:value="130" calcext:value-type="float">
            <text:p>130</text:p>
          </table:table-cell>
          <table:table-cell table:style-name="ce99" table:formula="of:=[.V87] -[.V98]+256" office:value-type="float" office:value="118" calcext:value-type="float">
            <text:p>118</text:p>
          </table:table-cell>
          <table:table-cell table:style-name="ce99" table:formula="of:=[.W87] -[.W98]+256" office:value-type="float" office:value="96" calcext:value-type="float">
            <text:p>96</text:p>
          </table:table-cell>
          <table:table-cell table:style-name="ce99" table:formula="of:=[.X87] -[.X98]+256" office:value-type="float" office:value="78" calcext:value-type="float">
            <text:p>78</text:p>
          </table:table-cell>
          <table:table-cell table:style-name="ce99" table:formula="of:=[.Y87] -[.Y98]+256" office:value-type="float" office:value="72" calcext:value-type="float">
            <text:p>72</text:p>
          </table:table-cell>
          <table:table-cell table:style-name="ce99" table:formula="of:=[.Z87] -[.Z98]+256" office:value-type="float" office:value="52" calcext:value-type="float">
            <text:p>52</text:p>
          </table:table-cell>
          <table:table-cell table:style-name="ce99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99" table:formula="of:=[.T88] -[.T99]+256" office:value-type="float" office:value="153" calcext:value-type="float">
            <text:p>153</text:p>
          </table:table-cell>
          <table:table-cell table:style-name="ce99" table:formula="of:=[.U88] -[.U99]+256" office:value-type="float" office:value="145" calcext:value-type="float">
            <text:p>145</text:p>
          </table:table-cell>
          <table:table-cell table:style-name="ce99" table:formula="of:=[.V88] -[.V99]+256" office:value-type="float" office:value="133" calcext:value-type="float">
            <text:p>133</text:p>
          </table:table-cell>
          <table:table-cell table:style-name="ce99" table:formula="of:=[.W88] -[.W99]+256" office:value-type="float" office:value="111" calcext:value-type="float">
            <text:p>111</text:p>
          </table:table-cell>
          <table:table-cell table:style-name="ce99" table:formula="of:=[.X88] -[.X99]+256" office:value-type="float" office:value="93" calcext:value-type="float">
            <text:p>93</text:p>
          </table:table-cell>
          <table:table-cell table:style-name="ce99" table:formula="of:=[.Y88] -[.Y99]+256" office:value-type="float" office:value="87" calcext:value-type="float">
            <text:p>87</text:p>
          </table:table-cell>
          <table:table-cell table:style-name="ce99" table:formula="of:=[.Z88] -[.Z99]+256" office:value-type="float" office:value="67" calcext:value-type="float">
            <text:p>67</text:p>
          </table:table-cell>
          <table:table-cell table:style-name="ce99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99" table:formula="of:=[.T89] -[.T100]+256" office:value-type="float" office:value="176" calcext:value-type="float">
            <text:p>176</text:p>
          </table:table-cell>
          <table:table-cell table:style-name="ce99" table:formula="of:=[.U89] -[.U100]+256" office:value-type="float" office:value="168" calcext:value-type="float">
            <text:p>168</text:p>
          </table:table-cell>
          <table:table-cell table:style-name="ce99" table:formula="of:=[.V89] -[.V100]+256" office:value-type="float" office:value="156" calcext:value-type="float">
            <text:p>156</text:p>
          </table:table-cell>
          <table:table-cell table:style-name="ce99" table:formula="of:=[.W89] -[.W100]+256" office:value-type="float" office:value="134" calcext:value-type="float">
            <text:p>134</text:p>
          </table:table-cell>
          <table:table-cell table:style-name="ce99" table:formula="of:=[.X89] -[.X100]+256" office:value-type="float" office:value="116" calcext:value-type="float">
            <text:p>116</text:p>
          </table:table-cell>
          <table:table-cell table:style-name="ce99" table:formula="of:=[.Y89] -[.Y100]+256" office:value-type="float" office:value="110" calcext:value-type="float">
            <text:p>110</text:p>
          </table:table-cell>
          <table:table-cell table:style-name="ce99" table:formula="of:=[.Z89] -[.Z100]+256" office:value-type="float" office:value="90" calcext:value-type="float">
            <text:p>90</text:p>
          </table:table-cell>
          <table:table-cell table:style-name="ce99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99" table:formula="of:=[.T90] -[.T101]+256" office:value-type="float" office:value="190" calcext:value-type="float">
            <text:p>190</text:p>
          </table:table-cell>
          <table:table-cell table:style-name="ce99" table:formula="of:=[.U90] -[.U101]+256" office:value-type="float" office:value="182" calcext:value-type="float">
            <text:p>182</text:p>
          </table:table-cell>
          <table:table-cell table:style-name="ce99" table:formula="of:=[.V90] -[.V101]+256" office:value-type="float" office:value="170" calcext:value-type="float">
            <text:p>170</text:p>
          </table:table-cell>
          <table:table-cell table:style-name="ce99" table:formula="of:=[.W90] -[.W101]+256" office:value-type="float" office:value="148" calcext:value-type="float">
            <text:p>148</text:p>
          </table:table-cell>
          <table:table-cell table:style-name="ce99" table:formula="of:=[.X90] -[.X101]+256" office:value-type="float" office:value="130" calcext:value-type="float">
            <text:p>130</text:p>
          </table:table-cell>
          <table:table-cell table:style-name="ce99" table:formula="of:=[.Y90] -[.Y101]+256" office:value-type="float" office:value="124" calcext:value-type="float">
            <text:p>124</text:p>
          </table:table-cell>
          <table:table-cell table:style-name="ce99" table:formula="of:=[.Z90] -[.Z101]+256" office:value-type="float" office:value="104" calcext:value-type="float">
            <text:p>104</text:p>
          </table:table-cell>
          <table:table-cell table:style-name="ce99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99" table:formula="of:=[.T91] -[.T102]+256" office:value-type="float" office:value="205" calcext:value-type="float">
            <text:p>205</text:p>
          </table:table-cell>
          <table:table-cell table:style-name="ce99" table:formula="of:=[.U91] -[.U102]+256" office:value-type="float" office:value="197" calcext:value-type="float">
            <text:p>197</text:p>
          </table:table-cell>
          <table:table-cell table:style-name="ce99" table:formula="of:=[.V91] -[.V102]+256" office:value-type="float" office:value="185" calcext:value-type="float">
            <text:p>185</text:p>
          </table:table-cell>
          <table:table-cell table:style-name="ce99" table:formula="of:=[.W91] -[.W102]+256" office:value-type="float" office:value="163" calcext:value-type="float">
            <text:p>163</text:p>
          </table:table-cell>
          <table:table-cell table:style-name="ce99" table:formula="of:=[.X91] -[.X102]+256" office:value-type="float" office:value="145" calcext:value-type="float">
            <text:p>145</text:p>
          </table:table-cell>
          <table:table-cell table:style-name="ce99" table:formula="of:=[.Y91] -[.Y102]+256" office:value-type="float" office:value="139" calcext:value-type="float">
            <text:p>139</text:p>
          </table:table-cell>
          <table:table-cell table:style-name="ce99" table:formula="of:=[.Z91] -[.Z102]+256" office:value-type="float" office:value="119" calcext:value-type="float">
            <text:p>119</text:p>
          </table:table-cell>
          <table:table-cell table:style-name="ce99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99" table:formula="of:=[.T92] -[.T103]+256" office:value-type="float" office:value="220" calcext:value-type="float">
            <text:p>220</text:p>
          </table:table-cell>
          <table:table-cell table:style-name="ce99" table:formula="of:=[.U92] -[.U103]+256" office:value-type="float" office:value="212" calcext:value-type="float">
            <text:p>212</text:p>
          </table:table-cell>
          <table:table-cell table:style-name="ce99" table:formula="of:=[.V92] -[.V103]+256" office:value-type="float" office:value="200" calcext:value-type="float">
            <text:p>200</text:p>
          </table:table-cell>
          <table:table-cell table:style-name="ce99" table:formula="of:=[.W92] -[.W103]+256" office:value-type="float" office:value="178" calcext:value-type="float">
            <text:p>178</text:p>
          </table:table-cell>
          <table:table-cell table:style-name="ce99" table:formula="of:=[.X92] -[.X103]+256" office:value-type="float" office:value="160" calcext:value-type="float">
            <text:p>160</text:p>
          </table:table-cell>
          <table:table-cell table:style-name="ce99" table:formula="of:=[.Y92] -[.Y103]+256" office:value-type="float" office:value="154" calcext:value-type="float">
            <text:p>154</text:p>
          </table:table-cell>
          <table:table-cell table:style-name="ce99" table:formula="of:=[.Z92] -[.Z103]+256" office:value-type="float" office:value="134" calcext:value-type="float">
            <text:p>134</text:p>
          </table:table-cell>
          <table:table-cell table:style-name="ce99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99" table:formula="of:=[.T93] -[.T104]+256" office:value-type="float" office:value="235" calcext:value-type="float">
            <text:p>235</text:p>
          </table:table-cell>
          <table:table-cell table:style-name="ce99" table:formula="of:=[.U93] -[.U104]+256" office:value-type="float" office:value="227" calcext:value-type="float">
            <text:p>227</text:p>
          </table:table-cell>
          <table:table-cell table:style-name="ce99" table:formula="of:=[.V93] -[.V104]+256" office:value-type="float" office:value="215" calcext:value-type="float">
            <text:p>215</text:p>
          </table:table-cell>
          <table:table-cell table:style-name="ce99" table:formula="of:=[.W93] -[.W104]+256" office:value-type="float" office:value="193" calcext:value-type="float">
            <text:p>193</text:p>
          </table:table-cell>
          <table:table-cell table:style-name="ce99" table:formula="of:=[.X93] -[.X104]+256" office:value-type="float" office:value="175" calcext:value-type="float">
            <text:p>175</text:p>
          </table:table-cell>
          <table:table-cell table:style-name="ce99" table:formula="of:=[.Y93] -[.Y104]+256" office:value-type="float" office:value="169" calcext:value-type="float">
            <text:p>169</text:p>
          </table:table-cell>
          <table:table-cell table:style-name="ce99" table:formula="of:=[.Z93] -[.Z104]+256" office:value-type="float" office:value="149" calcext:value-type="float">
            <text:p>149</text:p>
          </table:table-cell>
          <table:table-cell table:style-name="ce99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99" table:formula="of:=[.T94] -[.T105]+256" office:value-type="float" office:value="255" calcext:value-type="float">
            <text:p>255</text:p>
          </table:table-cell>
          <table:table-cell table:style-name="ce99" table:formula="of:=[.U94] -[.U105]+256" office:value-type="float" office:value="247" calcext:value-type="float">
            <text:p>247</text:p>
          </table:table-cell>
          <table:table-cell table:style-name="ce99" table:formula="of:=[.V94] -[.V105]+256" office:value-type="float" office:value="235" calcext:value-type="float">
            <text:p>235</text:p>
          </table:table-cell>
          <table:table-cell table:style-name="ce99" table:formula="of:=[.W94] -[.W105]+256" office:value-type="float" office:value="213" calcext:value-type="float">
            <text:p>213</text:p>
          </table:table-cell>
          <table:table-cell table:style-name="ce99" table:formula="of:=[.X94] -[.X105]+256" office:value-type="float" office:value="195" calcext:value-type="float">
            <text:p>195</text:p>
          </table:table-cell>
          <table:table-cell table:style-name="ce99" table:formula="of:=[.Y94] -[.Y105]+256" office:value-type="float" office:value="189" calcext:value-type="float">
            <text:p>189</text:p>
          </table:table-cell>
          <table:table-cell table:style-name="ce99" table:formula="of:=[.Z94] -[.Z105]+256" office:value-type="float" office:value="169" calcext:value-type="float">
            <text:p>169</text:p>
          </table:table-cell>
          <table:table-cell table:style-name="ce99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95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-[.T109]+256" office:value-type="float" office:value="138" calcext:value-type="float">
            <text:p>138</text:p>
          </table:table-cell>
          <table:table-cell table:style-name="ce99" table:formula="of:=[.U87]-[.U109]+256" office:value-type="float" office:value="130" calcext:value-type="float">
            <text:p>130</text:p>
          </table:table-cell>
          <table:table-cell table:style-name="ce99" table:formula="of:=[.V87]-[.V109]+256" office:value-type="float" office:value="118" calcext:value-type="float">
            <text:p>118</text:p>
          </table:table-cell>
          <table:table-cell table:style-name="ce99" table:formula="of:=[.W87]-[.W109]+256" office:value-type="float" office:value="96" calcext:value-type="float">
            <text:p>96</text:p>
          </table:table-cell>
          <table:table-cell table:style-name="ce99" table:formula="of:=[.X87]-[.X109]+256" office:value-type="float" office:value="78" calcext:value-type="float">
            <text:p>78</text:p>
          </table:table-cell>
          <table:table-cell table:style-name="ce99" table:formula="of:=[.Y87]-[.Y109]+256" office:value-type="float" office:value="72" calcext:value-type="float">
            <text:p>72</text:p>
          </table:table-cell>
          <table:table-cell table:style-name="ce99" table:formula="of:=[.Z87]-[.Z109]+256" office:value-type="float" office:value="52" calcext:value-type="float">
            <text:p>52</text:p>
          </table:table-cell>
          <table:table-cell table:style-name="ce99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99" table:formula="of:=[.T88]-[.T110]+256" office:value-type="float" office:value="153" calcext:value-type="float">
            <text:p>153</text:p>
          </table:table-cell>
          <table:table-cell table:style-name="ce99" table:formula="of:=[.U88]-[.U110]+256" office:value-type="float" office:value="145" calcext:value-type="float">
            <text:p>145</text:p>
          </table:table-cell>
          <table:table-cell table:style-name="ce99" table:formula="of:=[.V88]-[.V110]+256" office:value-type="float" office:value="133" calcext:value-type="float">
            <text:p>133</text:p>
          </table:table-cell>
          <table:table-cell table:style-name="ce99" table:formula="of:=[.W88]-[.W110]+256" office:value-type="float" office:value="111" calcext:value-type="float">
            <text:p>111</text:p>
          </table:table-cell>
          <table:table-cell table:style-name="ce99" table:formula="of:=[.X88]-[.X110]+256" office:value-type="float" office:value="93" calcext:value-type="float">
            <text:p>93</text:p>
          </table:table-cell>
          <table:table-cell table:style-name="ce99" table:formula="of:=[.Y88]-[.Y110]+256" office:value-type="float" office:value="87" calcext:value-type="float">
            <text:p>87</text:p>
          </table:table-cell>
          <table:table-cell table:style-name="ce99" table:formula="of:=[.Z88]-[.Z110]+256" office:value-type="float" office:value="67" calcext:value-type="float">
            <text:p>67</text:p>
          </table:table-cell>
          <table:table-cell table:style-name="ce99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99" table:formula="of:=[.T89]-[.T111]+256" office:value-type="float" office:value="176" calcext:value-type="float">
            <text:p>176</text:p>
          </table:table-cell>
          <table:table-cell table:style-name="ce99" table:formula="of:=[.U89]-[.U111]+256" office:value-type="float" office:value="168" calcext:value-type="float">
            <text:p>168</text:p>
          </table:table-cell>
          <table:table-cell table:style-name="ce99" table:formula="of:=[.V89]-[.V111]+256" office:value-type="float" office:value="156" calcext:value-type="float">
            <text:p>156</text:p>
          </table:table-cell>
          <table:table-cell table:style-name="ce99" table:formula="of:=[.W89]-[.W111]+256" office:value-type="float" office:value="134" calcext:value-type="float">
            <text:p>134</text:p>
          </table:table-cell>
          <table:table-cell table:style-name="ce99" table:formula="of:=[.X89]-[.X111]+256" office:value-type="float" office:value="116" calcext:value-type="float">
            <text:p>116</text:p>
          </table:table-cell>
          <table:table-cell table:style-name="ce99" table:formula="of:=[.Y89]-[.Y111]+256" office:value-type="float" office:value="110" calcext:value-type="float">
            <text:p>110</text:p>
          </table:table-cell>
          <table:table-cell table:style-name="ce99" table:formula="of:=[.Z89]-[.Z111]+256" office:value-type="float" office:value="90" calcext:value-type="float">
            <text:p>90</text:p>
          </table:table-cell>
          <table:table-cell table:style-name="ce99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99" table:formula="of:=[.T90]-[.T112]+256" office:value-type="float" office:value="183" calcext:value-type="float">
            <text:p>183</text:p>
          </table:table-cell>
          <table:table-cell table:style-name="ce99" table:formula="of:=[.U90]-[.U112]+256" office:value-type="float" office:value="175" calcext:value-type="float">
            <text:p>175</text:p>
          </table:table-cell>
          <table:table-cell table:style-name="ce99" table:formula="of:=[.V90]-[.V112]+256" office:value-type="float" office:value="163" calcext:value-type="float">
            <text:p>163</text:p>
          </table:table-cell>
          <table:table-cell table:style-name="ce99" table:formula="of:=[.W90]-[.W112]+256" office:value-type="float" office:value="141" calcext:value-type="float">
            <text:p>141</text:p>
          </table:table-cell>
          <table:table-cell table:style-name="ce99" table:formula="of:=[.X90]-[.X112]+256" office:value-type="float" office:value="123" calcext:value-type="float">
            <text:p>123</text:p>
          </table:table-cell>
          <table:table-cell table:style-name="ce99" table:formula="of:=[.Y90]-[.Y112]+256" office:value-type="float" office:value="117" calcext:value-type="float">
            <text:p>117</text:p>
          </table:table-cell>
          <table:table-cell table:style-name="ce99" table:formula="of:=[.Z90]-[.Z112]+256" office:value-type="float" office:value="97" calcext:value-type="float">
            <text:p>97</text:p>
          </table:table-cell>
          <table:table-cell table:style-name="ce99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99" table:formula="of:=[.T91]-[.T113]+256" office:value-type="float" office:value="197" calcext:value-type="float">
            <text:p>197</text:p>
          </table:table-cell>
          <table:table-cell table:style-name="ce99" table:formula="of:=[.U91]-[.U113]+256" office:value-type="float" office:value="189" calcext:value-type="float">
            <text:p>189</text:p>
          </table:table-cell>
          <table:table-cell table:style-name="ce99" table:formula="of:=[.V91]-[.V113]+256" office:value-type="float" office:value="177" calcext:value-type="float">
            <text:p>177</text:p>
          </table:table-cell>
          <table:table-cell table:style-name="ce99" table:formula="of:=[.W91]-[.W113]+256" office:value-type="float" office:value="155" calcext:value-type="float">
            <text:p>155</text:p>
          </table:table-cell>
          <table:table-cell table:style-name="ce99" table:formula="of:=[.X91]-[.X113]+256" office:value-type="float" office:value="137" calcext:value-type="float">
            <text:p>137</text:p>
          </table:table-cell>
          <table:table-cell table:style-name="ce99" table:formula="of:=[.Y91]-[.Y113]+256" office:value-type="float" office:value="131" calcext:value-type="float">
            <text:p>131</text:p>
          </table:table-cell>
          <table:table-cell table:style-name="ce99" table:formula="of:=[.Z91]-[.Z113]+256" office:value-type="float" office:value="111" calcext:value-type="float">
            <text:p>111</text:p>
          </table:table-cell>
          <table:table-cell table:style-name="ce99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99" table:formula="of:=[.T92]-[.T114]+256" office:value-type="float" office:value="214" calcext:value-type="float">
            <text:p>214</text:p>
          </table:table-cell>
          <table:table-cell table:style-name="ce99" table:formula="of:=[.U92]-[.U114]+256" office:value-type="float" office:value="206" calcext:value-type="float">
            <text:p>206</text:p>
          </table:table-cell>
          <table:table-cell table:style-name="ce99" table:formula="of:=[.V92]-[.V114]+256" office:value-type="float" office:value="194" calcext:value-type="float">
            <text:p>194</text:p>
          </table:table-cell>
          <table:table-cell table:style-name="ce99" table:formula="of:=[.W92]-[.W114]+256" office:value-type="float" office:value="172" calcext:value-type="float">
            <text:p>172</text:p>
          </table:table-cell>
          <table:table-cell table:style-name="ce99" table:formula="of:=[.X92]-[.X114]+256" office:value-type="float" office:value="154" calcext:value-type="float">
            <text:p>154</text:p>
          </table:table-cell>
          <table:table-cell table:style-name="ce99" table:formula="of:=[.Y92]-[.Y114]+256" office:value-type="float" office:value="148" calcext:value-type="float">
            <text:p>148</text:p>
          </table:table-cell>
          <table:table-cell table:style-name="ce99" table:formula="of:=[.Z92]-[.Z114]+256" office:value-type="float" office:value="128" calcext:value-type="float">
            <text:p>128</text:p>
          </table:table-cell>
          <table:table-cell table:style-name="ce99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99" table:formula="of:=[.T93]-[.T115]+256" office:value-type="float" office:value="227" calcext:value-type="float">
            <text:p>227</text:p>
          </table:table-cell>
          <table:table-cell table:style-name="ce99" table:formula="of:=[.U93]-[.U115]+256" office:value-type="float" office:value="219" calcext:value-type="float">
            <text:p>219</text:p>
          </table:table-cell>
          <table:table-cell table:style-name="ce99" table:formula="of:=[.V93]-[.V115]+256" office:value-type="float" office:value="207" calcext:value-type="float">
            <text:p>207</text:p>
          </table:table-cell>
          <table:table-cell table:style-name="ce99" table:formula="of:=[.W93]-[.W115]+256" office:value-type="float" office:value="185" calcext:value-type="float">
            <text:p>185</text:p>
          </table:table-cell>
          <table:table-cell table:style-name="ce99" table:formula="of:=[.X93]-[.X115]+256" office:value-type="float" office:value="167" calcext:value-type="float">
            <text:p>167</text:p>
          </table:table-cell>
          <table:table-cell table:style-name="ce99" table:formula="of:=[.Y93]-[.Y115]+256" office:value-type="float" office:value="161" calcext:value-type="float">
            <text:p>161</text:p>
          </table:table-cell>
          <table:table-cell table:style-name="ce99" table:formula="of:=[.Z93]-[.Z115]+256" office:value-type="float" office:value="141" calcext:value-type="float">
            <text:p>141</text:p>
          </table:table-cell>
          <table:table-cell table:style-name="ce99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99" table:formula="of:=[.T94]-[.T116]+256" office:value-type="float" office:value="242" calcext:value-type="float">
            <text:p>242</text:p>
          </table:table-cell>
          <table:table-cell table:style-name="ce99" table:formula="of:=[.U94]-[.U116]+256" office:value-type="float" office:value="234" calcext:value-type="float">
            <text:p>234</text:p>
          </table:table-cell>
          <table:table-cell table:style-name="ce99" table:formula="of:=[.V94]-[.V116]+256" office:value-type="float" office:value="222" calcext:value-type="float">
            <text:p>222</text:p>
          </table:table-cell>
          <table:table-cell table:style-name="ce99" table:formula="of:=[.W94]-[.W116]+256" office:value-type="float" office:value="200" calcext:value-type="float">
            <text:p>200</text:p>
          </table:table-cell>
          <table:table-cell table:style-name="ce99" table:formula="of:=[.X94]-[.X116]+256" office:value-type="float" office:value="182" calcext:value-type="float">
            <text:p>182</text:p>
          </table:table-cell>
          <table:table-cell table:style-name="ce99" table:formula="of:=[.Y94]-[.Y116]+256" office:value-type="float" office:value="176" calcext:value-type="float">
            <text:p>176</text:p>
          </table:table-cell>
          <table:table-cell table:style-name="ce99" table:formula="of:=[.Z94]-[.Z116]+256" office:value-type="float" office:value="156" calcext:value-type="float">
            <text:p>156</text:p>
          </table:table-cell>
          <table:table-cell table:style-name="ce99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number-columns-repeated="5"/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89" table:number-columns-repeated="6"/>
          <table:table-cell table:style-name="ce89" office:value-type="string" calcext:value-type="string">
            <text:p>X0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0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89" table:number-columns-repeated="7"/>
          <table:table-cell table:style-name="ce89" office:value-type="string" calcext:value-type="string">
            <text:p>X1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1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89" office:value-type="string" calcext:value-type="string">
            <text:p>X2</text:p>
          </table:table-cell>
          <table:table-cell table:number-columns-repeated="10"/>
          <table:table-cell table:style-name="ce21" table:number-columns-repeated="5"/>
          <table:table-cell table:style-name="ce21" office:value-type="string" calcext:value-type="string">
            <text:p>X2</text:p>
          </table:table-cell>
          <table:table-cell table:number-columns-repeated="10"/>
          <table:table-cell table:style-name="ce89" table:number-columns-repeated="5"/>
          <table:table-cell table:style-name="ce89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89" table:number-columns-repeated="2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2"/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number-columns-repeated="2"/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89" table:number-columns-repeated="3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4</text:p>
          </table:table-cell>
          <table:table-cell table:style-name="ce21" table:number-columns-repeated="7"/>
          <table:table-cell table:style-name="ce21" office:value-type="string" calcext:value-type="string">
            <text:p>X4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89" table:number-columns-repeated="4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3"/>
          <table:table-cell table:style-name="ce21" table:number-columns-repeated="6"/>
          <table:table-cell table:style-name="ce21" office:value-type="string" calcext:value-type="string">
            <text:p>X5</text:p>
          </table:table-cell>
          <table:table-cell table:style-name="ce21" table:number-columns-repeated="5"/>
          <table:table-cell table:style-name="ce21" office:value-type="string" calcext:value-type="string">
            <text:p>X5</text:p>
          </table:table-cell>
          <table:table-cell table:number-columns-repeated="3"/>
          <table:table-cell table:style-name="ce89" table:number-columns-repeated="6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89" table:number-columns-repeated="5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6</text:p>
          </table:table-cell>
          <table:table-cell table:style-name="ce21" table:number-columns-repeated="7"/>
          <table:table-cell table:style-name="ce21" office:value-type="string" calcext:value-type="string">
            <text:p>X6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/>
          <table:table-cell table:style-name="ce21"/>
          <table:table-cell table:style-name="ce21" office:value-type="string" calcext:value-type="string">
            <text:p>X7</text:p>
          </table:table-cell>
          <table:table-cell table:style-name="ce21" table:number-columns-repeated="12"/>
          <table:table-cell table:style-name="ce21" office:value-type="string" calcext:value-type="string">
            <text:p>X7</text:p>
          </table:table-cell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style-name="Default"/>
          <table:table-cell table:style-name="ce54"/>
          <table:table-cell table:style-name="ce21" table:number-columns-repeated="13"/>
          <table:table-cell table:style-name="ce21" office:value-type="string" calcext:value-type="string">
            <text:p>X8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X10</text:p>
          </table:table-cell>
          <table:table-cell table:number-columns-repeated="9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X11</text:p>
          </table:table-cell>
          <table:table-cell table:style-name="ce21" table:number-columns-repeated="6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21" table:number-columns-repeated="4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21" table:number-columns-repeated="3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2"/>
          <table:table-cell table:style-name="ce21" table:number-columns-repeated="7"/>
          <table:table-cell table:style-name="ce21" office:value-type="string" calcext:value-type="string">
            <text:p>X13</text:p>
          </table:table-cell>
          <table:table-cell table:style-name="ce21" table:number-columns-repeated="5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21" table:number-columns-repeated="6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21" table:number-columns-repeated="7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style-name="ce21" table:number-columns-repeated="2"/>
          <table:table-cell table:style-name="ce21" office:value-type="string" calcext:value-type="string">
            <text:p>X15</text:p>
          </table:table-cell>
          <table:table-cell table:style-name="ce21" table:number-columns-repeated="12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21" table:number-columns-repeated="32"/>
          <table:table-cell table:style-name="ce21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5"/>
          <table:table-cell table:style-name="ce96" table:number-columns-repeated="7"/>
          <table:table-cell table:style-name="ce97" table:number-columns-repeated="3"/>
          <table:table-cell table:style-name="ce97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90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90"/>
          <table:table-cell table:style-name="ce97" table:number-columns-repeated="3"/>
          <table:table-cell table:style-name="ce97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90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90"/>
          <table:table-cell table:style-name="ce97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63"/>
          <table:table-cell table:style-name="ce54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63"/>
          <table:table-cell table:style-name="ce96"/>
          <table:table-cell table:style-name="ce97" table:number-columns-repeated="6"/>
          <table:table-cell table:style-name="ce97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3"/>
          <table:table-cell table:style-name="ce54" table:number-columns-repeated="3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63"/>
          <table:table-cell table:style-name="ce96" table:number-columns-repeated="3"/>
          <table:table-cell table:style-name="ce97" table:number-columns-repeated="7"/>
          <table:table-cell table:style-name="ce97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90"/>
          <table:table-cell table:style-name="ce21"/>
          <table:table-cell table:style-name="ce21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90"/>
          <table:table-cell table:style-name="ce97"/>
          <table:table-cell table:style-name="ce97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0"/>
          <table:table-cell table:style-name="ce21" table:number-columns-repeated="6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90"/>
          <table:table-cell table:style-name="ce97" table:number-columns-repeated="6"/>
          <table:table-cell table:style-name="ce97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90"/>
          <table:table-cell table:style-name="ce21" table:number-columns-repeated="15"/>
          <table:table-cell table:style-name="ce21" office:value-type="string" calcext:value-type="string">
            <text:p>Y7</text:p>
          </table:table-cell>
          <table:table-cell table:style-name="ce97" table:number-columns-repeated="15"/>
          <table:table-cell table:style-name="ce97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21" table:number-columns-repeated="11"/>
          <table:table-cell table:style-name="ce21" office:value-type="string" calcext:value-type="string">
            <text:p>Y8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Y9</text:p>
          </table:table-cell>
          <table:table-cell table:number-columns-repeated="11"/>
          <table:table-cell table:style-name="ce97" table:number-columns-repeated="4"/>
          <table:table-cell table:style-name="ce97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number-columns-repeated="14"/>
          <table:table-cell table:style-name="ce97"/>
          <table:table-cell table:style-name="ce97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number-columns-repeated="7"/>
          <table:table-cell table:style-name="ce97" table:number-columns-repeated="8"/>
          <table:table-cell table:style-name="ce97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number-columns-repeated="13"/>
          <table:table-cell table:style-name="ce97" table:number-columns-repeated="2"/>
          <table:table-cell table:style-name="ce97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number-columns-repeated="8"/>
          <table:table-cell table:style-name="ce97" table:number-columns-repeated="7"/>
          <table:table-cell table:style-name="ce97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21" table:number-columns-repeated="16"/>
          <table:table-cell table:style-name="ce98" office:value-type="string" calcext:value-type="string">
            <text:p>Y0f</text:p>
          </table:table-cell>
          <table:table-cell table:style-name="ce97" table:number-columns-repeated="15"/>
          <table:table-cell table:style-name="ce97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21" table:number-columns-repeated="10"/>
          <table:table-cell table:style-name="ce21" office:value-type="string" calcext:value-type="string">
            <text:p>Y10</text:p>
          </table:table-cell>
          <table:table-cell table:number-columns-repeated="5"/>
          <table:table-cell table:style-name="ce97" table:number-columns-repeated="10"/>
          <table:table-cell table:style-name="ce97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9"/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1" table:number-columns-repeated="4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5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3"/>
          <table:table-cell table:style-name="ce90" office:value-type="string" calcext:value-type="string">
            <text:p>Y11</text:p>
          </table:table-cell>
          <table:table-cell table:style-name="ce90" table:number-columns-repeated="989"/>
        </table:table-row>
        <table:table-row table:style-name="ro1">
          <table:table-cell table:style-name="ce90" table:number-columns-repeated="4"/>
          <table:table-cell table:style-name="ce190" table:number-columns-repeated="8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4"/>
          <table:table-cell table:style-name="ce90" office:value-type="string" calcext:value-type="string">
            <text:p>Y10</text:p>
          </table:table-cell>
          <table:table-cell table:style-name="ce90" table:number-columns-repeated="988"/>
        </table:table-row>
        <table:table-row table:style-name="ro1">
          <table:table-cell table:style-name="ce90" table:number-columns-repeated="4"/>
          <table:table-cell table:style-name="ce63" table:number-columns-repeated="6"/>
          <table:table-cell table:style-name="ce190" table:number-columns-repeated="2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3"/>
          <table:table-cell table:style-name="ce63" office:value-type="string" calcext:value-type="string">
            <text:p>*</text:p>
          </table:table-cell>
          <table:table-cell table:style-name="ce63" table:number-columns-repeated="4"/>
          <table:table-cell table:style-name="ce90" table:number-columns-repeated="5"/>
          <table:table-cell table:style-name="ce90" office:value-type="string" calcext:value-type="string">
            <text:p>Y13</text:p>
          </table:table-cell>
          <table:table-cell table:style-name="ce90" table:number-columns-repeated="987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4"/>
          <table:table-cell table:style-name="ce91" table:number-columns-repeated="3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2"/>
          <table:table-cell table:style-name="ce90" office:value-type="string" calcext:value-type="string">
            <text:p>Y12</text:p>
          </table:table-cell>
          <table:table-cell table:style-name="ce90" table:number-columns-repeated="986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6"/>
          <table:table-cell table:style-name="ce91" table:number-columns-repeated="2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11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/>
          <table:table-cell table:style-name="ce90" office:value-type="string" calcext:value-type="string">
            <text:p>Y15</text:p>
          </table:table-cell>
          <table:table-cell table:style-name="ce90" table:number-columns-repeated="985"/>
        </table:table-row>
        <table:table-row table:style-name="ro1">
          <table:table-cell table:style-name="ce90" table:number-columns-repeated="4"/>
          <table:table-cell table:style-name="ce63" table:number-columns-repeated="4"/>
          <table:table-cell table:style-name="ce190" table:number-columns-repeated="4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63" table:number-columns-repeated="6"/>
          <table:table-cell table:style-name="ce90" table:number-columns-repeated="8"/>
          <table:table-cell table:style-name="ce90" office:value-type="string" calcext:value-type="string">
            <text:p>Y14</text:p>
          </table:table-cell>
          <table:table-cell table:style-name="ce90" table:number-columns-repeated="984"/>
        </table:table-row>
        <table:table-row table:style-name="ro1">
          <table:table-cell table:style-name="ce90" table:number-columns-repeated="6"/>
          <table:table-cell table:style-name="ce91" table:number-columns-repeated="16"/>
          <table:table-cell table:style-name="ce198" office:value-type="string" calcext:value-type="string">
            <text:p>Y07</text:p>
          </table:table-cell>
          <table:table-cell table:style-name="ce90" table:number-columns-repeated="17"/>
          <table:table-cell table:style-name="ce90" office:value-type="string" calcext:value-type="string">
            <text:p>Y17</text:p>
          </table:table-cell>
          <table:table-cell table:style-name="ce90" table:number-columns-repeated="983"/>
        </table:table-row>
        <table:table-row table:style-name="ro1">
          <table:table-cell table:style-name="ce90" table:number-columns-repeated="14"/>
          <table:table-cell table:style-name="ce91" table:number-columns-repeated="9"/>
          <table:table-cell table:style-name="ce91" office:value-type="string" calcext:value-type="string">
            <text:p>Y06</text:p>
          </table:table-cell>
          <table:table-cell table:style-name="ce90" table:number-columns-repeated="6"/>
          <table:table-cell table:style-name="ce90" office:value-type="string" calcext:value-type="string">
            <text:p>*</text:p>
          </table:table-cell>
          <table:table-cell table:style-name="ce90" table:number-columns-repeated="10"/>
          <table:table-cell table:style-name="ce90" office:value-type="string" calcext:value-type="string">
            <text:p>Y16</text:p>
          </table:table-cell>
          <table:table-cell table:style-name="ce90" table:number-columns-repeated="982"/>
        </table:table-row>
        <table:table-row table:style-name="ro1">
          <table:table-cell table:style-name="ce90" table:number-columns-repeated="21"/>
          <table:table-cell table:style-name="ce91" table:number-columns-repeated="3"/>
          <table:table-cell table:style-name="ce91" office:value-type="string" calcext:value-type="string">
            <text:p>Y09</text:p>
          </table:table-cell>
          <table:table-cell table:style-name="ce90" table:number-columns-repeated="7"/>
          <table:table-cell table:style-name="ce63" table:number-columns-repeated="8"/>
          <table:table-cell table:style-name="ce90" table:number-columns-repeated="2"/>
          <table:table-cell table:style-name="ce90" office:value-type="string" calcext:value-type="string">
            <text:p>Y19</text:p>
          </table:table-cell>
          <table:table-cell table:style-name="ce90" table:number-columns-repeated="981"/>
        </table:table-row>
        <table:table-row table:style-name="ro1">
          <table:table-cell table:style-name="ce90" table:number-columns-repeated="13"/>
          <table:table-cell table:style-name="ce91" table:number-columns-repeated="12"/>
          <table:table-cell table:style-name="ce91" office:value-type="string" calcext:value-type="string">
            <text:p>Y08</text:p>
          </table:table-cell>
          <table:table-cell table:style-name="ce90" table:number-columns-repeated="3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8</text:p>
          </table:table-cell>
          <table:table-cell table:style-name="ce90" table:number-columns-repeated="980"/>
        </table:table-row>
        <table:table-row table:style-name="ro1">
          <table:table-cell table:style-name="ce90" table:number-columns-repeated="19"/>
          <table:table-cell table:style-name="ce91" table:number-columns-repeated="7"/>
          <table:table-cell table:style-name="ce91" office:value-type="string" calcext:value-type="string">
            <text:p>Y0b</text:p>
          </table:table-cell>
          <table:table-cell table:style-name="ce90" table:number-columns-repeated="17"/>
          <table:table-cell table:style-name="ce90" office:value-type="string" calcext:value-type="string">
            <text:p>Y1b</text:p>
          </table:table-cell>
          <table:table-cell table:style-name="ce90" table:number-columns-repeated="979"/>
        </table:table-row>
        <table:table-row table:style-name="ro1">
          <table:table-cell table:style-name="ce90" table:number-columns-repeated="25"/>
          <table:table-cell table:style-name="ce91" table:number-columns-repeated="2"/>
          <table:table-cell table:style-name="ce91" office:value-type="string" calcext:value-type="string">
            <text:p>Y0a</text:p>
          </table:table-cell>
          <table:table-cell table:style-name="ce90" table:number-columns-repeated="10"/>
          <table:table-cell table:style-name="ce63" table:number-columns-repeated="6"/>
          <table:table-cell table:style-name="ce90"/>
          <table:table-cell table:style-name="ce90" office:value-type="string" calcext:value-type="string">
            <text:p>Y1a</text:p>
          </table:table-cell>
          <table:table-cell table:style-name="ce90" table:number-columns-repeated="978"/>
        </table:table-row>
        <table:table-row table:style-name="ro1">
          <table:table-cell table:style-name="ce90" table:number-columns-repeated="27"/>
          <table:table-cell table:style-name="ce91"/>
          <table:table-cell table:style-name="ce91" office:value-type="string" calcext:value-type="string">
            <text:p>Y0d</text:p>
          </table:table-cell>
          <table:table-cell table:style-name="ce90" table:number-columns-repeated="7"/>
          <table:table-cell table:style-name="ce63" table:number-columns-repeated="10"/>
          <table:table-cell table:style-name="ce90" office:value-type="string" calcext:value-type="string">
            <text:p>Y1d</text:p>
          </table:table-cell>
          <table:table-cell table:style-name="ce90" table:number-columns-repeated="977"/>
        </table:table-row>
        <table:table-row table:style-name="ro1">
          <table:table-cell table:style-name="ce90" table:number-columns-repeated="17"/>
          <table:table-cell table:style-name="ce91" table:number-columns-repeated="12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c</text:p>
          </table:table-cell>
          <table:table-cell table:style-name="ce90" table:number-columns-repeated="976"/>
        </table:table-row>
        <table:table-row table:style-name="ro1">
          <table:table-cell table:style-name="ce90" table:number-columns-repeated="15"/>
          <table:table-cell table:style-name="ce91" table:number-columns-repeated="15"/>
          <table:table-cell table:style-name="ce91" office:value-type="string" calcext:value-type="string">
            <text:p>Y0f</text:p>
          </table:table-cell>
          <table:table-cell table:style-name="ce90" office:value-type="string" calcext:value-type="string">
            <text:p>*</text:p>
          </table:table-cell>
          <table:table-cell table:style-name="ce90" table:number-columns-repeated="16"/>
          <table:table-cell table:style-name="ce90" office:value-type="string" calcext:value-type="string">
            <text:p>Y1f</text:p>
          </table:table-cell>
          <table:table-cell table:style-name="ce90" table:number-columns-repeated="975"/>
        </table:table-row>
        <table:table-row table:style-name="ro1">
          <table:table-cell table:style-name="ce90" table:number-columns-repeated="23"/>
          <table:table-cell table:style-name="ce91" table:number-columns-repeated="8"/>
          <table:table-cell table:style-name="ce91" office:value-type="string" calcext:value-type="string">
            <text:p>Y0e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7"/>
          <table:table-cell table:style-name="ce90" office:value-type="string" calcext:value-type="string">
            <text:p>Y1e</text:p>
          </table:table-cell>
          <table:table-cell table:style-name="ce90" table:number-columns-repeated="974"/>
        </table:table-row>
        <table:table-row table:style-name="ro1">
          <table:table-cell table:style-name="ce90" table:number-columns-repeated="34"/>
          <table:table-cell table:style-name="ce90" office:value-type="string" calcext:value-type="string">
            <text:p>Y11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3"/>
          <table:table-cell table:style-name="ce90" office:value-type="string" calcext:value-type="string">
            <text:p>Y21</text:p>
          </table:table-cell>
          <table:table-cell table:style-name="ce90" table:number-columns-repeated="97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5</text:p>
          </table:table-cell>
          <table:table-cell/>
          <table:table-cell table:style-name="ce23" office:value-type="string" calcext:value-type="string">
            <text:p>Y22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ce91" table:number-columns-repeated="2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190" table:number-columns-repeated="6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5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2"/>
          <table:table-cell table:style-name="ce190" table:number-columns-repeated="4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6"/>
          <table:table-cell table:style-name="ce91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4"/>
          <table:table-cell table:style-name="ce91" table:number-columns-repeated="4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4"/>
          <table:table-cell table:style-name="ce190" table:number-columns-repeated="2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3"/>
          <table:table-cell table:style-name="ce63" table:number-columns-repeated="6"/>
          <table:table-cell table:style-name="ce90"/>
          <table:table-cell table:style-name="ce63" table:number-columns-repeated="2"/>
          <table:table-cell table:style-name="ce90" table:number-columns-repeated="15"/>
          <table:table-cell table:number-columns-repeated="975"/>
        </table:table-row>
        <table:table-row table:style-name="ro1">
          <table:table-cell table:number-columns-repeated="4"/>
          <table:table-cell table:style-name="ce190" table:number-columns-repeated="8"/>
          <table:table-cell table:style-name="ce91" table:number-columns-repeated="8"/>
          <table:table-cell table:style-name="ce198"/>
          <table:table-cell table:style-name="ce91"/>
          <table:table-cell table:style-name="ce91" office:value-type="string" calcext:value-type="string">
            <text:p>Y07</text:p>
          </table:table-cell>
          <table:table-cell table:style-name="ce90" table:number-columns-repeated="2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6"/>
          <table:table-cell table:style-name="ce91" table:number-columns-repeated="11"/>
          <table:table-cell table:style-name="ce91" office:value-type="string" calcext:value-type="string">
            <text:p>Y06</text:p>
          </table:table-cell>
          <table:table-cell table:style-name="ce90" table:number-columns-repeated="25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7"/>
          <table:table-cell table:style-name="ce91"/>
          <table:table-cell table:style-name="ce91" office:value-type="string" calcext:value-type="string">
            <text:p>Y09</text:p>
          </table:table-cell>
          <table:table-cell table:style-name="ce90" table:number-columns-repeated="24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9"/>
          <table:table-cell table:style-name="ce91" table:number-columns-repeated="10"/>
          <table:table-cell table:style-name="ce91" office:value-type="string" calcext:value-type="string">
            <text:p>Y08</text:p>
          </table:table-cell>
          <table:table-cell table:style-name="ce90" table:number-columns-repeated="6"/>
          <table:table-cell table:style-name="ce63" table:number-columns-repeated="5"/>
          <table:table-cell table:style-name="ce90" table:number-columns-repeated="1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1"/>
          <table:table-cell table:style-name="ce91" table:number-columns-repeated="9"/>
          <table:table-cell table:style-name="ce91" office:value-type="string" calcext:value-type="string">
            <text:p>Y0b</text:p>
          </table:table-cell>
          <table:table-cell table:style-name="ce90" table:number-columns-repeated="2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1"/>
          <table:table-cell table:style-name="ce91" office:value-type="string" calcext:value-type="string">
            <text:p>Y0a</text:p>
          </table:table-cell>
          <table:table-cell table:style-name="ce90" table:number-columns-repeated="21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9"/>
          <table:table-cell table:style-name="ce91" table:number-columns-repeated="3"/>
          <table:table-cell table:style-name="ce91" office:value-type="string" calcext:value-type="string">
            <text:p>Y0d</text:p>
          </table:table-cell>
          <table:table-cell table:style-name="ce90" table:number-columns-repeated="6"/>
          <table:table-cell table:style-name="ce63" table:number-columns-repeated="6"/>
          <table:table-cell table:style-name="ce90" table:number-columns-repeated="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3"/>
          <table:table-cell table:style-name="ce91" table:number-columns-repeated="10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63" table:number-columns-repeated="10"/>
          <table:table-cell table:style-name="ce90" table:number-columns-repeated="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7"/>
          <table:table-cell table:style-name="ce91" table:number-columns-repeated="16"/>
          <table:table-cell table:style-name="ce198"/>
          <table:table-cell table:style-name="ce91" office:value-type="string" calcext:value-type="string">
            <text:p>Y0f</text:p>
          </table:table-cell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5"/>
          <table:table-cell table:style-name="ce91" table:number-columns-repeated="10"/>
          <table:table-cell table:style-name="ce91" office:value-type="string" calcext:value-type="string">
            <text:p>Y0e</text:p>
          </table:table-cell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5"/>
          <table:table-cell table:style-name="ce63" table:number-columns-repeated="8"/>
          <table:table-cell table:style-name="ce90" table:number-columns-repeated="10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30"/>
          <table:table-cell table:style-name="ce63" table:number-columns-repeated="8"/>
          <table:table-cell table:style-name="ce90" table:number-columns-repeated="5"/>
          <table:table-cell table:number-columns-repeated="975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21" table:number-columns-repeated="7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4"/>
          <table:table-cell table:style-name="ce21" table:number-columns-repeated="4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4"/>
          <table:table-cell table:style-name="ce21" table:number-columns-repeated="3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0"/>
          <table:table-cell table:style-name="ce21" table:number-columns-repeated="8"/>
          <table:table-cell table:style-name="ce2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8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1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6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9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6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3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8"/>
          <table:table-cell table:number-columns-repeated="99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54" office:value-type="string" calcext:value-type="string">
            <text:p><text:s/></text:p>
          </table:table-cell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"/>
          <table:table-cell table:style-name="ce21" table:number-columns-repeated="5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6"/>
          <table:table-cell table:style-name="ce21" table:number-columns-repeated="2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2"/>
          <table:table-cell table:style-name="ce21" table:number-columns-repeated="5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8"/>
          <table:table-cell table:style-name="ce91" table:number-columns-repeated="10"/>
          <table:table-cell table:style-name="ce9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0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9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7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4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4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9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b</text:p>
          </table:table-cell>
          <table:table-cell table:number-columns-repeated="988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ce90" table:number-columns-repeated="65"/>
          <table:table-cell table:number-columns-repeated="957"/>
        </table:table-row>
        <table:table-row table:style-name="ro1">
          <table:table-cell office:value-type="string" calcext:value-type="string">
            <text:p>Y00</text:p>
          </table:table-cell>
          <table:table-cell table:style-name="ce90" table:number-columns-repeated="3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8"/>
          <table:table-cell table:number-columns-repeated="957"/>
        </table:table-row>
        <table:table-row table:style-name="ro1">
          <table:table-cell office:value-type="string" calcext:value-type="string">
            <text:p>Y01</text:p>
          </table:table-cell>
          <table:table-cell table:style-name="ce90" table:number-columns-repeated="11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7"/>
          <table:table-cell table:number-columns-repeated="957"/>
        </table:table-row>
        <table:table-row table:style-name="ro1">
          <table:table-cell office:value-type="string" calcext:value-type="string">
            <text:p>Y02</text:p>
          </table:table-cell>
          <table:table-cell table:style-name="ce90" table:number-columns-repeated="15"/>
          <table:table-cell table:style-name="ce11"/>
          <table:table-cell table:style-name="ce90"/>
          <table:table-cell table:style-name="ce191"/>
          <table:table-cell table:style-name="ce90"/>
          <table:table-cell table:style-name="ce90" office:value-type="string" calcext:value-type="string">
            <text:p>#</text:p>
          </table:table-cell>
          <table:table-cell table:style-name="ce90" table:number-columns-repeated="46"/>
          <table:table-cell table:number-columns-repeated="957"/>
        </table:table-row>
        <table:table-row table:style-name="ro1">
          <table:table-cell office:value-type="string" calcext:value-type="string">
            <text:p>Y03</text:p>
          </table:table-cell>
          <table:table-cell table:style-name="ce90" table:number-columns-repeated="7"/>
          <table:table-cell table:style-name="ce191"/>
          <table:table-cell table:style-name="ce90"/>
          <table:table-cell table:style-name="ce1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5"/>
          <table:table-cell table:number-columns-repeated="957"/>
        </table:table-row>
        <table:table-row table:style-name="ro1">
          <table:table-cell office:value-type="string" calcext:value-type="string">
            <text:p>Y04</text:p>
          </table:table-cell>
          <table:table-cell table:style-name="ce90" table:number-columns-repeated="7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05</text:p>
          </table:table-cell>
          <table:table-cell table:style-name="ce90" table:number-columns-repeated="15"/>
          <table:table-cell table:style-name="ce191"/>
          <table:table-cell table:style-name="ce90"/>
          <table:table-cell table:style-name="ce1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3"/>
          <table:table-cell table:number-columns-repeated="957"/>
        </table:table-row>
        <table:table-row table:style-name="ro1">
          <table:table-cell office:value-type="string" calcext:value-type="string">
            <text:p>Y06</text:p>
          </table:table-cell>
          <table:table-cell table:style-name="ce90" table:number-columns-repeated="11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42"/>
          <table:table-cell table:number-columns-repeated="957"/>
        </table:table-row>
        <table:table-row table:style-name="ro1">
          <table:table-cell office:value-type="string" calcext:value-type="string">
            <text:p>Y07</text:p>
          </table:table-cell>
          <table:table-cell table:style-name="ce90" table:number-columns-repeated="3"/>
          <table:table-cell table:style-name="ce191"/>
          <table:table-cell table:style-name="ce90"/>
          <table:table-cell table:style-name="ce11"/>
          <table:table-cell table:style-name="ce90" table:number-columns-repeated="18"/>
          <table:table-cell table:style-name="ce90" office:value-type="string" calcext:value-type="string">
            <text:p>#</text:p>
          </table:table-cell>
          <table:table-cell table:style-name="ce90" table:number-columns-repeated="41"/>
          <table:table-cell table:number-columns-repeated="957"/>
        </table:table-row>
        <table:table-row table:style-name="ro1">
          <table:table-cell office:value-type="string" calcext:value-type="string">
            <text:p>Y08</text:p>
          </table:table-cell>
          <table:table-cell table:style-name="ce90" table:number-columns-repeated="12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09</text:p>
          </table:table-cell>
          <table:table-cell table:style-name="ce90" table:number-columns-repeated="20"/>
          <table:table-cell table:style-name="ce11"/>
          <table:table-cell table:style-name="ce90"/>
          <table:table-cell table:style-name="ce19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Y0a</text:p>
          </table:table-cell>
          <table:table-cell table:style-name="ce90" table:number-columns-repeated="24"/>
          <table:table-cell table:style-name="ce11"/>
          <table:table-cell table:style-name="ce90"/>
          <table:table-cell table:style-name="ce191"/>
          <table:table-cell table:style-name="ce90" office:value-type="string" calcext:value-type="string">
            <text:p>#</text:p>
          </table:table-cell>
          <table:table-cell table:style-name="ce90" table:number-columns-repeated="38"/>
          <table:table-cell table:number-columns-repeated="957"/>
        </table:table-row>
        <table:table-row table:style-name="ro1">
          <table:table-cell office:value-type="string" calcext:value-type="string">
            <text:p>Y0b</text:p>
          </table:table-cell>
          <table:table-cell table:style-name="ce90" table:number-columns-repeated="16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37"/>
          <table:table-cell table:number-columns-repeated="957"/>
        </table:table-row>
        <table:table-row table:style-name="ro1">
          <table:table-cell office:value-type="string" calcext:value-type="string">
            <text:p>Y0c</text:p>
          </table:table-cell>
          <table:table-cell table:style-name="ce90" table:number-columns-repeated="16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0d</text:p>
          </table:table-cell>
          <table:table-cell table:style-name="ce90" table:number-columns-repeated="24"/>
          <table:table-cell table:style-name="ce191"/>
          <table:table-cell table:style-name="ce90"/>
          <table:table-cell table:style-name="ce1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0e</text:p>
          </table:table-cell>
          <table:table-cell table:style-name="ce90" table:number-columns-repeated="20"/>
          <table:table-cell table:style-name="ce191"/>
          <table:table-cell table:style-name="ce90"/>
          <table:table-cell table:style-name="ce11"/>
          <table:table-cell table:style-name="ce90" table:number-columns-repeated="8"/>
          <table:table-cell table:style-name="ce90" office:value-type="string" calcext:value-type="string">
            <text:p>#</text:p>
          </table:table-cell>
          <table:table-cell table:style-name="ce90" table:number-columns-repeated="34"/>
          <table:table-cell table:number-columns-repeated="957"/>
        </table:table-row>
        <table:table-row table:style-name="ro1">
          <table:table-cell office:value-type="string" calcext:value-type="string">
            <text:p>Y0f</text:p>
          </table:table-cell>
          <table:table-cell table:style-name="ce90" table:number-columns-repeated="12"/>
          <table:table-cell table:style-name="ce191"/>
          <table:table-cell table:style-name="ce90"/>
          <table:table-cell table:style-name="ce11"/>
          <table:table-cell table:style-name="ce90" table:number-columns-repeated="17"/>
          <table:table-cell table:style-name="ce90" office:value-type="string" calcext:value-type="string">
            <text:p>#</text:p>
          </table:table-cell>
          <table:table-cell table:style-name="ce90" table:number-columns-repeated="33"/>
          <table:table-cell table:number-columns-repeated="957"/>
        </table:table-row>
        <table:table-row table:style-name="ro1">
          <table:table-cell office:value-type="string" calcext:value-type="string">
            <text:p>Y10</text:p>
          </table:table-cell>
          <table:table-cell table:style-name="ce90" table:number-columns-repeated="19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1</text:p>
          </table:table-cell>
          <table:table-cell table:style-name="ce90" table:number-columns-repeated="27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2</text:p>
          </table:table-cell>
          <table:table-cell table:style-name="ce90" table:number-columns-repeated="31"/>
          <table:table-cell table:style-name="ce11"/>
          <table:table-cell table:style-name="ce90"/>
          <table:table-cell table:style-name="ce19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3</text:p>
          </table:table-cell>
          <table:table-cell table:style-name="ce90" table:number-columns-repeated="23"/>
          <table:table-cell table:style-name="ce191"/>
          <table:table-cell table:style-name="ce90"/>
          <table:table-cell table:style-name="ce1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4</text:p>
          </table:table-cell>
          <table:table-cell table:style-name="ce90" table:number-columns-repeated="23"/>
          <table:table-cell table:style-name="ce11"/>
          <table:table-cell table:style-name="ce90"/>
          <table:table-cell table:style-name="ce19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5</text:p>
          </table:table-cell>
          <table:table-cell table:style-name="ce90" table:number-columns-repeated="31"/>
          <table:table-cell table:style-name="ce191"/>
          <table:table-cell table:style-name="ce90"/>
          <table:table-cell table:style-name="ce1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6</text:p>
          </table:table-cell>
          <table:table-cell table:style-name="ce90" table:number-columns-repeated="27"/>
          <table:table-cell table:style-name="ce191"/>
          <table:table-cell table:style-name="ce90"/>
          <table:table-cell table:style-name="ce11"/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17</text:p>
          </table:table-cell>
          <table:table-cell table:style-name="ce90" table:number-columns-repeated="19"/>
          <table:table-cell table:style-name="ce191"/>
          <table:table-cell table:style-name="ce90"/>
          <table:table-cell table:style-name="ce11"/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18</text:p>
          </table:table-cell>
          <table:table-cell table:style-name="ce90" table:number-columns-repeated="28"/>
          <table:table-cell table:style-name="ce11"/>
          <table:table-cell table:style-name="ce90"/>
          <table:table-cell table:style-name="ce19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1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b</text:p>
          </table:table-cell>
          <table:table-cell table:style-name="ce90" table:number-columns-repeated="32"/>
          <table:table-cell table:style-name="ce191"/>
          <table:table-cell table:style-name="ce90"/>
          <table:table-cell table:style-name="ce1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c</text:p>
          </table:table-cell>
          <table:table-cell table:style-name="ce90" table:number-columns-repeated="32"/>
          <table:table-cell table:style-name="ce11"/>
          <table:table-cell table:style-name="ce90"/>
          <table:table-cell table:style-name="ce19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f</text:p>
          </table:table-cell>
          <table:table-cell table:style-name="ce90" table:number-columns-repeated="28"/>
          <table:table-cell table:style-name="ce191"/>
          <table:table-cell table:style-name="ce90"/>
          <table:table-cell table:style-name="ce1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20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1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2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3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4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5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6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7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8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b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c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f</text:p>
          </table:table-cell>
          <table:table-cell table:style-name="ce90" table:number-columns-repeated="66"/>
          <table:table-cell table:number-columns-repeated="957"/>
        </table:table-row>
        <table:table-row table:style-name="ro1" table:number-rows-repeated="6">
          <table:table-cell/>
          <table:table-cell table:style-name="ce90" table:number-columns-repeated="66"/>
          <table:table-cell table:number-columns-repeated="957"/>
        </table:table-row>
        <table:table-row table:style-name="ro1" table:number-rows-repeated="104817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2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03" office:value-type="string" calcext:value-type="string">
            <text:p>-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03" office:value-type="string" calcext:value-type="string">
            <text:p>-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03" office:value-type="string" calcext:value-type="string">
            <text:p>-Y6</text:p>
          </table:table-cell>
          <table:table-cell table:style-name="ce26" office:value-type="string" calcext:value-type="string">
            <text:p>C5*(2+5)</text:p>
          </table:table-cell>
          <table:table-cell table:style-name="ce203" office:value-type="string" calcext:value-type="string">
            <text:p>-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_new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09" office:value-type="string" calcext:value-type="string">
            <text:p>-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09" office:value-type="string" calcext:value-type="string">
            <text:p>-Y3</text:p>
          </table:table-cell>
          <table:table-cell table:style-name="ce26" office:value-type="string" calcext:value-type="string">
            <text:p>C3*(2-5)</text:p>
          </table:table-cell>
          <table:table-cell table:style-name="ce209" office:value-type="string" calcext:value-type="string">
            <text:p>-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09" office:value-type="string" calcext:value-type="string">
            <text:p>-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LD_NEGM2</text:p>
          </table:table-cell>
          <table:table-cell table:number-columns-repeated="14"/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987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ST2</text:p>
          </table:table-cell>
          <table:table-cell table:number-columns-repeated="9"/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1005"/>
        </table:table-row>
        <table:table-row table:style-name="ro1" table:number-rows-repeated="1048370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" table:style-name="ta1">
        <office:forms form:automatic-focus="false" form:apply-design-mode="false"/>
        <table:table-column table:style-name="co16" table:default-cell-style-name="ce211"/>
        <table:table-column table:style-name="co17" table:number-columns-repeated="1023" table:default-cell-style-name="ce211"/>
        <table:table-row table:style-name="ro3">
          <table:table-cell table:style-name="ce210" office:value-type="string" calcext:value-type="string">
            <text:p>prephase</text:p>
          </table:table-cell>
          <table:table-cell table:style-name="ce210" office:value-type="float" office:value="0" calcext:value-type="float">
            <text:p>0</text:p>
          </table:table-cell>
          <table:table-cell table:style-name="ce215" table:formula="of:=[.B1]+1" office:value-type="float" office:value="1" calcext:value-type="float">
            <text:p>1</text:p>
          </table:table-cell>
          <table:table-cell table:style-name="ce215" table:formula="of:=[.C1]+1" office:value-type="float" office:value="2" calcext:value-type="float">
            <text:p>2</text:p>
          </table:table-cell>
          <table:table-cell table:style-name="ce215" table:formula="of:=[.D1]+1" office:value-type="float" office:value="3" calcext:value-type="float">
            <text:p>3</text:p>
          </table:table-cell>
          <table:table-cell table:style-name="ce215" table:formula="of:=[.E1]+1" office:value-type="float" office:value="4" calcext:value-type="float">
            <text:p>4</text:p>
          </table:table-cell>
          <table:table-cell table:style-name="ce215" table:formula="of:=[.F1]+1" office:value-type="float" office:value="5" calcext:value-type="float">
            <text:p>5</text:p>
          </table:table-cell>
          <table:table-cell table:style-name="ce215" table:formula="of:=[.G1]+1" office:value-type="float" office:value="6" calcext:value-type="float">
            <text:p>6</text:p>
          </table:table-cell>
          <table:table-cell table:style-name="ce215" table:formula="of:=[.H1]+1" office:value-type="float" office:value="7" calcext:value-type="float">
            <text:p>7</text:p>
          </table:table-cell>
          <table:table-cell table:style-name="ce215" table:formula="of:=[.I1]+1" office:value-type="float" office:value="8" calcext:value-type="float">
            <text:p>8</text:p>
          </table:table-cell>
          <table:table-cell table:style-name="ce215" table:formula="of:=[.J1]+1" office:value-type="float" office:value="9" calcext:value-type="float">
            <text:p>9</text:p>
          </table:table-cell>
          <table:table-cell table:style-name="ce215" table:formula="of:=[.K1]+1" office:value-type="float" office:value="10" calcext:value-type="float">
            <text:p>10</text:p>
          </table:table-cell>
          <table:table-cell table:style-name="ce215" table:formula="of:=[.L1]+1" office:value-type="float" office:value="11" calcext:value-type="float">
            <text:p>11</text:p>
          </table:table-cell>
          <table:table-cell table:style-name="ce215" table:formula="of:=[.M1]+1" office:value-type="float" office:value="12" calcext:value-type="float">
            <text:p>12</text:p>
          </table:table-cell>
          <table:table-cell table:style-name="ce215" table:formula="of:=[.N1]+1" office:value-type="float" office:value="13" calcext:value-type="float">
            <text:p>13</text:p>
          </table:table-cell>
          <table:table-cell table:style-name="ce215" table:formula="of:=[.O1]+1" office:value-type="float" office:value="14" calcext:value-type="float">
            <text:p>14</text:p>
          </table:table-cell>
          <table:table-cell table:style-name="ce215" table:formula="of:=[.P1]+1" office:value-type="float" office:value="15" calcext:value-type="float">
            <text:p>15</text:p>
          </table:table-cell>
          <table:table-cell table:style-name="ce215" table:formula="of:=[.Q1]+1" office:value-type="float" office:value="16" calcext:value-type="float">
            <text:p>16</text:p>
          </table:table-cell>
          <table:table-cell table:style-name="ce215" table:formula="of:=[.R1]+1" office:value-type="float" office:value="17" calcext:value-type="float">
            <text:p>17</text:p>
          </table:table-cell>
          <table:table-cell table:style-name="ce215" table:formula="of:=[.S1]+1" office:value-type="float" office:value="18" calcext:value-type="float">
            <text:p>18</text:p>
          </table:table-cell>
          <table:table-cell table:style-name="ce215" table:formula="of:=[.T1]+1" office:value-type="float" office:value="19" calcext:value-type="float">
            <text:p>19</text:p>
          </table:table-cell>
          <table:table-cell table:style-name="ce215" table:formula="of:=[.U1]+1" office:value-type="float" office:value="20" calcext:value-type="float">
            <text:p>20</text:p>
          </table:table-cell>
          <table:table-cell table:style-name="ce215" table:formula="of:=[.V1]+1" office:value-type="float" office:value="21" calcext:value-type="float">
            <text:p>21</text:p>
          </table:table-cell>
          <table:table-cell table:style-name="ce215" table:formula="of:=[.W1]+1" office:value-type="float" office:value="22" calcext:value-type="float">
            <text:p>22</text:p>
          </table:table-cell>
          <table:table-cell table:style-name="ce215" table:formula="of:=[.X1]+1" office:value-type="float" office:value="23" calcext:value-type="float">
            <text:p>23</text:p>
          </table:table-cell>
          <table:table-cell table:style-name="ce215" table:formula="of:=[.Y1]+1" office:value-type="float" office:value="24" calcext:value-type="float">
            <text:p>24</text:p>
          </table:table-cell>
          <table:table-cell table:style-name="ce215" table:formula="of:=[.Z1]+1" office:value-type="float" office:value="25" calcext:value-type="float">
            <text:p>25</text:p>
          </table:table-cell>
          <table:table-cell table:style-name="ce215" table:formula="of:=[.AA1]+1" office:value-type="float" office:value="26" calcext:value-type="float">
            <text:p>26</text:p>
          </table:table-cell>
          <table:table-cell table:style-name="ce210" table:number-columns-repeated="996"/>
        </table:table-row>
        <table:table-row table:style-name="ro3"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2]+1" office:value-type="float" office:value="1" calcext:value-type="float">
            <text:p>1</text:p>
          </table:table-cell>
          <table:table-cell table:style-name="ce210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3]+1" office:value-type="float" office:value="2" calcext:value-type="float">
            <text:p>2</text:p>
          </table:table-cell>
          <table:table-cell table:style-name="ce210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4]+1" office:value-type="float" office:value="3" calcext:value-type="float">
            <text:p>3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5]+1" office:value-type="float" office:value="4" calcext:value-type="float">
            <text:p>4</text:p>
          </table:table-cell>
          <table:table-cell table:style-name="ce210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6]+1" office:value-type="float" office:value="5" calcext:value-type="float">
            <text:p>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7]+1" office:value-type="float" office:value="6" calcext:value-type="float">
            <text:p>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8]+1" office:value-type="float" office:value="7" calcext:value-type="float">
            <text:p>7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9]+1" office:value-type="float" office:value="8" calcext:value-type="float">
            <text:p>8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0]+1" office:value-type="float" office:value="9" calcext:value-type="float">
            <text:p>9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1]+1" office:value-type="float" office:value="10" calcext:value-type="float">
            <text:p>10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2]+1" office:value-type="float" office:value="11" calcext:value-type="float">
            <text:p>1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3]+1" office:value-type="float" office:value="12" calcext:value-type="float">
            <text:p>12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4]+1" office:value-type="float" office:value="13" calcext:value-type="float">
            <text:p>13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1001"/>
        </table:table-row>
        <table:table-row table:style-name="ro3">
          <table:table-cell table:style-name="ce210" table:formula="of:=[.A15]+1" office:value-type="float" office:value="14" calcext:value-type="float">
            <text:p>14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1000"/>
        </table:table-row>
        <table:table-row table:style-name="ro3">
          <table:table-cell table:style-name="ce210" table:formula="of:=[.A16]+1" office:value-type="float" office:value="15" calcext:value-type="float">
            <text:p>1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 table:number-columns-repeated="999"/>
        </table:table-row>
        <table:table-row table:style-name="ro3">
          <table:table-cell table:style-name="ce210" table:formula="of:=[.A17]+1" office:value-type="float" office:value="16" calcext:value-type="float">
            <text:p>1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 table:number-columns-repeated="998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19]+1" office:value-type="float" office:value="1" calcext:value-type="float">
            <text:p>1</text:p>
          </table:table-cell>
          <table:table-cell table:style-name="ce210" table:formula="of:=[.D19]+1" office:value-type="float" office:value="2" calcext:value-type="float">
            <text:p>2</text:p>
          </table:table-cell>
          <table:table-cell table:style-name="ce210" table:formula="of:=[.E19]+1" office:value-type="float" office:value="3" calcext:value-type="float">
            <text:p>3</text:p>
          </table:table-cell>
          <table:table-cell table:style-name="ce210" table:formula="of:=[.F19]+1" office:value-type="float" office:value="4" calcext:value-type="float">
            <text:p>4</text:p>
          </table:table-cell>
          <table:table-cell table:style-name="ce210" table:formula="of:=[.G19]+1" office:value-type="float" office:value="5" calcext:value-type="float">
            <text:p>5</text:p>
          </table:table-cell>
          <table:table-cell table:style-name="ce210" table:formula="of:=[.H19]+1" office:value-type="float" office:value="6" calcext:value-type="float">
            <text:p>6</text:p>
          </table:table-cell>
          <table:table-cell table:style-name="ce210" table:formula="of:=[.I19]+1" office:value-type="float" office:value="7" calcext:value-type="float">
            <text:p>7</text:p>
          </table:table-cell>
          <table:table-cell table:style-name="ce210" table:formula="of:=[.J19]+1" office:value-type="float" office:value="8" calcext:value-type="float">
            <text:p>8</text:p>
          </table:table-cell>
          <table:table-cell table:style-name="ce210" table:formula="of:=[.K19]+1" office:value-type="float" office:value="9" calcext:value-type="float">
            <text:p>9</text:p>
          </table:table-cell>
          <table:table-cell table:style-name="ce210" table:formula="of:=[.L19]+1" office:value-type="float" office:value="10" calcext:value-type="float">
            <text:p>10</text:p>
          </table:table-cell>
          <table:table-cell table:style-name="ce210" table:formula="of:=[.M19]+1" office:value-type="float" office:value="11" calcext:value-type="float">
            <text:p>11</text:p>
          </table:table-cell>
          <table:table-cell table:style-name="ce210" table:formula="of:=[.N19]+1" office:value-type="float" office:value="12" calcext:value-type="float">
            <text:p>12</text:p>
          </table:table-cell>
          <table:table-cell table:style-name="ce210" table:formula="of:=[.O19]+1" office:value-type="float" office:value="13" calcext:value-type="float">
            <text:p>13</text:p>
          </table:table-cell>
          <table:table-cell table:style-name="ce210" table:formula="of:=[.P19]+1" office:value-type="float" office:value="14" calcext:value-type="float">
            <text:p>14</text:p>
          </table:table-cell>
          <table:table-cell table:style-name="ce210" table:formula="of:=[.Q19]+1" office:value-type="float" office:value="15" calcext:value-type="float">
            <text:p>15</text:p>
          </table:table-cell>
          <table:table-cell table:style-name="ce210" table:formula="of:=[.R19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number-columns-repeated="2"/>
          <table:table-cell table:style-name="ce2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215" table:formula="of:=[.C20]+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215" table:formula="of:=[.G20]+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215" table:formula="of:=[.K20]+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ce215" table:formula="of:=[.O20]+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ce215" table:formula="of:=[.S20]+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998"/>
        </table:table-row>
        <table:table-row table:style-name="ro3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MOD([.C21]+1;4)" office:value-type="float" office:value="1" calcext:value-type="float">
            <text:p>1</text:p>
          </table:table-cell>
          <table:table-cell table:formula="of:=MOD([.D21]+1;4)" office:value-type="float" office:value="2" calcext:value-type="float">
            <text:p>2</text:p>
          </table:table-cell>
          <table:table-cell table:formula="of:=MOD([.E21]+1;4)" office:value-type="float" office:value="3" calcext:value-type="float">
            <text:p>3</text:p>
          </table:table-cell>
          <table:table-cell table:formula="of:=MOD([.F21]+1;4)" office:value-type="float" office:value="0" calcext:value-type="float">
            <text:p>0</text:p>
          </table:table-cell>
          <table:table-cell table:formula="of:=MOD([.G21]+1;4)" office:value-type="float" office:value="1" calcext:value-type="float">
            <text:p>1</text:p>
          </table:table-cell>
          <table:table-cell table:formula="of:=MOD([.H21]+1;4)" office:value-type="float" office:value="2" calcext:value-type="float">
            <text:p>2</text:p>
          </table:table-cell>
          <table:table-cell table:formula="of:=MOD([.I21]+1;4)" office:value-type="float" office:value="3" calcext:value-type="float">
            <text:p>3</text:p>
          </table:table-cell>
          <table:table-cell table:formula="of:=MOD([.J21]+1;4)" office:value-type="float" office:value="0" calcext:value-type="float">
            <text:p>0</text:p>
          </table:table-cell>
          <table:table-cell table:formula="of:=MOD([.K21]+1;4)" office:value-type="float" office:value="1" calcext:value-type="float">
            <text:p>1</text:p>
          </table:table-cell>
          <table:table-cell table:formula="of:=MOD([.L21]+1;4)" office:value-type="float" office:value="2" calcext:value-type="float">
            <text:p>2</text:p>
          </table:table-cell>
          <table:table-cell table:formula="of:=MOD([.M21]+1;4)" office:value-type="float" office:value="3" calcext:value-type="float">
            <text:p>3</text:p>
          </table:table-cell>
          <table:table-cell table:formula="of:=MOD([.N21]+1;4)" office:value-type="float" office:value="0" calcext:value-type="float">
            <text:p>0</text:p>
          </table:table-cell>
          <table:table-cell table:formula="of:=MOD([.O21]+1;4)" office:value-type="float" office:value="1" calcext:value-type="float">
            <text:p>1</text:p>
          </table:table-cell>
          <table:table-cell table:formula="of:=MOD([.P21]+1;4)" office:value-type="float" office:value="2" calcext:value-type="float">
            <text:p>2</text:p>
          </table:table-cell>
          <table:table-cell table:formula="of:=MOD([.Q21]+1;4)" office:value-type="float" office:value="3" calcext:value-type="float">
            <text:p>3</text:p>
          </table:table-cell>
          <table:table-cell table:formula="of:=MOD([.R21]+1;4)" office:value-type="float" office:value="0" calcext:value-type="float">
            <text:p>0</text:p>
          </table:table-cell>
          <table:table-cell table:formula="of:=MOD([.S21]+1;4)" office:value-type="float" office:value="1" calcext:value-type="float">
            <text:p>1</text:p>
          </table:table-cell>
          <table:table-cell table:formula="of:=MOD([.T21]+1;4)" office:value-type="float" office:value="2" calcext:value-type="float">
            <text:p>2</text:p>
          </table:table-cell>
          <table:table-cell table:formula="of:=MOD([.U21]+1;4)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formula="of:=COM.MICROSOFT.CONCAT(&quot;CC&quot;;[.O20])" office:value-type="string" office:string-value="CC3" calcext:value-type="string">
            <text:p>CC3</text:p>
          </table:table-cell>
          <table:table-cell table:formula="of:=COM.MICROSOFT.CONCAT(&quot;CS&quot;;[.O20])" office:value-type="string" office:string-value="CS3" calcext:value-type="string">
            <text:p>CS3</text:p>
          </table:table-cell>
          <table:table-cell table:formula="of:=COM.MICROSOFT.CONCAT(&quot;SC&quot;;[.O20])" office:value-type="string" office:string-value="SC3" calcext:value-type="string">
            <text:p>SC3</text:p>
          </table:table-cell>
          <table:table-cell table:formula="of:=COM.MICROSOFT.CONCAT(&quot;SS&quot;;[.O20])" office:value-type="string" office:string-value="SS3" calcext:value-type="string">
            <text:p>SS3</text:p>
          </table:table-cell>
          <table:table-cell table:formula="of:=COM.MICROSOFT.CONCAT(&quot;CC&quot;;[.S20])" office:value-type="string" office:string-value="CC4" calcext:value-type="string">
            <text:p>CC4</text:p>
          </table:table-cell>
          <table:table-cell table:formula="of:=COM.MICROSOFT.CONCAT(&quot;CS&quot;;[.S20])" office:value-type="string" office:string-value="CS4" calcext:value-type="string">
            <text:p>CS4</text:p>
          </table:table-cell>
          <table:table-cell table:formula="of:=COM.MICROSOFT.CONCAT(&quot;SC&quot;;[.S20])" office:value-type="string" office:string-value="SC4" calcext:value-type="string">
            <text:p>SC4</text:p>
          </table:table-cell>
          <table:table-cell table:formula="of:=COM.MICROSOFT.CONCAT(&quot;SS&quot;;[.S20])" office:value-type="string" office:string-value="SS4" calcext:value-type="string">
            <text:p>SS4</text:p>
          </table:table-cell>
          <table:table-cell table:formula="of:=COM.MICROSOFT.CONCAT(&quot;CC&quot;;[.W20])" office:value-type="string" office:string-value="CC5" calcext:value-type="string">
            <text:p>CC5</text:p>
          </table:table-cell>
          <table:table-cell table:formula="of:=COM.MICROSOFT.CONCAT(&quot;CS&quot;;[.W20])" office:value-type="string" office:string-value="CS5" calcext:value-type="string">
            <text:p>CS5</text:p>
          </table:table-cell>
          <table:table-cell table:formula="of:=COM.MICROSOFT.CONCAT(&quot;SC&quot;;[.W20])" office:value-type="string" office:string-value="SC5" calcext:value-type="string">
            <text:p>SC5</text:p>
          </table:table-cell>
          <table:table-cell table:formula="of:=COM.MICROSOFT.CONCAT(&quot;SS&quot;;[.W20])" office:value-type="string" office:string-value="SS5" calcext:value-type="string">
            <text:p>SS5</text:p>
          </table:table-cell>
          <table:table-cell table:number-columns-repeated="998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style-name="Default" office:value-type="string" calcext:value-type="string">
            <text:p>CV62</text:p>
          </table:table-cell>
          <table:table-cell table:style-name="Default" office:value-type="string" calcext:value-type="string">
            <text:p>SV62</text:p>
          </table:table-cell>
          <table:table-cell table:style-name="ce216" table:formula="of:=COM.MICROSOFT.CONCAT(&quot;CH&quot;;[.C20])" office:value-type="string" office:string-value="CH0" calcext:value-type="string">
            <text:p>CH0</text:p>
          </table:table-cell>
          <table:table-cell table:style-name="ce216" table:formula="of:=COM.MICROSOFT.CONCAT(&quot;SH&quot;;[.C20])" office:value-type="string" office:string-value="SH0" calcext:value-type="string">
            <text:p>SH0</text:p>
          </table:table-cell>
          <table:table-cell table:style-name="ce219" office:value-type="string" calcext:value-type="string">
            <text:p>CV63</text:p>
          </table:table-cell>
          <table:table-cell table:style-name="ce219" office:value-type="string" calcext:value-type="string">
            <text:p>SV63</text:p>
          </table:table-cell>
          <table:table-cell table:style-name="ce224" table:formula="of:=COM.MICROSOFT.CONCAT(&quot;CH&quot;;[.G20])" office:value-type="string" office:string-value="CH1" calcext:value-type="string">
            <text:p>CH1</text:p>
          </table:table-cell>
          <table:table-cell table:style-name="ce224" table:formula="of:=COM.MICROSOFT.CONCAT(&quot;SH&quot;;[.G20])" office:value-type="string" office:string-value="SH1" calcext:value-type="string">
            <text:p>SH1</text:p>
          </table:table-cell>
          <table:table-cell table:style-name="ce216" table:formula="of:=COM.MICROSOFT.CONCAT(&quot;CV&quot;;[.C20])" office:value-type="string" office:string-value="CV0" calcext:value-type="string">
            <text:p>CV0</text:p>
          </table:table-cell>
          <table:table-cell table:style-name="ce216" table:formula="of:=COM.MICROSOFT.CONCAT(&quot;SV&quot;;[.C20])" office:value-type="string" office:string-value="SV0" calcext:value-type="string">
            <text:p>SV0</text:p>
          </table:table-cell>
          <table:table-cell table:style-name="ce235" table:formula="of:=COM.MICROSOFT.CONCAT(&quot;CH&quot;;[.K20])" office:value-type="string" office:string-value="CH2" calcext:value-type="string">
            <text:p>CH2</text:p>
          </table:table-cell>
          <table:table-cell table:style-name="ce235" table:formula="of:=COM.MICROSOFT.CONCAT(&quot;SH&quot;;[.K20])" office:value-type="string" office:string-value="SH2" calcext:value-type="string">
            <text:p>SH2</text:p>
          </table:table-cell>
          <table:table-cell table:style-name="ce224" table:formula="of:=COM.MICROSOFT.CONCAT(&quot;CV&quot;;[.G20])" office:value-type="string" office:string-value="CV1" calcext:value-type="string">
            <text:p>CV1</text:p>
          </table:table-cell>
          <table:table-cell table:style-name="ce224" table:formula="of:=COM.MICROSOFT.CONCAT(&quot;SV&quot;;[.G20])" office:value-type="string" office:string-value="SV1" calcext:value-type="string">
            <text:p>SV1</text:p>
          </table:table-cell>
          <table:table-cell table:formula="of:=COM.MICROSOFT.CONCAT(&quot;CH&quot;;[.O20])" office:value-type="string" office:string-value="CH3" calcext:value-type="string">
            <text:p>CH3</text:p>
          </table:table-cell>
          <table:table-cell table:formula="of:=COM.MICROSOFT.CONCAT(&quot;SH&quot;;[.O20])" office:value-type="string" office:string-value="SH3" calcext:value-type="string">
            <text:p>SH3</text:p>
          </table:table-cell>
          <table:table-cell table:style-name="ce235" table:formula="of:=COM.MICROSOFT.CONCAT(&quot;CV&quot;;[.K20])" office:value-type="string" office:string-value="CV2" calcext:value-type="string">
            <text:p>CV2</text:p>
          </table:table-cell>
          <table:table-cell table:style-name="ce235" table:formula="of:=COM.MICROSOFT.CONCAT(&quot;SV&quot;;[.K20])" office:value-type="string" office:string-value="SV2" calcext:value-type="string">
            <text:p>SV2</text:p>
          </table:table-cell>
          <table:table-cell table:formula="of:=COM.MICROSOFT.CONCAT(&quot;CH&quot;;[.S20])" office:value-type="string" office:string-value="CH4" calcext:value-type="string">
            <text:p>CH4</text:p>
          </table:table-cell>
          <table:table-cell table:formula="of:=COM.MICROSOFT.CONCAT(&quot;SH&quot;;[.S20])" office:value-type="string" office:string-value="SH4" calcext:value-type="string">
            <text:p>SH4</text:p>
          </table:table-cell>
          <table:table-cell table:style-name="ce219" table:formula="of:=COM.MICROSOFT.CONCAT(&quot;CV&quot;;[.O20])" office:value-type="string" office:string-value="CV3" calcext:value-type="string">
            <text:p>CV3</text:p>
          </table:table-cell>
          <table:table-cell table:style-name="ce219" table:formula="of:=COM.MICROSOFT.CONCAT(&quot;SV&quot;;[.O20])" office:value-type="string" office:string-value="SV3" calcext:value-type="string">
            <text:p>SV3</text:p>
          </table:table-cell>
          <table:table-cell table:style-name="ce219" table:formula="of:=COM.MICROSOFT.CONCAT(&quot;CH&quot;;[.W20])" office:value-type="string" office:string-value="CH5" calcext:value-type="string">
            <text:p>CH5</text:p>
          </table:table-cell>
          <table:table-cell table:style-name="ce219" table:formula="of:=COM.MICROSOFT.CONCAT(&quot;SH&quot;;[.W20])" office:value-type="string" office:string-value="SH5" calcext:value-type="string">
            <text:p>SH5</text:p>
          </table:table-cell>
          <table:table-cell table:style-name="ce219" table:formula="of:=COM.MICROSOFT.CONCAT(&quot;CV&quot;;[.S20])" office:value-type="string" office:string-value="CV4" calcext:value-type="string">
            <text:p>CV4</text:p>
          </table:table-cell>
          <table:table-cell table:style-name="ce219" table:formula="of:=COM.MICROSOFT.CONCAT(&quot;SV&quot;;[.S20])" office:value-type="string" office:string-value="SV4" calcext:value-type="string">
            <text:p>SV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style-name="ce3"/>
          <table:table-cell table:style-name="ce213" table:formula="of:=[.C22]" office:value-type="string" office:string-value="CC0" calcext:value-type="string">
            <text:p>CC0</text:p>
          </table:table-cell>
          <table:table-cell table:style-name="ce90"/>
          <table:table-cell table:style-name="ce213" table:formula="of:=[.E22]" office:value-type="string" office:string-value="SC0" calcext:value-type="string">
            <text:p>SC0</text:p>
          </table:table-cell>
          <table:table-cell table:style-name="ce90"/>
          <table:table-cell table:style-name="ce11" table:formula="of:=[.G22]" office:value-type="string" office:string-value="CC1" calcext:value-type="string">
            <text:p>CC1</text:p>
          </table:table-cell>
          <table:table-cell table:style-name="ce90"/>
          <table:table-cell table:style-name="ce11" table:formula="of:=[.I22]" office:value-type="string" office:string-value="SC1" calcext:value-type="string">
            <text:p>SC1</text:p>
          </table:table-cell>
          <table:table-cell table:style-name="ce90"/>
          <table:table-cell table:style-name="ce10" table:formula="of:=[.K22]" office:value-type="string" office:string-value="CC2" calcext:value-type="string">
            <text:p>CC2</text:p>
          </table:table-cell>
          <table:table-cell table:style-name="ce90"/>
          <table:table-cell table:style-name="ce10" table:formula="of:=[.M22]" office:value-type="string" office:string-value="SC2" calcext:value-type="string">
            <text:p>SC2</text:p>
          </table:table-cell>
          <table:table-cell table:style-name="ce90"/>
          <table:table-cell table:style-name="ce90" table:formula="of:=[.O22]" office:value-type="string" office:string-value="CC3" calcext:value-type="string">
            <text:p>CC3</text:p>
          </table:table-cell>
          <table:table-cell table:style-name="ce90"/>
          <table:table-cell table:style-name="ce90" table:formula="of:=[.Q22]" office:value-type="string" office:string-value="SC3" calcext:value-type="string">
            <text:p>SC3</text:p>
          </table:table-cell>
          <table:table-cell table:style-name="ce90"/>
          <table:table-cell table:style-name="ce90" table:formula="of:=[.S22]" office:value-type="string" office:string-value="CC4" calcext:value-type="string">
            <text:p>CC4</text:p>
          </table:table-cell>
          <table:table-cell table:style-name="ce90"/>
          <table:table-cell table:style-name="ce90" table:formula="of:=[.U22]" office:value-type="string" office:string-value="SC4" calcext:value-type="string">
            <text:p>SC4</text:p>
          </table:table-cell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1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style-name="ce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11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style-name="ce3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table:style-name="ce3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7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style-name="ce3"/>
          <table:table-cell table:style-name="ce90"/>
          <table:table-cell table:style-name="ce213" table:formula="of:=[.C25]" office:value-type="string" office:string-value="CC0" calcext:value-type="string">
            <text:p>CC0</text:p>
          </table:table-cell>
          <table:table-cell table:style-name="ce213" table:formula="of:=[.D31]" office:value-type="string" office:string-value="CC0" calcext:value-type="string">
            <text:p>CC0</text:p>
          </table:table-cell>
          <table:table-cell table:style-name="ce213" table:formula="of:=[.E31]" office:value-type="string" office:string-value="CC0" calcext:value-type="string">
            <text:p>CC0</text:p>
          </table:table-cell>
          <table:table-cell table:style-name="ce213" table:formula="of:=[.F31]" office:value-type="string" office:string-value="CC0" calcext:value-type="string">
            <text:p>CC0</text:p>
          </table:table-cell>
          <table:table-cell table:style-name="ce11" table:formula="of:=[.G25]" office:value-type="string" office:string-value="CC1" calcext:value-type="string">
            <text:p>CC1</text:p>
          </table:table-cell>
          <table:table-cell table:style-name="ce11" table:formula="of:=[.H31]" office:value-type="string" office:string-value="CC1" calcext:value-type="string">
            <text:p>CC1</text:p>
          </table:table-cell>
          <table:table-cell table:style-name="ce11" table:formula="of:=[.I31]" office:value-type="string" office:string-value="CC1" calcext:value-type="string">
            <text:p>CC1</text:p>
          </table:table-cell>
          <table:table-cell table:style-name="ce11" table:formula="of:=[.J31]" office:value-type="string" office:string-value="CC1" calcext:value-type="string">
            <text:p>CC1</text:p>
          </table:table-cell>
          <table:table-cell table:style-name="ce10" table:formula="of:=[.K25]" office:value-type="string" office:string-value="CC2" calcext:value-type="string">
            <text:p>CC2</text:p>
          </table:table-cell>
          <table:table-cell table:style-name="ce10" table:formula="of:=[.L31]" office:value-type="string" office:string-value="CC2" calcext:value-type="string">
            <text:p>CC2</text:p>
          </table:table-cell>
          <table:table-cell table:style-name="ce10" table:formula="of:=[.M31]" office:value-type="string" office:string-value="CC2" calcext:value-type="string">
            <text:p>CC2</text:p>
          </table:table-cell>
          <table:table-cell table:style-name="ce10" table:formula="of:=[.N31]" office:value-type="string" office:string-value="CC2" calcext:value-type="string">
            <text:p>CC2</text:p>
          </table:table-cell>
          <table:table-cell table:style-name="ce90" table:formula="of:=[.O25]" office:value-type="string" office:string-value="CC3" calcext:value-type="string">
            <text:p>CC3</text:p>
          </table:table-cell>
          <table:table-cell table:style-name="ce90" table:formula="of:=[.P31]" office:value-type="string" office:string-value="CC3" calcext:value-type="string">
            <text:p>CC3</text:p>
          </table:table-cell>
          <table:table-cell table:style-name="ce90" table:formula="of:=[.Q31]" office:value-type="string" office:string-value="CC3" calcext:value-type="string">
            <text:p>CC3</text:p>
          </table:table-cell>
          <table:table-cell table:style-name="ce90" table:formula="of:=[.R31]" office:value-type="string" office:string-value="CC3" calcext:value-type="string">
            <text:p>CC3</text:p>
          </table:table-cell>
          <table:table-cell table:style-name="ce90" table:formula="of:=[.S25]" office:value-type="string" office:string-value="CC4" calcext:value-type="string">
            <text:p>CC4</text:p>
          </table:table-cell>
          <table:table-cell table:style-name="ce90" table:formula="of:=[.T31]" office:value-type="string" office:string-value="CC4" calcext:value-type="string">
            <text:p>CC4</text:p>
          </table:table-cell>
          <table:table-cell table:style-name="ce90" table:formula="of:=[.U31]" office:value-type="string" office:string-value="CC4" calcext:value-type="string">
            <text:p>CC4</text:p>
          </table:table-cell>
          <table:table-cell table:style-name="ce90" table:formula="of:=[.V31]" office:value-type="string" office:string-value="CC4" calcext:value-type="string">
            <text:p>CC4</text:p>
          </table:table-cell>
          <table:table-cell table:style-name="ce217" table:number-columns-repeated="3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style-name="ce3"/>
          <table:table-cell table:style-name="ce90" table:number-columns-repeated="3"/>
          <table:table-cell table:style-name="ce213" table:formula="of:=[.E25]" office:value-type="string" office:string-value="SC0" calcext:value-type="string">
            <text:p>SC0</text:p>
          </table:table-cell>
          <table:table-cell table:style-name="ce213" table:formula="of:=[.F32]" office:value-type="string" office:string-value="SC0" calcext:value-type="string">
            <text:p>SC0</text:p>
          </table:table-cell>
          <table:table-cell table:style-name="ce213" table:formula="of:=[.G32]" office:value-type="string" office:string-value="SC0" calcext:value-type="string">
            <text:p>SC0</text:p>
          </table:table-cell>
          <table:table-cell table:style-name="ce213" table:formula="of:=[.H32]" office:value-type="string" office:string-value="SC0" calcext:value-type="string">
            <text:p>SC0</text:p>
          </table:table-cell>
          <table:table-cell table:style-name="ce11" table:formula="of:=[.I25]" office:value-type="string" office:string-value="SC1" calcext:value-type="string">
            <text:p>SC1</text:p>
          </table:table-cell>
          <table:table-cell table:style-name="ce11" table:formula="of:=[.J32]" office:value-type="string" office:string-value="SC1" calcext:value-type="string">
            <text:p>SC1</text:p>
          </table:table-cell>
          <table:table-cell table:style-name="ce11" table:formula="of:=[.K32]" office:value-type="string" office:string-value="SC1" calcext:value-type="string">
            <text:p>SC1</text:p>
          </table:table-cell>
          <table:table-cell table:style-name="ce11" table:formula="of:=[.L32]" office:value-type="string" office:string-value="SC1" calcext:value-type="string">
            <text:p>SC1</text:p>
          </table:table-cell>
          <table:table-cell table:style-name="ce10" table:formula="of:=[.M25]" office:value-type="string" office:string-value="SC2" calcext:value-type="string">
            <text:p>SC2</text:p>
          </table:table-cell>
          <table:table-cell table:style-name="ce10" table:formula="of:=[.N32]" office:value-type="string" office:string-value="SC2" calcext:value-type="string">
            <text:p>SC2</text:p>
          </table:table-cell>
          <table:table-cell table:style-name="ce10" table:formula="of:=[.O32]" office:value-type="string" office:string-value="SC2" calcext:value-type="string">
            <text:p>SC2</text:p>
          </table:table-cell>
          <table:table-cell table:style-name="ce10" table:formula="of:=[.P32]" office:value-type="string" office:string-value="SC2" calcext:value-type="string">
            <text:p>SC2</text:p>
          </table:table-cell>
          <table:table-cell table:style-name="ce90" table:formula="of:=[.Q25]" office:value-type="string" office:string-value="SC3" calcext:value-type="string">
            <text:p>SC3</text:p>
          </table:table-cell>
          <table:table-cell table:style-name="ce90" table:formula="of:=[.R32]" office:value-type="string" office:string-value="SC3" calcext:value-type="string">
            <text:p>SC3</text:p>
          </table:table-cell>
          <table:table-cell table:style-name="ce90" table:formula="of:=[.S32]" office:value-type="string" office:string-value="SC3" calcext:value-type="string">
            <text:p>SC3</text:p>
          </table:table-cell>
          <table:table-cell table:style-name="ce90" table:formula="of:=[.T32]" office:value-type="string" office:string-value="SC3" calcext:value-type="string">
            <text:p>SC3</text:p>
          </table:table-cell>
          <table:table-cell table:style-name="ce90" table:formula="of:=[.U25]" office:value-type="string" office:string-value="SC4" calcext:value-type="string">
            <text:p>SC4</text:p>
          </table:table-cell>
          <table:table-cell table:style-name="ce90" table:formula="of:=[.V32]" office:value-type="string" office:string-value="SC4" calcext:value-type="string">
            <text:p>SC4</text:p>
          </table:table-cell>
          <table:table-cell table:style-name="ce90" table:formula="of:=[.W32]" office:value-type="string" office:string-value="SC4" calcext:value-type="string">
            <text:p>SC4</text:p>
          </table:table-cell>
          <table:table-cell table:style-name="ce90" table:formula="of:=[.X32]" office:value-type="string" office:string-value="SC4" calcext:value-type="string">
            <text:p>SC4</text:p>
          </table:table-cell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 table:style-name="ce3"/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table:style-name="ce4"/>
          <table:table-cell table:style-name="ce90" office:value-type="string" calcext:value-type="string">
            <text:p>Always 1</text:p>
          </table:table-cell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style-name="ce3"/>
          <table:table-cell table:style-name="ce90" table:number-columns-repeated="3"/>
          <table:table-cell table:style-name="ce222" table:formula="of:=[.E31]" office:value-type="string" office:string-value="CC0" calcext:value-type="string">
            <text:p>CC0</text:p>
          </table:table-cell>
          <table:table-cell table:style-name="ce222" table:formula="of:=[.F32]" office:value-type="string" office:string-value="SC0" calcext:value-type="string">
            <text:p>SC0</text:p>
          </table:table-cell>
          <table:table-cell table:style-name="ce222" table:formula="of:=[.G31]" office:value-type="string" office:string-value="CC0" calcext:value-type="string">
            <text:p>CC0</text:p>
          </table:table-cell>
          <table:table-cell table:style-name="ce222" table:formula="of:=[.H32]" office:value-type="string" office:string-value="SC0" calcext:value-type="string">
            <text:p>SC0</text:p>
          </table:table-cell>
          <table:table-cell table:style-name="ce232" table:formula="of:=[.I31]" office:value-type="string" office:string-value="CC1" calcext:value-type="string">
            <text:p>CC1</text:p>
          </table:table-cell>
          <table:table-cell table:style-name="ce232" table:formula="of:=[.J32]" office:value-type="string" office:string-value="SC1" calcext:value-type="string">
            <text:p>SC1</text:p>
          </table:table-cell>
          <table:table-cell table:style-name="ce232" table:formula="of:=[.K31]" office:value-type="string" office:string-value="CC1" calcext:value-type="string">
            <text:p>CC1</text:p>
          </table:table-cell>
          <table:table-cell table:style-name="ce232" table:formula="of:=[.L32]" office:value-type="string" office:string-value="SC1" calcext:value-type="string">
            <text:p>SC1</text:p>
          </table:table-cell>
          <table:table-cell table:style-name="ce244" table:formula="of:=[.M31]" office:value-type="string" office:string-value="CC2" calcext:value-type="string">
            <text:p>CC2</text:p>
          </table:table-cell>
          <table:table-cell table:style-name="ce244" table:formula="of:=[.N32]" office:value-type="string" office:string-value="SC2" calcext:value-type="string">
            <text:p>SC2</text:p>
          </table:table-cell>
          <table:table-cell table:style-name="ce244" table:formula="of:=[.O31]" office:value-type="string" office:string-value="CC2" calcext:value-type="string">
            <text:p>CC2</text:p>
          </table:table-cell>
          <table:table-cell table:style-name="ce244" table:formula="of:=[.P32]" office:value-type="string" office:string-value="SC2" calcext:value-type="string">
            <text:p>SC2</text:p>
          </table:table-cell>
          <table:table-cell table:style-name="ce250" table:formula="of:=[.Q31]" office:value-type="string" office:string-value="CC3" calcext:value-type="string">
            <text:p>CC3</text:p>
          </table:table-cell>
          <table:table-cell table:style-name="ce250" table:formula="of:=[.R32]" office:value-type="string" office:string-value="SC3" calcext:value-type="string">
            <text:p>SC3</text:p>
          </table:table-cell>
          <table:table-cell table:style-name="ce250" table:formula="of:=[.S31]" office:value-type="string" office:string-value="CC3" calcext:value-type="string">
            <text:p>CC3</text:p>
          </table:table-cell>
          <table:table-cell table:style-name="ce250" table:formula="of:=[.T32]" office:value-type="string" office:string-value="SC3" calcext:value-type="string">
            <text:p>SC3</text:p>
          </table:table-cell>
          <table:table-cell table:style-name="ce250" table:formula="of:=[.U31]" office:value-type="string" office:string-value="CC4" calcext:value-type="string">
            <text:p>CC4</text:p>
          </table:table-cell>
          <table:table-cell table:style-name="ce250" table:formula="of:=[.V32]" office:value-type="string" office:string-value="SC4" calcext:value-type="string">
            <text:p>SC4</text:p>
          </table:table-cell>
          <table:table-cell table:style-name="ce250" table:formula="of:=[.W31]" office:value-type="string" office:string-value="CC4" calcext:value-type="string">
            <text:p>CC4</text:p>
          </table:table-cell>
          <table:table-cell table:style-name="ce250" table:formula="of:=[.X32]" office:value-type="string" office:string-value="SC4" calcext:value-type="string">
            <text:p>SC4</text:p>
          </table:table-cell>
          <table:table-cell table:style-name="ce90" table:number-columns-repeated="1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1</text:p>
          </table:table-cell>
          <table:table-cell table:style-name="ce5"/>
          <table:table-cell table:style-name="ce90"/>
          <table:table-cell table:style-name="ce220"/>
          <table:table-cell table:style-name="ce221" table:formula="of:=[.E23]" office:value-type="string" office:string-value="CH0" calcext:value-type="string">
            <text:p>CH0</text:p>
          </table:table-cell>
          <table:table-cell table:style-name="ce221" table:formula="of:=[.F23]" office:value-type="string" office:string-value="SH0" calcext:value-type="string">
            <text:p>SH0</text:p>
          </table:table-cell>
          <table:table-cell table:style-name="ce90"/>
          <table:table-cell table:style-name="ce220"/>
          <table:table-cell table:style-name="ce230" table:formula="of:=[.I23]" office:value-type="string" office:string-value="CH1" calcext:value-type="string">
            <text:p>CH1</text:p>
          </table:table-cell>
          <table:table-cell table:style-name="ce230" table:formula="of:=[.J23]" office:value-type="string" office:string-value="SH1" calcext:value-type="string">
            <text:p>SH1</text:p>
          </table:table-cell>
          <table:table-cell table:style-name="ce90"/>
          <table:table-cell table:style-name="ce220"/>
          <table:table-cell table:style-name="ce241" table:formula="of:=[.M23]" office:value-type="string" office:string-value="CH2" calcext:value-type="string">
            <text:p>CH2</text:p>
          </table:table-cell>
          <table:table-cell table:style-name="ce241" table:formula="of:=[.N23]" office:value-type="string" office:string-value="SH2" calcext:value-type="string">
            <text:p>SH2</text:p>
          </table:table-cell>
          <table:table-cell table:style-name="ce90"/>
          <table:table-cell table:style-name="ce220"/>
          <table:table-cell table:style-name="ce220" table:formula="of:=[.Q23]" office:value-type="string" office:string-value="CH3" calcext:value-type="string">
            <text:p>CH3</text:p>
          </table:table-cell>
          <table:table-cell table:style-name="ce220" table:formula="of:=[.R23]" office:value-type="string" office:string-value="SH3" calcext:value-type="string">
            <text:p>SH3</text:p>
          </table:table-cell>
          <table:table-cell table:style-name="ce90"/>
          <table:table-cell table:style-name="ce220"/>
          <table:table-cell table:style-name="ce220" table:formula="of:=[.U23]" office:value-type="string" office:string-value="CH4" calcext:value-type="string">
            <text:p>CH4</text:p>
          </table:table-cell>
          <table:table-cell table:style-name="ce220" table:formula="of:=[.V23]" office:value-type="string" office:string-value="SH4" calcext:value-type="string">
            <text:p>SH4</text:p>
          </table:table-cell>
          <table:table-cell table:style-name="ce90"/>
          <table:table-cell table:style-name="ce220"/>
          <table:table-cell table:style-name="ce220" table:formula="of:=[.Y23]" office:value-type="string" office:string-value="CH5" calcext:value-type="string">
            <text:p>CH5</text:p>
          </table:table-cell>
          <table:table-cell table:style-name="ce22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11"/>
          <table:table-cell table:style-name="ce26" table:number-columns-repeated="2"/>
          <table:table-cell table:style-name="ce11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5"/>
          <table:table-cell table:style-name="ce90" table:number-columns-repeated="2"/>
          <table:table-cell table:style-name="ce220"/>
          <table:table-cell table:style-name="ce223"/>
          <table:table-cell table:style-name="ce225" table:formula="of:=[.F39]" office:value-type="string" office:string-value="SH0" calcext:value-type="string">
            <text:p>SH0</text:p>
          </table:table-cell>
          <table:table-cell table:style-name="ce221" table:formula="of:=[.G42]" office:value-type="string" office:string-value="SH0" calcext:value-type="string">
            <text:p>SH0</text:p>
          </table:table-cell>
          <table:table-cell table:style-name="ce226" table:formula="of:=[.H42]" office:value-type="string" office:string-value="SH0" calcext:value-type="string">
            <text:p>SH0</text:p>
          </table:table-cell>
          <table:table-cell table:style-name="ce226" table:formula="of:=[.I42]" office:value-type="string" office:string-value="SH0" calcext:value-type="string">
            <text:p>SH0</text:p>
          </table:table-cell>
          <table:table-cell table:style-name="ce236" table:formula="of:=[.J39]" office:value-type="string" office:string-value="SH1" calcext:value-type="string">
            <text:p>SH1</text:p>
          </table:table-cell>
          <table:table-cell table:style-name="ce230" table:formula="of:=[.K42]" office:value-type="string" office:string-value="SH1" calcext:value-type="string">
            <text:p>SH1</text:p>
          </table:table-cell>
          <table:table-cell table:style-name="ce237" table:formula="of:=[.L42]" office:value-type="string" office:string-value="SH1" calcext:value-type="string">
            <text:p>SH1</text:p>
          </table:table-cell>
          <table:table-cell table:style-name="ce237" table:formula="of:=[.M42]" office:value-type="string" office:string-value="SH1" calcext:value-type="string">
            <text:p>SH1</text:p>
          </table:table-cell>
          <table:table-cell table:style-name="ce246" table:formula="of:=[.N39]" office:value-type="string" office:string-value="SH2" calcext:value-type="string">
            <text:p>SH2</text:p>
          </table:table-cell>
          <table:table-cell table:style-name="ce241" table:formula="of:=[.O42]" office:value-type="string" office:string-value="SH2" calcext:value-type="string">
            <text:p>SH2</text:p>
          </table:table-cell>
          <table:table-cell table:style-name="ce247" table:formula="of:=[.P42]" office:value-type="string" office:string-value="SH2" calcext:value-type="string">
            <text:p>SH2</text:p>
          </table:table-cell>
          <table:table-cell table:style-name="ce247" table:formula="of:=[.Q42]" office:value-type="string" office:string-value="SH2" calcext:value-type="string">
            <text:p>SH2</text:p>
          </table:table-cell>
          <table:table-cell table:style-name="ce251" table:formula="of:=[.R39]" office:value-type="string" office:string-value="SH3" calcext:value-type="string">
            <text:p>SH3</text:p>
          </table:table-cell>
          <table:table-cell table:style-name="ce220" table:formula="of:=[.S42]" office:value-type="string" office:string-value="SH3" calcext:value-type="string">
            <text:p>SH3</text:p>
          </table:table-cell>
          <table:table-cell table:style-name="ce223" table:formula="of:=[.T42]" office:value-type="string" office:string-value="SH3" calcext:value-type="string">
            <text:p>SH3</text:p>
          </table:table-cell>
          <table:table-cell table:style-name="ce223" table:formula="of:=[.U42]" office:value-type="string" office:string-value="SH3" calcext:value-type="string">
            <text:p>SH3</text:p>
          </table:table-cell>
          <table:table-cell table:style-name="ce251" table:formula="of:=[.V39]" office:value-type="string" office:string-value="SH4" calcext:value-type="string">
            <text:p>SH4</text:p>
          </table:table-cell>
          <table:table-cell table:style-name="ce220" table:formula="of:=[.W42]" office:value-type="string" office:string-value="SH4" calcext:value-type="string">
            <text:p>SH4</text:p>
          </table:table-cell>
          <table:table-cell table:style-name="ce223" table:formula="of:=[.X42]" office:value-type="string" office:string-value="SH4" calcext:value-type="string">
            <text:p>SH4</text:p>
          </table:table-cell>
          <table:table-cell table:style-name="ce223" table:formula="of:=[.Y42]" office:value-type="string" office:string-value="SH4" calcext:value-type="string">
            <text:p>SH4</text:p>
          </table:table-cell>
          <table:table-cell table:style-name="ce251" table:formula="of:=[.Z39]" office:value-type="string" office:string-value="SH5" calcext:value-type="string">
            <text:p>SH5</text:p>
          </table:table-cell>
          <table:table-cell table:style-name="ce90" table:number-columns-repeated="1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5"/>
          <table:table-cell table:style-name="ce90" table:number-columns-repeated="3"/>
          <table:table-cell table:style-name="ce221" table:formula="of:=[.E39]" office:value-type="string" office:string-value="CH0" calcext:value-type="string">
            <text:p>CH0</text:p>
          </table:table-cell>
          <table:table-cell table:style-name="ce226" table:formula="of:=[.F43]" office:value-type="string" office:string-value="CH0" calcext:value-type="string">
            <text:p>CH0</text:p>
          </table:table-cell>
          <table:table-cell table:style-name="ce226" table:formula="of:=[.G43]" office:value-type="string" office:string-value="CH0" calcext:value-type="string">
            <text:p>CH0</text:p>
          </table:table-cell>
          <table:table-cell table:style-name="ce221" table:formula="of:=[.H43]" office:value-type="string" office:string-value="CH0" calcext:value-type="string">
            <text:p>CH0</text:p>
          </table:table-cell>
          <table:table-cell table:style-name="ce230" table:formula="of:=[.I39]" office:value-type="string" office:string-value="CH1" calcext:value-type="string">
            <text:p>CH1</text:p>
          </table:table-cell>
          <table:table-cell table:style-name="ce237" table:formula="of:=[.J43]" office:value-type="string" office:string-value="CH1" calcext:value-type="string">
            <text:p>CH1</text:p>
          </table:table-cell>
          <table:table-cell table:style-name="ce237" table:formula="of:=[.K43]" office:value-type="string" office:string-value="CH1" calcext:value-type="string">
            <text:p>CH1</text:p>
          </table:table-cell>
          <table:table-cell table:style-name="ce230" table:formula="of:=[.L43]" office:value-type="string" office:string-value="CH1" calcext:value-type="string">
            <text:p>CH1</text:p>
          </table:table-cell>
          <table:table-cell table:style-name="ce241" table:formula="of:=[.M39]" office:value-type="string" office:string-value="CH2" calcext:value-type="string">
            <text:p>CH2</text:p>
          </table:table-cell>
          <table:table-cell table:style-name="ce247" table:formula="of:=[.N43]" office:value-type="string" office:string-value="CH2" calcext:value-type="string">
            <text:p>CH2</text:p>
          </table:table-cell>
          <table:table-cell table:style-name="ce247" table:formula="of:=[.O43]" office:value-type="string" office:string-value="CH2" calcext:value-type="string">
            <text:p>CH2</text:p>
          </table:table-cell>
          <table:table-cell table:style-name="ce241" table:formula="of:=[.P43]" office:value-type="string" office:string-value="CH2" calcext:value-type="string">
            <text:p>CH2</text:p>
          </table:table-cell>
          <table:table-cell table:style-name="ce220" table:formula="of:=[.Q39]" office:value-type="string" office:string-value="CH3" calcext:value-type="string">
            <text:p>CH3</text:p>
          </table:table-cell>
          <table:table-cell table:style-name="ce223" table:formula="of:=[.R43]" office:value-type="string" office:string-value="CH3" calcext:value-type="string">
            <text:p>CH3</text:p>
          </table:table-cell>
          <table:table-cell table:style-name="ce223" table:formula="of:=[.S43]" office:value-type="string" office:string-value="CH3" calcext:value-type="string">
            <text:p>CH3</text:p>
          </table:table-cell>
          <table:table-cell table:style-name="ce220" table:formula="of:=[.T43]" office:value-type="string" office:string-value="CH3" calcext:value-type="string">
            <text:p>CH3</text:p>
          </table:table-cell>
          <table:table-cell table:style-name="ce220" table:formula="of:=[.U39]" office:value-type="string" office:string-value="CH4" calcext:value-type="string">
            <text:p>CH4</text:p>
          </table:table-cell>
          <table:table-cell table:style-name="ce223" table:formula="of:=[.V43]" office:value-type="string" office:string-value="CH4" calcext:value-type="string">
            <text:p>CH4</text:p>
          </table:table-cell>
          <table:table-cell table:style-name="ce223" table:formula="of:=[.W43]" office:value-type="string" office:string-value="CH4" calcext:value-type="string">
            <text:p>CH4</text:p>
          </table:table-cell>
          <table:table-cell table:style-name="ce220" table:formula="of:=[.X43]" office:value-type="string" office:string-value="CH4" calcext:value-type="string">
            <text:p>CH4</text:p>
          </table:table-cell>
          <table:table-cell table:style-name="ce220" table:formula="of:=[.Y39]" office:value-type="string" office:string-value="CH5" calcext:value-type="string">
            <text:p>CH5</text:p>
          </table:table-cell>
          <table:table-cell table:style-name="ce223" table:formula="of:=[.Z43]" office:value-type="string" office:string-value="CH5" calcext:value-type="string">
            <text:p>CH5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1</text:p>
          </table:table-cell>
          <table:table-cell table:style-name="ce2"/>
          <table:table-cell table:style-name="ce90" table:number-columns-repeated="4"/>
          <table:table-cell table:style-name="ce213" table:formula="of:=COM.MICROSOFT.CONCAT([.F38];&quot;*&quot;;[.F43])" office:value-type="string" office:string-value="CC0*CH0" calcext:value-type="string">
            <text:p>CC0*CH0</text:p>
          </table:table-cell>
          <table:table-cell table:style-name="ce213" table:formula="of:=COM.MICROSOFT.CONCAT([.G38];&quot;*&quot;;[.G42])" office:value-type="string" office:string-value="SC0*SH0" calcext:value-type="string">
            <text:p>SC0*SH0</text:p>
          </table:table-cell>
          <table:table-cell table:style-name="ce213" table:formula="of:=COM.MICROSOFT.CONCAT([.H38];&quot;*&quot;;[.H42])" office:value-type="string" office:string-value="CC0*SH0" calcext:value-type="string">
            <text:p>CC0*SH0</text:p>
          </table:table-cell>
          <table:table-cell table:style-name="ce213" table:formula="of:=COM.MICROSOFT.CONCAT([.I38];&quot;*&quot;;[.I43])" office:value-type="string" office:string-value="SC0*CH0" calcext:value-type="string">
            <text:p>SC0*CH0</text:p>
          </table:table-cell>
          <table:table-cell table:style-name="ce11" table:formula="of:=COM.MICROSOFT.CONCAT([.J38];&quot;*&quot;;[.J43])" office:value-type="string" office:string-value="CC1*CH1" calcext:value-type="string">
            <text:p>CC1*CH1</text:p>
          </table:table-cell>
          <table:table-cell table:style-name="ce11" table:formula="of:=COM.MICROSOFT.CONCAT([.K38];&quot;*&quot;;[.K42])" office:value-type="string" office:string-value="SC1*SH1" calcext:value-type="string">
            <text:p>SC1*SH1</text:p>
          </table:table-cell>
          <table:table-cell table:style-name="ce11" table:formula="of:=COM.MICROSOFT.CONCAT([.L38];&quot;*&quot;;[.L42])" office:value-type="string" office:string-value="CC1*SH1" calcext:value-type="string">
            <text:p>CC1*SH1</text:p>
          </table:table-cell>
          <table:table-cell table:style-name="ce11" table:formula="of:=COM.MICROSOFT.CONCAT([.M38];&quot;*&quot;;[.M43])" office:value-type="string" office:string-value="SC1*CH1" calcext:value-type="string">
            <text:p>SC1*CH1</text:p>
          </table:table-cell>
          <table:table-cell table:style-name="ce10" table:formula="of:=COM.MICROSOFT.CONCAT([.N38];&quot;*&quot;;[.N43])" office:value-type="string" office:string-value="CC2*CH2" calcext:value-type="string">
            <text:p>CC2*CH2</text:p>
          </table:table-cell>
          <table:table-cell table:style-name="ce10" table:formula="of:=COM.MICROSOFT.CONCAT([.O38];&quot;*&quot;;[.O42])" office:value-type="string" office:string-value="SC2*SH2" calcext:value-type="string">
            <text:p>SC2*SH2</text:p>
          </table:table-cell>
          <table:table-cell table:style-name="ce10" table:formula="of:=COM.MICROSOFT.CONCAT([.P38];&quot;*&quot;;[.P42])" office:value-type="string" office:string-value="CC2*SH2" calcext:value-type="string">
            <text:p>CC2*SH2</text:p>
          </table:table-cell>
          <table:table-cell table:style-name="ce10" table:formula="of:=COM.MICROSOFT.CONCAT([.Q38];&quot;*&quot;;[.Q43])" office:value-type="string" office:string-value="SC2*CH2" calcext:value-type="string">
            <text:p>SC2*CH2</text:p>
          </table:table-cell>
          <table:table-cell table:style-name="ce90" table:formula="of:=COM.MICROSOFT.CONCAT([.R38];&quot;*&quot;;[.R43])" office:value-type="string" office:string-value="CC3*CH3" calcext:value-type="string">
            <text:p>CC3*CH3</text:p>
          </table:table-cell>
          <table:table-cell table:style-name="ce90" table:formula="of:=COM.MICROSOFT.CONCAT([.S38];&quot;*&quot;;[.S42])" office:value-type="string" office:string-value="SC3*SH3" calcext:value-type="string">
            <text:p>SC3*SH3</text:p>
          </table:table-cell>
          <table:table-cell table:style-name="ce90" table:formula="of:=COM.MICROSOFT.CONCAT([.T38];&quot;*&quot;;[.T42])" office:value-type="string" office:string-value="CC3*SH3" calcext:value-type="string">
            <text:p>CC3*SH3</text:p>
          </table:table-cell>
          <table:table-cell table:style-name="ce90" table:formula="of:=COM.MICROSOFT.CONCAT([.U38];&quot;*&quot;;[.U43])" office:value-type="string" office:string-value="SC3*CH3" calcext:value-type="string">
            <text:p>SC3*CH3</text:p>
          </table:table-cell>
          <table:table-cell table:style-name="ce90" table:formula="of:=COM.MICROSOFT.CONCAT([.V38];&quot;*&quot;;[.V43])" office:value-type="string" office:string-value="CC4*CH4" calcext:value-type="string">
            <text:p>CC4*CH4</text:p>
          </table:table-cell>
          <table:table-cell table:style-name="ce90" table:formula="of:=COM.MICROSOFT.CONCAT([.W38];&quot;*&quot;;[.W42])" office:value-type="string" office:string-value="SC4*SH4" calcext:value-type="string">
            <text:p>SC4*SH4</text:p>
          </table:table-cell>
          <table:table-cell table:style-name="ce90" table:formula="of:=COM.MICROSOFT.CONCAT([.X38];&quot;*&quot;;[.X42])" office:value-type="string" office:string-value="CC4*SH4" calcext:value-type="string">
            <text:p>CC4*SH4</text:p>
          </table:table-cell>
          <table:table-cell table:style-name="ce90" table:formula="of:=COM.MICROSOFT.CONCAT([.Y38];&quot;*&quot;;[.Y43])" office:value-type="string" office:string-value="SC4*CH4" calcext:value-type="string">
            <text:p>SC4*CH4</text:p>
          </table:table-cell>
          <table:table-cell table:style-name="ce90" table:formula="of:=COM.MICROSOFT.CONCAT([.Z38];&quot;*&quot;;[.Z43])" office:value-type="string" office:string-value="*CH5" calcext:value-type="string">
            <text:p>*CH5</text:p>
          </table:table-cell>
          <table:table-cell table:style-name="ce90" table:formula="of:=COM.MICROSOFT.CONCAT([.AA38];&quot;*&quot;;[.AA42])" office:value-type="string" office:string-value="*SH5" calcext:value-type="string">
            <text:p>*SH5</text:p>
          </table:table-cell>
          <table:table-cell table:style-name="ce90" table:number-columns-repeated="11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1" office:value-type="string" calcext:value-type="string">
            <text:p>NEG_CHECKER</text:p>
          </table:table-cell>
          <table:table-cell table:style-name="ce1"/>
          <table:table-cell table:style-name="ce217" table:number-columns-repeated="4"/>
          <table:table-cell table:style-name="ce217" office:value-type="string" calcext:value-type="string">
            <text:p>+</text:p>
          </table:table-cell>
          <table:table-cell table:style-name="ce90"/>
          <table:table-cell table:style-name="ce217" office:value-type="string" calcext:value-type="string">
            <text:p>+</text:p>
          </table:table-cell>
          <table:table-cell table:style-name="ce217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1</text:p>
          </table:table-cell>
          <table:table-cell table:style-name="ce2"/>
          <table:table-cell table:style-name="ce90" table:number-columns-repeated="3"/>
          <table:table-cell table:style-name="ce213" office:value-type="float" office:value="0" calcext:value-type="float">
            <text:p>0</text:p>
          </table:table-cell>
          <table:table-cell table:style-name="ce227" office:value-type="string" calcext:value-type="string">
            <text:p>1*</text:p>
          </table:table-cell>
          <table:table-cell table:style-name="ce227" office:value-type="string" calcext:value-type="string">
            <text:p>0*</text:p>
          </table:table-cell>
          <table:table-cell table:style-name="ce227" office:value-type="string" calcext:value-type="string">
            <text:p>0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0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1</text:p>
          </table:table-cell>
          <table:table-cell table:style-name="ce2"/>
          <table:table-cell table:style-name="ce90" table:number-columns-repeated="3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1</text:p>
          </table:table-cell>
          <table:table-cell table:style-name="ce212"/>
          <table:table-cell table:style-name="ce218" table:number-columns-repeated="4"/>
          <table:table-cell table:style-name="ce228"/>
          <table:table-cell table:style-name="ce229" table:formula="of:=[.G45]" office:value-type="string" office:string-value="CC0*CH0" calcext:value-type="string">
            <text:p>CC0*CH0</text:p>
          </table:table-cell>
          <table:table-cell table:style-name="ce231" table:formula="of:=COM.MICROSOFT.CONCAT([.H50];&quot;-&quot;;[.H45])" office:value-type="string" office:string-value="CC0*CH0-SC0*SH0" calcext:value-type="string">
            <text:p>CC0*CH0-SC0*SH0</text:p>
          </table:table-cell>
          <table:table-cell table:style-name="ce229" table:formula="of:=[.I45]" office:value-type="string" office:string-value="CC0*SH0" calcext:value-type="string">
            <text:p>CC0*SH0</text:p>
          </table:table-cell>
          <table:table-cell table:style-name="ce231" table:formula="of:=COM.MICROSOFT.CONCAT([.J50];&quot;+&quot;;[.J45])" office:value-type="string" office:string-value="CC0*SH0+SC0*CH0" calcext:value-type="string">
            <text:p>CC0*SH0+SC0*CH0</text:p>
          </table:table-cell>
          <table:table-cell table:style-name="ce239" table:formula="of:=[.K45]" office:value-type="string" office:string-value="CC1*CH1" calcext:value-type="string">
            <text:p>CC1*CH1</text:p>
          </table:table-cell>
          <table:table-cell table:style-name="ce242" table:formula="of:=COM.MICROSOFT.CONCAT([.L50];&quot;-&quot;;[.L45])" office:value-type="string" office:string-value="CC1*CH1-SC1*SH1" calcext:value-type="string">
            <text:p>CC1*CH1-SC1*SH1</text:p>
          </table:table-cell>
          <table:table-cell table:style-name="ce239" table:formula="of:=[.M45]" office:value-type="string" office:string-value="CC1*SH1" calcext:value-type="string">
            <text:p>CC1*SH1</text:p>
          </table:table-cell>
          <table:table-cell table:style-name="ce242" table:formula="of:=COM.MICROSOFT.CONCAT([.N50];&quot;+&quot;;[.N45])" office:value-type="string" office:string-value="CC1*SH1+SC1*CH1" calcext:value-type="string">
            <text:p>CC1*SH1+SC1*CH1</text:p>
          </table:table-cell>
          <table:table-cell table:style-name="ce248" table:formula="of:=[.O45]" office:value-type="string" office:string-value="CC2*CH2" calcext:value-type="string">
            <text:p>CC2*CH2</text:p>
          </table:table-cell>
          <table:table-cell table:style-name="ce249" table:formula="of:=COM.MICROSOFT.CONCAT([.P50];&quot;-&quot;;[.P45])" office:value-type="string" office:string-value="CC2*CH2-SC2*SH2" calcext:value-type="string">
            <text:p>CC2*CH2-SC2*SH2</text:p>
          </table:table-cell>
          <table:table-cell table:style-name="ce248" table:formula="of:=[.Q45]" office:value-type="string" office:string-value="CC2*SH2" calcext:value-type="string">
            <text:p>CC2*SH2</text:p>
          </table:table-cell>
          <table:table-cell table:style-name="ce249" table:formula="of:=COM.MICROSOFT.CONCAT([.R50];&quot;+&quot;;[.R45])" office:value-type="string" office:string-value="CC2*SH2+SC2*CH2" calcext:value-type="string">
            <text:p>CC2*SH2+SC2*CH2</text:p>
          </table:table-cell>
          <table:table-cell table:style-name="ce243" table:formula="of:=[.S45]" office:value-type="string" office:string-value="CC3*CH3" calcext:value-type="string">
            <text:p>CC3*CH3</text:p>
          </table:table-cell>
          <table:table-cell table:style-name="ce228" table:formula="of:=COM.MICROSOFT.CONCAT([.T50];&quot;-&quot;;[.T45])" office:value-type="string" office:string-value="CC3*CH3-SC3*SH3" calcext:value-type="string">
            <text:p>CC3*CH3-SC3*SH3</text:p>
          </table:table-cell>
          <table:table-cell table:style-name="ce243" table:formula="of:=[.U45]" office:value-type="string" office:string-value="CC3*SH3" calcext:value-type="string">
            <text:p>CC3*SH3</text:p>
          </table:table-cell>
          <table:table-cell table:style-name="ce228" table:formula="of:=COM.MICROSOFT.CONCAT([.V50];&quot;+&quot;;[.V45])" office:value-type="string" office:string-value="CC3*SH3+SC3*CH3" calcext:value-type="string">
            <text:p>CC3*SH3+SC3*CH3</text:p>
          </table:table-cell>
          <table:table-cell table:style-name="ce243" table:formula="of:=[.W45]" office:value-type="string" office:string-value="CC4*CH4" calcext:value-type="string">
            <text:p>CC4*CH4</text:p>
          </table:table-cell>
          <table:table-cell table:style-name="ce228" table:formula="of:=COM.MICROSOFT.CONCAT([.X50];&quot;-&quot;;[.X45])" office:value-type="string" office:string-value="CC4*CH4-SC4*SH4" calcext:value-type="string">
            <text:p>CC4*CH4-SC4*SH4</text:p>
          </table:table-cell>
          <table:table-cell table:style-name="ce243" table:formula="of:=[.Y45]" office:value-type="string" office:string-value="CC4*SH4" calcext:value-type="string">
            <text:p>CC4*SH4</text:p>
          </table:table-cell>
          <table:table-cell table:style-name="ce228" table:formula="of:=COM.MICROSOFT.CONCAT([.Z50];&quot;+&quot;;[.Z45])" office:value-type="string" office:string-value="CC4*SH4+SC4*CH4" calcext:value-type="string">
            <text:p>CC4*SH4+SC4*CH4</text:p>
          </table:table-cell>
          <table:table-cell table:style-name="ce243" table:formula="of:=[.AA45]" office:value-type="string" office:string-value="*CH5" calcext:value-type="string">
            <text:p>*CH5</text:p>
          </table:table-cell>
          <table:table-cell table:style-name="ce228" table:formula="of:=COM.MICROSOFT.CONCAT([.AB50];&quot;-&quot;;[.AB45])" office:value-type="string" office:string-value="*CH5-*SH5" calcext:value-type="string">
            <text:p>*CH5-*SH5</text:p>
          </table:table-cell>
          <table:table-cell table:style-name="ce243" table:number-columns-repeated="4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8"/>
          <table:table-cell table:style-name="ce216" table:formula="of:=COM.MICROSOFT.CONCAT(&quot;T0-&quot;;[.C20])" office:value-type="string" office:string-value="T0-0" calcext:value-type="string">
            <text:p>T0-0</text:p>
          </table:table-cell>
          <table:table-cell/>
          <table:table-cell table:style-name="ce216" table:formula="of:=COM.MICROSOFT.CONCAT(&quot;T1-&quot;;[.C20])" office:value-type="string" office:string-value="T1-0" calcext:value-type="string">
            <text:p>T1-0</text:p>
          </table:table-cell>
          <table:table-cell/>
          <table:table-cell table:style-name="ce224" table:formula="of:=COM.MICROSOFT.CONCAT(&quot;T0-&quot;;[.G20])" office:value-type="string" office:string-value="T0-1" calcext:value-type="string">
            <text:p>T0-1</text:p>
          </table:table-cell>
          <table:table-cell/>
          <table:table-cell table:style-name="ce224" table:formula="of:=COM.MICROSOFT.CONCAT(&quot;T1-&quot;;[.G20])" office:value-type="string" office:string-value="T1-1" calcext:value-type="string">
            <text:p>T1-1</text:p>
          </table:table-cell>
          <table:table-cell/>
          <table:table-cell table:style-name="ce235" table:formula="of:=COM.MICROSOFT.CONCAT(&quot;T0-&quot;;[.K20])" office:value-type="string" office:string-value="T0-2" calcext:value-type="string">
            <text:p>T0-2</text:p>
          </table:table-cell>
          <table:table-cell/>
          <table:table-cell table:style-name="ce235" table:formula="of:=COM.MICROSOFT.CONCAT(&quot;T1-&quot;;[.K20])" office:value-type="string" office:string-value="T1-2" calcext:value-type="string">
            <text:p>T1-2</text:p>
          </table:table-cell>
          <table:table-cell/>
          <table:table-cell table:formula="of:=COM.MICROSOFT.CONCAT(&quot;T0-&quot;;[.O20])" office:value-type="string" office:string-value="T0-3" calcext:value-type="string">
            <text:p>T0-3</text:p>
          </table:table-cell>
          <table:table-cell/>
          <table:table-cell table:formula="of:=COM.MICROSOFT.CONCAT(&quot;T1-&quot;;[.O20])" office:value-type="string" office:string-value="T1-3" calcext:value-type="string">
            <text:p>T1-3</text:p>
          </table:table-cell>
          <table:table-cell/>
          <table:table-cell table:formula="of:=COM.MICROSOFT.CONCAT(&quot;T0-&quot;;[.S20])" office:value-type="string" office:string-value="T0-4" calcext:value-type="string">
            <text:p>T0-4</text:p>
          </table:table-cell>
          <table:table-cell/>
          <table:table-cell table:formula="of:=COM.MICROSOFT.CONCAT(&quot;T1-&quot;;[.S20])" office:value-type="string" office:string-value="T1-4" calcext:value-type="string">
            <text:p>T1-4</text:p>
          </table:table-cell>
          <table:table-cell/>
          <table:table-cell table:formula="of:=COM.MICROSOFT.CONCAT(&quot;T0-&quot;;[.W20])" office:value-type="string" office:string-value="T0-5" calcext:value-type="string">
            <text:p>T0-5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2</text:p>
          </table:table-cell>
          <table:table-cell table:style-name="ce3"/>
          <table:table-cell table:style-name="ce90"/>
          <table:table-cell table:style-name="ce90" table:formula="of:=[.D22]" office:value-type="string" office:string-value="CS0" calcext:value-type="string">
            <text:p>CS0</text:p>
          </table:table-cell>
          <table:table-cell table:style-name="ce90"/>
          <table:table-cell table:style-name="ce90" table:formula="of:=[.F22]" office:value-type="string" office:string-value="SS0" calcext:value-type="string">
            <text:p>SS0</text:p>
          </table:table-cell>
          <table:table-cell table:style-name="ce90"/>
          <table:table-cell table:style-name="ce90" table:formula="of:=[.H22]" office:value-type="string" office:string-value="CS1" calcext:value-type="string">
            <text:p>CS1</text:p>
          </table:table-cell>
          <table:table-cell table:style-name="ce90"/>
          <table:table-cell table:style-name="ce90" table:formula="of:=[.J22]" office:value-type="string" office:string-value="SS1" calcext:value-type="string">
            <text:p>SS1</text:p>
          </table:table-cell>
          <table:table-cell table:style-name="ce90"/>
          <table:table-cell table:style-name="ce10" table:formula="of:=[.L22]" office:value-type="string" office:string-value="CS2" calcext:value-type="string">
            <text:p>CS2</text:p>
          </table:table-cell>
          <table:table-cell table:style-name="ce90"/>
          <table:table-cell table:style-name="ce10" table:formula="of:=[.N22]" office:value-type="string" office:string-value="SS2" calcext:value-type="string">
            <text:p>SS2</text:p>
          </table:table-cell>
          <table:table-cell table:style-name="ce90"/>
          <table:table-cell table:style-name="ce90" table:formula="of:=[.P22]" office:value-type="string" office:string-value="CS3" calcext:value-type="string">
            <text:p>CS3</text:p>
          </table:table-cell>
          <table:table-cell table:style-name="ce90"/>
          <table:table-cell table:style-name="ce90" table:formula="of:=[.R22]" office:value-type="string" office:string-value="SS3" calcext:value-type="string">
            <text:p>SS3</text:p>
          </table:table-cell>
          <table:table-cell table:style-name="ce90"/>
          <table:table-cell table:style-name="ce90" table:formula="of:=[.T22]" office:value-type="string" office:string-value="CS4" calcext:value-type="string">
            <text:p>CS4</text:p>
          </table:table-cell>
          <table:table-cell table:style-name="ce90"/>
          <table:table-cell table:style-name="ce90" table:formula="of:=[.V22]" office:value-type="string" office:string-value="SS4" calcext:value-type="string">
            <text:p>SS4</text:p>
          </table:table-cell>
          <table:table-cell table:style-name="ce217" table:number-columns-repeated="3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2</text:p>
          </table:table-cell>
          <table:table-cell table:style-name="ce3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10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2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2</text:p>
          </table:table-cell>
          <table:table-cell table:style-name="ce3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2</text:p>
          </table:table-cell>
          <table:table-cell table:style-name="ce3"/>
          <table:table-cell table:style-name="ce90" table:number-columns-repeated="2"/>
          <table:table-cell table:style-name="ce213" table:formula="of:=[.D56]" office:value-type="string" office:string-value="CS0" calcext:value-type="string">
            <text:p>CS0</text:p>
          </table:table-cell>
          <table:table-cell table:style-name="ce213" table:formula="of:=[.E62]" office:value-type="string" office:string-value="CS0" calcext:value-type="string">
            <text:p>CS0</text:p>
          </table:table-cell>
          <table:table-cell table:style-name="ce213" table:formula="of:=[.F62]" office:value-type="string" office:string-value="CS0" calcext:value-type="string">
            <text:p>CS0</text:p>
          </table:table-cell>
          <table:table-cell table:style-name="ce213" table:formula="of:=[.G62]" office:value-type="string" office:string-value="CS0" calcext:value-type="string">
            <text:p>CS0</text:p>
          </table:table-cell>
          <table:table-cell table:style-name="ce11" table:formula="of:=[.H56]" office:value-type="string" office:string-value="CS1" calcext:value-type="string">
            <text:p>CS1</text:p>
          </table:table-cell>
          <table:table-cell table:style-name="ce11" table:formula="of:=[.I62]" office:value-type="string" office:string-value="CS1" calcext:value-type="string">
            <text:p>CS1</text:p>
          </table:table-cell>
          <table:table-cell table:style-name="ce11" table:formula="of:=[.J62]" office:value-type="string" office:string-value="CS1" calcext:value-type="string">
            <text:p>CS1</text:p>
          </table:table-cell>
          <table:table-cell table:style-name="ce11" table:formula="of:=[.K62]" office:value-type="string" office:string-value="CS1" calcext:value-type="string">
            <text:p>CS1</text:p>
          </table:table-cell>
          <table:table-cell table:style-name="ce10" table:formula="of:=[.L56]" office:value-type="string" office:string-value="CS2" calcext:value-type="string">
            <text:p>CS2</text:p>
          </table:table-cell>
          <table:table-cell table:style-name="ce10" table:formula="of:=[.M62]" office:value-type="string" office:string-value="CS2" calcext:value-type="string">
            <text:p>CS2</text:p>
          </table:table-cell>
          <table:table-cell table:style-name="ce10" table:formula="of:=[.N62]" office:value-type="string" office:string-value="CS2" calcext:value-type="string">
            <text:p>CS2</text:p>
          </table:table-cell>
          <table:table-cell table:style-name="ce10" table:formula="of:=[.O62]" office:value-type="string" office:string-value="CS2" calcext:value-type="string">
            <text:p>CS2</text:p>
          </table:table-cell>
          <table:table-cell table:style-name="ce90" table:formula="of:=[.P56]" office:value-type="string" office:string-value="CS3" calcext:value-type="string">
            <text:p>CS3</text:p>
          </table:table-cell>
          <table:table-cell table:style-name="ce90" table:formula="of:=[.Q62]" office:value-type="string" office:string-value="CS3" calcext:value-type="string">
            <text:p>CS3</text:p>
          </table:table-cell>
          <table:table-cell table:style-name="ce90" table:formula="of:=[.R62]" office:value-type="string" office:string-value="CS3" calcext:value-type="string">
            <text:p>CS3</text:p>
          </table:table-cell>
          <table:table-cell table:style-name="ce90" table:formula="of:=[.S62]" office:value-type="string" office:string-value="CS3" calcext:value-type="string">
            <text:p>CS3</text:p>
          </table:table-cell>
          <table:table-cell table:style-name="ce90" table:formula="of:=[.T56]" office:value-type="string" office:string-value="CS4" calcext:value-type="string">
            <text:p>CS4</text:p>
          </table:table-cell>
          <table:table-cell table:style-name="ce90" table:formula="of:=[.U62]" office:value-type="string" office:string-value="CS4" calcext:value-type="string">
            <text:p>CS4</text:p>
          </table:table-cell>
          <table:table-cell table:style-name="ce90" table:formula="of:=[.V62]" office:value-type="string" office:string-value="CS4" calcext:value-type="string">
            <text:p>CS4</text:p>
          </table:table-cell>
          <table:table-cell table:style-name="ce90" table:formula="of:=[.W62]" office:value-type="string" office:string-value="CS4" calcext:value-type="string">
            <text:p>CS4</text:p>
          </table:table-cell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2</text:p>
          </table:table-cell>
          <table:table-cell table:style-name="ce3"/>
          <table:table-cell table:style-name="ce90" table:number-columns-repeated="4"/>
          <table:table-cell table:style-name="ce213" table:formula="of:=[.F56]" office:value-type="string" office:string-value="SS0" calcext:value-type="string">
            <text:p>SS0</text:p>
          </table:table-cell>
          <table:table-cell table:style-name="ce213" table:formula="of:=[.G63]" office:value-type="string" office:string-value="SS0" calcext:value-type="string">
            <text:p>SS0</text:p>
          </table:table-cell>
          <table:table-cell table:style-name="ce213" table:formula="of:=[.H63]" office:value-type="string" office:string-value="SS0" calcext:value-type="string">
            <text:p>SS0</text:p>
          </table:table-cell>
          <table:table-cell table:style-name="ce213" table:formula="of:=[.I63]" office:value-type="string" office:string-value="SS0" calcext:value-type="string">
            <text:p>SS0</text:p>
          </table:table-cell>
          <table:table-cell table:style-name="ce11" table:formula="of:=[.J56]" office:value-type="string" office:string-value="SS1" calcext:value-type="string">
            <text:p>SS1</text:p>
          </table:table-cell>
          <table:table-cell table:style-name="ce11" table:formula="of:=[.K63]" office:value-type="string" office:string-value="SS1" calcext:value-type="string">
            <text:p>SS1</text:p>
          </table:table-cell>
          <table:table-cell table:style-name="ce11" table:formula="of:=[.L63]" office:value-type="string" office:string-value="SS1" calcext:value-type="string">
            <text:p>SS1</text:p>
          </table:table-cell>
          <table:table-cell table:style-name="ce11" table:formula="of:=[.M63]" office:value-type="string" office:string-value="SS1" calcext:value-type="string">
            <text:p>SS1</text:p>
          </table:table-cell>
          <table:table-cell table:style-name="ce10" table:formula="of:=[.N56]" office:value-type="string" office:string-value="SS2" calcext:value-type="string">
            <text:p>SS2</text:p>
          </table:table-cell>
          <table:table-cell table:style-name="ce10" table:formula="of:=[.O63]" office:value-type="string" office:string-value="SS2" calcext:value-type="string">
            <text:p>SS2</text:p>
          </table:table-cell>
          <table:table-cell table:style-name="ce10" table:formula="of:=[.P63]" office:value-type="string" office:string-value="SS2" calcext:value-type="string">
            <text:p>SS2</text:p>
          </table:table-cell>
          <table:table-cell table:style-name="ce10" table:formula="of:=[.Q63]" office:value-type="string" office:string-value="SS2" calcext:value-type="string">
            <text:p>SS2</text:p>
          </table:table-cell>
          <table:table-cell table:style-name="ce90" table:formula="of:=[.R56]" office:value-type="string" office:string-value="SS3" calcext:value-type="string">
            <text:p>SS3</text:p>
          </table:table-cell>
          <table:table-cell table:style-name="ce90" table:formula="of:=[.S63]" office:value-type="string" office:string-value="SS3" calcext:value-type="string">
            <text:p>SS3</text:p>
          </table:table-cell>
          <table:table-cell table:style-name="ce90" table:formula="of:=[.T63]" office:value-type="string" office:string-value="SS3" calcext:value-type="string">
            <text:p>SS3</text:p>
          </table:table-cell>
          <table:table-cell table:style-name="ce90" table:formula="of:=[.U63]" office:value-type="string" office:string-value="SS3" calcext:value-type="string">
            <text:p>SS3</text:p>
          </table:table-cell>
          <table:table-cell table:style-name="ce90" table:formula="of:=[.V56]" office:value-type="string" office:string-value="SS4" calcext:value-type="string">
            <text:p>SS4</text:p>
          </table:table-cell>
          <table:table-cell table:style-name="ce90" table:formula="of:=[.W63]" office:value-type="string" office:string-value="SS4" calcext:value-type="string">
            <text:p>SS4</text:p>
          </table:table-cell>
          <table:table-cell table:style-name="ce90" table:formula="of:=[.X63]" office:value-type="string" office:string-value="SS4" calcext:value-type="string">
            <text:p>SS4</text:p>
          </table:table-cell>
          <table:table-cell table:style-name="ce90" table:formula="of:=[.Y63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2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2</text:p>
          </table:table-cell>
          <table:table-cell table:style-name="ce3"/>
          <table:table-cell table:style-name="ce90" table:number-columns-repeated="2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2</text:p>
          </table:table-cell>
          <table:table-cell table:style-name="ce4"/>
          <table:table-cell table:style-name="ce90" table:number-columns-repeated="2"/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2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2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2</text:p>
          </table:table-cell>
          <table:table-cell table:style-name="ce3"/>
          <table:table-cell table:style-name="ce90" table:number-columns-repeated="4"/>
          <table:table-cell table:style-name="ce191" table:formula="of:=[.F62]" office:value-type="string" office:string-value="CS0" calcext:value-type="string">
            <text:p>CS0</text:p>
          </table:table-cell>
          <table:table-cell table:style-name="ce191" table:formula="of:=[.G63]" office:value-type="string" office:string-value="SS0" calcext:value-type="string">
            <text:p>SS0</text:p>
          </table:table-cell>
          <table:table-cell table:style-name="ce191" table:formula="of:=[.H62]" office:value-type="string" office:string-value="CS0" calcext:value-type="string">
            <text:p>CS0</text:p>
          </table:table-cell>
          <table:table-cell table:style-name="ce191" table:formula="of:=[.I63]" office:value-type="string" office:string-value="SS0" calcext:value-type="string">
            <text:p>SS0</text:p>
          </table:table-cell>
          <table:table-cell table:style-name="ce11" table:formula="of:=[.J62]" office:value-type="string" office:string-value="CS1" calcext:value-type="string">
            <text:p>CS1</text:p>
          </table:table-cell>
          <table:table-cell table:style-name="ce11" table:formula="of:=[.K63]" office:value-type="string" office:string-value="SS1" calcext:value-type="string">
            <text:p>SS1</text:p>
          </table:table-cell>
          <table:table-cell table:style-name="ce11" table:formula="of:=[.L62]" office:value-type="string" office:string-value="CS1" calcext:value-type="string">
            <text:p>CS1</text:p>
          </table:table-cell>
          <table:table-cell table:style-name="ce11" table:formula="of:=[.M63]" office:value-type="string" office:string-value="SS1" calcext:value-type="string">
            <text:p>SS1</text:p>
          </table:table-cell>
          <table:table-cell table:style-name="ce10" table:formula="of:=[.N62]" office:value-type="string" office:string-value="CS2" calcext:value-type="string">
            <text:p>CS2</text:p>
          </table:table-cell>
          <table:table-cell table:style-name="ce10" table:formula="of:=[.O63]" office:value-type="string" office:string-value="SS2" calcext:value-type="string">
            <text:p>SS2</text:p>
          </table:table-cell>
          <table:table-cell table:style-name="ce10" table:formula="of:=[.P62]" office:value-type="string" office:string-value="CS2" calcext:value-type="string">
            <text:p>CS2</text:p>
          </table:table-cell>
          <table:table-cell table:style-name="ce10" table:formula="of:=[.Q63]" office:value-type="string" office:string-value="SS2" calcext:value-type="string">
            <text:p>SS2</text:p>
          </table:table-cell>
          <table:table-cell table:style-name="ce90" table:formula="of:=[.R62]" office:value-type="string" office:string-value="CS3" calcext:value-type="string">
            <text:p>CS3</text:p>
          </table:table-cell>
          <table:table-cell table:style-name="ce90" table:formula="of:=[.S63]" office:value-type="string" office:string-value="SS3" calcext:value-type="string">
            <text:p>SS3</text:p>
          </table:table-cell>
          <table:table-cell table:style-name="ce90" table:formula="of:=[.T62]" office:value-type="string" office:string-value="CS3" calcext:value-type="string">
            <text:p>CS3</text:p>
          </table:table-cell>
          <table:table-cell table:style-name="ce90" table:formula="of:=[.U63]" office:value-type="string" office:string-value="SS3" calcext:value-type="string">
            <text:p>SS3</text:p>
          </table:table-cell>
          <table:table-cell table:style-name="ce90" table:formula="of:=[.V62]" office:value-type="string" office:string-value="CS4" calcext:value-type="string">
            <text:p>CS4</text:p>
          </table:table-cell>
          <table:table-cell table:style-name="ce90" table:formula="of:=[.W63]" office:value-type="string" office:string-value="SS4" calcext:value-type="string">
            <text:p>SS4</text:p>
          </table:table-cell>
          <table:table-cell table:style-name="ce90" table:formula="of:=[.X62]" office:value-type="string" office:string-value="CS4" calcext:value-type="string">
            <text:p>CS4</text:p>
          </table:table-cell>
          <table:table-cell table:style-name="ce90" table:formula="of:=[.Y63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2</text:p>
          </table:table-cell>
          <table:table-cell table:style-name="ce5"/>
          <table:table-cell table:style-name="ce90" table:number-columns-repeated="2"/>
          <table:table-cell table:style-name="ce213" table:formula="of:=[.E23]" office:value-type="string" office:string-value="CH0" calcext:value-type="string">
            <text:p>CH0</text:p>
          </table:table-cell>
          <table:table-cell table:style-name="ce213" table:formula="of:=[.F23]" office:value-type="string" office:string-value="SH0" calcext:value-type="string">
            <text:p>SH0</text:p>
          </table:table-cell>
          <table:table-cell table:style-name="ce90" table:number-columns-repeated="2"/>
          <table:table-cell table:style-name="ce11" table:formula="of:=[.I23]" office:value-type="string" office:string-value="CH1" calcext:value-type="string">
            <text:p>CH1</text:p>
          </table:table-cell>
          <table:table-cell table:style-name="ce11" table:formula="of:=[.J23]" office:value-type="string" office:string-value="SH1" calcext:value-type="string">
            <text:p>SH1</text:p>
          </table:table-cell>
          <table:table-cell table:style-name="ce90" table:number-columns-repeated="2"/>
          <table:table-cell table:style-name="ce90" table:formula="of:=[.M23]" office:value-type="string" office:string-value="CH2" calcext:value-type="string">
            <text:p>CH2</text:p>
          </table:table-cell>
          <table:table-cell table:style-name="ce90" table:formula="of:=[.N23]" office:value-type="string" office:string-value="SH2" calcext:value-type="string">
            <text:p>SH2</text:p>
          </table:table-cell>
          <table:table-cell table:style-name="ce90" table:number-columns-repeated="2"/>
          <table:table-cell table:style-name="ce90" table:formula="of:=[.Q23]" office:value-type="string" office:string-value="CH3" calcext:value-type="string">
            <text:p>CH3</text:p>
          </table:table-cell>
          <table:table-cell table:style-name="ce90" table:formula="of:=[.R23]" office:value-type="string" office:string-value="SH3" calcext:value-type="string">
            <text:p>SH3</text:p>
          </table:table-cell>
          <table:table-cell table:style-name="ce90" table:number-columns-repeated="2"/>
          <table:table-cell table:style-name="ce90" table:formula="of:=[.U23]" office:value-type="string" office:string-value="CH4" calcext:value-type="string">
            <text:p>CH4</text:p>
          </table:table-cell>
          <table:table-cell table:style-name="ce90" table:formula="of:=[.V23]" office:value-type="string" office:string-value="SH4" calcext:value-type="string">
            <text:p>SH4</text:p>
          </table:table-cell>
          <table:table-cell table:style-name="ce90" table:number-columns-repeated="2"/>
          <table:table-cell table:style-name="ce90" table:formula="of:=[.Y23]" office:value-type="string" office:string-value="CH5" calcext:value-type="string">
            <text:p>CH5</text:p>
          </table:table-cell>
          <table:table-cell table:style-name="ce9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2</text:p>
          </table:table-cell>
          <table:table-cell table:style-name="ce5"/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2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2</text:p>
          </table:table-cell>
          <table:table-cell table:style-name="ce5"/>
          <table:table-cell table:style-name="ce90" table:number-columns-repeated="3"/>
          <table:table-cell table:style-name="ce213" table:formula="of:=[.E70]" office:value-type="string" office:string-value="CH0" calcext:value-type="string">
            <text:p>CH0</text:p>
          </table:table-cell>
          <table:table-cell table:style-name="ce213" table:formula="of:=[.F70]" office:value-type="string" office:string-value="SH0" calcext:value-type="string">
            <text:p>SH0</text:p>
          </table:table-cell>
          <table:table-cell table:style-name="ce213" table:formula="of:=[.G73]" office:value-type="string" office:string-value="SH0" calcext:value-type="string">
            <text:p>SH0</text:p>
          </table:table-cell>
          <table:table-cell table:style-name="ce213" table:formula="of:=[.H73]" office:value-type="string" office:string-value="SH0" calcext:value-type="string">
            <text:p>SH0</text:p>
          </table:table-cell>
          <table:table-cell table:style-name="ce11" table:formula="of:=[.I70]" office:value-type="string" office:string-value="CH1" calcext:value-type="string">
            <text:p>CH1</text:p>
          </table:table-cell>
          <table:table-cell table:style-name="ce11" table:formula="of:=[.J70]" office:value-type="string" office:string-value="SH1" calcext:value-type="string">
            <text:p>SH1</text:p>
          </table:table-cell>
          <table:table-cell table:style-name="ce11" table:formula="of:=[.K73]" office:value-type="string" office:string-value="SH1" calcext:value-type="string">
            <text:p>SH1</text:p>
          </table:table-cell>
          <table:table-cell table:style-name="ce11" table:formula="of:=[.L73]" office:value-type="string" office:string-value="SH1" calcext:value-type="string">
            <text:p>SH1</text:p>
          </table:table-cell>
          <table:table-cell table:style-name="ce10" table:formula="of:=[.M70]" office:value-type="string" office:string-value="CH2" calcext:value-type="string">
            <text:p>CH2</text:p>
          </table:table-cell>
          <table:table-cell table:style-name="ce10" table:formula="of:=[.N70]" office:value-type="string" office:string-value="SH2" calcext:value-type="string">
            <text:p>SH2</text:p>
          </table:table-cell>
          <table:table-cell table:style-name="ce10" table:formula="of:=[.O73]" office:value-type="string" office:string-value="SH2" calcext:value-type="string">
            <text:p>SH2</text:p>
          </table:table-cell>
          <table:table-cell table:style-name="ce10" table:formula="of:=[.P73]" office:value-type="string" office:string-value="SH2" calcext:value-type="string">
            <text:p>SH2</text:p>
          </table:table-cell>
          <table:table-cell table:style-name="ce90" table:formula="of:=[.Q70]" office:value-type="string" office:string-value="CH3" calcext:value-type="string">
            <text:p>CH3</text:p>
          </table:table-cell>
          <table:table-cell table:style-name="ce90" table:formula="of:=[.R70]" office:value-type="string" office:string-value="SH3" calcext:value-type="string">
            <text:p>SH3</text:p>
          </table:table-cell>
          <table:table-cell table:style-name="ce90" table:formula="of:=[.S73]" office:value-type="string" office:string-value="SH3" calcext:value-type="string">
            <text:p>SH3</text:p>
          </table:table-cell>
          <table:table-cell table:style-name="ce90" table:formula="of:=[.T73]" office:value-type="string" office:string-value="SH3" calcext:value-type="string">
            <text:p>SH3</text:p>
          </table:table-cell>
          <table:table-cell table:style-name="ce90" table:formula="of:=[.U70]" office:value-type="string" office:string-value="CH4" calcext:value-type="string">
            <text:p>CH4</text:p>
          </table:table-cell>
          <table:table-cell table:style-name="ce90" table:formula="of:=[.V70]" office:value-type="string" office:string-value="SH4" calcext:value-type="string">
            <text:p>SH4</text:p>
          </table:table-cell>
          <table:table-cell table:style-name="ce90" table:formula="of:=[.W73]" office:value-type="string" office:string-value="SH4" calcext:value-type="string">
            <text:p>SH4</text:p>
          </table:table-cell>
          <table:table-cell table:style-name="ce90" table:formula="of:=[.X73]" office:value-type="string" office:string-value="SH4" calcext:value-type="string">
            <text:p>SH4</text:p>
          </table:table-cell>
          <table:table-cell table:style-name="ce90" table:formula="of:=[.Y70]" office:value-type="string" office:string-value="CH5" calcext:value-type="string">
            <text:p>CH5</text:p>
          </table:table-cell>
          <table:table-cell table:style-name="ce90" table:formula="of:=[.Z70]" office:value-type="string" office:string-value="SH5" calcext:value-type="string">
            <text:p>SH5</text:p>
          </table:table-cell>
          <table:table-cell table:style-name="ce90" table:formula="of:=[.AA73]" office:value-type="string" office:string-value="SH5" calcext:value-type="string">
            <text:p>SH5</text:p>
          </table:table-cell>
          <table:table-cell table:style-name="ce90" table:number-columns-repeated="9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2</text:p>
          </table:table-cell>
          <table:table-cell table:style-name="ce5"/>
          <table:table-cell table:style-name="ce90" table:number-columns-repeated="4"/>
          <table:table-cell table:style-name="ce213" table:formula="of:=[.F73]" office:value-type="string" office:string-value="CH0" calcext:value-type="string">
            <text:p>CH0</text:p>
          </table:table-cell>
          <table:table-cell table:style-name="ce213" table:formula="of:=[.G74]" office:value-type="string" office:string-value="CH0" calcext:value-type="string">
            <text:p>CH0</text:p>
          </table:table-cell>
          <table:table-cell table:style-name="ce213" table:formula="of:=[.H74]" office:value-type="string" office:string-value="CH0" calcext:value-type="string">
            <text:p>CH0</text:p>
          </table:table-cell>
          <table:table-cell table:style-name="ce213" table:formula="of:=[.I74]" office:value-type="string" office:string-value="CH0" calcext:value-type="string">
            <text:p>CH0</text:p>
          </table:table-cell>
          <table:table-cell table:style-name="ce11" table:formula="of:=[.J73]" office:value-type="string" office:string-value="CH1" calcext:value-type="string">
            <text:p>CH1</text:p>
          </table:table-cell>
          <table:table-cell table:style-name="ce11" table:formula="of:=[.K74]" office:value-type="string" office:string-value="CH1" calcext:value-type="string">
            <text:p>CH1</text:p>
          </table:table-cell>
          <table:table-cell table:style-name="ce11" table:formula="of:=[.L74]" office:value-type="string" office:string-value="CH1" calcext:value-type="string">
            <text:p>CH1</text:p>
          </table:table-cell>
          <table:table-cell table:style-name="ce11" table:formula="of:=[.M74]" office:value-type="string" office:string-value="CH1" calcext:value-type="string">
            <text:p>CH1</text:p>
          </table:table-cell>
          <table:table-cell table:style-name="ce10" table:formula="of:=[.N73]" office:value-type="string" office:string-value="CH2" calcext:value-type="string">
            <text:p>CH2</text:p>
          </table:table-cell>
          <table:table-cell table:style-name="ce10" table:formula="of:=[.O74]" office:value-type="string" office:string-value="CH2" calcext:value-type="string">
            <text:p>CH2</text:p>
          </table:table-cell>
          <table:table-cell table:style-name="ce10" table:formula="of:=[.P74]" office:value-type="string" office:string-value="CH2" calcext:value-type="string">
            <text:p>CH2</text:p>
          </table:table-cell>
          <table:table-cell table:style-name="ce10" table:formula="of:=[.Q74]" office:value-type="string" office:string-value="CH2" calcext:value-type="string">
            <text:p>CH2</text:p>
          </table:table-cell>
          <table:table-cell table:style-name="ce90" table:formula="of:=[.R73]" office:value-type="string" office:string-value="CH3" calcext:value-type="string">
            <text:p>CH3</text:p>
          </table:table-cell>
          <table:table-cell table:style-name="ce90" table:formula="of:=[.S74]" office:value-type="string" office:string-value="CH3" calcext:value-type="string">
            <text:p>CH3</text:p>
          </table:table-cell>
          <table:table-cell table:style-name="ce90" table:formula="of:=[.T74]" office:value-type="string" office:string-value="CH3" calcext:value-type="string">
            <text:p>CH3</text:p>
          </table:table-cell>
          <table:table-cell table:style-name="ce90" table:formula="of:=[.U74]" office:value-type="string" office:string-value="CH3" calcext:value-type="string">
            <text:p>CH3</text:p>
          </table:table-cell>
          <table:table-cell table:style-name="ce90" table:formula="of:=[.V73]" office:value-type="string" office:string-value="CH4" calcext:value-type="string">
            <text:p>CH4</text:p>
          </table:table-cell>
          <table:table-cell table:style-name="ce90" table:formula="of:=[.W74]" office:value-type="string" office:string-value="CH4" calcext:value-type="string">
            <text:p>CH4</text:p>
          </table:table-cell>
          <table:table-cell table:style-name="ce90" table:formula="of:=[.X74]" office:value-type="string" office:string-value="CH4" calcext:value-type="string">
            <text:p>CH4</text:p>
          </table:table-cell>
          <table:table-cell table:style-name="ce90" table:formula="of:=[.Y74]" office:value-type="string" office:string-value="CH4" calcext:value-type="string">
            <text:p>CH4</text:p>
          </table:table-cell>
          <table:table-cell table:style-name="ce90" table:formula="of:=[.Z73]" office:value-type="string" office:string-value="CH5" calcext:value-type="string">
            <text:p>CH5</text:p>
          </table:table-cell>
          <table:table-cell table:style-name="ce90" table:formula="of:=[.AA74]" office:value-type="string" office:string-value="CH5" calcext:value-type="string">
            <text:p>CH5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2(im4)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2</text:p>
          </table:table-cell>
          <table:table-cell table:style-name="ce2"/>
          <table:table-cell table:style-name="ce90" table:number-columns-repeated="5"/>
          <table:table-cell table:style-name="ce213" table:formula="of:=COM.MICROSOFT.CONCAT([.G69];&quot;*&quot;;[.G74])" office:value-type="string" office:string-value="CS0*CH0" calcext:value-type="string">
            <text:p>CS0*CH0</text:p>
          </table:table-cell>
          <table:table-cell table:style-name="ce213" table:formula="of:=COM.MICROSOFT.CONCAT([.H69];&quot;*&quot;;[.H73])" office:value-type="string" office:string-value="SS0*SH0" calcext:value-type="string">
            <text:p>SS0*SH0</text:p>
          </table:table-cell>
          <table:table-cell table:style-name="ce213" table:formula="of:=COM.MICROSOFT.CONCAT([.I69];&quot;*&quot;;[.I73])" office:value-type="string" office:string-value="CS0*SH0" calcext:value-type="string">
            <text:p>CS0*SH0</text:p>
          </table:table-cell>
          <table:table-cell table:style-name="ce213" table:formula="of:=COM.MICROSOFT.CONCAT([.J69];&quot;*&quot;;[.J74])" office:value-type="string" office:string-value="SS0*CH0" calcext:value-type="string">
            <text:p>SS0*CH0</text:p>
          </table:table-cell>
          <table:table-cell table:style-name="ce11" table:formula="of:=COM.MICROSOFT.CONCAT([.K69];&quot;*&quot;;[.K74])" office:value-type="string" office:string-value="CS1*CH1" calcext:value-type="string">
            <text:p>CS1*CH1</text:p>
          </table:table-cell>
          <table:table-cell table:style-name="ce11" table:formula="of:=COM.MICROSOFT.CONCAT([.L69];&quot;*&quot;;[.L73])" office:value-type="string" office:string-value="SS1*SH1" calcext:value-type="string">
            <text:p>SS1*SH1</text:p>
          </table:table-cell>
          <table:table-cell table:style-name="ce11" table:formula="of:=COM.MICROSOFT.CONCAT([.M69];&quot;*&quot;;[.M73])" office:value-type="string" office:string-value="CS1*SH1" calcext:value-type="string">
            <text:p>CS1*SH1</text:p>
          </table:table-cell>
          <table:table-cell table:style-name="ce11" table:formula="of:=COM.MICROSOFT.CONCAT([.N69];&quot;*&quot;;[.N74])" office:value-type="string" office:string-value="SS1*CH1" calcext:value-type="string">
            <text:p>SS1*CH1</text:p>
          </table:table-cell>
          <table:table-cell table:style-name="ce10" table:formula="of:=COM.MICROSOFT.CONCAT([.O69];&quot;*&quot;;[.O74])" office:value-type="string" office:string-value="CS2*CH2" calcext:value-type="string">
            <text:p>CS2*CH2</text:p>
          </table:table-cell>
          <table:table-cell table:style-name="ce10" table:formula="of:=COM.MICROSOFT.CONCAT([.P69];&quot;*&quot;;[.P73])" office:value-type="string" office:string-value="SS2*SH2" calcext:value-type="string">
            <text:p>SS2*SH2</text:p>
          </table:table-cell>
          <table:table-cell table:style-name="ce10" table:formula="of:=COM.MICROSOFT.CONCAT([.Q69];&quot;*&quot;;[.Q73])" office:value-type="string" office:string-value="CS2*SH2" calcext:value-type="string">
            <text:p>CS2*SH2</text:p>
          </table:table-cell>
          <table:table-cell table:style-name="ce10" table:formula="of:=COM.MICROSOFT.CONCAT([.R69];&quot;*&quot;;[.R74])" office:value-type="string" office:string-value="SS2*CH2" calcext:value-type="string">
            <text:p>SS2*CH2</text:p>
          </table:table-cell>
          <table:table-cell table:style-name="ce90" table:formula="of:=COM.MICROSOFT.CONCAT([.S69];&quot;*&quot;;[.S74])" office:value-type="string" office:string-value="CS3*CH3" calcext:value-type="string">
            <text:p>CS3*CH3</text:p>
          </table:table-cell>
          <table:table-cell table:style-name="ce90" table:formula="of:=COM.MICROSOFT.CONCAT([.T69];&quot;*&quot;;[.T73])" office:value-type="string" office:string-value="SS3*SH3" calcext:value-type="string">
            <text:p>SS3*SH3</text:p>
          </table:table-cell>
          <table:table-cell table:style-name="ce90" table:formula="of:=COM.MICROSOFT.CONCAT([.U69];&quot;*&quot;;[.U73])" office:value-type="string" office:string-value="CS3*SH3" calcext:value-type="string">
            <text:p>CS3*SH3</text:p>
          </table:table-cell>
          <table:table-cell table:style-name="ce90" table:formula="of:=COM.MICROSOFT.CONCAT([.V69];&quot;*&quot;;[.V74])" office:value-type="string" office:string-value="SS3*CH3" calcext:value-type="string">
            <text:p>SS3*CH3</text:p>
          </table:table-cell>
          <table:table-cell table:style-name="ce90" table:formula="of:=COM.MICROSOFT.CONCAT([.W69];&quot;*&quot;;[.W74])" office:value-type="string" office:string-value="CS4*CH4" calcext:value-type="string">
            <text:p>CS4*CH4</text:p>
          </table:table-cell>
          <table:table-cell table:style-name="ce90" table:formula="of:=COM.MICROSOFT.CONCAT([.X69];&quot;*&quot;;[.X73])" office:value-type="string" office:string-value="SS4*SH4" calcext:value-type="string">
            <text:p>SS4*SH4</text:p>
          </table:table-cell>
          <table:table-cell table:style-name="ce90" table:formula="of:=COM.MICROSOFT.CONCAT([.Y69];&quot;*&quot;;[.Y73])" office:value-type="string" office:string-value="CS4*SH4" calcext:value-type="string">
            <text:p>CS4*SH4</text:p>
          </table:table-cell>
          <table:table-cell table:style-name="ce90" table:formula="of:=COM.MICROSOFT.CONCAT([.Z69];&quot;*&quot;;[.Z74])" office:value-type="string" office:string-value="SS4*CH4" calcext:value-type="string">
            <text:p>SS4*CH4</text:p>
          </table:table-cell>
          <table:table-cell table:style-name="ce90" table:formula="of:=COM.MICROSOFT.CONCAT([.AA69];&quot;*&quot;;[.AA74])" office:value-type="string" office:string-value="*CH5" calcext:value-type="string">
            <text:p>*CH5</text:p>
          </table:table-cell>
          <table:table-cell table:style-name="ce90" table:formula="of:=COM.MICROSOFT.CONCAT([.AB69];&quot;*&quot;;[.AB73])" office:value-type="string" office:string-value="*SH5" calcext:value-type="string">
            <text:p>*SH5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1" office:value-type="string" calcext:value-type="string">
            <text:p>NEG_CHECKER</text:p>
          </table:table-cell>
          <table:table-cell table:style-name="ce1"/>
          <table:table-cell table:style-name="ce217" table:number-columns-repeated="5"/>
          <table:table-cell table:style-name="ce90" office:value-type="string" calcext:value-type="string">
            <text:p>+</text:p>
          </table:table-cell>
          <table:table-cell table:style-name="ce217"/>
          <table:table-cell table:style-name="ce217" office:value-type="string" calcext:value-type="string">
            <text:p>+</text:p>
          </table:table-cell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2</text:p>
          </table:table-cell>
          <table:table-cell table:style-name="ce2"/>
          <table:table-cell table:style-name="ce90" table:number-columns-repeated="4"/>
          <table:table-cell table:style-name="ce213" office:value-type="float" office:value="0" calcext:value-type="float">
            <text:p>0</text:p>
          </table:table-cell>
          <table:table-cell table:style-name="ce227" office:value-type="string" calcext:value-type="string">
            <text:p>1*</text:p>
          </table:table-cell>
          <table:table-cell table:number-columns-repeated="2" table:style-name="ce227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1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0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9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2</text:p>
          </table:table-cell>
          <table:table-cell table:style-name="ce2"/>
          <table:table-cell table:style-name="ce90" table:number-columns-repeated="4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2</text:p>
          </table:table-cell>
          <table:table-cell table:style-name="ce212"/>
          <table:table-cell table:style-name="ce218" table:number-columns-repeated="6"/>
          <table:table-cell table:style-name="ce229" table:formula="of:=[.H76]" office:value-type="string" office:string-value="CS0*CH0" calcext:value-type="string">
            <text:p>CS0*CH0</text:p>
          </table:table-cell>
          <table:table-cell table:style-name="ce231" table:formula="of:=COM.MICROSOFT.CONCAT([.I81];&quot;-&quot;;[.I76])" office:value-type="string" office:string-value="CS0*CH0-SS0*SH0" calcext:value-type="string">
            <text:p>CS0*CH0-SS0*SH0</text:p>
          </table:table-cell>
          <table:table-cell table:style-name="ce229" table:formula="of:=[.J76]" office:value-type="string" office:string-value="CS0*SH0" calcext:value-type="string">
            <text:p>CS0*SH0</text:p>
          </table:table-cell>
          <table:table-cell table:style-name="ce231" table:formula="of:=COM.MICROSOFT.CONCAT([.K81];&quot;+&quot;;[.K76])" office:value-type="string" office:string-value="CS0*SH0+SS0*CH0" calcext:value-type="string">
            <text:p>CS0*SH0+SS0*CH0</text:p>
          </table:table-cell>
          <table:table-cell table:style-name="ce239" table:formula="of:=[.L76]" office:value-type="string" office:string-value="CS1*CH1" calcext:value-type="string">
            <text:p>CS1*CH1</text:p>
          </table:table-cell>
          <table:table-cell table:style-name="ce242" table:formula="of:=COM.MICROSOFT.CONCAT([.M81];&quot;-&quot;;[.M76])" office:value-type="string" office:string-value="CS1*CH1-SS1*SH1" calcext:value-type="string">
            <text:p>CS1*CH1-SS1*SH1</text:p>
          </table:table-cell>
          <table:table-cell table:style-name="ce239" table:formula="of:=[.N76]" office:value-type="string" office:string-value="CS1*SH1" calcext:value-type="string">
            <text:p>CS1*SH1</text:p>
          </table:table-cell>
          <table:table-cell table:style-name="ce242" table:formula="of:=COM.MICROSOFT.CONCAT([.O81];&quot;+&quot;;[.O76])" office:value-type="string" office:string-value="CS1*SH1+SS1*CH1" calcext:value-type="string">
            <text:p>CS1*SH1+SS1*CH1</text:p>
          </table:table-cell>
          <table:table-cell table:style-name="ce248" table:formula="of:=[.P76]" office:value-type="string" office:string-value="CS2*CH2" calcext:value-type="string">
            <text:p>CS2*CH2</text:p>
          </table:table-cell>
          <table:table-cell table:style-name="ce249" table:formula="of:=COM.MICROSOFT.CONCAT([.Q81];&quot;-&quot;;[.Q76])" office:value-type="string" office:string-value="CS2*CH2-SS2*SH2" calcext:value-type="string">
            <text:p>CS2*CH2-SS2*SH2</text:p>
          </table:table-cell>
          <table:table-cell table:style-name="ce248" table:formula="of:=[.R76]" office:value-type="string" office:string-value="CS2*SH2" calcext:value-type="string">
            <text:p>CS2*SH2</text:p>
          </table:table-cell>
          <table:table-cell table:style-name="ce249" table:formula="of:=COM.MICROSOFT.CONCAT([.S81];&quot;+&quot;;[.S76])" office:value-type="string" office:string-value="CS2*SH2+SS2*CH2" calcext:value-type="string">
            <text:p>CS2*SH2+SS2*CH2</text:p>
          </table:table-cell>
          <table:table-cell table:style-name="ce243" table:formula="of:=[.T76]" office:value-type="string" office:string-value="CS3*CH3" calcext:value-type="string">
            <text:p>CS3*CH3</text:p>
          </table:table-cell>
          <table:table-cell table:style-name="ce228" table:formula="of:=COM.MICROSOFT.CONCAT([.U81];&quot;-&quot;;[.U76])" office:value-type="string" office:string-value="CS3*CH3-SS3*SH3" calcext:value-type="string">
            <text:p>CS3*CH3-SS3*SH3</text:p>
          </table:table-cell>
          <table:table-cell table:style-name="ce243" table:formula="of:=[.V76]" office:value-type="string" office:string-value="CS3*SH3" calcext:value-type="string">
            <text:p>CS3*SH3</text:p>
          </table:table-cell>
          <table:table-cell table:style-name="ce228" table:formula="of:=COM.MICROSOFT.CONCAT([.W81];&quot;+&quot;;[.W76])" office:value-type="string" office:string-value="CS3*SH3+SS3*CH3" calcext:value-type="string">
            <text:p>CS3*SH3+SS3*CH3</text:p>
          </table:table-cell>
          <table:table-cell table:style-name="ce243" table:formula="of:=[.X76]" office:value-type="string" office:string-value="CS4*CH4" calcext:value-type="string">
            <text:p>CS4*CH4</text:p>
          </table:table-cell>
          <table:table-cell table:style-name="ce228" table:formula="of:=COM.MICROSOFT.CONCAT([.Y81];&quot;-&quot;;[.Y76])" office:value-type="string" office:string-value="CS4*CH4-SS4*SH4" calcext:value-type="string">
            <text:p>CS4*CH4-SS4*SH4</text:p>
          </table:table-cell>
          <table:table-cell table:style-name="ce243" table:formula="of:=[.Z76]" office:value-type="string" office:string-value="CS4*SH4" calcext:value-type="string">
            <text:p>CS4*SH4</text:p>
          </table:table-cell>
          <table:table-cell table:style-name="ce228" table:formula="of:=COM.MICROSOFT.CONCAT([.AA81];&quot;+&quot;;[.AA76])" office:value-type="string" office:string-value="CS4*SH4+SS4*CH4" calcext:value-type="string">
            <text:p>CS4*SH4+SS4*CH4</text:p>
          </table:table-cell>
          <table:table-cell table:style-name="ce243" table:formula="of:=[.AB76]" office:value-type="string" office:string-value="*CH5" calcext:value-type="string">
            <text:p>*CH5</text:p>
          </table:table-cell>
          <table:table-cell table:style-name="ce228" table:formula="of:=COM.MICROSOFT.CONCAT([.AC81];&quot;-&quot;;[.AC76])" office:value-type="string" office:string-value="*CH5-*SH5" calcext:value-type="string">
            <text:p>*CH5-*SH5</text:p>
          </table:table-cell>
          <table:table-cell table:style-name="ce243" table:number-columns-repeated="3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9"/>
          <table:table-cell table:style-name="ce216" table:formula="of:=COM.MICROSOFT.CONCAT(&quot;T2-&quot;;[.C20])" office:value-type="string" office:string-value="T2-0" calcext:value-type="string">
            <text:p>T2-0</text:p>
          </table:table-cell>
          <table:table-cell/>
          <table:table-cell table:style-name="ce216" table:formula="of:=COM.MICROSOFT.CONCAT(&quot;T3-&quot;;[.C20])" office:value-type="string" office:string-value="T3-0" calcext:value-type="string">
            <text:p>T3-0</text:p>
          </table:table-cell>
          <table:table-cell/>
          <table:table-cell table:style-name="ce224" table:formula="of:=COM.MICROSOFT.CONCAT(&quot;T2-&quot;;[.G20])" office:value-type="string" office:string-value="T2-1" calcext:value-type="string">
            <text:p>T2-1</text:p>
          </table:table-cell>
          <table:table-cell/>
          <table:table-cell table:style-name="ce224" table:formula="of:=COM.MICROSOFT.CONCAT(&quot;T3-&quot;;[.G20])" office:value-type="string" office:string-value="T3-1" calcext:value-type="string">
            <text:p>T3-1</text:p>
          </table:table-cell>
          <table:table-cell/>
          <table:table-cell table:style-name="ce235" table:formula="of:=COM.MICROSOFT.CONCAT(&quot;T2-&quot;;[.K20])" office:value-type="string" office:string-value="T2-2" calcext:value-type="string">
            <text:p>T2-2</text:p>
          </table:table-cell>
          <table:table-cell/>
          <table:table-cell table:style-name="ce235" table:formula="of:=COM.MICROSOFT.CONCAT(&quot;T3-&quot;;[.K20])" office:value-type="string" office:string-value="T3-2" calcext:value-type="string">
            <text:p>T3-2</text:p>
          </table:table-cell>
          <table:table-cell/>
          <table:table-cell table:formula="of:=COM.MICROSOFT.CONCAT(&quot;T2-&quot;;[.O20])" office:value-type="string" office:string-value="T2-3" calcext:value-type="string">
            <text:p>T2-3</text:p>
          </table:table-cell>
          <table:table-cell/>
          <table:table-cell table:formula="of:=COM.MICROSOFT.CONCAT(&quot;T3-&quot;;[.O20])" office:value-type="string" office:string-value="T3-3" calcext:value-type="string">
            <text:p>T3-3</text:p>
          </table:table-cell>
          <table:table-cell/>
          <table:table-cell table:formula="of:=COM.MICROSOFT.CONCAT(&quot;T2-&quot;;[.S20])" office:value-type="string" office:string-value="T2-4" calcext:value-type="string">
            <text:p>T2-4</text:p>
          </table:table-cell>
          <table:table-cell/>
          <table:table-cell table:formula="of:=COM.MICROSOFT.CONCAT(&quot;T3-&quot;;[.S20])" office:value-type="string" office:string-value="T3-4" calcext:value-type="string">
            <text:p>T3-4</text:p>
          </table:table-cell>
          <table:table-cell/>
          <table:table-cell table:formula="of:=COM.MICROSOFT.CONCAT(&quot;T2-&quot;;[.W20])" office:value-type="string" office:string-value="T2-5" calcext:value-type="string">
            <text:p>T2-5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84]+1" office:value-type="float" office:value="1" calcext:value-type="float">
            <text:p>1</text:p>
          </table:table-cell>
          <table:table-cell table:style-name="ce210" table:formula="of:=[.D84]+1" office:value-type="float" office:value="2" calcext:value-type="float">
            <text:p>2</text:p>
          </table:table-cell>
          <table:table-cell table:style-name="ce210" table:formula="of:=[.E84]+1" office:value-type="float" office:value="3" calcext:value-type="float">
            <text:p>3</text:p>
          </table:table-cell>
          <table:table-cell table:style-name="ce210" table:formula="of:=[.F84]+1" office:value-type="float" office:value="4" calcext:value-type="float">
            <text:p>4</text:p>
          </table:table-cell>
          <table:table-cell table:style-name="ce210" table:formula="of:=[.G84]+1" office:value-type="float" office:value="5" calcext:value-type="float">
            <text:p>5</text:p>
          </table:table-cell>
          <table:table-cell table:style-name="ce210" table:formula="of:=[.H84]+1" office:value-type="float" office:value="6" calcext:value-type="float">
            <text:p>6</text:p>
          </table:table-cell>
          <table:table-cell table:style-name="ce210" table:formula="of:=[.I84]+1" office:value-type="float" office:value="7" calcext:value-type="float">
            <text:p>7</text:p>
          </table:table-cell>
          <table:table-cell table:style-name="ce210" table:formula="of:=[.J84]+1" office:value-type="float" office:value="8" calcext:value-type="float">
            <text:p>8</text:p>
          </table:table-cell>
          <table:table-cell table:style-name="ce210" table:formula="of:=[.K84]+1" office:value-type="float" office:value="9" calcext:value-type="float">
            <text:p>9</text:p>
          </table:table-cell>
          <table:table-cell table:style-name="ce210" table:formula="of:=[.L84]+1" office:value-type="float" office:value="10" calcext:value-type="float">
            <text:p>10</text:p>
          </table:table-cell>
          <table:table-cell table:style-name="ce210" table:formula="of:=[.M84]+1" office:value-type="float" office:value="11" calcext:value-type="float">
            <text:p>11</text:p>
          </table:table-cell>
          <table:table-cell table:style-name="ce210" table:formula="of:=[.N84]+1" office:value-type="float" office:value="12" calcext:value-type="float">
            <text:p>12</text:p>
          </table:table-cell>
          <table:table-cell table:style-name="ce210" table:formula="of:=[.O84]+1" office:value-type="float" office:value="13" calcext:value-type="float">
            <text:p>13</text:p>
          </table:table-cell>
          <table:table-cell table:style-name="ce210" table:formula="of:=[.P84]+1" office:value-type="float" office:value="14" calcext:value-type="float">
            <text:p>14</text:p>
          </table:table-cell>
          <table:table-cell table:style-name="ce210" table:formula="of:=[.Q84]+1" office:value-type="float" office:value="15" calcext:value-type="float">
            <text:p>15</text:p>
          </table:table-cell>
          <table:table-cell table:style-name="ce210" table:formula="of:=[.R84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number-columns-repeated="4"/>
          <table:table-cell table:style-name="Default" table:number-columns-repeated="4"/>
          <table:table-cell table:style-name="ce216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35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DSP-MUL3</text:p>
          </table:table-cell>
          <table:table-cell table:style-name="ce1"/>
          <table:table-cell table:style-name="ce90" table:number-columns-repeated="1022"/>
        </table:table-row>
        <table:table-row table:style-name="ro1">
          <table:table-cell table:style-name="ce3" office:value-type="string" calcext:value-type="string">
            <text:p>Ain_3</text:p>
          </table:table-cell>
          <table:table-cell table:style-name="ce3"/>
          <table:table-cell table:style-name="ce90" table:number-columns-repeated="6"/>
          <table:table-cell table:style-name="ce213" table:formula="of:=[.I51]" office:value-type="string" office:string-value="T0-0" calcext:value-type="string">
            <text:p>T0-0</text:p>
          </table:table-cell>
          <table:table-cell table:style-name="ce233"/>
          <table:table-cell table:style-name="ce90" table:number-columns-repeated="2"/>
          <table:table-cell table:style-name="ce11" table:formula="of:=[.M51]" office:value-type="string" office:string-value="T0-1" calcext:value-type="string">
            <text:p>T0-1</text:p>
          </table:table-cell>
          <table:table-cell table:style-name="ce90" table:number-columns-repeated="3"/>
          <table:table-cell table:style-name="ce10" table:formula="of:=[.Q51]" office:value-type="string" office:string-value="T0-2" calcext:value-type="string">
            <text:p>T0-2</text:p>
          </table:table-cell>
          <table:table-cell table:style-name="ce90" table:number-columns-repeated="3"/>
          <table:table-cell table:style-name="ce90" table:formula="of:=[.U51]" office:value-type="string" office:string-value="T0-3" calcext:value-type="string">
            <text:p>T0-3</text:p>
          </table:table-cell>
          <table:table-cell table:style-name="ce90" table:number-columns-repeated="3"/>
          <table:table-cell table:style-name="ce90" table:formula="of:=[.Y51]" office:value-type="string" office:string-value="T0-4" calcext:value-type="string">
            <text:p>T0-4</text:p>
          </table:table-cell>
          <table:table-cell table:style-name="ce90" table:number-columns-repeated="3"/>
          <table:table-cell table:style-name="ce90" table:formula="of:=[.AC51]" office:value-type="string" office:string-value="T0-5" calcext:value-type="string">
            <text:p>T0-5</text:p>
          </table:table-cell>
          <table:table-cell table:style-name="ce90"/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3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/>
          <table:table-cell table:style-name="ce234" table:formula="of:=[.J82]" office:value-type="string" office:string-value="T2-0" calcext:value-type="string">
            <text:p>T2-0</text:p>
          </table:table-cell>
          <table:table-cell table:style-name="ce90" table:number-columns-repeated="2"/>
          <table:table-cell table:style-name="ce217"/>
          <table:table-cell table:style-name="ce11" table:formula="of:=[.N82]" office:value-type="string" office:string-value="T2-1" calcext:value-type="string">
            <text:p>T2-1</text:p>
          </table:table-cell>
          <table:table-cell table:style-name="ce217" table:number-columns-repeated="2"/>
          <table:table-cell table:style-name="ce90"/>
          <table:table-cell table:style-name="ce10" table:formula="of:=[.R82]" office:value-type="string" office:string-value="T2-2" calcext:value-type="string">
            <text:p>T2-2</text:p>
          </table:table-cell>
          <table:table-cell table:style-name="ce90" table:number-columns-repeated="2"/>
          <table:table-cell table:style-name="ce217"/>
          <table:table-cell table:style-name="ce90" table:formula="of:=[.V82]" office:value-type="string" office:string-value="T2-3" calcext:value-type="string">
            <text:p>T2-3</text:p>
          </table:table-cell>
          <table:table-cell table:style-name="ce217" table:number-columns-repeated="2"/>
          <table:table-cell table:style-name="ce90"/>
          <table:table-cell table:style-name="ce90" table:formula="of:=[.Z82]" office:value-type="string" office:string-value="T2-4" calcext:value-type="string">
            <text:p>T2-4</text:p>
          </table:table-cell>
          <table:table-cell table:style-name="ce90" table:number-columns-repeated="2"/>
          <table:table-cell table:style-name="ce217"/>
          <table:table-cell table:style-name="ce90" table:formula="of:=[.AD82]" office:value-type="string" office:string-value="T2-5" calcext:value-type="string">
            <text:p>T2-5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3</text:p>
          </table:table-cell>
          <table:table-cell table:style-name="ce3"/>
          <table:table-cell table:style-name="ce90" table:number-columns-repeated="2"/>
          <table:table-cell table:style-name="ce217" table:number-columns-repeated="4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3</text:p>
          </table:table-cell>
          <table:table-cell table:style-name="ce3"/>
          <table:table-cell table:style-name="ce90" table:number-columns-repeated="2"/>
          <table:table-cell table:style-name="ce217" table:number-columns-repeated="28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3</text:p>
          </table:table-cell>
          <table:table-cell table:style-name="ce3"/>
          <table:table-cell table:style-name="ce90" table:number-columns-repeated="2"/>
          <table:table-cell table:style-name="ce217" table:number-columns-repeated="5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3</text:p>
          </table:table-cell>
          <table:table-cell table:style-name="ce3"/>
          <table:table-cell table:style-name="ce90" table:number-columns-repeated="3"/>
          <table:table-cell table:style-name="ce217" table:number-columns-repeated="5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3</text:p>
          </table:table-cell>
          <table:table-cell table:style-name="ce3"/>
          <table:table-cell table:style-name="ce90" table:number-columns-repeated="7"/>
          <table:table-cell table:style-name="ce213" table:formula="of:=[.I87]" office:value-type="string" office:string-value="T0-0" calcext:value-type="string">
            <text:p>T0-0</text:p>
          </table:table-cell>
          <table:table-cell table:style-name="ce213" table:formula="of:=[.J93]" office:value-type="string" office:string-value="T0-0" calcext:value-type="string">
            <text:p>T0-0</text:p>
          </table:table-cell>
          <table:table-cell table:style-name="ce213" table:formula="of:=[.K93]" office:value-type="string" office:string-value="T0-0" calcext:value-type="string">
            <text:p>T0-0</text:p>
          </table:table-cell>
          <table:table-cell table:style-name="ce213" table:formula="of:=[.L93]" office:value-type="string" office:string-value="T0-0" calcext:value-type="string">
            <text:p>T0-0</text:p>
          </table:table-cell>
          <table:table-cell table:style-name="ce230" table:formula="of:=[.M87]" office:value-type="string" office:string-value="T0-1" calcext:value-type="string">
            <text:p>T0-1</text:p>
          </table:table-cell>
          <table:table-cell table:style-name="ce230" table:formula="of:=[.N93]" office:value-type="string" office:string-value="T0-1" calcext:value-type="string">
            <text:p>T0-1</text:p>
          </table:table-cell>
          <table:table-cell table:style-name="ce230" table:formula="of:=[.O93]" office:value-type="string" office:string-value="T0-1" calcext:value-type="string">
            <text:p>T0-1</text:p>
          </table:table-cell>
          <table:table-cell table:style-name="ce230" table:formula="of:=[.P93]" office:value-type="string" office:string-value="T0-1" calcext:value-type="string">
            <text:p>T0-1</text:p>
          </table:table-cell>
          <table:table-cell table:style-name="ce241" table:formula="of:=[.Q87]" office:value-type="string" office:string-value="T0-2" calcext:value-type="string">
            <text:p>T0-2</text:p>
          </table:table-cell>
          <table:table-cell table:style-name="ce241" table:formula="of:=[.R93]" office:value-type="string" office:string-value="T0-2" calcext:value-type="string">
            <text:p>T0-2</text:p>
          </table:table-cell>
          <table:table-cell table:style-name="ce241" table:formula="of:=[.S93]" office:value-type="string" office:string-value="T0-2" calcext:value-type="string">
            <text:p>T0-2</text:p>
          </table:table-cell>
          <table:table-cell table:style-name="ce241" table:formula="of:=[.T93]" office:value-type="string" office:string-value="T0-2" calcext:value-type="string">
            <text:p>T0-2</text:p>
          </table:table-cell>
          <table:table-cell table:style-name="ce220" table:formula="of:=[.U87]" office:value-type="string" office:string-value="T0-3" calcext:value-type="string">
            <text:p>T0-3</text:p>
          </table:table-cell>
          <table:table-cell table:style-name="ce220" table:formula="of:=[.V93]" office:value-type="string" office:string-value="T0-3" calcext:value-type="string">
            <text:p>T0-3</text:p>
          </table:table-cell>
          <table:table-cell table:style-name="ce220" table:formula="of:=[.W93]" office:value-type="string" office:string-value="T0-3" calcext:value-type="string">
            <text:p>T0-3</text:p>
          </table:table-cell>
          <table:table-cell table:style-name="ce220" table:formula="of:=[.X93]" office:value-type="string" office:string-value="T0-3" calcext:value-type="string">
            <text:p>T0-3</text:p>
          </table:table-cell>
          <table:table-cell table:style-name="ce220" table:formula="of:=[.Y87]" office:value-type="string" office:string-value="T0-4" calcext:value-type="string">
            <text:p>T0-4</text:p>
          </table:table-cell>
          <table:table-cell table:style-name="ce220" table:formula="of:=[.Z93]" office:value-type="string" office:string-value="T0-4" calcext:value-type="string">
            <text:p>T0-4</text:p>
          </table:table-cell>
          <table:table-cell table:style-name="ce220" table:formula="of:=[.AA93]" office:value-type="string" office:string-value="T0-4" calcext:value-type="string">
            <text:p>T0-4</text:p>
          </table:table-cell>
          <table:table-cell table:style-name="ce220" table:formula="of:=[.AB93]" office:value-type="string" office:string-value="T0-4" calcext:value-type="string">
            <text:p>T0-4</text:p>
          </table:table-cell>
          <table:table-cell table:style-name="ce220" table:formula="of:=[.AC87]" office:value-type="string" office:string-value="T0-5" calcext:value-type="string">
            <text:p>T0-5</text:p>
          </table:table-cell>
          <table:table-cell table:style-name="ce220" table:formula="of:=[.AD93]" office:value-type="string" office:string-value="T0-5" calcext:value-type="string">
            <text:p>T0-5</text:p>
          </table:table-cell>
          <table:table-cell table:style-name="ce90" table:formula="of:=[.AE86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3</text:p>
          </table:table-cell>
          <table:table-cell table:style-name="ce3"/>
          <table:table-cell table:style-name="ce90" table:number-columns-repeated="8"/>
          <table:table-cell table:style-name="ce220" table:number-columns-repeated="2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3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/>
          <table:table-cell table:style-name="ce221" table:formula="of:=[.J88]" office:value-type="string" office:string-value="T2-0" calcext:value-type="string">
            <text:p>T2-0</text:p>
          </table:table-cell>
          <table:table-cell table:style-name="ce221" table:formula="of:=[.K95]" office:value-type="string" office:string-value="T2-0" calcext:value-type="string">
            <text:p>T2-0</text:p>
          </table:table-cell>
          <table:table-cell table:style-name="ce221" table:formula="of:=[.L95]" office:value-type="string" office:string-value="T2-0" calcext:value-type="string">
            <text:p>T2-0</text:p>
          </table:table-cell>
          <table:table-cell table:style-name="ce221" table:formula="of:=[.M95]" office:value-type="string" office:string-value="T2-0" calcext:value-type="string">
            <text:p>T2-0</text:p>
          </table:table-cell>
          <table:table-cell table:style-name="ce230" table:formula="of:=[.N88]" office:value-type="string" office:string-value="T2-1" calcext:value-type="string">
            <text:p>T2-1</text:p>
          </table:table-cell>
          <table:table-cell table:style-name="ce230" table:formula="of:=[.O95]" office:value-type="string" office:string-value="T2-1" calcext:value-type="string">
            <text:p>T2-1</text:p>
          </table:table-cell>
          <table:table-cell table:style-name="ce230" table:formula="of:=[.P95]" office:value-type="string" office:string-value="T2-1" calcext:value-type="string">
            <text:p>T2-1</text:p>
          </table:table-cell>
          <table:table-cell table:style-name="ce230" table:formula="of:=[.Q95]" office:value-type="string" office:string-value="T2-1" calcext:value-type="string">
            <text:p>T2-1</text:p>
          </table:table-cell>
          <table:table-cell table:style-name="ce241" table:formula="of:=[.R88]" office:value-type="string" office:string-value="T2-2" calcext:value-type="string">
            <text:p>T2-2</text:p>
          </table:table-cell>
          <table:table-cell table:style-name="ce241" table:formula="of:=[.S95]" office:value-type="string" office:string-value="T2-2" calcext:value-type="string">
            <text:p>T2-2</text:p>
          </table:table-cell>
          <table:table-cell table:style-name="ce241" table:formula="of:=[.T95]" office:value-type="string" office:string-value="T2-2" calcext:value-type="string">
            <text:p>T2-2</text:p>
          </table:table-cell>
          <table:table-cell table:style-name="ce241" table:formula="of:=[.U95]" office:value-type="string" office:string-value="T2-2" calcext:value-type="string">
            <text:p>T2-2</text:p>
          </table:table-cell>
          <table:table-cell table:style-name="ce220" table:formula="of:=[.V88]" office:value-type="string" office:string-value="T2-3" calcext:value-type="string">
            <text:p>T2-3</text:p>
          </table:table-cell>
          <table:table-cell table:style-name="ce220" table:formula="of:=[.W95]" office:value-type="string" office:string-value="T2-3" calcext:value-type="string">
            <text:p>T2-3</text:p>
          </table:table-cell>
          <table:table-cell table:style-name="ce220" table:formula="of:=[.X95]" office:value-type="string" office:string-value="T2-3" calcext:value-type="string">
            <text:p>T2-3</text:p>
          </table:table-cell>
          <table:table-cell table:style-name="ce220" table:formula="of:=[.Y95]" office:value-type="string" office:string-value="T2-3" calcext:value-type="string">
            <text:p>T2-3</text:p>
          </table:table-cell>
          <table:table-cell table:style-name="ce220" table:formula="of:=[.Z88]" office:value-type="string" office:string-value="T2-4" calcext:value-type="string">
            <text:p>T2-4</text:p>
          </table:table-cell>
          <table:table-cell table:style-name="ce220" table:formula="of:=[.AA95]" office:value-type="string" office:string-value="T2-4" calcext:value-type="string">
            <text:p>T2-4</text:p>
          </table:table-cell>
          <table:table-cell table:style-name="ce220" table:formula="of:=[.AB95]" office:value-type="string" office:string-value="T2-4" calcext:value-type="string">
            <text:p>T2-4</text:p>
          </table:table-cell>
          <table:table-cell table:style-name="ce220" table:formula="of:=[.AC95]" office:value-type="string" office:string-value="T2-4" calcext:value-type="string">
            <text:p>T2-4</text:p>
          </table:table-cell>
          <table:table-cell table:style-name="ce220" table:formula="of:=[.AD88]" office:value-type="string" office:string-value="T2-5" calcext:value-type="string">
            <text:p>T2-5</text:p>
          </table:table-cell>
          <table:table-cell table:style-name="ce220" table:formula="of:=[.AE95]" office:value-type="string" office:string-value="T2-5" calcext:value-type="string">
            <text:p>T2-5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3</text:p>
          </table:table-cell>
          <table:table-cell table:style-name="ce4"/>
          <table:table-cell table:style-name="ce90" table:number-columns-repeated="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3</text:p>
          </table:table-cell>
          <table:table-cell table:style-name="ce3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3</text:p>
          </table:table-cell>
          <table:table-cell table:style-name="ce3"/>
          <table:table-cell table:style-name="ce90" table:number-columns-repeated="9"/>
          <table:table-cell table:style-name="ce213" table:formula="of:=[.K93]" office:value-type="string" office:string-value="T0-0" calcext:value-type="string">
            <text:p>T0-0</text:p>
          </table:table-cell>
          <table:table-cell table:style-name="ce221" table:formula="of:=[.L95]" office:value-type="string" office:string-value="T2-0" calcext:value-type="string">
            <text:p>T2-0</text:p>
          </table:table-cell>
          <table:table-cell table:style-name="ce213" table:formula="of:=[.M93]" office:value-type="string" office:string-value="T0-0" calcext:value-type="string">
            <text:p>T0-0</text:p>
          </table:table-cell>
          <table:table-cell table:style-name="ce221" table:formula="of:=[.N95]" office:value-type="string" office:string-value="T2-0" calcext:value-type="string">
            <text:p>T2-0</text:p>
          </table:table-cell>
          <table:table-cell table:style-name="ce11" table:formula="of:=[.O93]" office:value-type="string" office:string-value="T0-1" calcext:value-type="string">
            <text:p>T0-1</text:p>
          </table:table-cell>
          <table:table-cell table:style-name="ce230" table:formula="of:=[.P95]" office:value-type="string" office:string-value="T2-1" calcext:value-type="string">
            <text:p>T2-1</text:p>
          </table:table-cell>
          <table:table-cell table:style-name="ce11" table:formula="of:=[.Q93]" office:value-type="string" office:string-value="T0-1" calcext:value-type="string">
            <text:p>T0-1</text:p>
          </table:table-cell>
          <table:table-cell table:style-name="ce230" table:formula="of:=[.R95]" office:value-type="string" office:string-value="T2-1" calcext:value-type="string">
            <text:p>T2-1</text:p>
          </table:table-cell>
          <table:table-cell table:style-name="ce10" table:formula="of:=[.S93]" office:value-type="string" office:string-value="T0-2" calcext:value-type="string">
            <text:p>T0-2</text:p>
          </table:table-cell>
          <table:table-cell table:style-name="ce241" table:formula="of:=[.T95]" office:value-type="string" office:string-value="T2-2" calcext:value-type="string">
            <text:p>T2-2</text:p>
          </table:table-cell>
          <table:table-cell table:style-name="ce10" table:formula="of:=[.U93]" office:value-type="string" office:string-value="T0-2" calcext:value-type="string">
            <text:p>T0-2</text:p>
          </table:table-cell>
          <table:table-cell table:style-name="ce241" table:formula="of:=[.V95]" office:value-type="string" office:string-value="T2-2" calcext:value-type="string">
            <text:p>T2-2</text:p>
          </table:table-cell>
          <table:table-cell table:style-name="ce90" table:formula="of:=[.W93]" office:value-type="string" office:string-value="T0-3" calcext:value-type="string">
            <text:p>T0-3</text:p>
          </table:table-cell>
          <table:table-cell table:style-name="ce220" table:formula="of:=[.X95]" office:value-type="string" office:string-value="T2-3" calcext:value-type="string">
            <text:p>T2-3</text:p>
          </table:table-cell>
          <table:table-cell table:style-name="ce90" table:formula="of:=[.Y93]" office:value-type="string" office:string-value="T0-3" calcext:value-type="string">
            <text:p>T0-3</text:p>
          </table:table-cell>
          <table:table-cell table:style-name="ce220" table:formula="of:=[.Z95]" office:value-type="string" office:string-value="T2-3" calcext:value-type="string">
            <text:p>T2-3</text:p>
          </table:table-cell>
          <table:table-cell table:style-name="ce90" table:formula="of:=[.AA93]" office:value-type="string" office:string-value="T0-4" calcext:value-type="string">
            <text:p>T0-4</text:p>
          </table:table-cell>
          <table:table-cell table:style-name="ce220" table:formula="of:=[.AB95]" office:value-type="string" office:string-value="T2-4" calcext:value-type="string">
            <text:p>T2-4</text:p>
          </table:table-cell>
          <table:table-cell table:style-name="ce90" table:formula="of:=[.AC93]" office:value-type="string" office:string-value="T0-4" calcext:value-type="string">
            <text:p>T0-4</text:p>
          </table:table-cell>
          <table:table-cell table:style-name="ce220" table:formula="of:=[.AD95]" office:value-type="string" office:string-value="T2-4" calcext:value-type="string">
            <text:p>T2-4</text:p>
          </table:table-cell>
          <table:table-cell table:style-name="ce90" table:formula="of:=[.AE93]" office:value-type="string" office:string-value="T0-5" calcext:value-type="string">
            <text:p>T0-5</text:p>
          </table:table-cell>
          <table:table-cell table:style-name="ce220" table:formula="of:=[.AF95]" office:value-type="string" office:string-value="T2-5" calcext:value-type="string">
            <text:p>T2-5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3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3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3</text:p>
          </table:table-cell>
          <table:table-cell table:style-name="ce5"/>
          <table:table-cell table:style-name="ce90" table:number-columns-repeated="8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217"/>
          <table:table-cell table:style-name="ce90" table:formula="of:=[.L101]" office:value-type="string" office:string-value="SV0" calcext:value-type="string">
            <text:p>SV0</text:p>
          </table:table-cell>
          <table:table-cell table:style-name="ce90" table:formula="of:=[.M104]" office:value-type="string" office:string-value="SV0" calcext:value-type="string">
            <text:p>SV0</text:p>
          </table:table-cell>
          <table:table-cell table:style-name="ce90" table:formula="of:=[.N104]" office:value-type="string" office:string-value="SV0" calcext:value-type="string">
            <text:p>SV0</text:p>
          </table:table-cell>
          <table:table-cell table:style-name="ce90" table:formula="of:=[.O104]" office:value-type="string" office:string-value="SV0" calcext:value-type="string">
            <text:p>SV0</text:p>
          </table:table-cell>
          <table:table-cell table:style-name="ce90" table:formula="of:=[.P101]" office:value-type="string" office:string-value="SV1" calcext:value-type="string">
            <text:p>SV1</text:p>
          </table:table-cell>
          <table:table-cell table:style-name="ce90" table:formula="of:=[.Q104]" office:value-type="string" office:string-value="SV1" calcext:value-type="string">
            <text:p>SV1</text:p>
          </table:table-cell>
          <table:table-cell table:style-name="ce90" table:formula="of:=[.R104]" office:value-type="string" office:string-value="SV1" calcext:value-type="string">
            <text:p>SV1</text:p>
          </table:table-cell>
          <table:table-cell table:style-name="ce90" table:formula="of:=[.S104]" office:value-type="string" office:string-value="SV1" calcext:value-type="string">
            <text:p>SV1</text:p>
          </table:table-cell>
          <table:table-cell table:style-name="ce90" table:formula="of:=[.T101]" office:value-type="string" office:string-value="SV2" calcext:value-type="string">
            <text:p>SV2</text:p>
          </table:table-cell>
          <table:table-cell table:style-name="ce90" table:formula="of:=[.U104]" office:value-type="string" office:string-value="SV2" calcext:value-type="string">
            <text:p>SV2</text:p>
          </table:table-cell>
          <table:table-cell table:style-name="ce90" table:formula="of:=[.V104]" office:value-type="string" office:string-value="SV2" calcext:value-type="string">
            <text:p>SV2</text:p>
          </table:table-cell>
          <table:table-cell table:style-name="ce90" table:formula="of:=[.W104]" office:value-type="string" office:string-value="SV2" calcext:value-type="string">
            <text:p>SV2</text:p>
          </table:table-cell>
          <table:table-cell table:style-name="ce90" table:formula="of:=[.X101]" office:value-type="string" office:string-value="SV3" calcext:value-type="string">
            <text:p>SV3</text:p>
          </table:table-cell>
          <table:table-cell table:style-name="ce90" table:formula="of:=[.Y104]" office:value-type="string" office:string-value="SV3" calcext:value-type="string">
            <text:p>SV3</text:p>
          </table:table-cell>
          <table:table-cell table:style-name="ce90" table:formula="of:=[.Z104]" office:value-type="string" office:string-value="SV3" calcext:value-type="string">
            <text:p>SV3</text:p>
          </table:table-cell>
          <table:table-cell table:style-name="ce90" table:formula="of:=[.AA104]" office:value-type="string" office:string-value="SV3" calcext:value-type="string">
            <text:p>SV3</text:p>
          </table:table-cell>
          <table:table-cell table:style-name="ce90" table:formula="of:=[.AB101]" office:value-type="string" office:string-value="SV4" calcext:value-type="string">
            <text:p>SV4</text:p>
          </table:table-cell>
          <table:table-cell table:style-name="ce90" table:formula="of:=[.AC104]" office:value-type="string" office:string-value="SV4" calcext:value-type="string">
            <text:p>SV4</text:p>
          </table:table-cell>
          <table:table-cell table:style-name="ce90"/>
          <table:table-cell table:style-name="ce217"/>
          <table:table-cell table:style-name="ce90" table:formula="of:=[.AF101]" office:value-type="float" office:value="0" calcext:value-type="float">
            <text:p>0</text:p>
          </table:table-cell>
          <table:table-cell table:style-name="ce90" table:formula="of:=[.AG104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90" table:formula="of:=[.K101]" office:value-type="string" office:string-value="CV0" calcext:value-type="string">
            <text:p>CV0</text:p>
          </table:table-cell>
          <table:table-cell table:style-name="ce90" table:formula="of:=[.L105]" office:value-type="string" office:string-value="CV0" calcext:value-type="string">
            <text:p>CV0</text:p>
          </table:table-cell>
          <table:table-cell table:style-name="ce90" table:formula="of:=[.M105]" office:value-type="string" office:string-value="CV0" calcext:value-type="string">
            <text:p>CV0</text:p>
          </table:table-cell>
          <table:table-cell table:style-name="ce90" table:formula="of:=[.N105]" office:value-type="string" office:string-value="CV0" calcext:value-type="string">
            <text:p>CV0</text:p>
          </table:table-cell>
          <table:table-cell table:style-name="ce90" table:formula="of:=[.O101]" office:value-type="string" office:string-value="CV1" calcext:value-type="string">
            <text:p>CV1</text:p>
          </table:table-cell>
          <table:table-cell table:style-name="ce90" table:formula="of:=[.P105]" office:value-type="string" office:string-value="CV1" calcext:value-type="string">
            <text:p>CV1</text:p>
          </table:table-cell>
          <table:table-cell table:style-name="ce90" table:formula="of:=[.Q105]" office:value-type="string" office:string-value="CV1" calcext:value-type="string">
            <text:p>CV1</text:p>
          </table:table-cell>
          <table:table-cell table:style-name="ce90" table:formula="of:=[.R105]" office:value-type="string" office:string-value="CV1" calcext:value-type="string">
            <text:p>CV1</text:p>
          </table:table-cell>
          <table:table-cell table:style-name="ce90" table:formula="of:=[.S101]" office:value-type="string" office:string-value="CV2" calcext:value-type="string">
            <text:p>CV2</text:p>
          </table:table-cell>
          <table:table-cell table:style-name="ce90" table:formula="of:=[.T105]" office:value-type="string" office:string-value="CV2" calcext:value-type="string">
            <text:p>CV2</text:p>
          </table:table-cell>
          <table:table-cell table:style-name="ce90" table:formula="of:=[.U105]" office:value-type="string" office:string-value="CV2" calcext:value-type="string">
            <text:p>CV2</text:p>
          </table:table-cell>
          <table:table-cell table:style-name="ce90" table:formula="of:=[.V105]" office:value-type="string" office:string-value="CV2" calcext:value-type="string">
            <text:p>CV2</text:p>
          </table:table-cell>
          <table:table-cell table:style-name="ce90" table:formula="of:=[.W101]" office:value-type="string" office:string-value="CV3" calcext:value-type="string">
            <text:p>CV3</text:p>
          </table:table-cell>
          <table:table-cell table:style-name="ce90" table:formula="of:=[.X105]" office:value-type="string" office:string-value="CV3" calcext:value-type="string">
            <text:p>CV3</text:p>
          </table:table-cell>
          <table:table-cell table:style-name="ce90" table:formula="of:=[.Y105]" office:value-type="string" office:string-value="CV3" calcext:value-type="string">
            <text:p>CV3</text:p>
          </table:table-cell>
          <table:table-cell table:style-name="ce90" table:formula="of:=[.Z105]" office:value-type="string" office:string-value="CV3" calcext:value-type="string">
            <text:p>CV3</text:p>
          </table:table-cell>
          <table:table-cell table:style-name="ce90" table:formula="of:=[.AA101]" office:value-type="string" office:string-value="CV4" calcext:value-type="string">
            <text:p>CV4</text:p>
          </table:table-cell>
          <table:table-cell table:style-name="ce90" table:formula="of:=[.AB105]" office:value-type="string" office:string-value="CV4" calcext:value-type="string">
            <text:p>CV4</text:p>
          </table:table-cell>
          <table:table-cell table:style-name="ce90" table:formula="of:=[.AC105]" office:value-type="string" office:string-value="CV4" calcext:value-type="string">
            <text:p>CV4</text:p>
          </table:table-cell>
          <table:table-cell table:style-name="ce90" table:formula="of:=[.AD105]" office:value-type="string" office:string-value="CV4" calcext:value-type="string">
            <text:p>CV4</text:p>
          </table:table-cell>
          <table:table-cell table:style-name="ce90" table:formula="of:=[.AE101]" office:value-type="float" office:value="0" calcext:value-type="float">
            <text:p>0</text:p>
          </table:table-cell>
          <table:table-cell table:style-name="ce90" table:number-columns-repeated="2"/>
          <table:table-cell table:style-name="ce90" office:value-type="string" calcext:value-type="string">
            <text:p>SV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13" office:value-type="string" calcext:value-type="string">
            <text:p>BSEL_3(im4)</text:p>
          </table:table-cell>
          <table:table-cell table:style-name="ce213"/>
          <table:table-cell table:style-name="ce90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3</text:p>
          </table:table-cell>
          <table:table-cell table:style-name="ce2"/>
          <table:table-cell table:style-name="ce90" table:number-columns-repeated="8"/>
          <table:table-cell table:style-name="Default"/>
          <table:table-cell table:style-name="ce90"/>
          <table:table-cell table:style-name="ce213" table:formula="of:=COM.MICROSOFT.CONCAT([.L100];&quot;*&quot;;[.L105])" office:value-type="string" office:string-value="T0-0*CV0" calcext:value-type="string">
            <text:p>T0-0*CV0</text:p>
          </table:table-cell>
          <table:table-cell table:style-name="ce213" table:formula="of:=COM.MICROSOFT.CONCAT([.M100];&quot;*&quot;;[.M104])" office:value-type="string" office:string-value="T2-0*SV0" calcext:value-type="string">
            <text:p>T2-0*SV0</text:p>
          </table:table-cell>
          <table:table-cell table:style-name="ce213" table:formula="of:=COM.MICROSOFT.CONCAT([.N100];&quot;*&quot;;[.N104])" office:value-type="string" office:string-value="T0-0*SV0" calcext:value-type="string">
            <text:p>T0-0*SV0</text:p>
          </table:table-cell>
          <table:table-cell table:style-name="ce213" table:formula="of:=COM.MICROSOFT.CONCAT([.O100];&quot;*&quot;;[.O105])" office:value-type="string" office:string-value="T2-0*CV0" calcext:value-type="string">
            <text:p>T2-0*CV0</text:p>
          </table:table-cell>
          <table:table-cell table:style-name="ce11" table:formula="of:=COM.MICROSOFT.CONCAT([.P100];&quot;*&quot;;[.P105])" office:value-type="string" office:string-value="T0-1*CV1" calcext:value-type="string">
            <text:p>T0-1*CV1</text:p>
          </table:table-cell>
          <table:table-cell table:style-name="ce11" table:formula="of:=COM.MICROSOFT.CONCAT([.Q100];&quot;*&quot;;[.Q104])" office:value-type="string" office:string-value="T2-1*SV1" calcext:value-type="string">
            <text:p>T2-1*SV1</text:p>
          </table:table-cell>
          <table:table-cell table:style-name="ce11" table:formula="of:=COM.MICROSOFT.CONCAT([.R100];&quot;*&quot;;[.R104])" office:value-type="string" office:string-value="T0-1*SV1" calcext:value-type="string">
            <text:p>T0-1*SV1</text:p>
          </table:table-cell>
          <table:table-cell table:style-name="ce11" table:formula="of:=COM.MICROSOFT.CONCAT([.S100];&quot;*&quot;;[.S105])" office:value-type="string" office:string-value="T2-1*CV1" calcext:value-type="string">
            <text:p>T2-1*CV1</text:p>
          </table:table-cell>
          <table:table-cell table:style-name="ce10" table:formula="of:=COM.MICROSOFT.CONCAT([.T100];&quot;*&quot;;[.T105])" office:value-type="string" office:string-value="T0-2*CV2" calcext:value-type="string">
            <text:p>T0-2*CV2</text:p>
          </table:table-cell>
          <table:table-cell table:style-name="ce10" table:formula="of:=COM.MICROSOFT.CONCAT([.U100];&quot;*&quot;;[.U104])" office:value-type="string" office:string-value="T2-2*SV2" calcext:value-type="string">
            <text:p>T2-2*SV2</text:p>
          </table:table-cell>
          <table:table-cell table:style-name="ce10" table:formula="of:=COM.MICROSOFT.CONCAT([.V100];&quot;*&quot;;[.V104])" office:value-type="string" office:string-value="T0-2*SV2" calcext:value-type="string">
            <text:p>T0-2*SV2</text:p>
          </table:table-cell>
          <table:table-cell table:style-name="ce10" table:formula="of:=COM.MICROSOFT.CONCAT([.W100];&quot;*&quot;;[.W105])" office:value-type="string" office:string-value="T2-2*CV2" calcext:value-type="string">
            <text:p>T2-2*CV2</text:p>
          </table:table-cell>
          <table:table-cell table:style-name="ce90" table:formula="of:=COM.MICROSOFT.CONCAT([.X100];&quot;*&quot;;[.X105])" office:value-type="string" office:string-value="T0-3*CV3" calcext:value-type="string">
            <text:p>T0-3*CV3</text:p>
          </table:table-cell>
          <table:table-cell table:style-name="ce90" table:formula="of:=COM.MICROSOFT.CONCAT([.Y100];&quot;*&quot;;[.Y104])" office:value-type="string" office:string-value="T2-3*SV3" calcext:value-type="string">
            <text:p>T2-3*SV3</text:p>
          </table:table-cell>
          <table:table-cell table:style-name="ce90" table:formula="of:=COM.MICROSOFT.CONCAT([.Z100];&quot;*&quot;;[.Z104])" office:value-type="string" office:string-value="T0-3*SV3" calcext:value-type="string">
            <text:p>T0-3*SV3</text:p>
          </table:table-cell>
          <table:table-cell table:style-name="ce90" table:formula="of:=COM.MICROSOFT.CONCAT([.AA100];&quot;*&quot;;[.AA105])" office:value-type="string" office:string-value="T2-3*CV3" calcext:value-type="string">
            <text:p>T2-3*CV3</text:p>
          </table:table-cell>
          <table:table-cell table:style-name="ce90" table:formula="of:=COM.MICROSOFT.CONCAT([.AB100];&quot;*&quot;;[.AB105])" office:value-type="string" office:string-value="T0-4*CV4" calcext:value-type="string">
            <text:p>T0-4*CV4</text:p>
          </table:table-cell>
          <table:table-cell table:style-name="ce90" table:formula="of:=COM.MICROSOFT.CONCAT([.AC100];&quot;*&quot;;[.AC104])" office:value-type="string" office:string-value="T2-4*SV4" calcext:value-type="string">
            <text:p>T2-4*SV4</text:p>
          </table:table-cell>
          <table:table-cell table:style-name="ce90" table:formula="of:=COM.MICROSOFT.CONCAT([.AD100];&quot;*&quot;;[.AD104])" office:value-type="string" office:string-value="T0-4*SV4" calcext:value-type="string">
            <text:p>T0-4*SV4</text:p>
          </table:table-cell>
          <table:table-cell table:style-name="ce90" table:formula="of:=COM.MICROSOFT.CONCAT([.AE100];&quot;*&quot;;[.AE105])" office:value-type="string" office:string-value="T2-4*CV4" calcext:value-type="string">
            <text:p>T2-4*CV4</text:p>
          </table:table-cell>
          <table:table-cell table:style-name="ce90" table:formula="of:=COM.MICROSOFT.CONCAT([.AF100];&quot;*&quot;;[.AF105])" office:value-type="string" office:string-value="T0-5*" calcext:value-type="string">
            <text:p>T0-5*</text:p>
          </table:table-cell>
          <table:table-cell table:style-name="ce90" table:formula="of:=COM.MICROSOFT.CONCAT([.AG100];&quot;*&quot;;[.AG104])" office:value-type="string" office:string-value="T2-5*" calcext:value-type="string">
            <text:p>T2-5*</text:p>
          </table:table-cell>
          <table:table-cell table:style-name="ce90" table:formula="of:=COM.MICROSOFT.CONCAT([.AH100];&quot;*&quot;;[.AH104])" office:value-type="string" office:string-value="*" calcext:value-type="string">
            <text:p>*</text:p>
          </table:table-cell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3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Default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6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table:number-columns-repeated="2"/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5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3</text:p>
          </table:table-cell>
          <table:table-cell table:style-name="ce212"/>
          <table:table-cell table:style-name="ce218" table:number-columns-repeated="8"/>
          <table:table-cell table:style-name="Default"/>
          <table:table-cell table:style-name="ce218"/>
          <table:table-cell table:style-name="ce243"/>
          <table:table-cell table:style-name="ce243" table:formula="of:=[.M107]" office:value-type="string" office:string-value="T0-0*CV0" calcext:value-type="string">
            <text:p>T0-0*CV0</text:p>
          </table:table-cell>
          <table:table-cell table:style-name="ce229" table:formula="of:=COM.MICROSOFT.CONCAT([.N111];&quot;-&quot;;[.N107])" office:value-type="string" office:string-value="T0-0*CV0-T2-0*SV0" calcext:value-type="string">
            <text:p>T0-0*CV0-T2-0*SV0</text:p>
          </table:table-cell>
          <table:table-cell table:style-name="ce243" table:formula="of:=[.O107]" office:value-type="string" office:string-value="T0-0*SV0" calcext:value-type="string">
            <text:p>T0-0*SV0</text:p>
          </table:table-cell>
          <table:table-cell table:style-name="ce229" table:formula="of:=COM.MICROSOFT.CONCAT([.P111];&quot;+ &quot;;[.P107])" office:value-type="string" office:string-value="T0-0*SV0+ T2-0*CV0" calcext:value-type="string">
            <text:p>T0-0*SV0+ T2-0*CV0</text:p>
          </table:table-cell>
          <table:table-cell table:style-name="ce243" table:formula="of:=[.Q107]" office:value-type="string" office:string-value="T0-1*CV1" calcext:value-type="string">
            <text:p>T0-1*CV1</text:p>
          </table:table-cell>
          <table:table-cell table:style-name="ce239" table:formula="of:=COM.MICROSOFT.CONCAT([.R111];&quot;-&quot;;[.R107])" office:value-type="string" office:string-value="T0-1*CV1-T2-1*SV1" calcext:value-type="string">
            <text:p>T0-1*CV1-T2-1*SV1</text:p>
          </table:table-cell>
          <table:table-cell table:style-name="ce243" table:formula="of:=[.S107]" office:value-type="string" office:string-value="T0-1*SV1" calcext:value-type="string">
            <text:p>T0-1*SV1</text:p>
          </table:table-cell>
          <table:table-cell table:style-name="ce239" table:formula="of:=COM.MICROSOFT.CONCAT([.T111];&quot;+ &quot;;[.T107])" office:value-type="string" office:string-value="T0-1*SV1+ T2-1*CV1" calcext:value-type="string">
            <text:p>T0-1*SV1+ T2-1*CV1</text:p>
          </table:table-cell>
          <table:table-cell table:style-name="ce243" table:formula="of:=[.U107]" office:value-type="string" office:string-value="T0-2*CV2" calcext:value-type="string">
            <text:p>T0-2*CV2</text:p>
          </table:table-cell>
          <table:table-cell table:style-name="ce248" table:formula="of:=COM.MICROSOFT.CONCAT([.V111];&quot;-&quot;;[.V107])" office:value-type="string" office:string-value="T0-2*CV2-T2-2*SV2" calcext:value-type="string">
            <text:p>T0-2*CV2-T2-2*SV2</text:p>
          </table:table-cell>
          <table:table-cell table:style-name="ce243" table:formula="of:=[.W107]" office:value-type="string" office:string-value="T0-2*SV2" calcext:value-type="string">
            <text:p>T0-2*SV2</text:p>
          </table:table-cell>
          <table:table-cell table:style-name="ce248" table:formula="of:=COM.MICROSOFT.CONCAT([.X111];&quot;+ &quot;;[.X107])" office:value-type="string" office:string-value="T0-2*SV2+ T2-2*CV2" calcext:value-type="string">
            <text:p>T0-2*SV2+ T2-2*CV2</text:p>
          </table:table-cell>
          <table:table-cell table:style-name="ce243" table:formula="of:=[.Y107]" office:value-type="string" office:string-value="T0-3*CV3" calcext:value-type="string">
            <text:p>T0-3*CV3</text:p>
          </table:table-cell>
          <table:table-cell table:style-name="ce243" table:formula="of:=COM.MICROSOFT.CONCAT([.Z111];&quot;-&quot;;[.Z107])" office:value-type="string" office:string-value="T0-3*CV3-T2-3*SV3" calcext:value-type="string">
            <text:p>T0-3*CV3-T2-3*SV3</text:p>
          </table:table-cell>
          <table:table-cell table:style-name="ce243" table:formula="of:=[.AA107]" office:value-type="string" office:string-value="T0-3*SV3" calcext:value-type="string">
            <text:p>T0-3*SV3</text:p>
          </table:table-cell>
          <table:table-cell table:style-name="ce243" table:formula="of:=COM.MICROSOFT.CONCAT([.AB111];&quot;+ &quot;;[.AB107])" office:value-type="string" office:string-value="T0-3*SV3+ T2-3*CV3" calcext:value-type="string">
            <text:p>T0-3*SV3+ T2-3*CV3</text:p>
          </table:table-cell>
          <table:table-cell table:style-name="ce243" table:formula="of:=[.AC107]" office:value-type="string" office:string-value="T0-4*CV4" calcext:value-type="string">
            <text:p>T0-4*CV4</text:p>
          </table:table-cell>
          <table:table-cell table:style-name="ce243" table:formula="of:=COM.MICROSOFT.CONCAT([.AD111];&quot;-&quot;;[.AD107])" office:value-type="string" office:string-value="T0-4*CV4-T2-4*SV4" calcext:value-type="string">
            <text:p>T0-4*CV4-T2-4*SV4</text:p>
          </table:table-cell>
          <table:table-cell table:style-name="ce243" table:formula="of:=[.AE107]" office:value-type="string" office:string-value="T0-4*SV4" calcext:value-type="string">
            <text:p>T0-4*SV4</text:p>
          </table:table-cell>
          <table:table-cell table:style-name="ce243" table:formula="of:=COM.MICROSOFT.CONCAT([.AF111];&quot;+ &quot;;[.AF107])" office:value-type="string" office:string-value="T0-4*SV4+ T2-4*CV4" calcext:value-type="string">
            <text:p>T0-4*SV4+ T2-4*CV4</text:p>
          </table:table-cell>
          <table:table-cell table:style-name="ce243" table:formula="of:=[.AG107]" office:value-type="string" office:string-value="T0-5*" calcext:value-type="string">
            <text:p>T0-5*</text:p>
          </table:table-cell>
          <table:table-cell table:style-name="ce243" table:formula="of:=COM.MICROSOFT.CONCAT([.AH111];&quot;-&quot;;[.AH107])" office:value-type="string" office:string-value="T0-5*-T2-5*" calcext:value-type="string">
            <text:p>T0-5*-T2-5*</text:p>
          </table:table-cell>
          <table:table-cell table:style-name="ce252" table:number-columns-repeated="21"/>
          <table:table-cell table:style-name="ce253" table:number-columns-repeated="968"/>
        </table:table-row>
        <table:table-row table:style-name="ro3">
          <table:table-cell table:number-columns-repeated="2"/>
          <table:table-cell table:style-name="ce219" table:number-columns-repeated="1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9"/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9"/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19"/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19"/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19"/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19"/>
          <table:table-cell table:style-name="ce219" table:formula="of:=COM.MICROSOFT.CONCAT(&quot;CC&quot;;[.O20])" office:value-type="string" office:string-value="CC3" calcext:value-type="string">
            <text:p>CC3</text:p>
          </table:table-cell>
          <table:table-cell table:style-name="ce219"/>
          <table:table-cell table:style-name="ce219" table:formula="of:=COM.MICROSOFT.CONCAT(&quot;CS&quot;;[.O20])" office:value-type="string" office:string-value="CS3" calcext:value-type="string">
            <text:p>CS3</text:p>
          </table:table-cell>
          <table:table-cell table:style-name="ce219"/>
          <table:table-cell table:style-name="ce219" table:formula="of:=COM.MICROSOFT.CONCAT(&quot;CC&quot;;[.S20])" office:value-type="string" office:string-value="CC4" calcext:value-type="string">
            <text:p>CC4</text:p>
          </table:table-cell>
          <table:table-cell table:style-name="ce219"/>
          <table:table-cell table:style-name="ce219" table:formula="of:=COM.MICROSOFT.CONCAT(&quot;CS&quot;;[.S20])" office:value-type="string" office:string-value="CS4" calcext:value-type="string">
            <text:p>CS4</text:p>
          </table:table-cell>
          <table:table-cell table:style-name="ce219"/>
          <table:table-cell table:style-name="ce219" table:formula="of:=COM.MICROSOFT.CONCAT(&quot;CC&quot;;[.W20])" office:value-type="string" office:string-value="CC5" calcext:value-type="string">
            <text:p>CC5</text:p>
          </table:table-cell>
          <table:table-cell table:style-name="ce219" table:number-columns-repeated="4"/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4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4</text:p>
          </table:table-cell>
          <table:table-cell table:style-name="ce3"/>
          <table:table-cell table:style-name="ce90" table:number-columns-repeated="8"/>
          <table:table-cell table:style-name="ce238" table:formula="of:=[.K51]" office:value-type="string" office:string-value="T1-0" calcext:value-type="string">
            <text:p>T1-0</text:p>
          </table:table-cell>
          <table:table-cell table:style-name="ce240"/>
          <table:table-cell table:style-name="ce90" table:number-columns-repeated="2"/>
          <table:table-cell table:style-name="ce11" table:formula="of:=[.O51]" office:value-type="string" office:string-value="T1-1" calcext:value-type="string">
            <text:p>T1-1</text:p>
          </table:table-cell>
          <table:table-cell table:style-name="ce90" table:number-columns-repeated="3"/>
          <table:table-cell table:style-name="ce10" table:formula="of:=[.S51]" office:value-type="string" office:string-value="T1-2" calcext:value-type="string">
            <text:p>T1-2</text:p>
          </table:table-cell>
          <table:table-cell table:style-name="ce90" table:number-columns-repeated="3"/>
          <table:table-cell table:style-name="ce90" table:formula="of:=[.W51]" office:value-type="string" office:string-value="T1-3" calcext:value-type="string">
            <text:p>T1-3</text:p>
          </table:table-cell>
          <table:table-cell table:style-name="ce90" table:number-columns-repeated="3"/>
          <table:table-cell table:style-name="ce90" table:formula="of:=[.AA51]" office:value-type="string" office:string-value="T1-4" calcext:value-type="string">
            <text:p>T1-4</text:p>
          </table:table-cell>
          <table:table-cell table:style-name="ce90" table:number-columns-repeated="3"/>
          <table:table-cell table:style-name="ce90" table:formula="of:=[.AE51]" office:value-type="float" office:value="0" calcext:value-type="float">
            <text:p>0</text:p>
          </table:table-cell>
          <table:table-cell table:style-name="ce90" table:number-columns-repeated="6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4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3"/>
          <table:table-cell table:style-name="ce238" table:formula="of:=[.L82]" office:value-type="string" office:string-value="T3-0" calcext:value-type="string">
            <text:p>T3-0</text:p>
          </table:table-cell>
          <table:table-cell table:style-name="ce217" table:number-columns-repeated="3"/>
          <table:table-cell table:style-name="ce11" table:formula="of:=[.P82]" office:value-type="string" office:string-value="T3-1" calcext:value-type="string">
            <text:p>T3-1</text:p>
          </table:table-cell>
          <table:table-cell table:style-name="ce90" table:number-columns-repeated="3"/>
          <table:table-cell table:style-name="ce10" table:formula="of:=[.T82]" office:value-type="string" office:string-value="T3-2" calcext:value-type="string">
            <text:p>T3-2</text:p>
          </table:table-cell>
          <table:table-cell table:style-name="ce217"/>
          <table:table-cell table:style-name="ce90"/>
          <table:table-cell table:style-name="ce217"/>
          <table:table-cell table:style-name="ce217" table:formula="of:=[.X82]" office:value-type="string" office:string-value="T3-3" calcext:value-type="string">
            <text:p>T3-3</text:p>
          </table:table-cell>
          <table:table-cell table:style-name="ce90" table:number-columns-repeated="3"/>
          <table:table-cell table:style-name="ce90" table:formula="of:=[.AB82]" office:value-type="string" office:string-value="T3-4" calcext:value-type="string">
            <text:p>T3-4</text:p>
          </table:table-cell>
          <table:table-cell table:style-name="ce217" table:number-columns-repeated="3"/>
          <table:table-cell table:style-name="ce217" table:formula="of:=[.AF82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4</text:p>
          </table:table-cell>
          <table:table-cell table:style-name="ce3"/>
          <table:table-cell table:style-name="ce90" table:number-columns-repeated="2"/>
          <table:table-cell table:style-name="ce217" table:number-columns-repeated="6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4</text:p>
          </table:table-cell>
          <table:table-cell table:style-name="ce3"/>
          <table:table-cell table:style-name="ce90" table:number-columns-repeated="2"/>
          <table:table-cell table:style-name="ce217" table:number-columns-repeated="30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4</text:p>
          </table:table-cell>
          <table:table-cell table:style-name="ce3"/>
          <table:table-cell table:style-name="ce90" table:number-columns-repeated="2"/>
          <table:table-cell table:style-name="ce217" table:number-columns-repeated="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4</text:p>
          </table:table-cell>
          <table:table-cell table:style-name="ce3"/>
          <table:table-cell table:style-name="ce90" table:number-columns-repeated="3"/>
          <table:table-cell table:style-name="ce217" table:number-columns-repeated="6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4</text:p>
          </table:table-cell>
          <table:table-cell table:style-name="ce3"/>
          <table:table-cell table:style-name="ce90" table:number-columns-repeated="9"/>
          <table:table-cell table:style-name="ce213" table:formula="of:=[.K117]" office:value-type="string" office:string-value="T1-0" calcext:value-type="string">
            <text:p>T1-0</text:p>
          </table:table-cell>
          <table:table-cell table:style-name="ce213" table:formula="of:=[.L123]" office:value-type="string" office:string-value="T1-0" calcext:value-type="string">
            <text:p>T1-0</text:p>
          </table:table-cell>
          <table:table-cell table:style-name="ce213" table:formula="of:=[.M123]" office:value-type="string" office:string-value="T1-0" calcext:value-type="string">
            <text:p>T1-0</text:p>
          </table:table-cell>
          <table:table-cell table:style-name="ce213" table:formula="of:=[.N123]" office:value-type="string" office:string-value="T1-0" calcext:value-type="string">
            <text:p>T1-0</text:p>
          </table:table-cell>
          <table:table-cell table:style-name="ce230" table:formula="of:=[.O117]" office:value-type="string" office:string-value="T1-1" calcext:value-type="string">
            <text:p>T1-1</text:p>
          </table:table-cell>
          <table:table-cell table:style-name="ce230" table:formula="of:=[.P123]" office:value-type="string" office:string-value="T1-1" calcext:value-type="string">
            <text:p>T1-1</text:p>
          </table:table-cell>
          <table:table-cell table:style-name="ce230" table:formula="of:=[.Q123]" office:value-type="string" office:string-value="T1-1" calcext:value-type="string">
            <text:p>T1-1</text:p>
          </table:table-cell>
          <table:table-cell table:style-name="ce230" table:formula="of:=[.R123]" office:value-type="string" office:string-value="T1-1" calcext:value-type="string">
            <text:p>T1-1</text:p>
          </table:table-cell>
          <table:table-cell table:style-name="ce241" table:formula="of:=[.S117]" office:value-type="string" office:string-value="T1-2" calcext:value-type="string">
            <text:p>T1-2</text:p>
          </table:table-cell>
          <table:table-cell table:style-name="ce241" table:formula="of:=[.T123]" office:value-type="string" office:string-value="T1-2" calcext:value-type="string">
            <text:p>T1-2</text:p>
          </table:table-cell>
          <table:table-cell table:style-name="ce241" table:formula="of:=[.U123]" office:value-type="string" office:string-value="T1-2" calcext:value-type="string">
            <text:p>T1-2</text:p>
          </table:table-cell>
          <table:table-cell table:style-name="ce241" table:formula="of:=[.V123]" office:value-type="string" office:string-value="T1-2" calcext:value-type="string">
            <text:p>T1-2</text:p>
          </table:table-cell>
          <table:table-cell table:style-name="ce220" table:formula="of:=[.W117]" office:value-type="string" office:string-value="T1-3" calcext:value-type="string">
            <text:p>T1-3</text:p>
          </table:table-cell>
          <table:table-cell table:style-name="ce220" table:formula="of:=[.X123]" office:value-type="string" office:string-value="T1-3" calcext:value-type="string">
            <text:p>T1-3</text:p>
          </table:table-cell>
          <table:table-cell table:style-name="ce220" table:formula="of:=[.Y123]" office:value-type="string" office:string-value="T1-3" calcext:value-type="string">
            <text:p>T1-3</text:p>
          </table:table-cell>
          <table:table-cell table:style-name="ce220" table:formula="of:=[.Z123]" office:value-type="string" office:string-value="T1-3" calcext:value-type="string">
            <text:p>T1-3</text:p>
          </table:table-cell>
          <table:table-cell table:style-name="ce220" table:formula="of:=[.AA117]" office:value-type="string" office:string-value="T1-4" calcext:value-type="string">
            <text:p>T1-4</text:p>
          </table:table-cell>
          <table:table-cell table:style-name="ce220" table:formula="of:=[.AB123]" office:value-type="string" office:string-value="T1-4" calcext:value-type="string">
            <text:p>T1-4</text:p>
          </table:table-cell>
          <table:table-cell table:style-name="ce220" table:formula="of:=[.AC123]" office:value-type="string" office:string-value="T1-4" calcext:value-type="string">
            <text:p>T1-4</text:p>
          </table:table-cell>
          <table:table-cell table:style-name="ce220" table:formula="of:=[.AD123]" office:value-type="string" office:string-value="T1-4" calcext:value-type="string">
            <text:p>T1-4</text:p>
          </table:table-cell>
          <table:table-cell table:style-name="ce220" table:formula="of:=[.AE117]" office:value-type="float" office:value="0" calcext:value-type="float">
            <text:p>0</text:p>
          </table:table-cell>
          <table:table-cell table:style-name="ce220" table:formula="of:=[.AF123]" office:value-type="float" office:value="0" calcext:value-type="float">
            <text:p>0</text:p>
          </table:table-cell>
          <table:table-cell table:style-name="ce90" table:formula="of:=[.AG116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4</text:p>
          </table:table-cell>
          <table:table-cell table:style-name="ce3"/>
          <table:table-cell table:style-name="ce90" table:number-columns-repeated="10"/>
          <table:table-cell table:style-name="ce220" table:number-columns-repeated="2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4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/>
          <table:table-cell table:style-name="ce221" table:formula="of:=[.L118]" office:value-type="string" office:string-value="T3-0" calcext:value-type="string">
            <text:p>T3-0</text:p>
          </table:table-cell>
          <table:table-cell table:style-name="ce221" table:formula="of:=[.M125]" office:value-type="string" office:string-value="T3-0" calcext:value-type="string">
            <text:p>T3-0</text:p>
          </table:table-cell>
          <table:table-cell table:style-name="ce221" table:formula="of:=[.N125]" office:value-type="string" office:string-value="T3-0" calcext:value-type="string">
            <text:p>T3-0</text:p>
          </table:table-cell>
          <table:table-cell table:style-name="ce221" table:formula="of:=[.O125]" office:value-type="string" office:string-value="T3-0" calcext:value-type="string">
            <text:p>T3-0</text:p>
          </table:table-cell>
          <table:table-cell table:style-name="ce230" table:formula="of:=[.P118]" office:value-type="string" office:string-value="T3-1" calcext:value-type="string">
            <text:p>T3-1</text:p>
          </table:table-cell>
          <table:table-cell table:style-name="ce230" table:formula="of:=[.Q125]" office:value-type="string" office:string-value="T3-1" calcext:value-type="string">
            <text:p>T3-1</text:p>
          </table:table-cell>
          <table:table-cell table:style-name="ce230" table:formula="of:=[.R125]" office:value-type="string" office:string-value="T3-1" calcext:value-type="string">
            <text:p>T3-1</text:p>
          </table:table-cell>
          <table:table-cell table:style-name="ce230" table:formula="of:=[.S125]" office:value-type="string" office:string-value="T3-1" calcext:value-type="string">
            <text:p>T3-1</text:p>
          </table:table-cell>
          <table:table-cell table:style-name="ce241" table:formula="of:=[.T118]" office:value-type="string" office:string-value="T3-2" calcext:value-type="string">
            <text:p>T3-2</text:p>
          </table:table-cell>
          <table:table-cell table:style-name="ce241" table:formula="of:=[.U125]" office:value-type="string" office:string-value="T3-2" calcext:value-type="string">
            <text:p>T3-2</text:p>
          </table:table-cell>
          <table:table-cell table:style-name="ce241" table:formula="of:=[.V125]" office:value-type="string" office:string-value="T3-2" calcext:value-type="string">
            <text:p>T3-2</text:p>
          </table:table-cell>
          <table:table-cell table:style-name="ce241" table:formula="of:=[.W125]" office:value-type="string" office:string-value="T3-2" calcext:value-type="string">
            <text:p>T3-2</text:p>
          </table:table-cell>
          <table:table-cell table:style-name="ce220" table:formula="of:=[.X118]" office:value-type="string" office:string-value="T3-3" calcext:value-type="string">
            <text:p>T3-3</text:p>
          </table:table-cell>
          <table:table-cell table:style-name="ce220" table:formula="of:=[.Y125]" office:value-type="string" office:string-value="T3-3" calcext:value-type="string">
            <text:p>T3-3</text:p>
          </table:table-cell>
          <table:table-cell table:style-name="ce220" table:formula="of:=[.Z125]" office:value-type="string" office:string-value="T3-3" calcext:value-type="string">
            <text:p>T3-3</text:p>
          </table:table-cell>
          <table:table-cell table:style-name="ce220" table:formula="of:=[.AA125]" office:value-type="string" office:string-value="T3-3" calcext:value-type="string">
            <text:p>T3-3</text:p>
          </table:table-cell>
          <table:table-cell table:style-name="ce220" table:formula="of:=[.AB118]" office:value-type="string" office:string-value="T3-4" calcext:value-type="string">
            <text:p>T3-4</text:p>
          </table:table-cell>
          <table:table-cell table:style-name="ce220" table:formula="of:=[.AC125]" office:value-type="string" office:string-value="T3-4" calcext:value-type="string">
            <text:p>T3-4</text:p>
          </table:table-cell>
          <table:table-cell table:style-name="ce220" table:formula="of:=[.AD125]" office:value-type="string" office:string-value="T3-4" calcext:value-type="string">
            <text:p>T3-4</text:p>
          </table:table-cell>
          <table:table-cell table:style-name="ce220" table:formula="of:=[.AE125]" office:value-type="string" office:string-value="T3-4" calcext:value-type="string">
            <text:p>T3-4</text:p>
          </table:table-cell>
          <table:table-cell table:style-name="ce220" table:formula="of:=[.AF118]" office:value-type="float" office:value="0" calcext:value-type="float">
            <text:p>0</text:p>
          </table:table-cell>
          <table:table-cell table:style-name="ce220" table:formula="of:=[.AG125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4</text:p>
          </table:table-cell>
          <table:table-cell table:style-name="ce4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4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4</text:p>
          </table:table-cell>
          <table:table-cell table:style-name="ce3"/>
          <table:table-cell table:style-name="ce90" table:number-columns-repeated="10"/>
          <table:table-cell table:style-name="ce213" table:formula="of:=[.L123]" office:value-type="string" office:string-value="T1-0" calcext:value-type="string">
            <text:p>T1-0</text:p>
          </table:table-cell>
          <table:table-cell table:style-name="ce221" table:formula="of:=[.M125]" office:value-type="string" office:string-value="T3-0" calcext:value-type="string">
            <text:p>T3-0</text:p>
          </table:table-cell>
          <table:table-cell table:style-name="ce213" table:formula="of:=[.N123]" office:value-type="string" office:string-value="T1-0" calcext:value-type="string">
            <text:p>T1-0</text:p>
          </table:table-cell>
          <table:table-cell table:style-name="ce221" table:formula="of:=[.O125]" office:value-type="string" office:string-value="T3-0" calcext:value-type="string">
            <text:p>T3-0</text:p>
          </table:table-cell>
          <table:table-cell table:style-name="ce11" table:formula="of:=[.P123]" office:value-type="string" office:string-value="T1-1" calcext:value-type="string">
            <text:p>T1-1</text:p>
          </table:table-cell>
          <table:table-cell table:style-name="ce230" table:formula="of:=[.Q125]" office:value-type="string" office:string-value="T3-1" calcext:value-type="string">
            <text:p>T3-1</text:p>
          </table:table-cell>
          <table:table-cell table:style-name="ce11" table:formula="of:=[.R123]" office:value-type="string" office:string-value="T1-1" calcext:value-type="string">
            <text:p>T1-1</text:p>
          </table:table-cell>
          <table:table-cell table:style-name="ce230" table:formula="of:=[.S125]" office:value-type="string" office:string-value="T3-1" calcext:value-type="string">
            <text:p>T3-1</text:p>
          </table:table-cell>
          <table:table-cell table:style-name="ce10" table:formula="of:=[.T123]" office:value-type="string" office:string-value="T1-2" calcext:value-type="string">
            <text:p>T1-2</text:p>
          </table:table-cell>
          <table:table-cell table:style-name="ce241" table:formula="of:=[.U125]" office:value-type="string" office:string-value="T3-2" calcext:value-type="string">
            <text:p>T3-2</text:p>
          </table:table-cell>
          <table:table-cell table:style-name="ce10" table:formula="of:=[.V123]" office:value-type="string" office:string-value="T1-2" calcext:value-type="string">
            <text:p>T1-2</text:p>
          </table:table-cell>
          <table:table-cell table:style-name="ce241" table:formula="of:=[.W125]" office:value-type="string" office:string-value="T3-2" calcext:value-type="string">
            <text:p>T3-2</text:p>
          </table:table-cell>
          <table:table-cell table:style-name="ce90" table:formula="of:=[.X123]" office:value-type="string" office:string-value="T1-3" calcext:value-type="string">
            <text:p>T1-3</text:p>
          </table:table-cell>
          <table:table-cell table:style-name="ce220" table:formula="of:=[.Y125]" office:value-type="string" office:string-value="T3-3" calcext:value-type="string">
            <text:p>T3-3</text:p>
          </table:table-cell>
          <table:table-cell table:style-name="ce90" table:formula="of:=[.Z123]" office:value-type="string" office:string-value="T1-3" calcext:value-type="string">
            <text:p>T1-3</text:p>
          </table:table-cell>
          <table:table-cell table:style-name="ce220" table:formula="of:=[.AA125]" office:value-type="string" office:string-value="T3-3" calcext:value-type="string">
            <text:p>T3-3</text:p>
          </table:table-cell>
          <table:table-cell table:style-name="ce90" table:formula="of:=[.AB123]" office:value-type="string" office:string-value="T1-4" calcext:value-type="string">
            <text:p>T1-4</text:p>
          </table:table-cell>
          <table:table-cell table:style-name="ce220" table:formula="of:=[.AC125]" office:value-type="string" office:string-value="T3-4" calcext:value-type="string">
            <text:p>T3-4</text:p>
          </table:table-cell>
          <table:table-cell table:style-name="ce90" table:formula="of:=[.AD123]" office:value-type="string" office:string-value="T1-4" calcext:value-type="string">
            <text:p>T1-4</text:p>
          </table:table-cell>
          <table:table-cell table:style-name="ce220" table:formula="of:=[.AE125]" office:value-type="string" office:string-value="T3-4" calcext:value-type="string">
            <text:p>T3-4</text:p>
          </table:table-cell>
          <table:table-cell table:style-name="ce90" table:formula="of:=[.AF123]" office:value-type="float" office:value="0" calcext:value-type="float">
            <text:p>0</text:p>
          </table:table-cell>
          <table:table-cell table:style-name="ce90" table:formula="of:=[.AG125]" office:value-type="float" office:value="0" calcext:value-type="float">
            <text:p>0</text:p>
          </table:table-cell>
          <table:table-cell table:style-name="ce90" table:formula="of:=[.AH1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4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AI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4</text:p>
          </table:table-cell>
          <table:table-cell table:style-name="ce5"/>
          <table:table-cell table:style-name="ce90" table:number-columns-repeated="8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90" table:formula="of:=[.K131]" office:value-type="string" office:string-value="CV0" calcext:value-type="string">
            <text:p>CV0</text:p>
          </table:table-cell>
          <table:table-cell table:style-name="ce90" table:formula="of:=[.L131]" office:value-type="string" office:string-value="SV0" calcext:value-type="string">
            <text:p>SV0</text:p>
          </table:table-cell>
          <table:table-cell table:style-name="ce90" table:formula="of:=[.M134]" office:value-type="string" office:string-value="SV0" calcext:value-type="string">
            <text:p>SV0</text:p>
          </table:table-cell>
          <table:table-cell table:style-name="ce90" table:formula="of:=[.N134]" office:value-type="string" office:string-value="SV0" calcext:value-type="string">
            <text:p>SV0</text:p>
          </table:table-cell>
          <table:table-cell table:style-name="ce90" table:formula="of:=[.O131]" office:value-type="string" office:string-value="CV1" calcext:value-type="string">
            <text:p>CV1</text:p>
          </table:table-cell>
          <table:table-cell table:style-name="ce90" table:formula="of:=[.P131]" office:value-type="string" office:string-value="SV1" calcext:value-type="string">
            <text:p>SV1</text:p>
          </table:table-cell>
          <table:table-cell table:style-name="ce90" table:formula="of:=[.Q134]" office:value-type="string" office:string-value="SV1" calcext:value-type="string">
            <text:p>SV1</text:p>
          </table:table-cell>
          <table:table-cell table:style-name="ce90" table:formula="of:=[.R134]" office:value-type="string" office:string-value="SV1" calcext:value-type="string">
            <text:p>SV1</text:p>
          </table:table-cell>
          <table:table-cell table:style-name="ce90" table:formula="of:=[.S131]" office:value-type="string" office:string-value="CV2" calcext:value-type="string">
            <text:p>CV2</text:p>
          </table:table-cell>
          <table:table-cell table:style-name="ce90" table:formula="of:=[.T131]" office:value-type="string" office:string-value="SV2" calcext:value-type="string">
            <text:p>SV2</text:p>
          </table:table-cell>
          <table:table-cell table:style-name="ce90" table:formula="of:=[.U134]" office:value-type="string" office:string-value="SV2" calcext:value-type="string">
            <text:p>SV2</text:p>
          </table:table-cell>
          <table:table-cell table:style-name="ce90" table:formula="of:=[.V134]" office:value-type="string" office:string-value="SV2" calcext:value-type="string">
            <text:p>SV2</text:p>
          </table:table-cell>
          <table:table-cell table:style-name="ce90" table:formula="of:=[.W131]" office:value-type="string" office:string-value="CV3" calcext:value-type="string">
            <text:p>CV3</text:p>
          </table:table-cell>
          <table:table-cell table:style-name="ce90" table:formula="of:=[.X131]" office:value-type="string" office:string-value="SV3" calcext:value-type="string">
            <text:p>SV3</text:p>
          </table:table-cell>
          <table:table-cell table:style-name="ce90" table:formula="of:=[.Y134]" office:value-type="string" office:string-value="SV3" calcext:value-type="string">
            <text:p>SV3</text:p>
          </table:table-cell>
          <table:table-cell table:style-name="ce90" table:formula="of:=[.Z134]" office:value-type="string" office:string-value="SV3" calcext:value-type="string">
            <text:p>SV3</text:p>
          </table:table-cell>
          <table:table-cell table:style-name="ce90" table:formula="of:=[.AA131]" office:value-type="string" office:string-value="CV4" calcext:value-type="string">
            <text:p>CV4</text:p>
          </table:table-cell>
          <table:table-cell table:style-name="ce90" table:formula="of:=[.AB131]" office:value-type="string" office:string-value="SV4" calcext:value-type="string">
            <text:p>SV4</text:p>
          </table:table-cell>
          <table:table-cell table:style-name="ce90" table:formula="of:=[.AC134]" office:value-type="string" office:string-value="SV4" calcext:value-type="string">
            <text:p>SV4</text:p>
          </table:table-cell>
          <table:table-cell table:style-name="ce90" table:formula="of:=[.AD134]" office:value-type="string" office:string-value="SV4" calcext:value-type="string">
            <text:p>SV4</text:p>
          </table:table-cell>
          <table:table-cell table:style-name="ce90" table:formula="of:=[.AE131]" office:value-type="float" office:value="0" calcext:value-type="float">
            <text:p>0</text:p>
          </table:table-cell>
          <table:table-cell table:style-name="ce90" table:formula="of:=[.AF131]" office:value-type="float" office:value="0" calcext:value-type="float">
            <text:p>0</text:p>
          </table:table-cell>
          <table:table-cell table:style-name="ce90" table:formula="of:=[.AG134]" office:value-type="float" office:value="0" calcext:value-type="float">
            <text:p>0</text:p>
          </table:table-cell>
          <table:table-cell table:style-name="ce90" table:formula="of:=[.AH134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4</text:p>
          </table:table-cell>
          <table:table-cell table:style-name="ce5"/>
          <table:table-cell table:style-name="ce90" table:number-columns-repeated="9"/>
          <table:table-cell table:style-name="ce217"/>
          <table:table-cell table:style-name="ce90" table:formula="of:=[.L134]" office:value-type="string" office:string-value="CV0" calcext:value-type="string">
            <text:p>CV0</text:p>
          </table:table-cell>
          <table:table-cell table:style-name="ce90" table:formula="of:=[.M135]" office:value-type="string" office:string-value="CV0" calcext:value-type="string">
            <text:p>CV0</text:p>
          </table:table-cell>
          <table:table-cell table:style-name="ce90" table:formula="of:=[.N135]" office:value-type="string" office:string-value="CV0" calcext:value-type="string">
            <text:p>CV0</text:p>
          </table:table-cell>
          <table:table-cell table:style-name="ce90" table:formula="of:=[.O135]" office:value-type="string" office:string-value="CV0" calcext:value-type="string">
            <text:p>CV0</text:p>
          </table:table-cell>
          <table:table-cell table:style-name="ce90" table:formula="of:=[.P134]" office:value-type="string" office:string-value="CV1" calcext:value-type="string">
            <text:p>CV1</text:p>
          </table:table-cell>
          <table:table-cell table:style-name="ce90" table:formula="of:=[.Q135]" office:value-type="string" office:string-value="CV1" calcext:value-type="string">
            <text:p>CV1</text:p>
          </table:table-cell>
          <table:table-cell table:style-name="ce90" table:formula="of:=[.R135]" office:value-type="string" office:string-value="CV1" calcext:value-type="string">
            <text:p>CV1</text:p>
          </table:table-cell>
          <table:table-cell table:style-name="ce90" table:formula="of:=[.S135]" office:value-type="string" office:string-value="CV1" calcext:value-type="string">
            <text:p>CV1</text:p>
          </table:table-cell>
          <table:table-cell table:style-name="ce90" table:formula="of:=[.T134]" office:value-type="string" office:string-value="CV2" calcext:value-type="string">
            <text:p>CV2</text:p>
          </table:table-cell>
          <table:table-cell table:style-name="ce90" table:formula="of:=[.U135]" office:value-type="string" office:string-value="CV2" calcext:value-type="string">
            <text:p>CV2</text:p>
          </table:table-cell>
          <table:table-cell table:style-name="ce90" table:formula="of:=[.V135]" office:value-type="string" office:string-value="CV2" calcext:value-type="string">
            <text:p>CV2</text:p>
          </table:table-cell>
          <table:table-cell table:style-name="ce90" table:formula="of:=[.W135]" office:value-type="string" office:string-value="CV2" calcext:value-type="string">
            <text:p>CV2</text:p>
          </table:table-cell>
          <table:table-cell table:style-name="ce90" table:formula="of:=[.X134]" office:value-type="string" office:string-value="CV3" calcext:value-type="string">
            <text:p>CV3</text:p>
          </table:table-cell>
          <table:table-cell table:style-name="ce90" table:formula="of:=[.Y135]" office:value-type="string" office:string-value="CV3" calcext:value-type="string">
            <text:p>CV3</text:p>
          </table:table-cell>
          <table:table-cell table:style-name="ce90" table:formula="of:=[.Z135]" office:value-type="string" office:string-value="CV3" calcext:value-type="string">
            <text:p>CV3</text:p>
          </table:table-cell>
          <table:table-cell table:style-name="ce90" table:formula="of:=[.AA135]" office:value-type="string" office:string-value="CV3" calcext:value-type="string">
            <text:p>CV3</text:p>
          </table:table-cell>
          <table:table-cell table:style-name="ce90" table:formula="of:=[.AB134]" office:value-type="string" office:string-value="CV4" calcext:value-type="string">
            <text:p>CV4</text:p>
          </table:table-cell>
          <table:table-cell table:style-name="ce90" table:formula="of:=[.AC135]" office:value-type="string" office:string-value="CV4" calcext:value-type="string">
            <text:p>CV4</text:p>
          </table:table-cell>
          <table:table-cell table:style-name="ce90" table:formula="of:=[.AD135]" office:value-type="string" office:string-value="CV4" calcext:value-type="string">
            <text:p>CV4</text:p>
          </table:table-cell>
          <table:table-cell table:style-name="ce90" table:formula="of:=[.AE135]" office:value-type="string" office:string-value="CV4" calcext:value-type="string">
            <text:p>CV4</text:p>
          </table:table-cell>
          <table:table-cell table:style-name="ce90" table:formula="of:=[.AF134]" office:value-type="float" office:value="0" calcext:value-type="float">
            <text:p>0</text:p>
          </table:table-cell>
          <table:table-cell table:style-name="ce90" table:formula="of:=[.AG135]" office:value-type="float" office:value="0" calcext:value-type="float">
            <text:p>0</text:p>
          </table:table-cell>
          <table:table-cell table:style-name="ce90" table:formula="of:=[.AH135]" office:value-type="float" office:value="0" calcext:value-type="float">
            <text:p>0</text:p>
          </table:table-cell>
          <table:table-cell table:style-name="ce90" table:formula="of:=[.AI135]" office:value-type="float" office:value="0" calcext:value-type="float">
            <text:p>0</text:p>
          </table:table-cell>
          <table:table-cell table:style-name="ce9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4(im4)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4</text:p>
          </table:table-cell>
          <table:table-cell table:style-name="ce2"/>
          <table:table-cell table:style-name="ce90" table:number-columns-repeated="11"/>
          <table:table-cell table:style-name="ce213" table:formula="of:=COM.MICROSOFT.CONCAT([.M130];&quot;*&quot;;[.M135])" office:value-type="string" office:string-value="T1-0*CV0" calcext:value-type="string">
            <text:p>T1-0*CV0</text:p>
          </table:table-cell>
          <table:table-cell table:style-name="ce213" table:formula="of:=COM.MICROSOFT.CONCAT([.N130];&quot;*&quot;;[.N134])" office:value-type="string" office:string-value="T3-0*SV0" calcext:value-type="string">
            <text:p>T3-0*SV0</text:p>
          </table:table-cell>
          <table:table-cell table:style-name="ce213" table:formula="of:=COM.MICROSOFT.CONCAT([.O130];&quot;*&quot;;[.O134])" office:value-type="string" office:string-value="T1-0*SV0" calcext:value-type="string">
            <text:p>T1-0*SV0</text:p>
          </table:table-cell>
          <table:table-cell table:style-name="ce213" table:formula="of:=COM.MICROSOFT.CONCAT([.P130];&quot;*&quot;;[.P135])" office:value-type="string" office:string-value="T3-0*CV0" calcext:value-type="string">
            <text:p>T3-0*CV0</text:p>
          </table:table-cell>
          <table:table-cell table:style-name="ce11" table:formula="of:=COM.MICROSOFT.CONCAT([.Q130];&quot;*&quot;;[.Q135])" office:value-type="string" office:string-value="T1-1*CV1" calcext:value-type="string">
            <text:p>T1-1*CV1</text:p>
          </table:table-cell>
          <table:table-cell table:style-name="ce11" table:formula="of:=COM.MICROSOFT.CONCAT([.R130];&quot;*&quot;;[.R134])" office:value-type="string" office:string-value="T3-1*SV1" calcext:value-type="string">
            <text:p>T3-1*SV1</text:p>
          </table:table-cell>
          <table:table-cell table:style-name="ce11" table:formula="of:=COM.MICROSOFT.CONCAT([.S130];&quot;*&quot;;[.S134])" office:value-type="string" office:string-value="T1-1*SV1" calcext:value-type="string">
            <text:p>T1-1*SV1</text:p>
          </table:table-cell>
          <table:table-cell table:style-name="ce11" table:formula="of:=COM.MICROSOFT.CONCAT([.T130];&quot;*&quot;;[.T135])" office:value-type="string" office:string-value="T3-1*CV1" calcext:value-type="string">
            <text:p>T3-1*CV1</text:p>
          </table:table-cell>
          <table:table-cell table:style-name="ce10" table:formula="of:=COM.MICROSOFT.CONCAT([.U130];&quot;*&quot;;[.U135])" office:value-type="string" office:string-value="T1-2*CV2" calcext:value-type="string">
            <text:p>T1-2*CV2</text:p>
          </table:table-cell>
          <table:table-cell table:style-name="ce10" table:formula="of:=COM.MICROSOFT.CONCAT([.V130];&quot;*&quot;;[.V134])" office:value-type="string" office:string-value="T3-2*SV2" calcext:value-type="string">
            <text:p>T3-2*SV2</text:p>
          </table:table-cell>
          <table:table-cell table:style-name="ce10" table:formula="of:=COM.MICROSOFT.CONCAT([.W130];&quot;*&quot;;[.W134])" office:value-type="string" office:string-value="T1-2*SV2" calcext:value-type="string">
            <text:p>T1-2*SV2</text:p>
          </table:table-cell>
          <table:table-cell table:style-name="ce10" table:formula="of:=COM.MICROSOFT.CONCAT([.X130];&quot;*&quot;;[.X135])" office:value-type="string" office:string-value="T3-2*CV2" calcext:value-type="string">
            <text:p>T3-2*CV2</text:p>
          </table:table-cell>
          <table:table-cell table:style-name="ce90" table:formula="of:=COM.MICROSOFT.CONCAT([.Y130];&quot;*&quot;;[.Y135])" office:value-type="string" office:string-value="T1-3*CV3" calcext:value-type="string">
            <text:p>T1-3*CV3</text:p>
          </table:table-cell>
          <table:table-cell table:style-name="ce90" table:formula="of:=COM.MICROSOFT.CONCAT([.Z130];&quot;*&quot;;[.Z134])" office:value-type="string" office:string-value="T3-3*SV3" calcext:value-type="string">
            <text:p>T3-3*SV3</text:p>
          </table:table-cell>
          <table:table-cell table:style-name="ce90" table:formula="of:=COM.MICROSOFT.CONCAT([.AA130];&quot;*&quot;;[.AA134])" office:value-type="string" office:string-value="T1-3*SV3" calcext:value-type="string">
            <text:p>T1-3*SV3</text:p>
          </table:table-cell>
          <table:table-cell table:style-name="ce90" table:formula="of:=COM.MICROSOFT.CONCAT([.AB130];&quot;*&quot;;[.AB135])" office:value-type="string" office:string-value="T3-3*CV3" calcext:value-type="string">
            <text:p>T3-3*CV3</text:p>
          </table:table-cell>
          <table:table-cell table:style-name="ce90" table:formula="of:=COM.MICROSOFT.CONCAT([.AC130];&quot;*&quot;;[.AC135])" office:value-type="string" office:string-value="T1-4*CV4" calcext:value-type="string">
            <text:p>T1-4*CV4</text:p>
          </table:table-cell>
          <table:table-cell table:style-name="ce90" table:formula="of:=COM.MICROSOFT.CONCAT([.AD130];&quot;*&quot;;[.AD134])" office:value-type="string" office:string-value="T3-4*SV4" calcext:value-type="string">
            <text:p>T3-4*SV4</text:p>
          </table:table-cell>
          <table:table-cell table:style-name="ce90" table:formula="of:=COM.MICROSOFT.CONCAT([.AE130];&quot;*&quot;;[.AE134])" office:value-type="string" office:string-value="T1-4*SV4" calcext:value-type="string">
            <text:p>T1-4*SV4</text:p>
          </table:table-cell>
          <table:table-cell table:style-name="ce90" table:formula="of:=COM.MICROSOFT.CONCAT([.AF130];&quot;*&quot;;[.AF135])" office:value-type="string" office:string-value="T3-4*CV4" calcext:value-type="string">
            <text:p>T3-4*CV4</text:p>
          </table:table-cell>
          <table:table-cell table:style-name="ce90" table:formula="of:=COM.MICROSOFT.CONCAT([.AG130];&quot;*&quot;;[.AG135])" office:value-type="string" office:string-value="*" calcext:value-type="string">
            <text:p>*</text:p>
          </table:table-cell>
          <table:table-cell table:style-name="ce90" table:formula="of:=COM.MICROSOFT.CONCAT([.AH130];&quot;*&quot;;[.AH134])" office:value-type="string" office:string-value="*" calcext:value-type="string">
            <text:p>*</text:p>
          </table:table-cell>
          <table:table-cell table:style-name="ce90" table:formula="of:=COM.MICROSOFT.CONCAT([.AI130];&quot;*&quot;;[.AI134])" office:value-type="string" office:string-value="*" calcext:value-type="string">
            <text:p>*</text:p>
          </table:table-cell>
          <table:table-cell table:style-name="ce90" table:number-columns-repeated="3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4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style-name="ce90" table:number-columns-repeated="5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4"/>
          <table:table-cell table:style-name="ce90"/>
          <table:table-cell table:style-name="ce2" table:number-columns-repeated="985"/>
        </table:table-row>
        <table:table-row table:style-name="ro4">
          <table:table-cell table:style-name="ce6" office:value-type="string" calcext:value-type="string">
            <text:p>P_4</text:p>
          </table:table-cell>
          <table:table-cell table:style-name="ce6"/>
          <table:table-cell table:style-name="ce217" table:number-columns-repeated="9"/>
          <table:table-cell table:style-name="ce90"/>
          <table:table-cell table:style-name="ce218"/>
          <table:table-cell table:style-name="ce243"/>
          <table:table-cell table:style-name="ce229" table:formula="of:=[.N137]" office:value-type="string" office:string-value="T1-0*CV0" calcext:value-type="string">
            <text:p>T1-0*CV0</text:p>
          </table:table-cell>
          <table:table-cell table:style-name="ce229" table:formula="of:=COM.MICROSOFT.CONCAT([.O141];&quot;-&quot;;[.O137])" office:value-type="string" office:string-value="T1-0*CV0-T3-0*SV0" calcext:value-type="string">
            <text:p>T1-0*CV0-T3-0*SV0</text:p>
          </table:table-cell>
          <table:table-cell table:style-name="ce229" table:formula="of:=[.P137]" office:value-type="string" office:string-value="T1-0*SV0" calcext:value-type="string">
            <text:p>T1-0*SV0</text:p>
          </table:table-cell>
          <table:table-cell table:style-name="ce229" table:formula="of:=COM.MICROSOFT.CONCAT([.Q141];&quot;+ &quot;;[.Q137])" office:value-type="string" office:string-value="T1-0*SV0+ T3-0*CV0" calcext:value-type="string">
            <text:p>T1-0*SV0+ T3-0*CV0</text:p>
          </table:table-cell>
          <table:table-cell table:style-name="ce239" table:formula="of:=[.R137]" office:value-type="string" office:string-value="T1-1*CV1" calcext:value-type="string">
            <text:p>T1-1*CV1</text:p>
          </table:table-cell>
          <table:table-cell table:style-name="ce239" table:formula="of:=COM.MICROSOFT.CONCAT([.S141];&quot;-&quot;;[.S137])" office:value-type="string" office:string-value="T1-1*CV1-T3-1*SV1" calcext:value-type="string">
            <text:p>T1-1*CV1-T3-1*SV1</text:p>
          </table:table-cell>
          <table:table-cell table:style-name="ce239" table:formula="of:=[.T137]" office:value-type="string" office:string-value="T1-1*SV1" calcext:value-type="string">
            <text:p>T1-1*SV1</text:p>
          </table:table-cell>
          <table:table-cell table:style-name="ce239" table:formula="of:=COM.MICROSOFT.CONCAT([.U141];&quot;+ &quot;;[.U137])" office:value-type="string" office:string-value="T1-1*SV1+ T3-1*CV1" calcext:value-type="string">
            <text:p>T1-1*SV1+ T3-1*CV1</text:p>
          </table:table-cell>
          <table:table-cell table:style-name="ce248" table:formula="of:=[.V137]" office:value-type="string" office:string-value="T1-2*CV2" calcext:value-type="string">
            <text:p>T1-2*CV2</text:p>
          </table:table-cell>
          <table:table-cell table:style-name="ce248" table:formula="of:=COM.MICROSOFT.CONCAT([.W141];&quot;-&quot;;[.W137])" office:value-type="string" office:string-value="T1-2*CV2-T3-2*SV2" calcext:value-type="string">
            <text:p>T1-2*CV2-T3-2*SV2</text:p>
          </table:table-cell>
          <table:table-cell table:style-name="ce248" table:formula="of:=[.X137]" office:value-type="string" office:string-value="T1-2*SV2" calcext:value-type="string">
            <text:p>T1-2*SV2</text:p>
          </table:table-cell>
          <table:table-cell table:style-name="ce248" table:formula="of:=COM.MICROSOFT.CONCAT([.Y141];&quot;+ &quot;;[.Y137])" office:value-type="string" office:string-value="T1-2*SV2+ T3-2*CV2" calcext:value-type="string">
            <text:p>T1-2*SV2+ T3-2*CV2</text:p>
          </table:table-cell>
          <table:table-cell table:style-name="ce243" table:formula="of:=[.Z137]" office:value-type="string" office:string-value="T1-3*CV3" calcext:value-type="string">
            <text:p>T1-3*CV3</text:p>
          </table:table-cell>
          <table:table-cell table:style-name="ce243" table:formula="of:=COM.MICROSOFT.CONCAT([.AA141];&quot;-&quot;;[.AA137])" office:value-type="string" office:string-value="T1-3*CV3-T3-3*SV3" calcext:value-type="string">
            <text:p>T1-3*CV3-T3-3*SV3</text:p>
          </table:table-cell>
          <table:table-cell table:style-name="ce243" table:formula="of:=[.AB137]" office:value-type="string" office:string-value="T1-3*SV3" calcext:value-type="string">
            <text:p>T1-3*SV3</text:p>
          </table:table-cell>
          <table:table-cell table:style-name="ce243" table:formula="of:=COM.MICROSOFT.CONCAT([.AC141];&quot;+ &quot;;[.AC137])" office:value-type="string" office:string-value="T1-3*SV3+ T3-3*CV3" calcext:value-type="string">
            <text:p>T1-3*SV3+ T3-3*CV3</text:p>
          </table:table-cell>
          <table:table-cell table:style-name="ce243" table:formula="of:=[.AD137]" office:value-type="string" office:string-value="T1-4*CV4" calcext:value-type="string">
            <text:p>T1-4*CV4</text:p>
          </table:table-cell>
          <table:table-cell table:style-name="ce243" table:formula="of:=COM.MICROSOFT.CONCAT([.AE141];&quot;-&quot;;[.AE137])" office:value-type="string" office:string-value="T1-4*CV4-T3-4*SV4" calcext:value-type="string">
            <text:p>T1-4*CV4-T3-4*SV4</text:p>
          </table:table-cell>
          <table:table-cell table:style-name="ce243" table:formula="of:=[.AF137]" office:value-type="string" office:string-value="T1-4*SV4" calcext:value-type="string">
            <text:p>T1-4*SV4</text:p>
          </table:table-cell>
          <table:table-cell table:style-name="ce243" table:formula="of:=COM.MICROSOFT.CONCAT([.AG141];&quot;+ &quot;;[.AG137])" office:value-type="string" office:string-value="T1-4*SV4+ T3-4*CV4" calcext:value-type="string">
            <text:p>T1-4*SV4+ T3-4*CV4</text:p>
          </table:table-cell>
          <table:table-cell table:style-name="ce243" table:formula="of:=[.AH137]" office:value-type="string" office:string-value="*" calcext:value-type="string">
            <text:p>*</text:p>
          </table:table-cell>
          <table:table-cell table:style-name="ce243" table:formula="of:=COM.MICROSOFT.CONCAT([.AI141];&quot;-&quot;;[.AI137])" office:value-type="string" office:string-value="*-*" calcext:value-type="string">
            <text:p>*-*</text:p>
          </table:table-cell>
          <table:table-cell table:style-name="ce2" table:number-columns-repeated="20"/>
          <table:table-cell table:style-name="ce1" table:number-columns-repeated="968"/>
        </table:table-row>
        <table:table-row table:style-name="ro3">
          <table:table-cell table:number-columns-repeated="2"/>
          <table:table-cell table:style-name="ce219" table:number-columns-repeated="13"/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9"/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19"/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19"/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19"/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19"/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style-name="ce219"/>
          <table:table-cell table:style-name="ce219" table:formula="of:=COM.MICROSOFT.CONCAT(&quot;SC&quot;;[.O20])" office:value-type="string" office:string-value="SC3" calcext:value-type="string">
            <text:p>SC3</text:p>
          </table:table-cell>
          <table:table-cell table:style-name="ce219"/>
          <table:table-cell table:style-name="ce219" table:formula="of:=COM.MICROSOFT.CONCAT(&quot;SS&quot;;[.O20])" office:value-type="string" office:string-value="SS3" calcext:value-type="string">
            <text:p>SS3</text:p>
          </table:table-cell>
          <table:table-cell table:style-name="ce219"/>
          <table:table-cell table:style-name="ce219" table:formula="of:=COM.MICROSOFT.CONCAT(&quot;SC&quot;;[.S20])" office:value-type="string" office:string-value="SC4" calcext:value-type="string">
            <text:p>SC4</text:p>
          </table:table-cell>
          <table:table-cell table:style-name="ce219"/>
          <table:table-cell table:style-name="ce219" table:formula="of:=COM.MICROSOFT.CONCAT(&quot;SS&quot;;[.S20])" office:value-type="string" office:string-value="SS4" calcext:value-type="string">
            <text:p>SS4</text:p>
          </table:table-cell>
          <table:table-cell table:style-name="ce219"/>
          <table:table-cell table:style-name="ce219" table:formula="of:=COM.MICROSOFT.CONCAT(&quot;SC&quot;;[.W20])" office:value-type="string" office:string-value="SC5" calcext:value-type="string">
            <text:p>SC5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MUX</text:p>
          </table:table-cell>
          <table:table-cell table:number-columns-repeated="14"/>
          <table:table-cell table:style-name="ce216" table:formula="of:=[.O112]" office:value-type="string" office:string-value="CC0" calcext:value-type="string">
            <text:p>CC0</text:p>
          </table:table-cell>
          <table:table-cell table:style-name="ce216" table:formula="of:=[.P142]" office:value-type="string" office:string-value="SC0" calcext:value-type="string">
            <text:p>SC0</text:p>
          </table:table-cell>
          <table:table-cell table:style-name="ce216" table:formula="of:=[.Q112]" office:value-type="string" office:string-value="CS0" calcext:value-type="string">
            <text:p>CS0</text:p>
          </table:table-cell>
          <table:table-cell table:style-name="ce216" table:formula="of:=[.R142]" office:value-type="string" office:string-value="SS0" calcext:value-type="string">
            <text:p>SS0</text:p>
          </table:table-cell>
          <table:table-cell table:style-name="ce224" table:formula="of:=[.S112]" office:value-type="string" office:string-value="CC1" calcext:value-type="string">
            <text:p>CC1</text:p>
          </table:table-cell>
          <table:table-cell table:style-name="ce224" table:formula="of:=[.T142]" office:value-type="string" office:string-value="SC1" calcext:value-type="string">
            <text:p>SC1</text:p>
          </table:table-cell>
          <table:table-cell table:style-name="ce224" table:formula="of:=[.U112]" office:value-type="string" office:string-value="CS1" calcext:value-type="string">
            <text:p>CS1</text:p>
          </table:table-cell>
          <table:table-cell table:style-name="ce224" table:formula="of:=[.V142]" office:value-type="string" office:string-value="SS1" calcext:value-type="string">
            <text:p>SS1</text:p>
          </table:table-cell>
          <table:table-cell table:style-name="ce235" table:formula="of:=[.W112]" office:value-type="string" office:string-value="CC2" calcext:value-type="string">
            <text:p>CC2</text:p>
          </table:table-cell>
          <table:table-cell table:style-name="ce235" table:formula="of:=[.X142]" office:value-type="string" office:string-value="SC2" calcext:value-type="string">
            <text:p>SC2</text:p>
          </table:table-cell>
          <table:table-cell table:style-name="ce235" table:formula="of:=[.Y112]" office:value-type="string" office:string-value="CS2" calcext:value-type="string">
            <text:p>CS2</text:p>
          </table:table-cell>
          <table:table-cell table:style-name="ce235" table:formula="of:=[.Z142]" office:value-type="string" office:string-value="SS2" calcext:value-type="string">
            <text:p>SS2</text:p>
          </table:table-cell>
          <table:table-cell table:formula="of:=[.AA112]" office:value-type="string" office:string-value="CC3" calcext:value-type="string">
            <text:p>CC3</text:p>
          </table:table-cell>
          <table:table-cell table:formula="of:=[.AB142]" office:value-type="string" office:string-value="SC3" calcext:value-type="string">
            <text:p>SC3</text:p>
          </table:table-cell>
          <table:table-cell table:formula="of:=[.AC112]" office:value-type="string" office:string-value="CS3" calcext:value-type="string">
            <text:p>CS3</text:p>
          </table:table-cell>
          <table:table-cell table:formula="of:=[.AD142]" office:value-type="string" office:string-value="SS3" calcext:value-type="string">
            <text:p>SS3</text:p>
          </table:table-cell>
          <table:table-cell table:formula="of:=[.AE112]" office:value-type="string" office:string-value="CC4" calcext:value-type="string">
            <text:p>CC4</text:p>
          </table:table-cell>
          <table:table-cell table:formula="of:=[.AF142]" office:value-type="string" office:string-value="SC4" calcext:value-type="string">
            <text:p>SC4</text:p>
          </table:table-cell>
          <table:table-cell table:formula="of:=[.AG112]" office:value-type="string" office:string-value="CS4" calcext:value-type="string">
            <text:p>CS4</text:p>
          </table:table-cell>
          <table:table-cell table:formula="of:=[.AH142]" office:value-type="string" office:string-value="SS4" calcext:value-type="string">
            <text:p>SS4</text:p>
          </table:table-cell>
          <table:table-cell table:formula="of:=[.AI112]" office:value-type="string" office:string-value="CC5" calcext:value-type="string">
            <text:p>CC5</text:p>
          </table:table-cell>
          <table:table-cell table:formula="of:=[.AJ142]" office:value-type="string" office:string-value="SC5" calcext:value-type="string">
            <text:p>SC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ux_se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v</text:p>
          </table:table-cell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214" office:value-type="string" calcext:value-type="string">
            <text:p>For +/- correction propagate sign to NEGM. Other bits: 3 – index, 1 sin/cos, 6/7 – value</text:p>
          </table:table-cell>
          <table:table-cell table:style-name="ce214"/>
          <table:table-cell table:number-columns-repeated="1022"/>
        </table:table-row>
        <table:table-row table:style-name="ro5">
          <table:table-cell table:style-name="ce214" office:value-type="string" calcext:value-type="string">
            <text:p>Or use linear interpolation?</text:p>
          </table:table-cell>
          <table:table-cell table:style-name="ce2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4" office:value-type="string" calcext:value-type="string">
            <text:p>Calculate with multiplications as you go?</text:p>
          </table:table-cell>
          <table:table-cell table:style-name="ce214"/>
          <table:table-cell table:number-columns-repeated="1022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d_signs" table:style-name="ta1">
        <office:forms form:automatic-focus="false" form:apply-design-mode="false"/>
        <table:table-column table:style-name="co18" table:number-columns-repeated="9" table:default-cell-style-name="Default"/>
        <table:table-column table:style-name="co18" table:default-cell-style-name="ce262"/>
        <table:table-column table:style-name="co18" table:number-columns-repeated="6" table:default-cell-style-name="Default"/>
        <table:table-column table:style-name="co18" table:default-cell-style-name="ce269"/>
        <table:table-column table:style-name="co18" table:default-cell-style-name="Default"/>
        <table:table-column table:style-name="co18" table:default-cell-style-name="ce263"/>
        <table:table-column table:style-name="co18" table:number-columns-repeated="6" table:default-cell-style-name="ce265"/>
        <table:table-column table:style-name="co18" table:default-cell-style-name="ce270"/>
        <table:table-column table:style-name="co18" table:default-cell-style-name="Default"/>
        <table:table-column table:style-name="co18" table:default-cell-style-name="ce263"/>
        <table:table-column table:style-name="co18" table:number-columns-repeated="6" table:default-cell-style-name="ce265"/>
        <table:table-column table:style-name="co18" table:default-cell-style-name="ce270"/>
        <table:table-column table:style-name="co18" table:default-cell-style-name="Default"/>
        <table:table-column table:style-name="co18" table:default-cell-style-name="ce263"/>
        <table:table-column table:style-name="co18" table:number-columns-repeated="3" table:default-cell-style-name="ce265"/>
        <table:table-column table:style-name="co18" table:number-columns-repeated="3" table:default-cell-style-name="Default"/>
        <table:table-column table:style-name="co18" table:default-cell-style-name="ce269"/>
        <table:table-column table:style-name="co18" table:number-columns-repeated="980" table:default-cell-style-name="Default"/>
        <table:table-row table:style-name="ro3" table:number-rows-repeated="5">
          <table:table-cell table:number-columns-repeated="9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80"/>
        </table:table-row>
        <table:table-row table:style-name="ro3">
          <table:table-cell table:number-columns-repeated="6"/>
          <table:table-cell table:style-name="ce254"/>
          <table:table-cell table:style-name="ce258"/>
          <table:table-cell/>
          <table:table-cell table:style-name="ce256"/>
          <table:table-cell table:style-name="ce264" table:number-columns-repeated="3"/>
          <table:table-cell table:style-name="ce268"/>
          <table:table-cell table:style-name="ce264"/>
          <table:table-cell table:style-name="ce268"/>
          <table:table-cell table:style-name="ce258"/>
          <table:table-cell/>
          <table:table-cell table:style-name="ce256"/>
          <table:table-cell table:style-name="ce268"/>
          <table:table-cell table:style-name="ce264"/>
          <table:table-cell table:style-name="ce268" table:number-columns-repeated="4"/>
          <table:table-cell table:style-name="ce260"/>
          <table:table-cell/>
          <table:table-cell table:style-name="ce256"/>
          <table:table-cell table:style-name="ce264" table:number-columns-repeated="3"/>
          <table:table-cell table:style-name="ce268"/>
          <table:table-cell table:style-name="ce264"/>
          <table:table-cell table:style-name="ce268"/>
          <table:table-cell table:style-name="ce258"/>
          <table:table-cell/>
          <table:table-cell table:style-name="ce256"/>
          <table:table-cell table:style-name="ce268"/>
          <table:table-cell table:style-name="ce264"/>
          <table:table-cell table:style-name="ce268" table:number-columns-repeated="4"/>
          <table:table-cell table:style-name="ce260"/>
          <table:table-cell table:number-columns-repeated="980"/>
        </table:table-row>
        <table:table-row table:style-name="ro3">
          <table:table-cell table:number-columns-repeated="6"/>
          <table:table-cell table:style-name="ce255"/>
          <table:table-cell table:style-name="ce259"/>
          <table:table-cell table:number-columns-repeated="5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6"/>
          <table:table-cell table:style-name="ce262"/>
          <table:table-cell table:style-name="Default" table:number-columns-repeated="3"/>
          <table:table-cell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269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269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9"/>
          <table:table-cell table:style-name="ce255"/>
          <table:table-cell table:style-name="ce266" table:number-columns-repeated="3"/>
          <table:table-cell table:style-name="ce267"/>
          <table:table-cell table:style-name="ce266"/>
          <table:table-cell table:style-name="ce267"/>
          <table:table-cell table:style-name="ce259"/>
          <table:table-cell/>
          <table:table-cell table:style-name="ce255"/>
          <table:table-cell table:style-name="ce267"/>
          <table:table-cell table:style-name="ce266"/>
          <table:table-cell table:style-name="ce267" table:number-columns-repeated="4"/>
          <table:table-cell table:style-name="ce261"/>
          <table:table-cell/>
          <table:table-cell table:style-name="ce257"/>
          <table:table-cell table:style-name="ce267" table:number-columns-repeated="3"/>
          <table:table-cell table:style-name="ce266"/>
          <table:table-cell table:style-name="ce267"/>
          <table:table-cell table:style-name="ce266"/>
          <table:table-cell table:style-name="ce261"/>
          <table:table-cell/>
          <table:table-cell table:style-name="ce257"/>
          <table:table-cell table:style-name="ce266"/>
          <table:table-cell table:style-name="ce267"/>
          <table:table-cell table:style-name="ce266" table:number-columns-repeated="4"/>
          <table:table-cell table:style-name="ce259"/>
          <table:table-cell table:number-columns-repeated="980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80"/>
        </table:table-row>
        <table:table-row table:style-name="ro3">
          <table:table-cell table:number-columns-repeated="6"/>
          <table:table-cell table:style-name="ce256"/>
          <table:table-cell table:style-name="ce260"/>
          <table:table-cell/>
          <table:table-cell table:style-name="ce256"/>
          <table:table-cell table:style-name="ce264" table:number-columns-repeated="3"/>
          <table:table-cell table:style-name="ce268"/>
          <table:table-cell table:style-name="ce264"/>
          <table:table-cell table:style-name="ce268"/>
          <table:table-cell table:style-name="ce258"/>
          <table:table-cell/>
          <table:table-cell table:style-name="ce256"/>
          <table:table-cell table:style-name="ce268"/>
          <table:table-cell table:style-name="ce264"/>
          <table:table-cell table:style-name="ce268" table:number-columns-repeated="4"/>
          <table:table-cell table:style-name="ce260"/>
          <table:table-cell/>
          <table:table-cell table:style-name="ce254"/>
          <table:table-cell table:style-name="ce268" table:number-columns-repeated="3"/>
          <table:table-cell table:style-name="ce264"/>
          <table:table-cell table:style-name="ce268"/>
          <table:table-cell table:style-name="ce264"/>
          <table:table-cell table:style-name="ce260"/>
          <table:table-cell/>
          <table:table-cell table:style-name="ce254"/>
          <table:table-cell table:style-name="ce264"/>
          <table:table-cell table:style-name="ce268"/>
          <table:table-cell table:style-name="ce264" table:number-columns-repeated="4"/>
          <table:table-cell table:style-name="ce258"/>
          <table:table-cell table:number-columns-repeated="980"/>
        </table:table-row>
        <table:table-row table:style-name="ro3">
          <table:table-cell table:number-columns-repeated="6"/>
          <table:table-cell table:style-name="ce255"/>
          <table:table-cell table:style-name="ce259"/>
          <table:table-cell table:number-columns-repeated="5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6"/>
          <table:table-cell table:style-name="ce262"/>
          <table:table-cell table:style-name="Default" table:number-columns-repeated="3"/>
          <table:table-cell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6"/>
          <table:table-cell table:style-name="ce262"/>
          <table:table-cell table:style-name="Default" table:number-columns-repeated="3"/>
          <table:table-cell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269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3">
          <table:table-cell table:number-columns-repeated="9"/>
          <table:table-cell table:style-name="ce257"/>
          <table:table-cell table:style-name="ce267" table:number-columns-repeated="3"/>
          <table:table-cell table:style-name="ce266"/>
          <table:table-cell table:style-name="ce267"/>
          <table:table-cell table:style-name="ce266"/>
          <table:table-cell table:style-name="ce261"/>
          <table:table-cell/>
          <table:table-cell table:style-name="ce257"/>
          <table:table-cell table:style-name="ce266"/>
          <table:table-cell table:style-name="ce267"/>
          <table:table-cell table:style-name="ce266" table:number-columns-repeated="4"/>
          <table:table-cell table:style-name="ce259"/>
          <table:table-cell/>
          <table:table-cell table:style-name="ce257"/>
          <table:table-cell table:style-name="ce267" table:number-columns-repeated="3"/>
          <table:table-cell table:style-name="ce266"/>
          <table:table-cell table:style-name="ce267"/>
          <table:table-cell table:style-name="ce266"/>
          <table:table-cell table:style-name="ce261"/>
          <table:table-cell/>
          <table:table-cell table:style-name="ce257"/>
          <table:table-cell table:style-name="ce266"/>
          <table:table-cell table:style-name="ce267"/>
          <table:table-cell table:style-name="ce266" table:number-columns-repeated="4"/>
          <table:table-cell table:style-name="ce259"/>
          <table:table-cell table:number-columns-repeated="980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80"/>
        </table:table-row>
        <table:table-row table:style-name="ro3">
          <table:table-cell table:number-columns-repeated="6"/>
          <table:table-cell table:style-name="ce256"/>
          <table:table-cell table:style-name="ce258"/>
          <table:table-cell/>
          <table:table-cell table:style-name="ce256"/>
          <table:table-cell table:style-name="ce264" table:number-columns-repeated="4"/>
          <table:table-cell table:style-name="ce268"/>
          <table:table-cell table:style-name="ce264"/>
          <table:table-cell table:style-name="ce260"/>
          <table:table-cell/>
          <table:table-cell table:style-name="ce254"/>
          <table:table-cell table:style-name="ce264"/>
          <table:table-cell table:style-name="ce268"/>
          <table:table-cell table:style-name="ce264"/>
          <table:table-cell table:style-name="ce268" table:number-columns-repeated="3"/>
          <table:table-cell table:style-name="ce260"/>
          <table:table-cell/>
          <table:table-cell table:style-name="ce256"/>
          <table:table-cell table:style-name="ce264" table:number-columns-repeated="4"/>
          <table:table-cell table:style-name="ce268"/>
          <table:table-cell table:style-name="ce264"/>
          <table:table-cell table:style-name="ce260"/>
          <table:table-cell/>
          <table:table-cell table:style-name="ce254"/>
          <table:table-cell table:style-name="ce264"/>
          <table:table-cell table:style-name="ce268"/>
          <table:table-cell table:style-name="ce264"/>
          <table:table-cell table:style-name="ce268" table:number-columns-repeated="3"/>
          <table:table-cell table:style-name="ce260"/>
          <table:table-cell table:number-columns-repeated="980"/>
        </table:table-row>
        <table:table-row table:style-name="ro3">
          <table:table-cell table:number-columns-repeated="6"/>
          <table:table-cell table:style-name="ce257"/>
          <table:table-cell table:style-name="ce259"/>
          <table:table-cell table:number-columns-repeated="6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26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/>
          <table:table-cell table:style-name="Default" table:number-columns-repeated="3"/>
          <table:table-cell table:style-name="ce269"/>
          <table:table-cell table:number-columns-repeated="6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/>
          <table:table-cell table:style-name="Default" table:number-columns-repeated="3"/>
          <table:table-cell table:style-name="ce269"/>
          <table:table-cell table:number-columns-repeated="6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9"/>
          <table:table-cell table:style-name="ce255"/>
          <table:table-cell table:style-name="ce266" table:number-columns-repeated="4"/>
          <table:table-cell table:style-name="ce267"/>
          <table:table-cell table:style-name="ce266"/>
          <table:table-cell table:style-name="ce261"/>
          <table:table-cell/>
          <table:table-cell table:style-name="ce257"/>
          <table:table-cell table:style-name="ce266"/>
          <table:table-cell table:style-name="ce267"/>
          <table:table-cell table:style-name="ce266"/>
          <table:table-cell table:style-name="ce267" table:number-columns-repeated="3"/>
          <table:table-cell table:style-name="ce261"/>
          <table:table-cell/>
          <table:table-cell table:style-name="ce257"/>
          <table:table-cell table:style-name="ce267" table:number-columns-repeated="4"/>
          <table:table-cell table:style-name="ce266"/>
          <table:table-cell table:style-name="ce267"/>
          <table:table-cell table:style-name="ce259"/>
          <table:table-cell/>
          <table:table-cell table:style-name="ce255"/>
          <table:table-cell table:style-name="ce267"/>
          <table:table-cell table:style-name="ce266"/>
          <table:table-cell table:style-name="ce267"/>
          <table:table-cell table:style-name="ce266" table:number-columns-repeated="3"/>
          <table:table-cell table:style-name="ce259"/>
          <table:table-cell table:number-columns-repeated="980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80"/>
        </table:table-row>
        <table:table-row table:style-name="ro3">
          <table:table-cell table:number-columns-repeated="6"/>
          <table:table-cell table:style-name="ce256"/>
          <table:table-cell table:style-name="ce258"/>
          <table:table-cell/>
          <table:table-cell table:style-name="ce256"/>
          <table:table-cell table:style-name="ce264" table:number-columns-repeated="4"/>
          <table:table-cell table:style-name="ce268"/>
          <table:table-cell table:style-name="ce264"/>
          <table:table-cell table:style-name="ce260"/>
          <table:table-cell/>
          <table:table-cell table:style-name="ce254"/>
          <table:table-cell table:style-name="ce264"/>
          <table:table-cell table:style-name="ce268"/>
          <table:table-cell table:style-name="ce264"/>
          <table:table-cell table:style-name="ce268" table:number-columns-repeated="3"/>
          <table:table-cell table:style-name="ce260"/>
          <table:table-cell/>
          <table:table-cell table:style-name="ce254"/>
          <table:table-cell table:style-name="ce268" table:number-columns-repeated="4"/>
          <table:table-cell table:style-name="ce264"/>
          <table:table-cell table:style-name="ce268"/>
          <table:table-cell table:style-name="ce258"/>
          <table:table-cell/>
          <table:table-cell table:style-name="ce256"/>
          <table:table-cell table:style-name="ce268"/>
          <table:table-cell table:style-name="ce264"/>
          <table:table-cell table:style-name="ce268"/>
          <table:table-cell table:style-name="ce264" table:number-columns-repeated="3"/>
          <table:table-cell table:style-name="ce258"/>
          <table:table-cell table:number-columns-repeated="980"/>
        </table:table-row>
        <table:table-row table:style-name="ro3">
          <table:table-cell table:number-columns-repeated="6"/>
          <table:table-cell table:style-name="ce255"/>
          <table:table-cell table:style-name="ce261"/>
          <table:table-cell table:number-columns-repeated="6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26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262"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265" table:number-columns-repeated="3"/>
          <table:table-cell table:style-name="ce270"/>
          <table:table-cell table:number-columns-repeated="980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 table:number-columns-repeated="2"/>
          <table:table-cell table:style-name="ce262"/>
          <table:table-cell/>
          <table:table-cell table:style-name="Default"/>
          <table:table-cell/>
          <table:table-cell table:style-name="Default" table:number-columns-repeated="3"/>
          <table:table-cell table:style-name="ce269"/>
          <table:table-cell table:number-columns-repeated="6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269"/>
          <table:table-cell/>
          <table:table-cell table:style-name="ce262"/>
          <table:table-cell/>
          <table:table-cell table:style-name="Default"/>
          <table:table-cell table:number-columns-repeated="985"/>
        </table:table-row>
        <table:table-row table:style-name="ro3">
          <table:table-cell table:number-columns-repeated="9"/>
          <table:table-cell table:style-name="ce257"/>
          <table:table-cell table:style-name="ce267" table:number-columns-repeated="4"/>
          <table:table-cell table:style-name="ce266"/>
          <table:table-cell table:style-name="ce267"/>
          <table:table-cell table:style-name="ce259"/>
          <table:table-cell/>
          <table:table-cell table:style-name="ce255"/>
          <table:table-cell table:style-name="ce267"/>
          <table:table-cell table:style-name="ce266"/>
          <table:table-cell table:style-name="ce267"/>
          <table:table-cell table:style-name="ce266" table:number-columns-repeated="3"/>
          <table:table-cell table:style-name="ce259"/>
          <table:table-cell/>
          <table:table-cell table:style-name="ce257"/>
          <table:table-cell table:style-name="ce267" table:number-columns-repeated="4"/>
          <table:table-cell table:style-name="ce266"/>
          <table:table-cell table:style-name="ce267"/>
          <table:table-cell table:style-name="ce259"/>
          <table:table-cell/>
          <table:table-cell table:style-name="ce255"/>
          <table:table-cell table:style-name="ce267"/>
          <table:table-cell table:style-name="ce266"/>
          <table:table-cell table:style-name="ce267"/>
          <table:table-cell table:style-name="ce266" table:number-columns-repeated="3"/>
          <table:table-cell table:style-name="ce259"/>
          <table:table-cell table:number-columns-repeated="980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80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 table:style-name="ce63" table:number-columns-repeated="30"/>
          <table:table-cell table:number-columns-repeated="977"/>
        </table:table-row>
        <table:table-row table:style-name="ro3">
          <table:table-cell table:number-columns-repeated="6"/>
          <table:table-cell table:style-name="ce254"/>
          <table:table-cell table:style-name="ce258"/>
          <table:table-cell/>
          <table:table-cell table:style-name="ce256"/>
          <table:table-cell table:style-name="ce264" table:number-columns-repeated="3"/>
          <table:table-cell table:style-name="ce268"/>
          <table:table-cell table:style-name="ce264"/>
          <table:table-cell table:style-name="ce268"/>
          <table:table-cell table:style-name="ce258"/>
          <table:table-cell table:style-name="ce63"/>
          <table:table-cell table:style-name="ce271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0"/>
          <table:table-cell table:style-name="ce63"/>
          <table:table-cell table:style-name="ce271"/>
          <table:table-cell table:style-name="ce274" table:number-columns-repeated="6"/>
          <table:table-cell table:style-name="ce276"/>
          <table:table-cell table:style-name="ce63"/>
          <table:table-cell table:style-name="ce271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6"/>
          <table:table-cell table:style-name="ce255"/>
          <table:table-cell table:style-name="ce259"/>
          <table:table-cell table:number-columns-repeated="5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55"/>
          <table:table-cell table:style-name="ce266" table:number-columns-repeated="3"/>
          <table:table-cell table:style-name="ce267"/>
          <table:table-cell table:style-name="ce266"/>
          <table:table-cell table:style-name="ce267"/>
          <table:table-cell table:style-name="ce259"/>
          <table:table-cell table:style-name="ce63"/>
          <table:table-cell table:style-name="ce273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1"/>
          <table:table-cell table:style-name="ce63"/>
          <table:table-cell table:style-name="ce257"/>
          <table:table-cell table:style-name="ce267" table:number-columns-repeated="6"/>
          <table:table-cell table:style-name="ce261"/>
          <table:table-cell table:style-name="ce63"/>
          <table:table-cell table:style-name="ce25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8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 table:style-name="ce63" table:number-columns-repeated="30"/>
          <table:table-cell table:number-columns-repeated="977"/>
        </table:table-row>
        <table:table-row table:style-name="ro3">
          <table:table-cell table:number-columns-repeated="6"/>
          <table:table-cell table:style-name="ce256"/>
          <table:table-cell table:style-name="ce260"/>
          <table:table-cell/>
          <table:table-cell table:style-name="ce256"/>
          <table:table-cell table:style-name="ce264" table:number-columns-repeated="3"/>
          <table:table-cell table:style-name="ce268"/>
          <table:table-cell table:style-name="ce264"/>
          <table:table-cell table:style-name="ce268"/>
          <table:table-cell table:style-name="ce258"/>
          <table:table-cell table:style-name="ce63"/>
          <table:table-cell table:style-name="ce271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0"/>
          <table:table-cell table:style-name="ce63"/>
          <table:table-cell table:style-name="ce254"/>
          <table:table-cell table:style-name="ce268" table:number-columns-repeated="6"/>
          <table:table-cell table:style-name="ce260"/>
          <table:table-cell table:style-name="ce63"/>
          <table:table-cell table:style-name="ce254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6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6"/>
          <table:table-cell table:style-name="ce255"/>
          <table:table-cell table:style-name="ce259"/>
          <table:table-cell table:number-columns-repeated="5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3"/>
          <table:table-cell/>
          <table:table-cell table:style-name="ce265"/>
          <table:table-cell/>
          <table:table-cell table:style-name="ce270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3"/>
          <table:table-cell table:style-name="ce265"/>
          <table:table-cell/>
          <table:table-cell table:style-name="ce265"/>
          <table:table-cell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table:number-columns-repeated="8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57"/>
          <table:table-cell table:style-name="ce267" table:number-columns-repeated="3"/>
          <table:table-cell table:style-name="ce266"/>
          <table:table-cell table:style-name="ce267"/>
          <table:table-cell table:style-name="ce266"/>
          <table:table-cell table:style-name="ce261"/>
          <table:table-cell table:style-name="ce63"/>
          <table:table-cell table:style-name="ce273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1"/>
          <table:table-cell table:style-name="ce63"/>
          <table:table-cell table:style-name="ce273"/>
          <table:table-cell table:style-name="ce275" table:number-columns-repeated="6"/>
          <table:table-cell table:style-name="ce278"/>
          <table:table-cell table:style-name="ce63"/>
          <table:table-cell table:style-name="ce273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1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 table:style-name="ce63" table:number-columns-repeated="30"/>
          <table:table-cell table:number-columns-repeated="977"/>
        </table:table-row>
        <table:table-row table:style-name="ro3">
          <table:table-cell table:number-columns-repeated="6"/>
          <table:table-cell table:style-name="ce256"/>
          <table:table-cell table:style-name="ce258"/>
          <table:table-cell/>
          <table:table-cell table:style-name="ce256"/>
          <table:table-cell table:style-name="ce264" table:number-columns-repeated="4"/>
          <table:table-cell table:style-name="ce268"/>
          <table:table-cell table:style-name="ce264"/>
          <table:table-cell table:style-name="ce260"/>
          <table:table-cell table:style-name="ce63"/>
          <table:table-cell table:style-name="ce254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6"/>
          <table:table-cell table:style-name="ce63"/>
          <table:table-cell table:style-name="ce271"/>
          <table:table-cell table:style-name="ce274" table:number-columns-repeated="6"/>
          <table:table-cell table:style-name="ce276"/>
          <table:table-cell table:style-name="ce63"/>
          <table:table-cell table:style-name="ce254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6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6"/>
          <table:table-cell table:style-name="ce257"/>
          <table:table-cell table:style-name="ce259"/>
          <table:table-cell table:number-columns-repeated="6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55"/>
          <table:table-cell table:style-name="ce266" table:number-columns-repeated="4"/>
          <table:table-cell table:style-name="ce267"/>
          <table:table-cell table:style-name="ce266"/>
          <table:table-cell table:style-name="ce261"/>
          <table:table-cell table:style-name="ce63"/>
          <table:table-cell table:style-name="ce25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8"/>
          <table:table-cell table:style-name="ce63"/>
          <table:table-cell table:style-name="ce257"/>
          <table:table-cell table:style-name="ce267" table:number-columns-repeated="6"/>
          <table:table-cell table:style-name="ce261"/>
          <table:table-cell table:style-name="ce63"/>
          <table:table-cell table:style-name="ce273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1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Default"/>
          <table:table-cell table:number-columns-repeated="6"/>
          <table:table-cell table:style-name="Default"/>
          <table:table-cell table:style-name="ce63" table:number-columns-repeated="30"/>
          <table:table-cell table:number-columns-repeated="977"/>
        </table:table-row>
        <table:table-row table:style-name="ro3">
          <table:table-cell table:number-columns-repeated="6"/>
          <table:table-cell table:style-name="ce256"/>
          <table:table-cell table:style-name="ce258"/>
          <table:table-cell/>
          <table:table-cell table:style-name="ce256"/>
          <table:table-cell table:style-name="ce264" table:number-columns-repeated="4"/>
          <table:table-cell table:style-name="ce268"/>
          <table:table-cell table:style-name="ce264"/>
          <table:table-cell table:style-name="ce260"/>
          <table:table-cell table:style-name="ce63"/>
          <table:table-cell table:style-name="ce254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6"/>
          <table:table-cell table:style-name="ce63"/>
          <table:table-cell table:style-name="ce254"/>
          <table:table-cell table:style-name="ce268" table:number-columns-repeated="6"/>
          <table:table-cell table:style-name="ce260"/>
          <table:table-cell table:style-name="ce63"/>
          <table:table-cell table:style-name="ce271"/>
          <table:table-cell table:style-name="ce268"/>
          <table:table-cell table:style-name="ce274"/>
          <table:table-cell table:style-name="ce268"/>
          <table:table-cell table:style-name="ce274"/>
          <table:table-cell table:style-name="ce268"/>
          <table:table-cell table:style-name="ce274"/>
          <table:table-cell table:style-name="ce26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6"/>
          <table:table-cell table:style-name="ce255"/>
          <table:table-cell table:style-name="ce261"/>
          <table:table-cell table:number-columns-repeated="6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63"/>
          <table:table-cell table:style-name="ce265" table:number-columns-repeated="4"/>
          <table:table-cell/>
          <table:table-cell table:style-name="ce265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style-name="ce272"/>
          <table:table-cell table:style-name="ce63" table:number-columns-repeated="6"/>
          <table:table-cell table:style-name="ce277"/>
          <table:table-cell table:style-name="ce63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65"/>
          <table:table-cell table:style-name="ce277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14"/>
          <table:table-cell table:style-name="ce265"/>
          <table:table-cell/>
          <table:table-cell table:style-name="ce270"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277"/>
          <table:table-cell table:style-name="ce63"/>
          <table:table-cell table:number-columns-repeated="8"/>
          <table:table-cell table:style-name="ce63"/>
          <table:table-cell table:style-name="ce272"/>
          <table:table-cell/>
          <table:table-cell table:style-name="ce63"/>
          <table:table-cell/>
          <table:table-cell table:style-name="ce63"/>
          <table:table-cell table:style-name="ce265"/>
          <table:table-cell table:style-name="ce63"/>
          <table:table-cell table:style-name="ce270"/>
          <table:table-cell table:style-name="ce63" table:number-columns-repeated="3"/>
          <table:table-cell table:number-columns-repeated="977"/>
        </table:table-row>
        <table:table-row table:style-name="ro3">
          <table:table-cell table:number-columns-repeated="9"/>
          <table:table-cell table:style-name="ce257"/>
          <table:table-cell table:style-name="ce267" table:number-columns-repeated="4"/>
          <table:table-cell table:style-name="ce266"/>
          <table:table-cell table:style-name="ce267"/>
          <table:table-cell table:style-name="ce259"/>
          <table:table-cell table:style-name="ce63"/>
          <table:table-cell table:style-name="ce25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8"/>
          <table:table-cell table:style-name="ce63"/>
          <table:table-cell table:style-name="ce273"/>
          <table:table-cell table:style-name="ce275" table:number-columns-repeated="6"/>
          <table:table-cell table:style-name="ce278"/>
          <table:table-cell table:style-name="ce63"/>
          <table:table-cell table:style-name="ce257"/>
          <table:table-cell table:style-name="ce275"/>
          <table:table-cell table:style-name="ce267"/>
          <table:table-cell table:style-name="ce275"/>
          <table:table-cell table:style-name="ce267"/>
          <table:table-cell table:style-name="ce275"/>
          <table:table-cell table:style-name="ce267"/>
          <table:table-cell table:style-name="ce278"/>
          <table:table-cell table:style-name="ce63" table:number-columns-repeated="3"/>
          <table:table-cell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 style:data-style-name="N2" text:time-value="15:18:22.12570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4.2.2$Linux_X86_64 LibreOffice_project/40m0$Build-2</meta:generator>
    <dc:date>2017-12-31T15:28:54.489261958</dc:date>
    <meta:editing-duration>P17DT16H56M49S</meta:editing-duration>
    <meta:editing-cycles>349</meta:editing-cycles>
    <meta:print-date>2016-06-12T01:59:12.454667705</meta:print-date>
    <meta:document-statistic meta:table-count="8" meta:cell-count="12376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